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33in" svg:x="0.8476in" svg:y="28.9335in">
            <draw:object draw:notify-on-update-of-ranges="Sheet1.Q183:Sheet1.AA183 Sheet1.Q184:Sheet1.AA1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1" table:default-cell-style-name="Default"/>
        <table:table-column table:style-name="co2" table:number-columns-repeated="1008" table:default-cell-style-name="Default"/>
        <table:table-row table:style-name="ro1">
          <table:table-cell table:style-name="ce1" table:number-columns-repeated="4"/>
          <table:table-cell table:style-name="ce1" office:value-type="string">
            <text:p>opt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number-columns-repeated="11" table:style-name="ce1" office:value-type="string">
            <text:p>relerr</text:p>
          </table:table-cell>
          <table:table-cell table:style-name="ce1"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747">
            <text:p>747</text:p>
          </table:table-cell>
          <table:table-cell office:value-type="float" office:value="719">
            <text:p>719</text:p>
          </table:table-cell>
          <table:table-cell table:number-columns-repeated="2" office:value-type="float" office:value="689">
            <text:p>689</text:p>
          </table:table-cell>
          <table:table-cell table:number-columns-repeated="2" office:value-type="float" office:value="677">
            <text:p>677</text:p>
          </table:table-cell>
          <table:table-cell table:formula="of:=ABS([.F2]-[.$E2])/[.E2]" office:value-type="float" office:value="0">
            <text:p>0</text:p>
          </table:table-cell>
          <table:table-cell table:formula="of:=ABS([.G2]-[.$E2])/[.F2]" office:value-type="float" office:value="0">
            <text:p>0</text:p>
          </table:table-cell>
          <table:table-cell table:formula="of:=ABS([.H2]-[.$E2])/[.G2]" office:value-type="float" office:value="0">
            <text:p>0</text:p>
          </table:table-cell>
          <table:table-cell table:formula="of:=ABS([.I2]-[.$E2])/[.H2]" office:value-type="float" office:value="0">
            <text:p>0</text:p>
          </table:table-cell>
          <table:table-cell table:formula="of:=ABS([.J2]-[.$E2])/[.I2]" office:value-type="float" office:value="0">
            <text:p>0</text:p>
          </table:table-cell>
          <table:table-cell table:formula="of:=ABS([.K2]-[.$E2])/[.J2]" office:value-type="float" office:value="0">
            <text:p>0</text:p>
          </table:table-cell>
          <table:table-cell table:formula="of:=ABS([.L2]-[.$E2])/[.K2]" office:value-type="float" office:value="0.037483266398929">
            <text:p>0.0374832664</text:p>
          </table:table-cell>
          <table:table-cell table:formula="of:=ABS([.M2]-[.$E2])/[.L2]" office:value-type="float" office:value="0.0806675938803894">
            <text:p>0.0806675939</text:p>
          </table:table-cell>
          <table:table-cell table:formula="of:=ABS([.N2]-[.$E2])/[.M2]" office:value-type="float" office:value="0.0841799709724238">
            <text:p>0.084179971</text:p>
          </table:table-cell>
          <table:table-cell table:formula="of:=ABS([.O2]-[.$E2])/[.N2]" office:value-type="float" office:value="0.101596516690856">
            <text:p>0.1015965167</text:p>
          </table:table-cell>
          <table:table-cell table:formula="of:=ABS([.P2]-[.$E2])/[.O2]" office:value-type="float" office:value="0.103397341211226">
            <text:p>0.103397341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  <table:table-cell table:number-columns-repeated="4" office:value-type="float" office:value="975">
            <text:p>975</text:p>
          </table:table-cell>
          <table:table-cell office:value-type="float" office:value="958">
            <text:p>958</text:p>
          </table:table-cell>
          <table:table-cell office:value-type="float" office:value="955">
            <text:p>955</text:p>
          </table:table-cell>
          <table:table-cell office:value-type="float" office:value="938">
            <text:p>938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32">
            <text:p>732</text:p>
          </table:table-cell>
          <table:table-cell table:formula="of:=ABS([.F3]-[.$E3])/[.E3]" office:value-type="float" office:value="0.00306748466257669">
            <text:p>0.0030674847</text:p>
          </table:table-cell>
          <table:table-cell table:formula="of:=ABS([.G3]-[.$E3])/[.F3]" office:value-type="float" office:value="0.00307692307692308">
            <text:p>0.0030769231</text:p>
          </table:table-cell>
          <table:table-cell table:formula="of:=ABS([.H3]-[.$E3])/[.G3]" office:value-type="float" office:value="0.00307692307692308">
            <text:p>0.0030769231</text:p>
          </table:table-cell>
          <table:table-cell table:formula="of:=ABS([.I3]-[.$E3])/[.H3]" office:value-type="float" office:value="0.00307692307692308">
            <text:p>0.0030769231</text:p>
          </table:table-cell>
          <table:table-cell table:formula="of:=ABS([.J3]-[.$E3])/[.I3]" office:value-type="float" office:value="0.0205128205128205">
            <text:p>0.0205128205</text:p>
          </table:table-cell>
          <table:table-cell table:formula="of:=ABS([.K3]-[.$E3])/[.J3]" office:value-type="float" office:value="0.0240083507306889">
            <text:p>0.0240083507</text:p>
          </table:table-cell>
          <table:table-cell table:formula="of:=ABS([.L3]-[.$E3])/[.K3]" office:value-type="float" office:value="0.0418848167539267">
            <text:p>0.0418848168</text:p>
          </table:table-cell>
          <table:table-cell table:formula="of:=ABS([.M3]-[.$E3])/[.L3]" office:value-type="float" office:value="0.180170575692964">
            <text:p>0.1801705757</text:p>
          </table:table-cell>
          <table:table-cell table:formula="of:=ABS([.N3]-[.$E3])/[.M3]" office:value-type="float" office:value="0.208899876390606">
            <text:p>0.2088998764</text:p>
          </table:table-cell>
          <table:table-cell table:formula="of:=ABS([.O3]-[.$E3])/[.N3]" office:value-type="float" office:value="0.208899876390606">
            <text:p>0.2088998764</text:p>
          </table:table-cell>
          <table:table-cell table:formula="of:=ABS([.P3]-[.$E3])/[.O3]" office:value-type="float" office:value="0.304079110012361">
            <text:p>0.3040791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5" office:value-type="float" office:value="672">
            <text:p>672</text:p>
          </table:table-cell>
          <table:table-cell table:number-columns-repeated="2" office:value-type="float" office:value="654">
            <text:p>654</text:p>
          </table:table-cell>
          <table:table-cell office:value-type="float" office:value="639">
            <text:p>639</text:p>
          </table:table-cell>
          <table:table-cell table:number-columns-repeated="4" office:value-type="float" office:value="608">
            <text:p>608</text:p>
          </table:table-cell>
          <table:table-cell table:formula="of:=ABS([.F4]-[.$E4])/[.E4]" office:value-type="float" office:value="0">
            <text:p>0</text:p>
          </table:table-cell>
          <table:table-cell table:formula="of:=ABS([.G4]-[.$E4])/[.F4]" office:value-type="float" office:value="0">
            <text:p>0</text:p>
          </table:table-cell>
          <table:table-cell table:formula="of:=ABS([.H4]-[.$E4])/[.G4]" office:value-type="float" office:value="0">
            <text:p>0</text:p>
          </table:table-cell>
          <table:table-cell table:formula="of:=ABS([.I4]-[.$E4])/[.H4]" office:value-type="float" office:value="0">
            <text:p>0</text:p>
          </table:table-cell>
          <table:table-cell table:formula="of:=ABS([.J4]-[.$E4])/[.I4]" office:value-type="float" office:value="0.0267857142857143">
            <text:p>0.0267857143</text:p>
          </table:table-cell>
          <table:table-cell table:formula="of:=ABS([.K4]-[.$E4])/[.J4]" office:value-type="float" office:value="0.0275229357798165">
            <text:p>0.0275229358</text:p>
          </table:table-cell>
          <table:table-cell table:formula="of:=ABS([.L4]-[.$E4])/[.K4]" office:value-type="float" office:value="0.0504587155963303">
            <text:p>0.0504587156</text:p>
          </table:table-cell>
          <table:table-cell table:formula="of:=ABS([.M4]-[.$E4])/[.L4]" office:value-type="float" office:value="0.100156494522692">
            <text:p>0.1001564945</text:p>
          </table:table-cell>
          <table:table-cell table:formula="of:=ABS([.N4]-[.$E4])/[.M4]" office:value-type="float" office:value="0.105263157894737">
            <text:p>0.1052631579</text:p>
          </table:table-cell>
          <table:table-cell table:formula="of:=ABS([.O4]-[.$E4])/[.N4]" office:value-type="float" office:value="0.105263157894737">
            <text:p>0.1052631579</text:p>
          </table:table-cell>
          <table:table-cell table:formula="of:=ABS([.P4]-[.$E4])/[.O4]" office:value-type="float" office:value="0.105263157894737">
            <text:p>0.105263157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899">
            <text:p>899</text:p>
          </table:table-cell>
          <table:table-cell office:value-type="float" office:value="842">
            <text:p>842</text:p>
          </table:table-cell>
          <table:table-cell office:value-type="float" office:value="776">
            <text:p>776</text:p>
          </table:table-cell>
          <table:table-cell table:number-columns-repeated="2" office:value-type="float" office:value="741">
            <text:p>741</text:p>
          </table:table-cell>
          <table:table-cell office:value-type="float" office:value="698">
            <text:p>698</text:p>
          </table:table-cell>
          <table:table-cell table:formula="of:=ABS([.F5]-[.$E5])/[.E5]" office:value-type="float" office:value="0">
            <text:p>0</text:p>
          </table:table-cell>
          <table:table-cell table:formula="of:=ABS([.G5]-[.$E5])/[.F5]" office:value-type="float" office:value="0">
            <text:p>0</text:p>
          </table:table-cell>
          <table:table-cell table:formula="of:=ABS([.H5]-[.$E5])/[.G5]" office:value-type="float" office:value="0">
            <text:p>0</text:p>
          </table:table-cell>
          <table:table-cell table:formula="of:=ABS([.I5]-[.$E5])/[.H5]" office:value-type="float" office:value="0">
            <text:p>0</text:p>
          </table:table-cell>
          <table:table-cell table:formula="of:=ABS([.J5]-[.$E5])/[.I5]" office:value-type="float" office:value="0">
            <text:p>0</text:p>
          </table:table-cell>
          <table:table-cell table:formula="of:=ABS([.K5]-[.$E5])/[.J5]" office:value-type="float" office:value="0">
            <text:p>0</text:p>
          </table:table-cell>
          <table:table-cell table:formula="of:=ABS([.L5]-[.$E5])/[.K5]" office:value-type="float" office:value="0.0634037819799778">
            <text:p>0.063403782</text:p>
          </table:table-cell>
          <table:table-cell table:formula="of:=ABS([.M5]-[.$E5])/[.L5]" office:value-type="float" office:value="0.146080760095012">
            <text:p>0.1460807601</text:p>
          </table:table-cell>
          <table:table-cell table:formula="of:=ABS([.N5]-[.$E5])/[.M5]" office:value-type="float" office:value="0.20360824742268">
            <text:p>0.2036082474</text:p>
          </table:table-cell>
          <table:table-cell table:formula="of:=ABS([.O5]-[.$E5])/[.N5]" office:value-type="float" office:value="0.213225371120108">
            <text:p>0.2132253711</text:p>
          </table:table-cell>
          <table:table-cell table:formula="of:=ABS([.P5]-[.$E5])/[.O5]" office:value-type="float" office:value="0.271255060728745">
            <text:p>0.27125506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3" office:value-type="float" office:value="869">
            <text:p>869</text:p>
          </table:table-cell>
          <table:table-cell table:number-columns-repeated="4" office:value-type="float" office:value="849">
            <text:p>849</text:p>
          </table:table-cell>
          <table:table-cell office:value-type="float" office:value="794">
            <text:p>794</text:p>
          </table:table-cell>
          <table:table-cell office:value-type="float" office:value="744">
            <text:p>744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80">
            <text:p>680</text:p>
          </table:table-cell>
          <table:table-cell table:formula="of:=ABS([.F6]-[.$E6])/[.E6]" office:value-type="float" office:value="0">
            <text:p>0</text:p>
          </table:table-cell>
          <table:table-cell table:formula="of:=ABS([.G6]-[.$E6])/[.F6]" office:value-type="float" office:value="0">
            <text:p>0</text:p>
          </table:table-cell>
          <table:table-cell table:formula="of:=ABS([.H6]-[.$E6])/[.G6]" office:value-type="float" office:value="0.0230149597238205">
            <text:p>0.0230149597</text:p>
          </table:table-cell>
          <table:table-cell table:formula="of:=ABS([.I6]-[.$E6])/[.H6]" office:value-type="float" office:value="0.0235571260306243">
            <text:p>0.023557126</text:p>
          </table:table-cell>
          <table:table-cell table:formula="of:=ABS([.J6]-[.$E6])/[.I6]" office:value-type="float" office:value="0.0235571260306243">
            <text:p>0.023557126</text:p>
          </table:table-cell>
          <table:table-cell table:formula="of:=ABS([.K6]-[.$E6])/[.J6]" office:value-type="float" office:value="0.0235571260306243">
            <text:p>0.023557126</text:p>
          </table:table-cell>
          <table:table-cell table:formula="of:=ABS([.L6]-[.$E6])/[.K6]" office:value-type="float" office:value="0.088339222614841">
            <text:p>0.0883392226</text:p>
          </table:table-cell>
          <table:table-cell table:formula="of:=ABS([.M6]-[.$E6])/[.L6]" office:value-type="float" office:value="0.157430730478589">
            <text:p>0.1574307305</text:p>
          </table:table-cell>
          <table:table-cell table:formula="of:=ABS([.N6]-[.$E6])/[.M6]" office:value-type="float" office:value="0.21505376344086">
            <text:p>0.2150537634</text:p>
          </table:table-cell>
          <table:table-cell table:formula="of:=ABS([.O6]-[.$E6])/[.N6]" office:value-type="float" office:value="0.26657263751763">
            <text:p>0.2665726375</text:p>
          </table:table-cell>
          <table:table-cell table:formula="of:=ABS([.P6]-[.$E6])/[.O6]" office:value-type="float" office:value="0.277941176470588">
            <text:p>0.27794117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3" office:value-type="float" office:value="1042">
            <text:p>1042</text:p>
          </table:table-cell>
          <table:table-cell table:number-columns-repeated="2" office:value-type="float" office:value="1034">
            <text:p>1034</text:p>
          </table:table-cell>
          <table:table-cell table:number-columns-repeated="2" office:value-type="float" office:value="972">
            <text:p>972</text:p>
          </table:table-cell>
          <table:table-cell office:value-type="float" office:value="914">
            <text:p>914</text:p>
          </table:table-cell>
          <table:table-cell table:number-columns-repeated="4" office:value-type="float" office:value="885">
            <text:p>885</text:p>
          </table:table-cell>
          <table:table-cell table:formula="of:=ABS([.F7]-[.$E7])/[.E7]" office:value-type="float" office:value="0">
            <text:p>0</text:p>
          </table:table-cell>
          <table:table-cell table:formula="of:=ABS([.G7]-[.$E7])/[.F7]" office:value-type="float" office:value="0">
            <text:p>0</text:p>
          </table:table-cell>
          <table:table-cell table:formula="of:=ABS([.H7]-[.$E7])/[.G7]" office:value-type="float" office:value="0.00767754318618042">
            <text:p>0.0076775432</text:p>
          </table:table-cell>
          <table:table-cell table:formula="of:=ABS([.I7]-[.$E7])/[.H7]" office:value-type="float" office:value="0.00773694390715667">
            <text:p>0.0077369439</text:p>
          </table:table-cell>
          <table:table-cell table:formula="of:=ABS([.J7]-[.$E7])/[.I7]" office:value-type="float" office:value="0.0676982591876209">
            <text:p>0.0676982592</text:p>
          </table:table-cell>
          <table:table-cell table:formula="of:=ABS([.K7]-[.$E7])/[.J7]" office:value-type="float" office:value="0.0720164609053498">
            <text:p>0.0720164609</text:p>
          </table:table-cell>
          <table:table-cell table:formula="of:=ABS([.L7]-[.$E7])/[.K7]" office:value-type="float" office:value="0.131687242798354">
            <text:p>0.1316872428</text:p>
          </table:table-cell>
          <table:table-cell table:formula="of:=ABS([.M7]-[.$E7])/[.L7]" office:value-type="float" office:value="0.171772428884026">
            <text:p>0.1717724289</text:p>
          </table:table-cell>
          <table:table-cell table:formula="of:=ABS([.N7]-[.$E7])/[.M7]" office:value-type="float" office:value="0.177401129943503">
            <text:p>0.1774011299</text:p>
          </table:table-cell>
          <table:table-cell table:formula="of:=ABS([.O7]-[.$E7])/[.N7]" office:value-type="float" office:value="0.177401129943503">
            <text:p>0.1774011299</text:p>
          </table:table-cell>
          <table:table-cell table:formula="of:=ABS([.P7]-[.$E7])/[.O7]" office:value-type="float" office:value="0.177401129943503">
            <text:p>0.177401129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007">
            <text:p>1007</text:p>
          </table:table-cell>
          <table:table-cell office:value-type="float" office:value="974">
            <text:p>974</text:p>
          </table:table-cell>
          <table:table-cell table:number-columns-repeated="2" office:value-type="float" office:value="890">
            <text:p>890</text:p>
          </table:table-cell>
          <table:table-cell table:number-columns-repeated="3" office:value-type="float" office:value="865">
            <text:p>865</text:p>
          </table:table-cell>
          <table:table-cell table:formula="of:=ABS([.F8]-[.$E8])/[.E8]" office:value-type="float" office:value="0">
            <text:p>0</text:p>
          </table:table-cell>
          <table:table-cell table:formula="of:=ABS([.G8]-[.$E8])/[.F8]" office:value-type="float" office:value="0">
            <text:p>0</text:p>
          </table:table-cell>
          <table:table-cell table:formula="of:=ABS([.H8]-[.$E8])/[.G8]" office:value-type="float" office:value="0">
            <text:p>0</text:p>
          </table:table-cell>
          <table:table-cell table:formula="of:=ABS([.I8]-[.$E8])/[.H8]" office:value-type="float" office:value="0">
            <text:p>0</text:p>
          </table:table-cell>
          <table:table-cell table:formula="of:=ABS([.J8]-[.$E8])/[.I8]" office:value-type="float" office:value="0">
            <text:p>0</text:p>
          </table:table-cell>
          <table:table-cell table:formula="of:=ABS([.K8]-[.$E8])/[.J8]" office:value-type="float" office:value="0.0327706057596822">
            <text:p>0.0327706058</text:p>
          </table:table-cell>
          <table:table-cell table:formula="of:=ABS([.L8]-[.$E8])/[.K8]" office:value-type="float" office:value="0.120123203285421">
            <text:p>0.1201232033</text:p>
          </table:table-cell>
          <table:table-cell table:formula="of:=ABS([.M8]-[.$E8])/[.L8]" office:value-type="float" office:value="0.131460674157303">
            <text:p>0.1314606742</text:p>
          </table:table-cell>
          <table:table-cell table:formula="of:=ABS([.N8]-[.$E8])/[.M8]" office:value-type="float" office:value="0.159550561797753">
            <text:p>0.1595505618</text:p>
          </table:table-cell>
          <table:table-cell table:formula="of:=ABS([.O8]-[.$E8])/[.N8]" office:value-type="float" office:value="0.164161849710983">
            <text:p>0.1641618497</text:p>
          </table:table-cell>
          <table:table-cell table:formula="of:=ABS([.P8]-[.$E8])/[.O8]" office:value-type="float" office:value="0.164161849710983">
            <text:p>0.164161849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1141">
            <text:p>1141</text:p>
          </table:table-cell>
          <table:table-cell office:value-type="float" office:value="1094">
            <text:p>1094</text:p>
          </table:table-cell>
          <table:table-cell table:number-columns-repeated="3" office:value-type="float" office:value="1017">
            <text:p>1017</text:p>
          </table:table-cell>
          <table:table-cell office:value-type="float" office:value="977">
            <text:p>977</text:p>
          </table:table-cell>
          <table:table-cell table:formula="of:=ABS([.F9]-[.$E9])/[.E9]" office:value-type="float" office:value="0">
            <text:p>0</text:p>
          </table:table-cell>
          <table:table-cell table:formula="of:=ABS([.G9]-[.$E9])/[.F9]" office:value-type="float" office:value="0">
            <text:p>0</text:p>
          </table:table-cell>
          <table:table-cell table:formula="of:=ABS([.H9]-[.$E9])/[.G9]" office:value-type="float" office:value="0">
            <text:p>0</text:p>
          </table:table-cell>
          <table:table-cell table:formula="of:=ABS([.I9]-[.$E9])/[.H9]" office:value-type="float" office:value="0">
            <text:p>0</text:p>
          </table:table-cell>
          <table:table-cell table:formula="of:=ABS([.J9]-[.$E9])/[.I9]" office:value-type="float" office:value="0">
            <text:p>0</text:p>
          </table:table-cell>
          <table:table-cell table:formula="of:=ABS([.K9]-[.$E9])/[.J9]" office:value-type="float" office:value="0">
            <text:p>0</text:p>
          </table:table-cell>
          <table:table-cell table:formula="of:=ABS([.L9]-[.$E9])/[.K9]" office:value-type="float" office:value="0.0411919368974584">
            <text:p>0.0411919369</text:p>
          </table:table-cell>
          <table:table-cell table:formula="of:=ABS([.M9]-[.$E9])/[.L9]" office:value-type="float" office:value="0.113345521023766">
            <text:p>0.113345521</text:p>
          </table:table-cell>
          <table:table-cell table:formula="of:=ABS([.N9]-[.$E9])/[.M9]" office:value-type="float" office:value="0.121927236971485">
            <text:p>0.121927237</text:p>
          </table:table-cell>
          <table:table-cell table:formula="of:=ABS([.O9]-[.$E9])/[.N9]" office:value-type="float" office:value="0.121927236971485">
            <text:p>0.121927237</text:p>
          </table:table-cell>
          <table:table-cell table:formula="of:=ABS([.P9]-[.$E9])/[.O9]" office:value-type="float" office:value="0.16125860373648">
            <text:p>0.161258603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9">
            <text:p>929</text:p>
          </table:table-cell>
          <table:table-cell table:number-columns-repeated="5" office:value-type="float" office:value="917">
            <text:p>917</text:p>
          </table:table-cell>
          <table:table-cell office:value-type="float" office:value="896">
            <text:p>896</text:p>
          </table:table-cell>
          <table:table-cell office:value-type="float" office:value="893">
            <text:p>893</text:p>
          </table:table-cell>
          <table:table-cell office:value-type="float" office:value="840">
            <text:p>840</text:p>
          </table:table-cell>
          <table:table-cell office:value-type="float" office:value="824">
            <text:p>824</text:p>
          </table:table-cell>
          <table:table-cell office:value-type="float" office:value="774">
            <text:p>774</text:p>
          </table:table-cell>
          <table:table-cell table:formula="of:=ABS([.F10]-[.$E10])/[.E10]" office:value-type="float" office:value="0">
            <text:p>0</text:p>
          </table:table-cell>
          <table:table-cell table:formula="of:=ABS([.G10]-[.$E10])/[.F10]" office:value-type="float" office:value="0.0129171151776103">
            <text:p>0.0129171152</text:p>
          </table:table-cell>
          <table:table-cell table:formula="of:=ABS([.H10]-[.$E10])/[.G10]" office:value-type="float" office:value="0.0130861504907306">
            <text:p>0.0130861505</text:p>
          </table:table-cell>
          <table:table-cell table:formula="of:=ABS([.I10]-[.$E10])/[.H10]" office:value-type="float" office:value="0.0130861504907306">
            <text:p>0.0130861505</text:p>
          </table:table-cell>
          <table:table-cell table:formula="of:=ABS([.J10]-[.$E10])/[.I10]" office:value-type="float" office:value="0.0130861504907306">
            <text:p>0.0130861505</text:p>
          </table:table-cell>
          <table:table-cell table:formula="of:=ABS([.K10]-[.$E10])/[.J10]" office:value-type="float" office:value="0.0130861504907306">
            <text:p>0.0130861505</text:p>
          </table:table-cell>
          <table:table-cell table:formula="of:=ABS([.L10]-[.$E10])/[.K10]" office:value-type="float" office:value="0.0359869138495093">
            <text:p>0.0359869138</text:p>
          </table:table-cell>
          <table:table-cell table:formula="of:=ABS([.M10]-[.$E10])/[.L10]" office:value-type="float" office:value="0.0401785714285714">
            <text:p>0.0401785714</text:p>
          </table:table-cell>
          <table:table-cell table:formula="of:=ABS([.N10]-[.$E10])/[.M10]" office:value-type="float" office:value="0.0996640537513998">
            <text:p>0.0996640538</text:p>
          </table:table-cell>
          <table:table-cell table:formula="of:=ABS([.O10]-[.$E10])/[.N10]" office:value-type="float" office:value="0.125">
            <text:p>0.125</text:p>
          </table:table-cell>
          <table:table-cell table:formula="of:=ABS([.P10]-[.$E10])/[.O10]" office:value-type="float" office:value="0.188106796116505">
            <text:p>0.188106796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10" office:value-type="float" office:value="846">
            <text:p>846</text:p>
          </table:table-cell>
          <table:table-cell table:number-columns-repeated="2" office:value-type="float" office:value="795">
            <text:p>795</text:p>
          </table:table-cell>
          <table:table-cell table:formula="of:=ABS([.F11]-[.$E11])/[.E11]" office:value-type="float" office:value="0">
            <text:p>0</text:p>
          </table:table-cell>
          <table:table-cell table:formula="of:=ABS([.G11]-[.$E11])/[.F11]" office:value-type="float" office:value="0">
            <text:p>0</text:p>
          </table:table-cell>
          <table:table-cell table:formula="of:=ABS([.H11]-[.$E11])/[.G11]" office:value-type="float" office:value="0">
            <text:p>0</text:p>
          </table:table-cell>
          <table:table-cell table:formula="of:=ABS([.I11]-[.$E11])/[.H11]" office:value-type="float" office:value="0">
            <text:p>0</text:p>
          </table:table-cell>
          <table:table-cell table:formula="of:=ABS([.J11]-[.$E11])/[.I11]" office:value-type="float" office:value="0">
            <text:p>0</text:p>
          </table:table-cell>
          <table:table-cell table:formula="of:=ABS([.K11]-[.$E11])/[.J11]" office:value-type="float" office:value="0">
            <text:p>0</text:p>
          </table:table-cell>
          <table:table-cell table:formula="of:=ABS([.L11]-[.$E11])/[.K11]" office:value-type="float" office:value="0">
            <text:p>0</text:p>
          </table:table-cell>
          <table:table-cell table:formula="of:=ABS([.M11]-[.$E11])/[.L11]" office:value-type="float" office:value="0">
            <text:p>0</text:p>
          </table:table-cell>
          <table:table-cell table:formula="of:=ABS([.N11]-[.$E11])/[.M11]" office:value-type="float" office:value="0">
            <text:p>0</text:p>
          </table:table-cell>
          <table:table-cell table:formula="of:=ABS([.O11]-[.$E11])/[.N11]" office:value-type="float" office:value="0.0602836879432624">
            <text:p>0.0602836879</text:p>
          </table:table-cell>
          <table:table-cell table:formula="of:=ABS([.P11]-[.$E11])/[.O11]" office:value-type="float" office:value="0.0641509433962264">
            <text:p>0.064150943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83">
            <text:p>883</text:p>
          </table:table-cell>
          <table:table-cell table:number-columns-repeated="5" office:value-type="float" office:value="847">
            <text:p>847</text:p>
          </table:table-cell>
          <table:table-cell office:value-type="float" office:value="815">
            <text:p>815</text:p>
          </table:table-cell>
          <table:table-cell table:number-columns-repeated="2" office:value-type="float" office:value="745">
            <text:p>745</text:p>
          </table:table-cell>
          <table:table-cell office:value-type="float" office:value="724">
            <text:p>724</text:p>
          </table:table-cell>
          <table:table-cell office:value-type="float" office:value="711">
            <text:p>711</text:p>
          </table:table-cell>
          <table:table-cell office:value-type="float" office:value="704">
            <text:p>704</text:p>
          </table:table-cell>
          <table:table-cell table:formula="of:=ABS([.F12]-[.$E12])/[.E12]" office:value-type="float" office:value="0.0407701019252548">
            <text:p>0.0407701019</text:p>
          </table:table-cell>
          <table:table-cell table:formula="of:=ABS([.G12]-[.$E12])/[.F12]" office:value-type="float" office:value="0.0425029515938607">
            <text:p>0.0425029516</text:p>
          </table:table-cell>
          <table:table-cell table:formula="of:=ABS([.H12]-[.$E12])/[.G12]" office:value-type="float" office:value="0.0425029515938607">
            <text:p>0.0425029516</text:p>
          </table:table-cell>
          <table:table-cell table:formula="of:=ABS([.I12]-[.$E12])/[.H12]" office:value-type="float" office:value="0.0425029515938607">
            <text:p>0.0425029516</text:p>
          </table:table-cell>
          <table:table-cell table:formula="of:=ABS([.J12]-[.$E12])/[.I12]" office:value-type="float" office:value="0.0425029515938607">
            <text:p>0.0425029516</text:p>
          </table:table-cell>
          <table:table-cell table:formula="of:=ABS([.K12]-[.$E12])/[.J12]" office:value-type="float" office:value="0.0802833530106257">
            <text:p>0.080283353</text:p>
          </table:table-cell>
          <table:table-cell table:formula="of:=ABS([.L12]-[.$E12])/[.K12]" office:value-type="float" office:value="0.169325153374233">
            <text:p>0.1693251534</text:p>
          </table:table-cell>
          <table:table-cell table:formula="of:=ABS([.M12]-[.$E12])/[.L12]" office:value-type="float" office:value="0.185234899328859">
            <text:p>0.1852348993</text:p>
          </table:table-cell>
          <table:table-cell table:formula="of:=ABS([.N12]-[.$E12])/[.M12]" office:value-type="float" office:value="0.213422818791946">
            <text:p>0.2134228188</text:p>
          </table:table-cell>
          <table:table-cell table:formula="of:=ABS([.O12]-[.$E12])/[.N12]" office:value-type="float" office:value="0.237569060773481">
            <text:p>0.2375690608</text:p>
          </table:table-cell>
          <table:table-cell table:formula="of:=ABS([.P12]-[.$E12])/[.O12]" office:value-type="float" office:value="0.251758087201125">
            <text:p>0.251758087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28">
            <text:p>1228</text:p>
          </table:table-cell>
          <table:table-cell table:number-columns-repeated="6" office:value-type="float" office:value="1198">
            <text:p>1198</text:p>
          </table:table-cell>
          <table:table-cell office:value-type="float" office:value="1141">
            <text:p>1141</text:p>
          </table:table-cell>
          <table:table-cell table:number-columns-repeated="4" office:value-type="float" office:value="1016">
            <text:p>1016</text:p>
          </table:table-cell>
          <table:table-cell table:formula="of:=ABS([.F13]-[.$E13])/[.E13]" office:value-type="float" office:value="0.0244299674267101">
            <text:p>0.0244299674</text:p>
          </table:table-cell>
          <table:table-cell table:formula="of:=ABS([.G13]-[.$E13])/[.F13]" office:value-type="float" office:value="0.0250417362270451">
            <text:p>0.0250417362</text:p>
          </table:table-cell>
          <table:table-cell table:formula="of:=ABS([.H13]-[.$E13])/[.G13]" office:value-type="float" office:value="0.0250417362270451">
            <text:p>0.0250417362</text:p>
          </table:table-cell>
          <table:table-cell table:formula="of:=ABS([.I13]-[.$E13])/[.H13]" office:value-type="float" office:value="0.0250417362270451">
            <text:p>0.0250417362</text:p>
          </table:table-cell>
          <table:table-cell table:formula="of:=ABS([.J13]-[.$E13])/[.I13]" office:value-type="float" office:value="0.0250417362270451">
            <text:p>0.0250417362</text:p>
          </table:table-cell>
          <table:table-cell table:formula="of:=ABS([.K13]-[.$E13])/[.J13]" office:value-type="float" office:value="0.0250417362270451">
            <text:p>0.0250417362</text:p>
          </table:table-cell>
          <table:table-cell table:formula="of:=ABS([.L13]-[.$E13])/[.K13]" office:value-type="float" office:value="0.0726210350584307">
            <text:p>0.0726210351</text:p>
          </table:table-cell>
          <table:table-cell table:formula="of:=ABS([.M13]-[.$E13])/[.L13]" office:value-type="float" office:value="0.185801928133216">
            <text:p>0.1858019281</text:p>
          </table:table-cell>
          <table:table-cell table:formula="of:=ABS([.N13]-[.$E13])/[.M13]" office:value-type="float" office:value="0.208661417322835">
            <text:p>0.2086614173</text:p>
          </table:table-cell>
          <table:table-cell table:formula="of:=ABS([.O13]-[.$E13])/[.N13]" office:value-type="float" office:value="0.208661417322835">
            <text:p>0.2086614173</text:p>
          </table:table-cell>
          <table:table-cell table:formula="of:=ABS([.P13]-[.$E13])/[.O13]" office:value-type="float" office:value="0.208661417322835">
            <text:p>0.208661417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1022">
            <text:p>1022</text:p>
          </table:table-cell>
          <table:table-cell table:number-columns-repeated="5" office:value-type="float" office:value="1021">
            <text:p>1021</text:p>
          </table:table-cell>
          <table:table-cell office:value-type="float" office:value="1009">
            <text:p>1009</text:p>
          </table:table-cell>
          <table:table-cell office:value-type="float" office:value="878">
            <text:p>878</text:p>
          </table:table-cell>
          <table:table-cell office:value-type="float" office:value="856">
            <text:p>856</text:p>
          </table:table-cell>
          <table:table-cell office:value-type="float" office:value="834">
            <text:p>834</text:p>
          </table:table-cell>
          <table:table-cell table:formula="of:=ABS([.F14]-[.$E14])/[.E14]" office:value-type="float" office:value="0.00680272108843537">
            <text:p>0.0068027211</text:p>
          </table:table-cell>
          <table:table-cell table:formula="of:=ABS([.G14]-[.$E14])/[.F14]" office:value-type="float" office:value="0.00684931506849315">
            <text:p>0.0068493151</text:p>
          </table:table-cell>
          <table:table-cell table:formula="of:=ABS([.H14]-[.$E14])/[.G14]" office:value-type="float" office:value="0.00782778864970646">
            <text:p>0.0078277886</text:p>
          </table:table-cell>
          <table:table-cell table:formula="of:=ABS([.I14]-[.$E14])/[.H14]" office:value-type="float" office:value="0.00783545543584721">
            <text:p>0.0078354554</text:p>
          </table:table-cell>
          <table:table-cell table:formula="of:=ABS([.J14]-[.$E14])/[.I14]" office:value-type="float" office:value="0.00783545543584721">
            <text:p>0.0078354554</text:p>
          </table:table-cell>
          <table:table-cell table:formula="of:=ABS([.K14]-[.$E14])/[.J14]" office:value-type="float" office:value="0.00783545543584721">
            <text:p>0.0078354554</text:p>
          </table:table-cell>
          <table:table-cell table:formula="of:=ABS([.L14]-[.$E14])/[.K14]" office:value-type="float" office:value="0.00783545543584721">
            <text:p>0.0078354554</text:p>
          </table:table-cell>
          <table:table-cell table:formula="of:=ABS([.M14]-[.$E14])/[.L14]" office:value-type="float" office:value="0.019588638589618">
            <text:p>0.0195886386</text:p>
          </table:table-cell>
          <table:table-cell table:formula="of:=ABS([.N14]-[.$E14])/[.M14]" office:value-type="float" office:value="0.149653121902874">
            <text:p>0.1496531219</text:p>
          </table:table-cell>
          <table:table-cell table:formula="of:=ABS([.O14]-[.$E14])/[.N14]" office:value-type="float" office:value="0.197038724373576">
            <text:p>0.1970387244</text:p>
          </table:table-cell>
          <table:table-cell table:formula="of:=ABS([.P14]-[.$E14])/[.O14]" office:value-type="float" office:value="0.227803738317757">
            <text:p>0.227803738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 office:value-type="float" office:value="787">
            <text:p>787</text:p>
          </table:table-cell>
          <table:table-cell office:value-type="float" office:value="778">
            <text:p>778</text:p>
          </table:table-cell>
          <table:table-cell table:number-columns-repeated="3" office:value-type="float" office:value="743">
            <text:p>743</text:p>
          </table:table-cell>
          <table:table-cell table:number-columns-repeated="2" office:value-type="float" office:value="708">
            <text:p>708</text:p>
          </table:table-cell>
          <table:table-cell office:value-type="float" office:value="673">
            <text:p>673</text:p>
          </table:table-cell>
          <table:table-cell office:value-type="float" office:value="618">
            <text:p>618</text:p>
          </table:table-cell>
          <table:table-cell table:formula="of:=ABS([.F15]-[.$E15])/[.E15]" office:value-type="float" office:value="0">
            <text:p>0</text:p>
          </table:table-cell>
          <table:table-cell table:formula="of:=ABS([.G15]-[.$E15])/[.F15]" office:value-type="float" office:value="0">
            <text:p>0</text:p>
          </table:table-cell>
          <table:table-cell table:formula="of:=ABS([.H15]-[.$E15])/[.G15]" office:value-type="float" office:value="0">
            <text:p>0</text:p>
          </table:table-cell>
          <table:table-cell table:formula="of:=ABS([.I15]-[.$E15])/[.H15]" office:value-type="float" office:value="0.01143583227446">
            <text:p>0.0114358323</text:p>
          </table:table-cell>
          <table:table-cell table:formula="of:=ABS([.J15]-[.$E15])/[.I15]" office:value-type="float" office:value="0.0565552699228792">
            <text:p>0.0565552699</text:p>
          </table:table-cell>
          <table:table-cell table:formula="of:=ABS([.K15]-[.$E15])/[.J15]" office:value-type="float" office:value="0.0592193808882907">
            <text:p>0.0592193809</text:p>
          </table:table-cell>
          <table:table-cell table:formula="of:=ABS([.L15]-[.$E15])/[.K15]" office:value-type="float" office:value="0.0592193808882907">
            <text:p>0.0592193809</text:p>
          </table:table-cell>
          <table:table-cell table:formula="of:=ABS([.M15]-[.$E15])/[.L15]" office:value-type="float" office:value="0.106325706594886">
            <text:p>0.1063257066</text:p>
          </table:table-cell>
          <table:table-cell table:formula="of:=ABS([.N15]-[.$E15])/[.M15]" office:value-type="float" office:value="0.111581920903955">
            <text:p>0.1115819209</text:p>
          </table:table-cell>
          <table:table-cell table:formula="of:=ABS([.O15]-[.$E15])/[.N15]" office:value-type="float" office:value="0.161016949152542">
            <text:p>0.1610169492</text:p>
          </table:table-cell>
          <table:table-cell table:formula="of:=ABS([.P15]-[.$E15])/[.O15]" office:value-type="float" office:value="0.25111441307578">
            <text:p>0.251114413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957">
            <text:p>957</text:p>
          </table:table-cell>
          <table:table-cell office:value-type="float" office:value="929">
            <text:p>929</text:p>
          </table:table-cell>
          <table:table-cell office:value-type="float" office:value="913">
            <text:p>913</text:p>
          </table:table-cell>
          <table:table-cell table:number-columns-repeated="4" office:value-type="float" office:value="869">
            <text:p>869</text:p>
          </table:table-cell>
          <table:table-cell table:formula="of:=ABS([.F16]-[.$E16])/[.E16]" office:value-type="float" office:value="0">
            <text:p>0</text:p>
          </table:table-cell>
          <table:table-cell table:formula="of:=ABS([.G16]-[.$E16])/[.F16]" office:value-type="float" office:value="0">
            <text:p>0</text:p>
          </table:table-cell>
          <table:table-cell table:formula="of:=ABS([.H16]-[.$E16])/[.G16]" office:value-type="float" office:value="0">
            <text:p>0</text:p>
          </table:table-cell>
          <table:table-cell table:formula="of:=ABS([.I16]-[.$E16])/[.H16]" office:value-type="float" office:value="0">
            <text:p>0</text:p>
          </table:table-cell>
          <table:table-cell table:formula="of:=ABS([.J16]-[.$E16])/[.I16]" office:value-type="float" office:value="0">
            <text:p>0</text:p>
          </table:table-cell>
          <table:table-cell table:formula="of:=ABS([.K16]-[.$E16])/[.J16]" office:value-type="float" office:value="0.0292580982236155">
            <text:p>0.0292580982</text:p>
          </table:table-cell>
          <table:table-cell table:formula="of:=ABS([.L16]-[.$E16])/[.K16]" office:value-type="float" office:value="0.0473627556512379">
            <text:p>0.0473627557</text:p>
          </table:table-cell>
          <table:table-cell table:formula="of:=ABS([.M16]-[.$E16])/[.L16]" office:value-type="float" office:value="0.0963855421686747">
            <text:p>0.0963855422</text:p>
          </table:table-cell>
          <table:table-cell table:formula="of:=ABS([.N16]-[.$E16])/[.M16]" office:value-type="float" office:value="0.10126582278481">
            <text:p>0.1012658228</text:p>
          </table:table-cell>
          <table:table-cell table:formula="of:=ABS([.O16]-[.$E16])/[.N16]" office:value-type="float" office:value="0.10126582278481">
            <text:p>0.1012658228</text:p>
          </table:table-cell>
          <table:table-cell table:formula="of:=ABS([.P16]-[.$E16])/[.O16]" office:value-type="float" office:value="0.10126582278481">
            <text:p>0.101265822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046">
            <text:p>1046</text:p>
          </table:table-cell>
          <table:table-cell table:number-columns-repeated="3" office:value-type="float" office:value="1006">
            <text:p>1006</text:p>
          </table:table-cell>
          <table:table-cell office:value-type="float" office:value="903">
            <text:p>903</text:p>
          </table:table-cell>
          <table:table-cell office:value-type="float" office:value="857">
            <text:p>857</text:p>
          </table:table-cell>
          <table:table-cell office:value-type="float" office:value="830">
            <text:p>830</text:p>
          </table:table-cell>
          <table:table-cell table:formula="of:=ABS([.F17]-[.$E17])/[.E17]" office:value-type="float" office:value="0">
            <text:p>0</text:p>
          </table:table-cell>
          <table:table-cell table:formula="of:=ABS([.G17]-[.$E17])/[.F17]" office:value-type="float" office:value="0">
            <text:p>0</text:p>
          </table:table-cell>
          <table:table-cell table:formula="of:=ABS([.H17]-[.$E17])/[.G17]" office:value-type="float" office:value="0">
            <text:p>0</text:p>
          </table:table-cell>
          <table:table-cell table:formula="of:=ABS([.I17]-[.$E17])/[.H17]" office:value-type="float" office:value="0">
            <text:p>0</text:p>
          </table:table-cell>
          <table:table-cell table:formula="of:=ABS([.J17]-[.$E17])/[.I17]" office:value-type="float" office:value="0">
            <text:p>0</text:p>
          </table:table-cell>
          <table:table-cell table:formula="of:=ABS([.K17]-[.$E17])/[.J17]" office:value-type="float" office:value="0.0382409177820268">
            <text:p>0.0382409178</text:p>
          </table:table-cell>
          <table:table-cell table:formula="of:=ABS([.L17]-[.$E17])/[.K17]" office:value-type="float" office:value="0.0397614314115308">
            <text:p>0.0397614314</text:p>
          </table:table-cell>
          <table:table-cell table:formula="of:=ABS([.M17]-[.$E17])/[.L17]" office:value-type="float" office:value="0.0397614314115308">
            <text:p>0.0397614314</text:p>
          </table:table-cell>
          <table:table-cell table:formula="of:=ABS([.N17]-[.$E17])/[.M17]" office:value-type="float" office:value="0.142147117296223">
            <text:p>0.1421471173</text:p>
          </table:table-cell>
          <table:table-cell table:formula="of:=ABS([.O17]-[.$E17])/[.N17]" office:value-type="float" office:value="0.209302325581395">
            <text:p>0.2093023256</text:p>
          </table:table-cell>
          <table:table-cell table:formula="of:=ABS([.P17]-[.$E17])/[.O17]" office:value-type="float" office:value="0.252042007001167">
            <text:p>0.2520420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590">
            <text:p>590</text:p>
          </table:table-cell>
          <table:table-cell office:value-type="float" office:value="570">
            <text:p>570</text:p>
          </table:table-cell>
          <table:table-cell office:value-type="float" office:value="559">
            <text:p>559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3">
            <text:p>503</text:p>
          </table:table-cell>
          <table:table-cell office:value-type="float" office:value="464">
            <text:p>464</text:p>
          </table:table-cell>
          <table:table-cell table:formula="of:=ABS([.F18]-[.$E18])/[.E18]" office:value-type="float" office:value="0">
            <text:p>0</text:p>
          </table:table-cell>
          <table:table-cell table:formula="of:=ABS([.G18]-[.$E18])/[.F18]" office:value-type="float" office:value="0">
            <text:p>0</text:p>
          </table:table-cell>
          <table:table-cell table:formula="of:=ABS([.H18]-[.$E18])/[.G18]" office:value-type="float" office:value="0">
            <text:p>0</text:p>
          </table:table-cell>
          <table:table-cell table:formula="of:=ABS([.I18]-[.$E18])/[.H18]" office:value-type="float" office:value="0">
            <text:p>0</text:p>
          </table:table-cell>
          <table:table-cell table:formula="of:=ABS([.J18]-[.$E18])/[.I18]" office:value-type="float" office:value="0">
            <text:p>0</text:p>
          </table:table-cell>
          <table:table-cell table:formula="of:=ABS([.K18]-[.$E18])/[.J18]" office:value-type="float" office:value="0.0338983050847458">
            <text:p>0.0338983051</text:p>
          </table:table-cell>
          <table:table-cell table:formula="of:=ABS([.L18]-[.$E18])/[.K18]" office:value-type="float" office:value="0.0543859649122807">
            <text:p>0.0543859649</text:p>
          </table:table-cell>
          <table:table-cell table:formula="of:=ABS([.M18]-[.$E18])/[.L18]" office:value-type="float" office:value="0.125223613595707">
            <text:p>0.1252236136</text:p>
          </table:table-cell>
          <table:table-cell table:formula="of:=ABS([.N18]-[.$E18])/[.M18]" office:value-type="float" office:value="0.167307692307692">
            <text:p>0.1673076923</text:p>
          </table:table-cell>
          <table:table-cell table:formula="of:=ABS([.O18]-[.$E18])/[.N18]" office:value-type="float" office:value="0.172962226640159">
            <text:p>0.1729622266</text:p>
          </table:table-cell>
          <table:table-cell table:formula="of:=ABS([.P18]-[.$E18])/[.O18]" office:value-type="float" office:value="0.250497017892644">
            <text:p>0.250497017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" office:value-type="float" office:value="1110">
            <text:p>1110</text:p>
          </table:table-cell>
          <table:table-cell office:value-type="float" office:value="1109">
            <text:p>1109</text:p>
          </table:table-cell>
          <table:table-cell table:number-columns-repeated="2" office:value-type="float" office:value="991">
            <text:p>991</text:p>
          </table:table-cell>
          <table:table-cell table:formula="of:=ABS([.F19]-[.$E19])/[.E19]" office:value-type="float" office:value="0">
            <text:p>0</text:p>
          </table:table-cell>
          <table:table-cell table:formula="of:=ABS([.G19]-[.$E19])/[.F19]" office:value-type="float" office:value="0">
            <text:p>0</text:p>
          </table:table-cell>
          <table:table-cell table:formula="of:=ABS([.H19]-[.$E19])/[.G19]" office:value-type="float" office:value="0">
            <text:p>0</text:p>
          </table:table-cell>
          <table:table-cell table:formula="of:=ABS([.I19]-[.$E19])/[.H19]" office:value-type="float" office:value="0">
            <text:p>0</text:p>
          </table:table-cell>
          <table:table-cell table:formula="of:=ABS([.J19]-[.$E19])/[.I19]" office:value-type="float" office:value="0">
            <text:p>0</text:p>
          </table:table-cell>
          <table:table-cell table:formula="of:=ABS([.K19]-[.$E19])/[.J19]" office:value-type="float" office:value="0">
            <text:p>0</text:p>
          </table:table-cell>
          <table:table-cell table:formula="of:=ABS([.L19]-[.$E19])/[.K19]" office:value-type="float" office:value="0">
            <text:p>0</text:p>
          </table:table-cell>
          <table:table-cell table:formula="of:=ABS([.M19]-[.$E19])/[.L19]" office:value-type="float" office:value="0">
            <text:p>0</text:p>
          </table:table-cell>
          <table:table-cell table:formula="of:=ABS([.N19]-[.$E19])/[.M19]" office:value-type="float" office:value="0.000900900900900901">
            <text:p>0.0009009009</text:p>
          </table:table-cell>
          <table:table-cell table:formula="of:=ABS([.O19]-[.$E19])/[.N19]" office:value-type="float" office:value="0.107303877366997">
            <text:p>0.1073038774</text:p>
          </table:table-cell>
          <table:table-cell table:formula="of:=ABS([.P19]-[.$E19])/[.O19]" office:value-type="float" office:value="0.12008072653885">
            <text:p>0.12008072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854">
            <text:p>854</text:p>
          </table:table-cell>
          <table:table-cell table:number-columns-repeated="2" office:value-type="float" office:value="840">
            <text:p>840</text:p>
          </table:table-cell>
          <table:table-cell table:number-columns-repeated="3" office:value-type="float" office:value="741">
            <text:p>741</text:p>
          </table:table-cell>
          <table:table-cell office:value-type="float" office:value="684">
            <text:p>684</text:p>
          </table:table-cell>
          <table:table-cell table:formula="of:=ABS([.F20]-[.$E20])/[.E20]" office:value-type="float" office:value="0">
            <text:p>0</text:p>
          </table:table-cell>
          <table:table-cell table:formula="of:=ABS([.G20]-[.$E20])/[.F20]" office:value-type="float" office:value="0">
            <text:p>0</text:p>
          </table:table-cell>
          <table:table-cell table:formula="of:=ABS([.H20]-[.$E20])/[.G20]" office:value-type="float" office:value="0">
            <text:p>0</text:p>
          </table:table-cell>
          <table:table-cell table:formula="of:=ABS([.I20]-[.$E20])/[.H20]" office:value-type="float" office:value="0">
            <text:p>0</text:p>
          </table:table-cell>
          <table:table-cell table:formula="of:=ABS([.J20]-[.$E20])/[.I20]" office:value-type="float" office:value="0">
            <text:p>0</text:p>
          </table:table-cell>
          <table:table-cell table:formula="of:=ABS([.K20]-[.$E20])/[.J20]" office:value-type="float" office:value="0.0163934426229508">
            <text:p>0.0163934426</text:p>
          </table:table-cell>
          <table:table-cell table:formula="of:=ABS([.L20]-[.$E20])/[.K20]" office:value-type="float" office:value="0.0166666666666667">
            <text:p>0.0166666667</text:p>
          </table:table-cell>
          <table:table-cell table:formula="of:=ABS([.M20]-[.$E20])/[.L20]" office:value-type="float" office:value="0.13452380952381">
            <text:p>0.1345238095</text:p>
          </table:table-cell>
          <table:table-cell table:formula="of:=ABS([.N20]-[.$E20])/[.M20]" office:value-type="float" office:value="0.152496626180837">
            <text:p>0.1524966262</text:p>
          </table:table-cell>
          <table:table-cell table:formula="of:=ABS([.O20]-[.$E20])/[.N20]" office:value-type="float" office:value="0.152496626180837">
            <text:p>0.1524966262</text:p>
          </table:table-cell>
          <table:table-cell table:formula="of:=ABS([.P20]-[.$E20])/[.O20]" office:value-type="float" office:value="0.229419703103914">
            <text:p>0.229419703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8" office:value-type="float" office:value="853">
            <text:p>853</text:p>
          </table:table-cell>
          <table:table-cell office:value-type="float" office:value="764">
            <text:p>764</text:p>
          </table:table-cell>
          <table:table-cell table:number-columns-repeated="3" office:value-type="float" office:value="745">
            <text:p>745</text:p>
          </table:table-cell>
          <table:table-cell table:formula="of:=ABS([.F21]-[.$E21])/[.E21]" office:value-type="float" office:value="0">
            <text:p>0</text:p>
          </table:table-cell>
          <table:table-cell table:formula="of:=ABS([.G21]-[.$E21])/[.F21]" office:value-type="float" office:value="0">
            <text:p>0</text:p>
          </table:table-cell>
          <table:table-cell table:formula="of:=ABS([.H21]-[.$E21])/[.G21]" office:value-type="float" office:value="0">
            <text:p>0</text:p>
          </table:table-cell>
          <table:table-cell table:formula="of:=ABS([.I21]-[.$E21])/[.H21]" office:value-type="float" office:value="0">
            <text:p>0</text:p>
          </table:table-cell>
          <table:table-cell table:formula="of:=ABS([.J21]-[.$E21])/[.I21]" office:value-type="float" office:value="0">
            <text:p>0</text:p>
          </table:table-cell>
          <table:table-cell table:formula="of:=ABS([.K21]-[.$E21])/[.J21]" office:value-type="float" office:value="0">
            <text:p>0</text:p>
          </table:table-cell>
          <table:table-cell table:formula="of:=ABS([.L21]-[.$E21])/[.K21]" office:value-type="float" office:value="0">
            <text:p>0</text:p>
          </table:table-cell>
          <table:table-cell table:formula="of:=ABS([.M21]-[.$E21])/[.L21]" office:value-type="float" office:value="0.104337631887456">
            <text:p>0.1043376319</text:p>
          </table:table-cell>
          <table:table-cell table:formula="of:=ABS([.N21]-[.$E21])/[.M21]" office:value-type="float" office:value="0.141361256544503">
            <text:p>0.1413612565</text:p>
          </table:table-cell>
          <table:table-cell table:formula="of:=ABS([.O21]-[.$E21])/[.N21]" office:value-type="float" office:value="0.14496644295302">
            <text:p>0.144966443</text:p>
          </table:table-cell>
          <table:table-cell table:formula="of:=ABS([.P21]-[.$E21])/[.O21]" office:value-type="float" office:value="0.14496644295302">
            <text:p>0.1449664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table:number-columns-repeated="3" office:value-type="float" office:value="853">
            <text:p>853</text:p>
          </table:table-cell>
          <table:table-cell table:number-columns-repeated="3" office:value-type="float" office:value="841">
            <text:p>841</text:p>
          </table:table-cell>
          <table:table-cell table:number-columns-repeated="2" office:value-type="float" office:value="836">
            <text:p>836</text:p>
          </table:table-cell>
          <table:table-cell office:value-type="float" office:value="757">
            <text:p>757</text:p>
          </table:table-cell>
          <table:table-cell office:value-type="float" office:value="749">
            <text:p>749</text:p>
          </table:table-cell>
          <table:table-cell office:value-type="float" office:value="669">
            <text:p>669</text:p>
          </table:table-cell>
          <table:table-cell table:formula="of:=ABS([.F22]-[.$E22])/[.E22]" office:value-type="float" office:value="0.00233918128654971">
            <text:p>0.0023391813</text:p>
          </table:table-cell>
          <table:table-cell table:formula="of:=ABS([.G22]-[.$E22])/[.F22]" office:value-type="float" office:value="0.00234466588511137">
            <text:p>0.0023446659</text:p>
          </table:table-cell>
          <table:table-cell table:formula="of:=ABS([.H22]-[.$E22])/[.G22]" office:value-type="float" office:value="0.00234466588511137">
            <text:p>0.0023446659</text:p>
          </table:table-cell>
          <table:table-cell table:formula="of:=ABS([.I22]-[.$E22])/[.H22]" office:value-type="float" office:value="0.0164126611957796">
            <text:p>0.0164126612</text:p>
          </table:table-cell>
          <table:table-cell table:formula="of:=ABS([.J22]-[.$E22])/[.I22]" office:value-type="float" office:value="0.0166468489892985">
            <text:p>0.016646849</text:p>
          </table:table-cell>
          <table:table-cell table:formula="of:=ABS([.K22]-[.$E22])/[.J22]" office:value-type="float" office:value="0.0166468489892985">
            <text:p>0.016646849</text:p>
          </table:table-cell>
          <table:table-cell table:formula="of:=ABS([.L22]-[.$E22])/[.K22]" office:value-type="float" office:value="0.0225921521997622">
            <text:p>0.0225921522</text:p>
          </table:table-cell>
          <table:table-cell table:formula="of:=ABS([.M22]-[.$E22])/[.L22]" office:value-type="float" office:value="0.0227272727272727">
            <text:p>0.0227272727</text:p>
          </table:table-cell>
          <table:table-cell table:formula="of:=ABS([.N22]-[.$E22])/[.M22]" office:value-type="float" office:value="0.117224880382775">
            <text:p>0.1172248804</text:p>
          </table:table-cell>
          <table:table-cell table:formula="of:=ABS([.O22]-[.$E22])/[.N22]" office:value-type="float" office:value="0.14002642007926">
            <text:p>0.1400264201</text:p>
          </table:table-cell>
          <table:table-cell table:formula="of:=ABS([.P22]-[.$E22])/[.O22]" office:value-type="float" office:value="0.248331108144192">
            <text:p>0.248331108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table:number-columns-repeated="6" office:value-type="float" office:value="886">
            <text:p>886</text:p>
          </table:table-cell>
          <table:table-cell table:number-columns-repeated="3" office:value-type="float" office:value="857">
            <text:p>857</text:p>
          </table:table-cell>
          <table:table-cell table:number-columns-repeated="2" office:value-type="float" office:value="807">
            <text:p>807</text:p>
          </table:table-cell>
          <table:table-cell table:formula="of:=ABS([.F23]-[.$E23])/[.E23]" office:value-type="float" office:value="0.0253025302530253">
            <text:p>0.0253025303</text:p>
          </table:table-cell>
          <table:table-cell table:formula="of:=ABS([.G23]-[.$E23])/[.F23]" office:value-type="float" office:value="0.0259593679458239">
            <text:p>0.0259593679</text:p>
          </table:table-cell>
          <table:table-cell table:formula="of:=ABS([.H23]-[.$E23])/[.G23]" office:value-type="float" office:value="0.0259593679458239">
            <text:p>0.0259593679</text:p>
          </table:table-cell>
          <table:table-cell table:formula="of:=ABS([.I23]-[.$E23])/[.H23]" office:value-type="float" office:value="0.0259593679458239">
            <text:p>0.0259593679</text:p>
          </table:table-cell>
          <table:table-cell table:formula="of:=ABS([.J23]-[.$E23])/[.I23]" office:value-type="float" office:value="0.0259593679458239">
            <text:p>0.0259593679</text:p>
          </table:table-cell>
          <table:table-cell table:formula="of:=ABS([.K23]-[.$E23])/[.J23]" office:value-type="float" office:value="0.0259593679458239">
            <text:p>0.0259593679</text:p>
          </table:table-cell>
          <table:table-cell table:formula="of:=ABS([.L23]-[.$E23])/[.K23]" office:value-type="float" office:value="0.0586907449209932">
            <text:p>0.0586907449</text:p>
          </table:table-cell>
          <table:table-cell table:formula="of:=ABS([.M23]-[.$E23])/[.L23]" office:value-type="float" office:value="0.0606767794632439">
            <text:p>0.0606767795</text:p>
          </table:table-cell>
          <table:table-cell table:formula="of:=ABS([.N23]-[.$E23])/[.M23]" office:value-type="float" office:value="0.0606767794632439">
            <text:p>0.0606767795</text:p>
          </table:table-cell>
          <table:table-cell table:formula="of:=ABS([.O23]-[.$E23])/[.N23]" office:value-type="float" office:value="0.11901983663944">
            <text:p>0.1190198366</text:p>
          </table:table-cell>
          <table:table-cell table:formula="of:=ABS([.P23]-[.$E23])/[.O23]" office:value-type="float" office:value="0.12639405204461">
            <text:p>0.12639405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894">
            <text:p>894</text:p>
          </table:table-cell>
          <table:table-cell office:value-type="float" office:value="825">
            <text:p>825</text:p>
          </table:table-cell>
          <table:table-cell table:number-columns-repeated="2" office:value-type="float" office:value="812">
            <text:p>812</text:p>
          </table:table-cell>
          <table:table-cell table:number-columns-repeated="2" office:value-type="float" office:value="743">
            <text:p>743</text:p>
          </table:table-cell>
          <table:table-cell table:formula="of:=ABS([.F24]-[.$E24])/[.E24]" office:value-type="float" office:value="0">
            <text:p>0</text:p>
          </table:table-cell>
          <table:table-cell table:formula="of:=ABS([.G24]-[.$E24])/[.F24]" office:value-type="float" office:value="0">
            <text:p>0</text:p>
          </table:table-cell>
          <table:table-cell table:formula="of:=ABS([.H24]-[.$E24])/[.G24]" office:value-type="float" office:value="0">
            <text:p>0</text:p>
          </table:table-cell>
          <table:table-cell table:formula="of:=ABS([.I24]-[.$E24])/[.H24]" office:value-type="float" office:value="0">
            <text:p>0</text:p>
          </table:table-cell>
          <table:table-cell table:formula="of:=ABS([.J24]-[.$E24])/[.I24]" office:value-type="float" office:value="0">
            <text:p>0</text:p>
          </table:table-cell>
          <table:table-cell table:formula="of:=ABS([.K24]-[.$E24])/[.J24]" office:value-type="float" office:value="0">
            <text:p>0</text:p>
          </table:table-cell>
          <table:table-cell table:formula="of:=ABS([.L24]-[.$E24])/[.K24]" office:value-type="float" office:value="0.0771812080536913">
            <text:p>0.0771812081</text:p>
          </table:table-cell>
          <table:table-cell table:formula="of:=ABS([.M24]-[.$E24])/[.L24]" office:value-type="float" office:value="0.0993939393939394">
            <text:p>0.0993939394</text:p>
          </table:table-cell>
          <table:table-cell table:formula="of:=ABS([.N24]-[.$E24])/[.M24]" office:value-type="float" office:value="0.100985221674877">
            <text:p>0.1009852217</text:p>
          </table:table-cell>
          <table:table-cell table:formula="of:=ABS([.O24]-[.$E24])/[.N24]" office:value-type="float" office:value="0.185960591133005">
            <text:p>0.1859605911</text:p>
          </table:table-cell>
          <table:table-cell table:formula="of:=ABS([.P24]-[.$E24])/[.O24]" office:value-type="float" office:value="0.203230148048452">
            <text:p>0.2032301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 office:value-type="float" office:value="866">
            <text:p>866</text:p>
          </table:table-cell>
          <table:table-cell table:number-columns-repeated="4" office:value-type="float" office:value="845">
            <text:p>845</text:p>
          </table:table-cell>
          <table:table-cell office:value-type="float" office:value="840">
            <text:p>840</text:p>
          </table:table-cell>
          <table:table-cell table:number-columns-repeated="2" office:value-type="float" office:value="816">
            <text:p>816</text:p>
          </table:table-cell>
          <table:table-cell office:value-type="float" office:value="699">
            <text:p>699</text:p>
          </table:table-cell>
          <table:table-cell table:formula="of:=ABS([.F25]-[.$E25])/[.E25]" office:value-type="float" office:value="0">
            <text:p>0</text:p>
          </table:table-cell>
          <table:table-cell table:formula="of:=ABS([.G25]-[.$E25])/[.F25]" office:value-type="float" office:value="0">
            <text:p>0</text:p>
          </table:table-cell>
          <table:table-cell table:formula="of:=ABS([.H25]-[.$E25])/[.G25]" office:value-type="float" office:value="0">
            <text:p>0</text:p>
          </table:table-cell>
          <table:table-cell table:formula="of:=ABS([.I25]-[.$E25])/[.H25]" office:value-type="float" office:value="0.0242494226327945">
            <text:p>0.0242494226</text:p>
          </table:table-cell>
          <table:table-cell table:formula="of:=ABS([.J25]-[.$E25])/[.I25]" office:value-type="float" office:value="0.0248520710059172">
            <text:p>0.024852071</text:p>
          </table:table-cell>
          <table:table-cell table:formula="of:=ABS([.K25]-[.$E25])/[.J25]" office:value-type="float" office:value="0.0248520710059172">
            <text:p>0.024852071</text:p>
          </table:table-cell>
          <table:table-cell table:formula="of:=ABS([.L25]-[.$E25])/[.K25]" office:value-type="float" office:value="0.0248520710059172">
            <text:p>0.024852071</text:p>
          </table:table-cell>
          <table:table-cell table:formula="of:=ABS([.M25]-[.$E25])/[.L25]" office:value-type="float" office:value="0.0307692307692308">
            <text:p>0.0307692308</text:p>
          </table:table-cell>
          <table:table-cell table:formula="of:=ABS([.N25]-[.$E25])/[.M25]" office:value-type="float" office:value="0.0595238095238095">
            <text:p>0.0595238095</text:p>
          </table:table-cell>
          <table:table-cell table:formula="of:=ABS([.O25]-[.$E25])/[.N25]" office:value-type="float" office:value="0.0612745098039216">
            <text:p>0.0612745098</text:p>
          </table:table-cell>
          <table:table-cell table:formula="of:=ABS([.P25]-[.$E25])/[.O25]" office:value-type="float" office:value="0.204656862745098">
            <text:p>0.204656862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1065">
            <text:p>1065</text:p>
          </table:table-cell>
          <table:table-cell office:value-type="float" office:value="1015">
            <text:p>1015</text:p>
          </table:table-cell>
          <table:table-cell table:number-columns-repeated="3" office:value-type="float" office:value="991">
            <text:p>991</text:p>
          </table:table-cell>
          <table:table-cell office:value-type="float" office:value="921">
            <text:p>921</text:p>
          </table:table-cell>
          <table:table-cell table:formula="of:=ABS([.F26]-[.$E26])/[.E26]" office:value-type="float" office:value="0">
            <text:p>0</text:p>
          </table:table-cell>
          <table:table-cell table:formula="of:=ABS([.G26]-[.$E26])/[.F26]" office:value-type="float" office:value="0">
            <text:p>0</text:p>
          </table:table-cell>
          <table:table-cell table:formula="of:=ABS([.H26]-[.$E26])/[.G26]" office:value-type="float" office:value="0">
            <text:p>0</text:p>
          </table:table-cell>
          <table:table-cell table:formula="of:=ABS([.I26]-[.$E26])/[.H26]" office:value-type="float" office:value="0">
            <text:p>0</text:p>
          </table:table-cell>
          <table:table-cell table:formula="of:=ABS([.J26]-[.$E26])/[.I26]" office:value-type="float" office:value="0">
            <text:p>0</text:p>
          </table:table-cell>
          <table:table-cell table:formula="of:=ABS([.K26]-[.$E26])/[.J26]" office:value-type="float" office:value="0">
            <text:p>0</text:p>
          </table:table-cell>
          <table:table-cell table:formula="of:=ABS([.L26]-[.$E26])/[.K26]" office:value-type="float" office:value="0.0469483568075117">
            <text:p>0.0469483568</text:p>
          </table:table-cell>
          <table:table-cell table:formula="of:=ABS([.M26]-[.$E26])/[.L26]" office:value-type="float" office:value="0.0729064039408867">
            <text:p>0.0729064039</text:p>
          </table:table-cell>
          <table:table-cell table:formula="of:=ABS([.N26]-[.$E26])/[.M26]" office:value-type="float" office:value="0.0746720484359233">
            <text:p>0.0746720484</text:p>
          </table:table-cell>
          <table:table-cell table:formula="of:=ABS([.O26]-[.$E26])/[.N26]" office:value-type="float" office:value="0.0746720484359233">
            <text:p>0.0746720484</text:p>
          </table:table-cell>
          <table:table-cell table:formula="of:=ABS([.P26]-[.$E26])/[.O26]" office:value-type="float" office:value="0.145307769929364">
            <text:p>0.145307769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971">
            <text:p>971</text:p>
          </table:table-cell>
          <table:table-cell table:number-columns-repeated="2" office:value-type="float" office:value="872">
            <text:p>872</text:p>
          </table:table-cell>
          <table:table-cell office:value-type="float" office:value="786">
            <text:p>786</text:p>
          </table:table-cell>
          <table:table-cell table:number-columns-repeated="2" office:value-type="float" office:value="751">
            <text:p>751</text:p>
          </table:table-cell>
          <table:table-cell table:formula="of:=ABS([.F27]-[.$E27])/[.E27]" office:value-type="float" office:value="0">
            <text:p>0</text:p>
          </table:table-cell>
          <table:table-cell table:formula="of:=ABS([.G27]-[.$E27])/[.F27]" office:value-type="float" office:value="0">
            <text:p>0</text:p>
          </table:table-cell>
          <table:table-cell table:formula="of:=ABS([.H27]-[.$E27])/[.G27]" office:value-type="float" office:value="0">
            <text:p>0</text:p>
          </table:table-cell>
          <table:table-cell table:formula="of:=ABS([.I27]-[.$E27])/[.H27]" office:value-type="float" office:value="0">
            <text:p>0</text:p>
          </table:table-cell>
          <table:table-cell table:formula="of:=ABS([.J27]-[.$E27])/[.I27]" office:value-type="float" office:value="0">
            <text:p>0</text:p>
          </table:table-cell>
          <table:table-cell table:formula="of:=ABS([.K27]-[.$E27])/[.J27]" office:value-type="float" office:value="0">
            <text:p>0</text:p>
          </table:table-cell>
          <table:table-cell table:formula="of:=ABS([.L27]-[.$E27])/[.K27]" office:value-type="float" office:value="0.101956745623069">
            <text:p>0.1019567456</text:p>
          </table:table-cell>
          <table:table-cell table:formula="of:=ABS([.M27]-[.$E27])/[.L27]" office:value-type="float" office:value="0.113532110091743">
            <text:p>0.1135321101</text:p>
          </table:table-cell>
          <table:table-cell table:formula="of:=ABS([.N27]-[.$E27])/[.M27]" office:value-type="float" office:value="0.212155963302752">
            <text:p>0.2121559633</text:p>
          </table:table-cell>
          <table:table-cell table:formula="of:=ABS([.O27]-[.$E27])/[.N27]" office:value-type="float" office:value="0.279898218829517">
            <text:p>0.2798982188</text:p>
          </table:table-cell>
          <table:table-cell table:formula="of:=ABS([.P27]-[.$E27])/[.O27]" office:value-type="float" office:value="0.292942743009321">
            <text:p>0.2929427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890">
            <text:p>890</text:p>
          </table:table-cell>
          <table:table-cell office:value-type="float" office:value="871">
            <text:p>871</text:p>
          </table:table-cell>
          <table:table-cell office:value-type="float" office:value="869">
            <text:p>869</text:p>
          </table:table-cell>
          <table:table-cell table:number-columns-repeated="2" office:value-type="float" office:value="804">
            <text:p>804</text:p>
          </table:table-cell>
          <table:table-cell office:value-type="float" office:value="738">
            <text:p>738</text:p>
          </table:table-cell>
          <table:table-cell office:value-type="float" office:value="714">
            <text:p>714</text:p>
          </table:table-cell>
          <table:table-cell table:formula="of:=ABS([.F28]-[.$E28])/[.E28]" office:value-type="float" office:value="0">
            <text:p>0</text:p>
          </table:table-cell>
          <table:table-cell table:formula="of:=ABS([.G28]-[.$E28])/[.F28]" office:value-type="float" office:value="0">
            <text:p>0</text:p>
          </table:table-cell>
          <table:table-cell table:formula="of:=ABS([.H28]-[.$E28])/[.G28]" office:value-type="float" office:value="0">
            <text:p>0</text:p>
          </table:table-cell>
          <table:table-cell table:formula="of:=ABS([.I28]-[.$E28])/[.H28]" office:value-type="float" office:value="0">
            <text:p>0</text:p>
          </table:table-cell>
          <table:table-cell table:formula="of:=ABS([.J28]-[.$E28])/[.I28]" office:value-type="float" office:value="0">
            <text:p>0</text:p>
          </table:table-cell>
          <table:table-cell table:formula="of:=ABS([.K28]-[.$E28])/[.J28]" office:value-type="float" office:value="0.0213483146067416">
            <text:p>0.0213483146</text:p>
          </table:table-cell>
          <table:table-cell table:formula="of:=ABS([.L28]-[.$E28])/[.K28]" office:value-type="float" office:value="0.0241102181400689">
            <text:p>0.0241102181</text:p>
          </table:table-cell>
          <table:table-cell table:formula="of:=ABS([.M28]-[.$E28])/[.L28]" office:value-type="float" office:value="0.0989643268124281">
            <text:p>0.0989643268</text:p>
          </table:table-cell>
          <table:table-cell table:formula="of:=ABS([.N28]-[.$E28])/[.M28]" office:value-type="float" office:value="0.106965174129353">
            <text:p>0.1069651741</text:p>
          </table:table-cell>
          <table:table-cell table:formula="of:=ABS([.O28]-[.$E28])/[.N28]" office:value-type="float" office:value="0.189054726368159">
            <text:p>0.1890547264</text:p>
          </table:table-cell>
          <table:table-cell table:formula="of:=ABS([.P28]-[.$E28])/[.O28]" office:value-type="float" office:value="0.238482384823848">
            <text:p>0.23848238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022">
            <text:p>1022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974">
            <text:p>974</text:p>
          </table:table-cell>
          <table:table-cell office:value-type="float" office:value="879">
            <text:p>879</text:p>
          </table:table-cell>
          <table:table-cell office:value-type="float" office:value="823">
            <text:p>823</text:p>
          </table:table-cell>
          <table:table-cell table:formula="of:=ABS([.F29]-[.$E29])/[.E29]" office:value-type="float" office:value="0">
            <text:p>0</text:p>
          </table:table-cell>
          <table:table-cell table:formula="of:=ABS([.G29]-[.$E29])/[.F29]" office:value-type="float" office:value="0">
            <text:p>0</text:p>
          </table:table-cell>
          <table:table-cell table:formula="of:=ABS([.H29]-[.$E29])/[.G29]" office:value-type="float" office:value="0">
            <text:p>0</text:p>
          </table:table-cell>
          <table:table-cell table:formula="of:=ABS([.I29]-[.$E29])/[.H29]" office:value-type="float" office:value="0">
            <text:p>0</text:p>
          </table:table-cell>
          <table:table-cell table:formula="of:=ABS([.J29]-[.$E29])/[.I29]" office:value-type="float" office:value="0">
            <text:p>0</text:p>
          </table:table-cell>
          <table:table-cell table:formula="of:=ABS([.K29]-[.$E29])/[.J29]" office:value-type="float" office:value="0.0215264187866928">
            <text:p>0.0215264188</text:p>
          </table:table-cell>
          <table:table-cell table:formula="of:=ABS([.L29]-[.$E29])/[.K29]" office:value-type="float" office:value="0.022">
            <text:p>0.022</text:p>
          </table:table-cell>
          <table:table-cell table:formula="of:=ABS([.M29]-[.$E29])/[.L29]" office:value-type="float" office:value="0.048">
            <text:p>0.048</text:p>
          </table:table-cell>
          <table:table-cell table:formula="of:=ABS([.N29]-[.$E29])/[.M29]" office:value-type="float" office:value="0.0492813141683778">
            <text:p>0.0492813142</text:p>
          </table:table-cell>
          <table:table-cell table:formula="of:=ABS([.O29]-[.$E29])/[.N29]" office:value-type="float" office:value="0.146817248459959">
            <text:p>0.1468172485</text:p>
          </table:table-cell>
          <table:table-cell table:formula="of:=ABS([.P29]-[.$E29])/[.O29]" office:value-type="float" office:value="0.226393629124005">
            <text:p>0.226393629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table:number-columns-repeated="6" office:value-type="float" office:value="846">
            <text:p>846</text:p>
          </table:table-cell>
          <table:table-cell table:number-columns-repeated="5" office:value-type="float" office:value="782">
            <text:p>782</text:p>
          </table:table-cell>
          <table:table-cell table:formula="of:=ABS([.F30]-[.$E30])/[.E30]" office:value-type="float" office:value="0.0174216027874564">
            <text:p>0.0174216028</text:p>
          </table:table-cell>
          <table:table-cell table:formula="of:=ABS([.G30]-[.$E30])/[.F30]" office:value-type="float" office:value="0.0177304964539007">
            <text:p>0.0177304965</text:p>
          </table:table-cell>
          <table:table-cell table:formula="of:=ABS([.H30]-[.$E30])/[.G30]" office:value-type="float" office:value="0.0177304964539007">
            <text:p>0.0177304965</text:p>
          </table:table-cell>
          <table:table-cell table:formula="of:=ABS([.I30]-[.$E30])/[.H30]" office:value-type="float" office:value="0.0177304964539007">
            <text:p>0.0177304965</text:p>
          </table:table-cell>
          <table:table-cell table:formula="of:=ABS([.J30]-[.$E30])/[.I30]" office:value-type="float" office:value="0.0177304964539007">
            <text:p>0.0177304965</text:p>
          </table:table-cell>
          <table:table-cell table:formula="of:=ABS([.K30]-[.$E30])/[.J30]" office:value-type="float" office:value="0.0177304964539007">
            <text:p>0.0177304965</text:p>
          </table:table-cell>
          <table:table-cell table:formula="of:=ABS([.L30]-[.$E30])/[.K30]" office:value-type="float" office:value="0.0933806146572104">
            <text:p>0.0933806147</text:p>
          </table:table-cell>
          <table:table-cell table:formula="of:=ABS([.M30]-[.$E30])/[.L30]" office:value-type="float" office:value="0.101023017902813">
            <text:p>0.1010230179</text:p>
          </table:table-cell>
          <table:table-cell table:formula="of:=ABS([.N30]-[.$E30])/[.M30]" office:value-type="float" office:value="0.101023017902813">
            <text:p>0.1010230179</text:p>
          </table:table-cell>
          <table:table-cell table:formula="of:=ABS([.O30]-[.$E30])/[.N30]" office:value-type="float" office:value="0.101023017902813">
            <text:p>0.1010230179</text:p>
          </table:table-cell>
          <table:table-cell table:formula="of:=ABS([.P30]-[.$E30])/[.O30]" office:value-type="float" office:value="0.101023017902813">
            <text:p>0.101023017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 office:value-type="float" office:value="927">
            <text:p>927</text:p>
          </table:table-cell>
          <table:table-cell office:value-type="float" office:value="925">
            <text:p>925</text:p>
          </table:table-cell>
          <table:table-cell table:number-columns-repeated="3" office:value-type="float" office:value="873">
            <text:p>873</text:p>
          </table:table-cell>
          <table:table-cell table:number-columns-repeated="4" office:value-type="float" office:value="825">
            <text:p>825</text:p>
          </table:table-cell>
          <table:table-cell table:formula="of:=ABS([.F31]-[.$E31])/[.E31]" office:value-type="float" office:value="0">
            <text:p>0</text:p>
          </table:table-cell>
          <table:table-cell table:formula="of:=ABS([.G31]-[.$E31])/[.F31]" office:value-type="float" office:value="0">
            <text:p>0</text:p>
          </table:table-cell>
          <table:table-cell table:formula="of:=ABS([.H31]-[.$E31])/[.G31]" office:value-type="float" office:value="0">
            <text:p>0</text:p>
          </table:table-cell>
          <table:table-cell table:formula="of:=ABS([.I31]-[.$E31])/[.H31]" office:value-type="float" office:value="0.00215749730312837">
            <text:p>0.0021574973</text:p>
          </table:table-cell>
          <table:table-cell table:formula="of:=ABS([.J31]-[.$E31])/[.I31]" office:value-type="float" office:value="0.0583783783783784">
            <text:p>0.0583783784</text:p>
          </table:table-cell>
          <table:table-cell table:formula="of:=ABS([.K31]-[.$E31])/[.J31]" office:value-type="float" office:value="0.0618556701030928">
            <text:p>0.0618556701</text:p>
          </table:table-cell>
          <table:table-cell table:formula="of:=ABS([.L31]-[.$E31])/[.K31]" office:value-type="float" office:value="0.0618556701030928">
            <text:p>0.0618556701</text:p>
          </table:table-cell>
          <table:table-cell table:formula="of:=ABS([.M31]-[.$E31])/[.L31]" office:value-type="float" office:value="0.116838487972509">
            <text:p>0.116838488</text:p>
          </table:table-cell>
          <table:table-cell table:formula="of:=ABS([.N31]-[.$E31])/[.M31]" office:value-type="float" office:value="0.123636363636364">
            <text:p>0.1236363636</text:p>
          </table:table-cell>
          <table:table-cell table:formula="of:=ABS([.O31]-[.$E31])/[.N31]" office:value-type="float" office:value="0.123636363636364">
            <text:p>0.1236363636</text:p>
          </table:table-cell>
          <table:table-cell table:formula="of:=ABS([.P31]-[.$E31])/[.O31]" office:value-type="float" office:value="0.123636363636364">
            <text:p>0.123636363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5" office:value-type="float" office:value="920">
            <text:p>920</text:p>
          </table:table-cell>
          <table:table-cell office:value-type="float" office:value="880">
            <text:p>880</text:p>
          </table:table-cell>
          <table:table-cell office:value-type="float" office:value="871">
            <text:p>871</text:p>
          </table:table-cell>
          <table:table-cell office:value-type="float" office:value="863">
            <text:p>863</text:p>
          </table:table-cell>
          <table:table-cell table:number-columns-repeated="2" office:value-type="float" office:value="822">
            <text:p>822</text:p>
          </table:table-cell>
          <table:table-cell office:value-type="float" office:value="763">
            <text:p>763</text:p>
          </table:table-cell>
          <table:table-cell office:value-type="float" office:value="742">
            <text:p>742</text:p>
          </table:table-cell>
          <table:table-cell table:formula="of:=ABS([.F32]-[.$E32])/[.E32]" office:value-type="float" office:value="0">
            <text:p>0</text:p>
          </table:table-cell>
          <table:table-cell table:formula="of:=ABS([.G32]-[.$E32])/[.F32]" office:value-type="float" office:value="0">
            <text:p>0</text:p>
          </table:table-cell>
          <table:table-cell table:formula="of:=ABS([.H32]-[.$E32])/[.G32]" office:value-type="float" office:value="0">
            <text:p>0</text:p>
          </table:table-cell>
          <table:table-cell table:formula="of:=ABS([.I32]-[.$E32])/[.H32]" office:value-type="float" office:value="0">
            <text:p>0</text:p>
          </table:table-cell>
          <table:table-cell table:formula="of:=ABS([.J32]-[.$E32])/[.I32]" office:value-type="float" office:value="0.0434782608695652">
            <text:p>0.0434782609</text:p>
          </table:table-cell>
          <table:table-cell table:formula="of:=ABS([.K32]-[.$E32])/[.J32]" office:value-type="float" office:value="0.0556818181818182">
            <text:p>0.0556818182</text:p>
          </table:table-cell>
          <table:table-cell table:formula="of:=ABS([.L32]-[.$E32])/[.K32]" office:value-type="float" office:value="0.0654420206659013">
            <text:p>0.0654420207</text:p>
          </table:table-cell>
          <table:table-cell table:formula="of:=ABS([.M32]-[.$E32])/[.L32]" office:value-type="float" office:value="0.113557358053302">
            <text:p>0.1135573581</text:p>
          </table:table-cell>
          <table:table-cell table:formula="of:=ABS([.N32]-[.$E32])/[.M32]" office:value-type="float" office:value="0.119221411192214">
            <text:p>0.1192214112</text:p>
          </table:table-cell>
          <table:table-cell table:formula="of:=ABS([.O32]-[.$E32])/[.N32]" office:value-type="float" office:value="0.190997566909976">
            <text:p>0.1909975669</text:p>
          </table:table-cell>
          <table:table-cell table:formula="of:=ABS([.P32]-[.$E32])/[.O32]" office:value-type="float" office:value="0.233289646133683">
            <text:p>0.233289646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072">
            <text:p>1072</text:p>
          </table:table-cell>
          <table:table-cell office:value-type="float" office:value="1027">
            <text:p>1027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976">
            <text:p>976</text:p>
          </table:table-cell>
          <table:table-cell table:number-columns-repeated="2" office:value-type="float" office:value="899">
            <text:p>899</text:p>
          </table:table-cell>
          <table:table-cell table:formula="of:=ABS([.F33]-[.$E33])/[.E33]" office:value-type="float" office:value="0">
            <text:p>0</text:p>
          </table:table-cell>
          <table:table-cell table:formula="of:=ABS([.G33]-[.$E33])/[.F33]" office:value-type="float" office:value="0">
            <text:p>0</text:p>
          </table:table-cell>
          <table:table-cell table:formula="of:=ABS([.H33]-[.$E33])/[.G33]" office:value-type="float" office:value="0">
            <text:p>0</text:p>
          </table:table-cell>
          <table:table-cell table:formula="of:=ABS([.I33]-[.$E33])/[.H33]" office:value-type="float" office:value="0">
            <text:p>0</text:p>
          </table:table-cell>
          <table:table-cell table:formula="of:=ABS([.J33]-[.$E33])/[.I33]" office:value-type="float" office:value="0">
            <text:p>0</text:p>
          </table:table-cell>
          <table:table-cell table:formula="of:=ABS([.K33]-[.$E33])/[.J33]" office:value-type="float" office:value="0.0419776119402985">
            <text:p>0.0419776119</text:p>
          </table:table-cell>
          <table:table-cell table:formula="of:=ABS([.L33]-[.$E33])/[.K33]" office:value-type="float" office:value="0.0632911392405063">
            <text:p>0.0632911392</text:p>
          </table:table-cell>
          <table:table-cell table:formula="of:=ABS([.M33]-[.$E33])/[.L33]" office:value-type="float" office:value="0.0953326713008937">
            <text:p>0.0953326713</text:p>
          </table:table-cell>
          <table:table-cell table:formula="of:=ABS([.N33]-[.$E33])/[.M33]" office:value-type="float" office:value="0.0983606557377049">
            <text:p>0.0983606557</text:p>
          </table:table-cell>
          <table:table-cell table:formula="of:=ABS([.O33]-[.$E33])/[.N33]" office:value-type="float" office:value="0.177254098360656">
            <text:p>0.1772540984</text:p>
          </table:table-cell>
          <table:table-cell table:formula="of:=ABS([.P33]-[.$E33])/[.O33]" office:value-type="float" office:value="0.192436040044494">
            <text:p>0.1924360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949">
            <text:p>949</text:p>
          </table:table-cell>
          <table:table-cell office:value-type="float" office:value="872">
            <text:p>872</text:p>
          </table:table-cell>
          <table:table-cell office:value-type="float" office:value="812">
            <text:p>812</text:p>
          </table:table-cell>
          <table:table-cell office:value-type="float" office:value="788">
            <text:p>788</text:p>
          </table:table-cell>
          <table:table-cell table:number-columns-repeated="2" office:value-type="float" office:value="773">
            <text:p>773</text:p>
          </table:table-cell>
          <table:table-cell table:formula="of:=ABS([.F34]-[.$E34])/[.E34]" office:value-type="float" office:value="0">
            <text:p>0</text:p>
          </table:table-cell>
          <table:table-cell table:formula="of:=ABS([.G34]-[.$E34])/[.F34]" office:value-type="float" office:value="0">
            <text:p>0</text:p>
          </table:table-cell>
          <table:table-cell table:formula="of:=ABS([.H34]-[.$E34])/[.G34]" office:value-type="float" office:value="0">
            <text:p>0</text:p>
          </table:table-cell>
          <table:table-cell table:formula="of:=ABS([.I34]-[.$E34])/[.H34]" office:value-type="float" office:value="0">
            <text:p>0</text:p>
          </table:table-cell>
          <table:table-cell table:formula="of:=ABS([.J34]-[.$E34])/[.I34]" office:value-type="float" office:value="0">
            <text:p>0</text:p>
          </table:table-cell>
          <table:table-cell table:formula="of:=ABS([.K34]-[.$E34])/[.J34]" office:value-type="float" office:value="0">
            <text:p>0</text:p>
          </table:table-cell>
          <table:table-cell table:formula="of:=ABS([.L34]-[.$E34])/[.K34]" office:value-type="float" office:value="0.0811380400421496">
            <text:p>0.08113804</text:p>
          </table:table-cell>
          <table:table-cell table:formula="of:=ABS([.M34]-[.$E34])/[.L34]" office:value-type="float" office:value="0.157110091743119">
            <text:p>0.1571100917</text:p>
          </table:table-cell>
          <table:table-cell table:formula="of:=ABS([.N34]-[.$E34])/[.M34]" office:value-type="float" office:value="0.198275862068966">
            <text:p>0.1982758621</text:p>
          </table:table-cell>
          <table:table-cell table:formula="of:=ABS([.O34]-[.$E34])/[.N34]" office:value-type="float" office:value="0.223350253807107">
            <text:p>0.2233502538</text:p>
          </table:table-cell>
          <table:table-cell table:formula="of:=ABS([.P34]-[.$E34])/[.O34]" office:value-type="float" office:value="0.227684346701164">
            <text:p>0.227684346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table:number-columns-repeated="2" office:value-type="float" office:value="919">
            <text:p>919</text:p>
          </table:table-cell>
          <table:table-cell table:number-columns-repeated="4" office:value-type="float" office:value="909">
            <text:p>909</text:p>
          </table:table-cell>
          <table:table-cell office:value-type="float" office:value="883">
            <text:p>883</text:p>
          </table:table-cell>
          <table:table-cell office:value-type="float" office:value="851">
            <text:p>851</text:p>
          </table:table-cell>
          <table:table-cell table:number-columns-repeated="2" office:value-type="float" office:value="845">
            <text:p>845</text:p>
          </table:table-cell>
          <table:table-cell office:value-type="float" office:value="765">
            <text:p>765</text:p>
          </table:table-cell>
          <table:table-cell table:formula="of:=ABS([.F35]-[.$E35])/[.E35]" office:value-type="float" office:value="0.00325379609544469">
            <text:p>0.0032537961</text:p>
          </table:table-cell>
          <table:table-cell table:formula="of:=ABS([.G35]-[.$E35])/[.F35]" office:value-type="float" office:value="0.00326441784548422">
            <text:p>0.0032644178</text:p>
          </table:table-cell>
          <table:table-cell table:formula="of:=ABS([.H35]-[.$E35])/[.G35]" office:value-type="float" office:value="0.014145810663765">
            <text:p>0.0141458107</text:p>
          </table:table-cell>
          <table:table-cell table:formula="of:=ABS([.I35]-[.$E35])/[.H35]" office:value-type="float" office:value="0.0143014301430143">
            <text:p>0.0143014301</text:p>
          </table:table-cell>
          <table:table-cell table:formula="of:=ABS([.J35]-[.$E35])/[.I35]" office:value-type="float" office:value="0.0143014301430143">
            <text:p>0.0143014301</text:p>
          </table:table-cell>
          <table:table-cell table:formula="of:=ABS([.K35]-[.$E35])/[.J35]" office:value-type="float" office:value="0.0143014301430143">
            <text:p>0.0143014301</text:p>
          </table:table-cell>
          <table:table-cell table:formula="of:=ABS([.L35]-[.$E35])/[.K35]" office:value-type="float" office:value="0.0429042904290429">
            <text:p>0.0429042904</text:p>
          </table:table-cell>
          <table:table-cell table:formula="of:=ABS([.M35]-[.$E35])/[.L35]" office:value-type="float" office:value="0.0804077010192525">
            <text:p>0.080407701</text:p>
          </table:table-cell>
          <table:table-cell table:formula="of:=ABS([.N35]-[.$E35])/[.M35]" office:value-type="float" office:value="0.09048178613396">
            <text:p>0.0904817861</text:p>
          </table:table-cell>
          <table:table-cell table:formula="of:=ABS([.O35]-[.$E35])/[.N35]" office:value-type="float" office:value="0.0911242603550296">
            <text:p>0.0911242604</text:p>
          </table:table-cell>
          <table:table-cell table:formula="of:=ABS([.P35]-[.$E35])/[.O35]" office:value-type="float" office:value="0.185798816568047">
            <text:p>0.185798816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table:number-columns-repeated="4" office:value-type="float" office:value="815">
            <text:p>815</text:p>
          </table:table-cell>
          <table:table-cell office:value-type="float" office:value="808">
            <text:p>808</text:p>
          </table:table-cell>
          <table:table-cell office:value-type="float" office:value="779">
            <text:p>779</text:p>
          </table:table-cell>
          <table:table-cell table:number-columns-repeated="2" office:value-type="float" office:value="720">
            <text:p>720</text:p>
          </table:table-cell>
          <table:table-cell office:value-type="float" office:value="671">
            <text:p>671</text:p>
          </table:table-cell>
          <table:table-cell table:number-columns-repeated="2" office:value-type="float" office:value="670">
            <text:p>670</text:p>
          </table:table-cell>
          <table:table-cell table:formula="of:=ABS([.F36]-[.$E36])/[.E36]" office:value-type="float" office:value="0.00730816077953715">
            <text:p>0.0073081608</text:p>
          </table:table-cell>
          <table:table-cell table:formula="of:=ABS([.G36]-[.$E36])/[.F36]" office:value-type="float" office:value="0.00736196319018405">
            <text:p>0.0073619632</text:p>
          </table:table-cell>
          <table:table-cell table:formula="of:=ABS([.H36]-[.$E36])/[.G36]" office:value-type="float" office:value="0.00736196319018405">
            <text:p>0.0073619632</text:p>
          </table:table-cell>
          <table:table-cell table:formula="of:=ABS([.I36]-[.$E36])/[.H36]" office:value-type="float" office:value="0.00736196319018405">
            <text:p>0.0073619632</text:p>
          </table:table-cell>
          <table:table-cell table:formula="of:=ABS([.J36]-[.$E36])/[.I36]" office:value-type="float" office:value="0.0159509202453988">
            <text:p>0.0159509202</text:p>
          </table:table-cell>
          <table:table-cell table:formula="of:=ABS([.K36]-[.$E36])/[.J36]" office:value-type="float" office:value="0.051980198019802">
            <text:p>0.051980198</text:p>
          </table:table-cell>
          <table:table-cell table:formula="of:=ABS([.L36]-[.$E36])/[.K36]" office:value-type="float" office:value="0.129653401797176">
            <text:p>0.1296534018</text:p>
          </table:table-cell>
          <table:table-cell table:formula="of:=ABS([.M36]-[.$E36])/[.L36]" office:value-type="float" office:value="0.140277777777778">
            <text:p>0.1402777778</text:p>
          </table:table-cell>
          <table:table-cell table:formula="of:=ABS([.N36]-[.$E36])/[.M36]" office:value-type="float" office:value="0.208333333333333">
            <text:p>0.2083333333</text:p>
          </table:table-cell>
          <table:table-cell table:formula="of:=ABS([.O36]-[.$E36])/[.N36]" office:value-type="float" office:value="0.225037257824143">
            <text:p>0.2250372578</text:p>
          </table:table-cell>
          <table:table-cell table:formula="of:=ABS([.P36]-[.$E36])/[.O36]" office:value-type="float" office:value="0.225373134328358">
            <text:p>0.22537313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980">
            <text:p>980</text:p>
          </table:table-cell>
          <table:table-cell office:value-type="float" office:value="971">
            <text:p>971</text:p>
          </table:table-cell>
          <table:table-cell table:number-columns-repeated="3" office:value-type="float" office:value="891">
            <text:p>891</text:p>
          </table:table-cell>
          <table:table-cell table:number-columns-repeated="2" office:value-type="float" office:value="849">
            <text:p>849</text:p>
          </table:table-cell>
          <table:table-cell table:formula="of:=ABS([.F37]-[.$E37])/[.E37]" office:value-type="float" office:value="0">
            <text:p>0</text:p>
          </table:table-cell>
          <table:table-cell table:formula="of:=ABS([.G37]-[.$E37])/[.F37]" office:value-type="float" office:value="0">
            <text:p>0</text:p>
          </table:table-cell>
          <table:table-cell table:formula="of:=ABS([.H37]-[.$E37])/[.G37]" office:value-type="float" office:value="0">
            <text:p>0</text:p>
          </table:table-cell>
          <table:table-cell table:formula="of:=ABS([.I37]-[.$E37])/[.H37]" office:value-type="float" office:value="0">
            <text:p>0</text:p>
          </table:table-cell>
          <table:table-cell table:formula="of:=ABS([.J37]-[.$E37])/[.I37]" office:value-type="float" office:value="0">
            <text:p>0</text:p>
          </table:table-cell>
          <table:table-cell table:formula="of:=ABS([.K37]-[.$E37])/[.J37]" office:value-type="float" office:value="0.00918367346938776">
            <text:p>0.0091836735</text:p>
          </table:table-cell>
          <table:table-cell table:formula="of:=ABS([.L37]-[.$E37])/[.K37]" office:value-type="float" office:value="0.0916580844490216">
            <text:p>0.0916580844</text:p>
          </table:table-cell>
          <table:table-cell table:formula="of:=ABS([.M37]-[.$E37])/[.L37]" office:value-type="float" office:value="0.0998877665544332">
            <text:p>0.0998877666</text:p>
          </table:table-cell>
          <table:table-cell table:formula="of:=ABS([.N37]-[.$E37])/[.M37]" office:value-type="float" office:value="0.0998877665544332">
            <text:p>0.0998877666</text:p>
          </table:table-cell>
          <table:table-cell table:formula="of:=ABS([.O37]-[.$E37])/[.N37]" office:value-type="float" office:value="0.14702581369248">
            <text:p>0.1470258137</text:p>
          </table:table-cell>
          <table:table-cell table:formula="of:=ABS([.P37]-[.$E37])/[.O37]" office:value-type="float" office:value="0.154299175500589">
            <text:p>0.154299175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8" office:value-type="float" office:value="1018">
            <text:p>1018</text:p>
          </table:table-cell>
          <table:table-cell table:number-columns-repeated="2" office:value-type="float" office:value="994">
            <text:p>994</text:p>
          </table:table-cell>
          <table:table-cell table:number-columns-repeated="2" office:value-type="float" office:value="926">
            <text:p>926</text:p>
          </table:table-cell>
          <table:table-cell table:formula="of:=ABS([.F38]-[.$E38])/[.E38]" office:value-type="float" office:value="0">
            <text:p>0</text:p>
          </table:table-cell>
          <table:table-cell table:formula="of:=ABS([.G38]-[.$E38])/[.F38]" office:value-type="float" office:value="0">
            <text:p>0</text:p>
          </table:table-cell>
          <table:table-cell table:formula="of:=ABS([.H38]-[.$E38])/[.G38]" office:value-type="float" office:value="0">
            <text:p>0</text:p>
          </table:table-cell>
          <table:table-cell table:formula="of:=ABS([.I38]-[.$E38])/[.H38]" office:value-type="float" office:value="0">
            <text:p>0</text:p>
          </table:table-cell>
          <table:table-cell table:formula="of:=ABS([.J38]-[.$E38])/[.I38]" office:value-type="float" office:value="0">
            <text:p>0</text:p>
          </table:table-cell>
          <table:table-cell table:formula="of:=ABS([.K38]-[.$E38])/[.J38]" office:value-type="float" office:value="0">
            <text:p>0</text:p>
          </table:table-cell>
          <table:table-cell table:formula="of:=ABS([.L38]-[.$E38])/[.K38]" office:value-type="float" office:value="0">
            <text:p>0</text:p>
          </table:table-cell>
          <table:table-cell table:formula="of:=ABS([.M38]-[.$E38])/[.L38]" office:value-type="float" office:value="0.0235756385068762">
            <text:p>0.0235756385</text:p>
          </table:table-cell>
          <table:table-cell table:formula="of:=ABS([.N38]-[.$E38])/[.M38]" office:value-type="float" office:value="0.0241448692152917">
            <text:p>0.0241448692</text:p>
          </table:table-cell>
          <table:table-cell table:formula="of:=ABS([.O38]-[.$E38])/[.N38]" office:value-type="float" office:value="0.0925553319919517">
            <text:p>0.092555332</text:p>
          </table:table-cell>
          <table:table-cell table:formula="of:=ABS([.P38]-[.$E38])/[.O38]" office:value-type="float" office:value="0.0993520518358531">
            <text:p>0.099352051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 office:value-type="float" office:value="1171">
            <text:p>1171</text:p>
          </table:table-cell>
          <table:table-cell office:value-type="float" office:value="1137">
            <text:p>1137</text:p>
          </table:table-cell>
          <table:table-cell table:number-columns-repeated="2" office:value-type="float" office:value="1118">
            <text:p>1118</text:p>
          </table:table-cell>
          <table:table-cell table:number-columns-repeated="3" office:value-type="float" office:value="1107">
            <text:p>1107</text:p>
          </table:table-cell>
          <table:table-cell office:value-type="float" office:value="970">
            <text:p>970</text:p>
          </table:table-cell>
          <table:table-cell office:value-type="float" office:value="965">
            <text:p>965</text:p>
          </table:table-cell>
          <table:table-cell table:formula="of:=ABS([.F39]-[.$E39])/[.E39]" office:value-type="float" office:value="0">
            <text:p>0</text:p>
          </table:table-cell>
          <table:table-cell table:formula="of:=ABS([.G39]-[.$E39])/[.F39]" office:value-type="float" office:value="0">
            <text:p>0</text:p>
          </table:table-cell>
          <table:table-cell table:formula="of:=ABS([.H39]-[.$E39])/[.G39]" office:value-type="float" office:value="0">
            <text:p>0</text:p>
          </table:table-cell>
          <table:table-cell table:formula="of:=ABS([.I39]-[.$E39])/[.H39]" office:value-type="float" office:value="0.0290350128095645">
            <text:p>0.0290350128</text:p>
          </table:table-cell>
          <table:table-cell table:formula="of:=ABS([.J39]-[.$E39])/[.I39]" office:value-type="float" office:value="0.0466138962181179">
            <text:p>0.0466138962</text:p>
          </table:table-cell>
          <table:table-cell table:formula="of:=ABS([.K39]-[.$E39])/[.J39]" office:value-type="float" office:value="0.0474060822898032">
            <text:p>0.0474060823</text:p>
          </table:table-cell>
          <table:table-cell table:formula="of:=ABS([.L39]-[.$E39])/[.K39]" office:value-type="float" office:value="0.0572450805008945">
            <text:p>0.0572450805</text:p>
          </table:table-cell>
          <table:table-cell table:formula="of:=ABS([.M39]-[.$E39])/[.L39]" office:value-type="float" office:value="0.0578139114724481">
            <text:p>0.0578139115</text:p>
          </table:table-cell>
          <table:table-cell table:formula="of:=ABS([.N39]-[.$E39])/[.M39]" office:value-type="float" office:value="0.0578139114724481">
            <text:p>0.0578139115</text:p>
          </table:table-cell>
          <table:table-cell table:formula="of:=ABS([.O39]-[.$E39])/[.N39]" office:value-type="float" office:value="0.181571815718157">
            <text:p>0.1815718157</text:p>
          </table:table-cell>
          <table:table-cell table:formula="of:=ABS([.P39]-[.$E39])/[.O39]" office:value-type="float" office:value="0.212371134020619">
            <text:p>0.21237113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5" office:value-type="float" office:value="1043">
            <text:p>1043</text:p>
          </table:table-cell>
          <table:table-cell table:number-columns-repeated="2" office:value-type="float" office:value="1013">
            <text:p>1013</text:p>
          </table:table-cell>
          <table:table-cell office:value-type="float" office:value="986">
            <text:p>986</text:p>
          </table:table-cell>
          <table:table-cell table:number-columns-repeated="3" office:value-type="float" office:value="978">
            <text:p>978</text:p>
          </table:table-cell>
          <table:table-cell office:value-type="float" office:value="900">
            <text:p>900</text:p>
          </table:table-cell>
          <table:table-cell table:formula="of:=ABS([.F40]-[.$E40])/[.E40]" office:value-type="float" office:value="0">
            <text:p>0</text:p>
          </table:table-cell>
          <table:table-cell table:formula="of:=ABS([.G40]-[.$E40])/[.F40]" office:value-type="float" office:value="0">
            <text:p>0</text:p>
          </table:table-cell>
          <table:table-cell table:formula="of:=ABS([.H40]-[.$E40])/[.G40]" office:value-type="float" office:value="0">
            <text:p>0</text:p>
          </table:table-cell>
          <table:table-cell table:formula="of:=ABS([.I40]-[.$E40])/[.H40]" office:value-type="float" office:value="0">
            <text:p>0</text:p>
          </table:table-cell>
          <table:table-cell table:formula="of:=ABS([.J40]-[.$E40])/[.I40]" office:value-type="float" office:value="0.0287631831255992">
            <text:p>0.0287631831</text:p>
          </table:table-cell>
          <table:table-cell table:formula="of:=ABS([.K40]-[.$E40])/[.J40]" office:value-type="float" office:value="0.0296150049358342">
            <text:p>0.0296150049</text:p>
          </table:table-cell>
          <table:table-cell table:formula="of:=ABS([.L40]-[.$E40])/[.K40]" office:value-type="float" office:value="0.0562685093780849">
            <text:p>0.0562685094</text:p>
          </table:table-cell>
          <table:table-cell table:formula="of:=ABS([.M40]-[.$E40])/[.L40]" office:value-type="float" office:value="0.0659229208924949">
            <text:p>0.0659229209</text:p>
          </table:table-cell>
          <table:table-cell table:formula="of:=ABS([.N40]-[.$E40])/[.M40]" office:value-type="float" office:value="0.0664621676891615">
            <text:p>0.0664621677</text:p>
          </table:table-cell>
          <table:table-cell table:formula="of:=ABS([.O40]-[.$E40])/[.N40]" office:value-type="float" office:value="0.0664621676891615">
            <text:p>0.0664621677</text:p>
          </table:table-cell>
          <table:table-cell table:formula="of:=ABS([.P40]-[.$E40])/[.O40]" office:value-type="float" office:value="0.146216768916155">
            <text:p>0.146216768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office:value-type="float" office:value="978">
            <text:p>978</text:p>
          </table:table-cell>
          <table:table-cell office:value-type="float" office:value="955">
            <text:p>955</text:p>
          </table:table-cell>
          <table:table-cell table:number-columns-repeated="3" office:value-type="float" office:value="931">
            <text:p>931</text:p>
          </table:table-cell>
          <table:table-cell office:value-type="float" office:value="916">
            <text:p>916</text:p>
          </table:table-cell>
          <table:table-cell office:value-type="float" office:value="876">
            <text:p>876</text:p>
          </table:table-cell>
          <table:table-cell table:number-columns-repeated="2" office:value-type="float" office:value="866">
            <text:p>866</text:p>
          </table:table-cell>
          <table:table-cell office:value-type="float" office:value="805">
            <text:p>805</text:p>
          </table:table-cell>
          <table:table-cell table:formula="of:=ABS([.F41]-[.$E41])/[.E41]" office:value-type="float" office:value="0">
            <text:p>0</text:p>
          </table:table-cell>
          <table:table-cell table:formula="of:=ABS([.G41]-[.$E41])/[.F41]" office:value-type="float" office:value="0.0151057401812689">
            <text:p>0.0151057402</text:p>
          </table:table-cell>
          <table:table-cell table:formula="of:=ABS([.H41]-[.$E41])/[.G41]" office:value-type="float" office:value="0.0388548057259714">
            <text:p>0.0388548057</text:p>
          </table:table-cell>
          <table:table-cell table:formula="of:=ABS([.I41]-[.$E41])/[.H41]" office:value-type="float" office:value="0.0649214659685864">
            <text:p>0.064921466</text:p>
          </table:table-cell>
          <table:table-cell table:formula="of:=ABS([.J41]-[.$E41])/[.I41]" office:value-type="float" office:value="0.0665950590762621">
            <text:p>0.0665950591</text:p>
          </table:table-cell>
          <table:table-cell table:formula="of:=ABS([.K41]-[.$E41])/[.J41]" office:value-type="float" office:value="0.0665950590762621">
            <text:p>0.0665950591</text:p>
          </table:table-cell>
          <table:table-cell table:formula="of:=ABS([.L41]-[.$E41])/[.K41]" office:value-type="float" office:value="0.0827067669172932">
            <text:p>0.0827067669</text:p>
          </table:table-cell>
          <table:table-cell table:formula="of:=ABS([.M41]-[.$E41])/[.L41]" office:value-type="float" office:value="0.127729257641921">
            <text:p>0.1277292576</text:p>
          </table:table-cell>
          <table:table-cell table:formula="of:=ABS([.N41]-[.$E41])/[.M41]" office:value-type="float" office:value="0.144977168949772">
            <text:p>0.1449771689</text:p>
          </table:table-cell>
          <table:table-cell table:formula="of:=ABS([.O41]-[.$E41])/[.N41]" office:value-type="float" office:value="0.146651270207852">
            <text:p>0.1466512702</text:p>
          </table:table-cell>
          <table:table-cell table:formula="of:=ABS([.P41]-[.$E41])/[.O41]" office:value-type="float" office:value="0.217090069284065">
            <text:p>0.217090069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131">
            <text:p>1131</text:p>
          </table:table-cell>
          <table:table-cell office:value-type="float" office:value="1108">
            <text:p>1108</text:p>
          </table:table-cell>
          <table:table-cell office:value-type="float" office:value="1090">
            <text:p>1090</text:p>
          </table:table-cell>
          <table:table-cell table:number-columns-repeated="2" office:value-type="float" office:value="1035">
            <text:p>1035</text:p>
          </table:table-cell>
          <table:table-cell office:value-type="float" office:value="961">
            <text:p>961</text:p>
          </table:table-cell>
          <table:table-cell office:value-type="float" office:value="923">
            <text:p>923</text:p>
          </table:table-cell>
          <table:table-cell table:formula="of:=ABS([.F42]-[.$E42])/[.E42]" office:value-type="float" office:value="0">
            <text:p>0</text:p>
          </table:table-cell>
          <table:table-cell table:formula="of:=ABS([.G42]-[.$E42])/[.F42]" office:value-type="float" office:value="0">
            <text:p>0</text:p>
          </table:table-cell>
          <table:table-cell table:formula="of:=ABS([.H42]-[.$E42])/[.G42]" office:value-type="float" office:value="0">
            <text:p>0</text:p>
          </table:table-cell>
          <table:table-cell table:formula="of:=ABS([.I42]-[.$E42])/[.H42]" office:value-type="float" office:value="0">
            <text:p>0</text:p>
          </table:table-cell>
          <table:table-cell table:formula="of:=ABS([.J42]-[.$E42])/[.I42]" office:value-type="float" office:value="0">
            <text:p>0</text:p>
          </table:table-cell>
          <table:table-cell table:formula="of:=ABS([.K42]-[.$E42])/[.J42]" office:value-type="float" office:value="0.0203359858532272">
            <text:p>0.0203359859</text:p>
          </table:table-cell>
          <table:table-cell table:formula="of:=ABS([.L42]-[.$E42])/[.K42]" office:value-type="float" office:value="0.0370036101083032">
            <text:p>0.0370036101</text:p>
          </table:table-cell>
          <table:table-cell table:formula="of:=ABS([.M42]-[.$E42])/[.L42]" office:value-type="float" office:value="0.0880733944954129">
            <text:p>0.0880733945</text:p>
          </table:table-cell>
          <table:table-cell table:formula="of:=ABS([.N42]-[.$E42])/[.M42]" office:value-type="float" office:value="0.0927536231884058">
            <text:p>0.0927536232</text:p>
          </table:table-cell>
          <table:table-cell table:formula="of:=ABS([.O42]-[.$E42])/[.N42]" office:value-type="float" office:value="0.164251207729469">
            <text:p>0.1642512077</text:p>
          </table:table-cell>
          <table:table-cell table:formula="of:=ABS([.P42]-[.$E42])/[.O42]" office:value-type="float" office:value="0.216441207075963">
            <text:p>0.216441207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33">
            <text:p>633</text:p>
          </table:table-cell>
          <table:table-cell office:value-type="float" office:value="629">
            <text:p>629</text:p>
          </table:table-cell>
          <table:table-cell table:number-columns-repeated="2" office:value-type="float" office:value="621">
            <text:p>621</text:p>
          </table:table-cell>
          <table:table-cell table:number-columns-repeated="2" office:value-type="float" office:value="603">
            <text:p>603</text:p>
          </table:table-cell>
          <table:table-cell table:number-columns-repeated="2" office:value-type="float" office:value="580">
            <text:p>580</text:p>
          </table:table-cell>
          <table:table-cell table:number-columns-repeated="2" office:value-type="float" office:value="559">
            <text:p>559</text:p>
          </table:table-cell>
          <table:table-cell office:value-type="float" office:value="484">
            <text:p>484</text:p>
          </table:table-cell>
          <table:table-cell office:value-type="float" office:value="448">
            <text:p>448</text:p>
          </table:table-cell>
          <table:table-cell table:formula="of:=ABS([.F43]-[.$E43])/[.E43]" office:value-type="float" office:value="0.00631911532385466">
            <text:p>0.0063191153</text:p>
          </table:table-cell>
          <table:table-cell table:formula="of:=ABS([.G43]-[.$E43])/[.F43]" office:value-type="float" office:value="0.0190779014308426">
            <text:p>0.0190779014</text:p>
          </table:table-cell>
          <table:table-cell table:formula="of:=ABS([.H43]-[.$E43])/[.G43]" office:value-type="float" office:value="0.0193236714975845">
            <text:p>0.0193236715</text:p>
          </table:table-cell>
          <table:table-cell table:formula="of:=ABS([.I43]-[.$E43])/[.H43]" office:value-type="float" office:value="0.0483091787439614">
            <text:p>0.0483091787</text:p>
          </table:table-cell>
          <table:table-cell table:formula="of:=ABS([.J43]-[.$E43])/[.I43]" office:value-type="float" office:value="0.0497512437810945">
            <text:p>0.0497512438</text:p>
          </table:table-cell>
          <table:table-cell table:formula="of:=ABS([.K43]-[.$E43])/[.J43]" office:value-type="float" office:value="0.087893864013267">
            <text:p>0.087893864</text:p>
          </table:table-cell>
          <table:table-cell table:formula="of:=ABS([.L43]-[.$E43])/[.K43]" office:value-type="float" office:value="0.0913793103448276">
            <text:p>0.0913793103</text:p>
          </table:table-cell>
          <table:table-cell table:formula="of:=ABS([.M43]-[.$E43])/[.L43]" office:value-type="float" office:value="0.127586206896552">
            <text:p>0.1275862069</text:p>
          </table:table-cell>
          <table:table-cell table:formula="of:=ABS([.N43]-[.$E43])/[.M43]" office:value-type="float" office:value="0.132379248658318">
            <text:p>0.1323792487</text:p>
          </table:table-cell>
          <table:table-cell table:formula="of:=ABS([.O43]-[.$E43])/[.N43]" office:value-type="float" office:value="0.26654740608229">
            <text:p>0.2665474061</text:p>
          </table:table-cell>
          <table:table-cell table:formula="of:=ABS([.P43]-[.$E43])/[.O43]" office:value-type="float" office:value="0.382231404958678">
            <text:p>0.38223140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2">
            <text:p>832</text:p>
          </table:table-cell>
          <table:table-cell office:value-type="float" office:value="826">
            <text:p>826</text:p>
          </table:table-cell>
          <table:table-cell office:value-type="float" office:value="819">
            <text:p>819</text:p>
          </table:table-cell>
          <table:table-cell table:number-columns-repeated="5" office:value-type="float" office:value="807">
            <text:p>807</text:p>
          </table:table-cell>
          <table:table-cell table:number-columns-repeated="2" office:value-type="float" office:value="672">
            <text:p>672</text:p>
          </table:table-cell>
          <table:table-cell office:value-type="float" office:value="662">
            <text:p>662</text:p>
          </table:table-cell>
          <table:table-cell table:formula="of:=ABS([.F44]-[.$E44])/[.E44]" office:value-type="float" office:value="0">
            <text:p>0</text:p>
          </table:table-cell>
          <table:table-cell table:formula="of:=ABS([.G44]-[.$E44])/[.F44]" office:value-type="float" office:value="0.00721153846153846">
            <text:p>0.0072115385</text:p>
          </table:table-cell>
          <table:table-cell table:formula="of:=ABS([.H44]-[.$E44])/[.G44]" office:value-type="float" office:value="0.0157384987893462">
            <text:p>0.0157384988</text:p>
          </table:table-cell>
          <table:table-cell table:formula="of:=ABS([.I44]-[.$E44])/[.H44]" office:value-type="float" office:value="0.0305250305250305">
            <text:p>0.0305250305</text:p>
          </table:table-cell>
          <table:table-cell table:formula="of:=ABS([.J44]-[.$E44])/[.I44]" office:value-type="float" office:value="0.0309789343246592">
            <text:p>0.0309789343</text:p>
          </table:table-cell>
          <table:table-cell table:formula="of:=ABS([.K44]-[.$E44])/[.J44]" office:value-type="float" office:value="0.0309789343246592">
            <text:p>0.0309789343</text:p>
          </table:table-cell>
          <table:table-cell table:formula="of:=ABS([.L44]-[.$E44])/[.K44]" office:value-type="float" office:value="0.0309789343246592">
            <text:p>0.0309789343</text:p>
          </table:table-cell>
          <table:table-cell table:formula="of:=ABS([.M44]-[.$E44])/[.L44]" office:value-type="float" office:value="0.0309789343246592">
            <text:p>0.0309789343</text:p>
          </table:table-cell>
          <table:table-cell table:formula="of:=ABS([.N44]-[.$E44])/[.M44]" office:value-type="float" office:value="0.198265179677819">
            <text:p>0.1982651797</text:p>
          </table:table-cell>
          <table:table-cell table:formula="of:=ABS([.O44]-[.$E44])/[.N44]" office:value-type="float" office:value="0.238095238095238">
            <text:p>0.2380952381</text:p>
          </table:table-cell>
          <table:table-cell table:formula="of:=ABS([.P44]-[.$E44])/[.O44]" office:value-type="float" office:value="0.25297619047619">
            <text:p>0.252976190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3" office:value-type="float" office:value="621">
            <text:p>621</text:p>
          </table:table-cell>
          <table:table-cell table:number-columns-repeated="3" office:value-type="float" office:value="581">
            <text:p>581</text:p>
          </table:table-cell>
          <table:table-cell table:number-columns-repeated="3" office:value-type="float" office:value="568">
            <text:p>568</text:p>
          </table:table-cell>
          <table:table-cell table:number-columns-repeated="3" office:value-type="float" office:value="492">
            <text:p>492</text:p>
          </table:table-cell>
          <table:table-cell table:formula="of:=ABS([.F45]-[.$E45])/[.E45]" office:value-type="float" office:value="0">
            <text:p>0</text:p>
          </table:table-cell>
          <table:table-cell table:formula="of:=ABS([.G45]-[.$E45])/[.F45]" office:value-type="float" office:value="0">
            <text:p>0</text:p>
          </table:table-cell>
          <table:table-cell table:formula="of:=ABS([.H45]-[.$E45])/[.G45]" office:value-type="float" office:value="0.0644122383252818">
            <text:p>0.0644122383</text:p>
          </table:table-cell>
          <table:table-cell table:formula="of:=ABS([.I45]-[.$E45])/[.H45]" office:value-type="float" office:value="0.0688468158347676">
            <text:p>0.0688468158</text:p>
          </table:table-cell>
          <table:table-cell table:formula="of:=ABS([.J45]-[.$E45])/[.I45]" office:value-type="float" office:value="0.0688468158347676">
            <text:p>0.0688468158</text:p>
          </table:table-cell>
          <table:table-cell table:formula="of:=ABS([.K45]-[.$E45])/[.J45]" office:value-type="float" office:value="0.0912220309810671">
            <text:p>0.091222031</text:p>
          </table:table-cell>
          <table:table-cell table:formula="of:=ABS([.L45]-[.$E45])/[.K45]" office:value-type="float" office:value="0.0933098591549296">
            <text:p>0.0933098592</text:p>
          </table:table-cell>
          <table:table-cell table:formula="of:=ABS([.M45]-[.$E45])/[.L45]" office:value-type="float" office:value="0.0933098591549296">
            <text:p>0.0933098592</text:p>
          </table:table-cell>
          <table:table-cell table:formula="of:=ABS([.N45]-[.$E45])/[.M45]" office:value-type="float" office:value="0.227112676056338">
            <text:p>0.2271126761</text:p>
          </table:table-cell>
          <table:table-cell table:formula="of:=ABS([.O45]-[.$E45])/[.N45]" office:value-type="float" office:value="0.26219512195122">
            <text:p>0.262195122</text:p>
          </table:table-cell>
          <table:table-cell table:formula="of:=ABS([.P45]-[.$E45])/[.O45]" office:value-type="float" office:value="0.26219512195122">
            <text:p>0.26219512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830">
            <text:p>830</text:p>
          </table:table-cell>
          <table:table-cell table:number-columns-repeated="2" office:value-type="float" office:value="811">
            <text:p>811</text:p>
          </table:table-cell>
          <table:table-cell office:value-type="float" office:value="661">
            <text:p>661</text:p>
          </table:table-cell>
          <table:table-cell table:number-columns-repeated="3" office:value-type="float" office:value="641">
            <text:p>641</text:p>
          </table:table-cell>
          <table:table-cell table:formula="of:=ABS([.F46]-[.$E46])/[.E46]" office:value-type="float" office:value="0">
            <text:p>0</text:p>
          </table:table-cell>
          <table:table-cell table:formula="of:=ABS([.G46]-[.$E46])/[.F46]" office:value-type="float" office:value="0">
            <text:p>0</text:p>
          </table:table-cell>
          <table:table-cell table:formula="of:=ABS([.H46]-[.$E46])/[.G46]" office:value-type="float" office:value="0">
            <text:p>0</text:p>
          </table:table-cell>
          <table:table-cell table:formula="of:=ABS([.I46]-[.$E46])/[.H46]" office:value-type="float" office:value="0">
            <text:p>0</text:p>
          </table:table-cell>
          <table:table-cell table:formula="of:=ABS([.J46]-[.$E46])/[.I46]" office:value-type="float" office:value="0">
            <text:p>0</text:p>
          </table:table-cell>
          <table:table-cell table:formula="of:=ABS([.K46]-[.$E46])/[.J46]" office:value-type="float" office:value="0.0228915662650602">
            <text:p>0.0228915663</text:p>
          </table:table-cell>
          <table:table-cell table:formula="of:=ABS([.L46]-[.$E46])/[.K46]" office:value-type="float" office:value="0.0234278668310727">
            <text:p>0.0234278668</text:p>
          </table:table-cell>
          <table:table-cell table:formula="of:=ABS([.M46]-[.$E46])/[.L46]" office:value-type="float" office:value="0.208384710234279">
            <text:p>0.2083847102</text:p>
          </table:table-cell>
          <table:table-cell table:formula="of:=ABS([.N46]-[.$E46])/[.M46]" office:value-type="float" office:value="0.285930408472012">
            <text:p>0.2859304085</text:p>
          </table:table-cell>
          <table:table-cell table:formula="of:=ABS([.O46]-[.$E46])/[.N46]" office:value-type="float" office:value="0.294851794071763">
            <text:p>0.2948517941</text:p>
          </table:table-cell>
          <table:table-cell table:formula="of:=ABS([.P46]-[.$E46])/[.O46]" office:value-type="float" office:value="0.294851794071763">
            <text:p>0.29485179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3" office:value-type="float" office:value="777">
            <text:p>777</text:p>
          </table:table-cell>
          <table:table-cell table:number-columns-repeated="2" office:value-type="float" office:value="760">
            <text:p>760</text:p>
          </table:table-cell>
          <table:table-cell office:value-type="float" office:value="752">
            <text:p>752</text:p>
          </table:table-cell>
          <table:table-cell table:number-columns-repeated="2" office:value-type="float" office:value="732">
            <text:p>732</text:p>
          </table:table-cell>
          <table:table-cell table:number-columns-repeated="3" office:value-type="float" office:value="708">
            <text:p>708</text:p>
          </table:table-cell>
          <table:table-cell office:value-type="float" office:value="604">
            <text:p>604</text:p>
          </table:table-cell>
          <table:table-cell table:formula="of:=ABS([.F47]-[.$E47])/[.E47]" office:value-type="float" office:value="0">
            <text:p>0</text:p>
          </table:table-cell>
          <table:table-cell table:formula="of:=ABS([.G47]-[.$E47])/[.F47]" office:value-type="float" office:value="0">
            <text:p>0</text:p>
          </table:table-cell>
          <table:table-cell table:formula="of:=ABS([.H47]-[.$E47])/[.G47]" office:value-type="float" office:value="0.0218790218790219">
            <text:p>0.0218790219</text:p>
          </table:table-cell>
          <table:table-cell table:formula="of:=ABS([.I47]-[.$E47])/[.H47]" office:value-type="float" office:value="0.0223684210526316">
            <text:p>0.0223684211</text:p>
          </table:table-cell>
          <table:table-cell table:formula="of:=ABS([.J47]-[.$E47])/[.I47]" office:value-type="float" office:value="0.0328947368421053">
            <text:p>0.0328947368</text:p>
          </table:table-cell>
          <table:table-cell table:formula="of:=ABS([.K47]-[.$E47])/[.J47]" office:value-type="float" office:value="0.0598404255319149">
            <text:p>0.0598404255</text:p>
          </table:table-cell>
          <table:table-cell table:formula="of:=ABS([.L47]-[.$E47])/[.K47]" office:value-type="float" office:value="0.0614754098360656">
            <text:p>0.0614754098</text:p>
          </table:table-cell>
          <table:table-cell table:formula="of:=ABS([.M47]-[.$E47])/[.L47]" office:value-type="float" office:value="0.0942622950819672">
            <text:p>0.0942622951</text:p>
          </table:table-cell>
          <table:table-cell table:formula="of:=ABS([.N47]-[.$E47])/[.M47]" office:value-type="float" office:value="0.0974576271186441">
            <text:p>0.0974576271</text:p>
          </table:table-cell>
          <table:table-cell table:formula="of:=ABS([.O47]-[.$E47])/[.N47]" office:value-type="float" office:value="0.0974576271186441">
            <text:p>0.0974576271</text:p>
          </table:table-cell>
          <table:table-cell table:formula="of:=ABS([.P47]-[.$E47])/[.O47]" office:value-type="float" office:value="0.244350282485876">
            <text:p>0.244350282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1030">
            <text:p>1030</text:p>
          </table:table-cell>
          <table:table-cell office:value-type="float" office:value="959">
            <text:p>959</text:p>
          </table:table-cell>
          <table:table-cell office:value-type="float" office:value="958">
            <text:p>958</text:p>
          </table:table-cell>
          <table:table-cell office:value-type="float" office:value="838">
            <text:p>838</text:p>
          </table:table-cell>
          <table:table-cell office:value-type="float" office:value="831">
            <text:p>831</text:p>
          </table:table-cell>
          <table:table-cell table:number-columns-repeated="2" office:value-type="float" office:value="814">
            <text:p>814</text:p>
          </table:table-cell>
          <table:table-cell table:formula="of:=ABS([.F48]-[.$E48])/[.E48]" office:value-type="float" office:value="0">
            <text:p>0</text:p>
          </table:table-cell>
          <table:table-cell table:formula="of:=ABS([.G48]-[.$E48])/[.F48]" office:value-type="float" office:value="0">
            <text:p>0</text:p>
          </table:table-cell>
          <table:table-cell table:formula="of:=ABS([.H48]-[.$E48])/[.G48]" office:value-type="float" office:value="0">
            <text:p>0</text:p>
          </table:table-cell>
          <table:table-cell table:formula="of:=ABS([.I48]-[.$E48])/[.H48]" office:value-type="float" office:value="0">
            <text:p>0</text:p>
          </table:table-cell>
          <table:table-cell table:formula="of:=ABS([.J48]-[.$E48])/[.I48]" office:value-type="float" office:value="0">
            <text:p>0</text:p>
          </table:table-cell>
          <table:table-cell table:formula="of:=ABS([.K48]-[.$E48])/[.J48]" office:value-type="float" office:value="0.0689320388349515">
            <text:p>0.0689320388</text:p>
          </table:table-cell>
          <table:table-cell table:formula="of:=ABS([.L48]-[.$E48])/[.K48]" office:value-type="float" office:value="0.0750782064650678">
            <text:p>0.0750782065</text:p>
          </table:table-cell>
          <table:table-cell table:formula="of:=ABS([.M48]-[.$E48])/[.L48]" office:value-type="float" office:value="0.200417536534447">
            <text:p>0.2004175365</text:p>
          </table:table-cell>
          <table:table-cell table:formula="of:=ABS([.N48]-[.$E48])/[.M48]" office:value-type="float" office:value="0.237470167064439">
            <text:p>0.2374701671</text:p>
          </table:table-cell>
          <table:table-cell table:formula="of:=ABS([.O48]-[.$E48])/[.N48]" office:value-type="float" office:value="0.259927797833935">
            <text:p>0.2599277978</text:p>
          </table:table-cell>
          <table:table-cell table:formula="of:=ABS([.P48]-[.$E48])/[.O48]" office:value-type="float" office:value="0.265356265356265">
            <text:p>0.265356265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864">
            <text:p>864</text:p>
          </table:table-cell>
          <table:table-cell office:value-type="float" office:value="786">
            <text:p>786</text:p>
          </table:table-cell>
          <table:table-cell office:value-type="float" office:value="743">
            <text:p>743</text:p>
          </table:table-cell>
          <table:table-cell office:value-type="float" office:value="707">
            <text:p>707</text:p>
          </table:table-cell>
          <table:table-cell office:value-type="float" office:value="618">
            <text:p>618</text:p>
          </table:table-cell>
          <table:table-cell office:value-type="float" office:value="617">
            <text:p>617</text:p>
          </table:table-cell>
          <table:table-cell office:value-type="float" office:value="542">
            <text:p>542</text:p>
          </table:table-cell>
          <table:table-cell table:formula="of:=ABS([.F49]-[.$E49])/[.E49]" office:value-type="float" office:value="0">
            <text:p>0</text:p>
          </table:table-cell>
          <table:table-cell table:formula="of:=ABS([.G49]-[.$E49])/[.F49]" office:value-type="float" office:value="0">
            <text:p>0</text:p>
          </table:table-cell>
          <table:table-cell table:formula="of:=ABS([.H49]-[.$E49])/[.G49]" office:value-type="float" office:value="0">
            <text:p>0</text:p>
          </table:table-cell>
          <table:table-cell table:formula="of:=ABS([.I49]-[.$E49])/[.H49]" office:value-type="float" office:value="0">
            <text:p>0</text:p>
          </table:table-cell>
          <table:table-cell table:formula="of:=ABS([.J49]-[.$E49])/[.I49]" office:value-type="float" office:value="0">
            <text:p>0</text:p>
          </table:table-cell>
          <table:table-cell table:formula="of:=ABS([.K49]-[.$E49])/[.J49]" office:value-type="float" office:value="0.0902777777777778">
            <text:p>0.0902777778</text:p>
          </table:table-cell>
          <table:table-cell table:formula="of:=ABS([.L49]-[.$E49])/[.K49]" office:value-type="float" office:value="0.153944020356234">
            <text:p>0.1539440204</text:p>
          </table:table-cell>
          <table:table-cell table:formula="of:=ABS([.M49]-[.$E49])/[.L49]" office:value-type="float" office:value="0.211305518169583">
            <text:p>0.2113055182</text:p>
          </table:table-cell>
          <table:table-cell table:formula="of:=ABS([.N49]-[.$E49])/[.M49]" office:value-type="float" office:value="0.347949080622348">
            <text:p>0.3479490806</text:p>
          </table:table-cell>
          <table:table-cell table:formula="of:=ABS([.O49]-[.$E49])/[.N49]" office:value-type="float" office:value="0.399676375404531">
            <text:p>0.3996763754</text:p>
          </table:table-cell>
          <table:table-cell table:formula="of:=ABS([.P49]-[.$E49])/[.O49]" office:value-type="float" office:value="0.521880064829822">
            <text:p>0.52188006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table:number-columns-repeated="6" office:value-type="float" office:value="1030">
            <text:p>1030</text:p>
          </table:table-cell>
          <table:table-cell office:value-type="float" office:value="932">
            <text:p>932</text:p>
          </table:table-cell>
          <table:table-cell table:number-columns-repeated="3" office:value-type="float" office:value="846">
            <text:p>846</text:p>
          </table:table-cell>
          <table:table-cell office:value-type="float" office:value="798">
            <text:p>798</text:p>
          </table:table-cell>
          <table:table-cell table:formula="of:=ABS([.F50]-[.$E50])/[.E50]" office:value-type="float" office:value="0.0227703984819734">
            <text:p>0.0227703985</text:p>
          </table:table-cell>
          <table:table-cell table:formula="of:=ABS([.G50]-[.$E50])/[.F50]" office:value-type="float" office:value="0.0233009708737864">
            <text:p>0.0233009709</text:p>
          </table:table-cell>
          <table:table-cell table:formula="of:=ABS([.H50]-[.$E50])/[.G50]" office:value-type="float" office:value="0.0233009708737864">
            <text:p>0.0233009709</text:p>
          </table:table-cell>
          <table:table-cell table:formula="of:=ABS([.I50]-[.$E50])/[.H50]" office:value-type="float" office:value="0.0233009708737864">
            <text:p>0.0233009709</text:p>
          </table:table-cell>
          <table:table-cell table:formula="of:=ABS([.J50]-[.$E50])/[.I50]" office:value-type="float" office:value="0.0233009708737864">
            <text:p>0.0233009709</text:p>
          </table:table-cell>
          <table:table-cell table:formula="of:=ABS([.K50]-[.$E50])/[.J50]" office:value-type="float" office:value="0.0233009708737864">
            <text:p>0.0233009709</text:p>
          </table:table-cell>
          <table:table-cell table:formula="of:=ABS([.L50]-[.$E50])/[.K50]" office:value-type="float" office:value="0.118446601941748">
            <text:p>0.1184466019</text:p>
          </table:table-cell>
          <table:table-cell table:formula="of:=ABS([.M50]-[.$E50])/[.L50]" office:value-type="float" office:value="0.223175965665236">
            <text:p>0.2231759657</text:p>
          </table:table-cell>
          <table:table-cell table:formula="of:=ABS([.N50]-[.$E50])/[.M50]" office:value-type="float" office:value="0.245862884160756">
            <text:p>0.2458628842</text:p>
          </table:table-cell>
          <table:table-cell table:formula="of:=ABS([.O50]-[.$E50])/[.N50]" office:value-type="float" office:value="0.245862884160756">
            <text:p>0.2458628842</text:p>
          </table:table-cell>
          <table:table-cell table:formula="of:=ABS([.P50]-[.$E50])/[.O50]" office:value-type="float" office:value="0.302600472813239">
            <text:p>0.302600472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7">
            <text:p>907</text:p>
          </table:table-cell>
          <table:table-cell office:value-type="float" office:value="904">
            <text:p>904</text:p>
          </table:table-cell>
          <table:table-cell table:number-columns-repeated="2" office:value-type="float" office:value="870">
            <text:p>870</text:p>
          </table:table-cell>
          <table:table-cell table:number-columns-repeated="2" office:value-type="float" office:value="843">
            <text:p>843</text:p>
          </table:table-cell>
          <table:table-cell table:number-columns-repeated="2" office:value-type="float" office:value="840">
            <text:p>840</text:p>
          </table:table-cell>
          <table:table-cell table:number-columns-repeated="2" office:value-type="float" office:value="741">
            <text:p>741</text:p>
          </table:table-cell>
          <table:table-cell office:value-type="float" office:value="709">
            <text:p>709</text:p>
          </table:table-cell>
          <table:table-cell table:formula="of:=ABS([.F51]-[.$E51])/[.E51]" office:value-type="float" office:value="0">
            <text:p>0</text:p>
          </table:table-cell>
          <table:table-cell table:formula="of:=ABS([.G51]-[.$E51])/[.F51]" office:value-type="float" office:value="0.00330760749724366">
            <text:p>0.0033076075</text:p>
          </table:table-cell>
          <table:table-cell table:formula="of:=ABS([.H51]-[.$E51])/[.G51]" office:value-type="float" office:value="0.040929203539823">
            <text:p>0.0409292035</text:p>
          </table:table-cell>
          <table:table-cell table:formula="of:=ABS([.I51]-[.$E51])/[.H51]" office:value-type="float" office:value="0.0425287356321839">
            <text:p>0.0425287356</text:p>
          </table:table-cell>
          <table:table-cell table:formula="of:=ABS([.J51]-[.$E51])/[.I51]" office:value-type="float" office:value="0.0735632183908046">
            <text:p>0.0735632184</text:p>
          </table:table-cell>
          <table:table-cell table:formula="of:=ABS([.K51]-[.$E51])/[.J51]" office:value-type="float" office:value="0.0759193357058126">
            <text:p>0.0759193357</text:p>
          </table:table-cell>
          <table:table-cell table:formula="of:=ABS([.L51]-[.$E51])/[.K51]" office:value-type="float" office:value="0.0794780545670225">
            <text:p>0.0794780546</text:p>
          </table:table-cell>
          <table:table-cell table:formula="of:=ABS([.M51]-[.$E51])/[.L51]" office:value-type="float" office:value="0.0797619047619048">
            <text:p>0.0797619048</text:p>
          </table:table-cell>
          <table:table-cell table:formula="of:=ABS([.N51]-[.$E51])/[.M51]" office:value-type="float" office:value="0.197619047619048">
            <text:p>0.1976190476</text:p>
          </table:table-cell>
          <table:table-cell table:formula="of:=ABS([.O51]-[.$E51])/[.N51]" office:value-type="float" office:value="0.224021592442645">
            <text:p>0.2240215924</text:p>
          </table:table-cell>
          <table:table-cell table:formula="of:=ABS([.P51]-[.$E51])/[.O51]" office:value-type="float" office:value="0.267206477732794">
            <text:p>0.267206477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774">
            <text:p>774</text:p>
          </table:table-cell>
          <table:table-cell office:value-type="float" office:value="717">
            <text:p>717</text:p>
          </table:table-cell>
          <table:table-cell office:value-type="float" office:value="637">
            <text:p>637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 table:number-columns-repeated="2" office:value-type="float" office:value="456">
            <text:p>456</text:p>
          </table:table-cell>
          <table:table-cell table:formula="of:=ABS([.F52]-[.$E52])/[.E52]" office:value-type="float" office:value="0">
            <text:p>0</text:p>
          </table:table-cell>
          <table:table-cell table:formula="of:=ABS([.G52]-[.$E52])/[.F52]" office:value-type="float" office:value="0">
            <text:p>0</text:p>
          </table:table-cell>
          <table:table-cell table:formula="of:=ABS([.H52]-[.$E52])/[.G52]" office:value-type="float" office:value="0">
            <text:p>0</text:p>
          </table:table-cell>
          <table:table-cell table:formula="of:=ABS([.I52]-[.$E52])/[.H52]" office:value-type="float" office:value="0">
            <text:p>0</text:p>
          </table:table-cell>
          <table:table-cell table:formula="of:=ABS([.J52]-[.$E52])/[.I52]" office:value-type="float" office:value="0">
            <text:p>0</text:p>
          </table:table-cell>
          <table:table-cell table:formula="of:=ABS([.K52]-[.$E52])/[.J52]" office:value-type="float" office:value="0.0736434108527132">
            <text:p>0.0736434109</text:p>
          </table:table-cell>
          <table:table-cell table:formula="of:=ABS([.L52]-[.$E52])/[.K52]" office:value-type="float" office:value="0.191073919107392">
            <text:p>0.1910739191</text:p>
          </table:table-cell>
          <table:table-cell table:formula="of:=ABS([.M52]-[.$E52])/[.L52]" office:value-type="float" office:value="0.295133437990581">
            <text:p>0.295133438</text:p>
          </table:table-cell>
          <table:table-cell table:formula="of:=ABS([.N52]-[.$E52])/[.M52]" office:value-type="float" office:value="0.332764505119454">
            <text:p>0.3327645051</text:p>
          </table:table-cell>
          <table:table-cell table:formula="of:=ABS([.O52]-[.$E52])/[.N52]" office:value-type="float" office:value="0.549222797927461">
            <text:p>0.5492227979</text:p>
          </table:table-cell>
          <table:table-cell table:formula="of:=ABS([.P52]-[.$E52])/[.O52]" office:value-type="float" office:value="0.697368421052632">
            <text:p>0.697368421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43">
            <text:p>743</text:p>
          </table:table-cell>
          <table:table-cell table:number-columns-repeated="6" office:value-type="float" office:value="719">
            <text:p>719</text:p>
          </table:table-cell>
          <table:table-cell table:number-columns-repeated="2" office:value-type="float" office:value="688">
            <text:p>688</text:p>
          </table:table-cell>
          <table:table-cell office:value-type="float" office:value="633">
            <text:p>633</text:p>
          </table:table-cell>
          <table:table-cell table:number-columns-repeated="2" office:value-type="float" office:value="630">
            <text:p>630</text:p>
          </table:table-cell>
          <table:table-cell table:formula="of:=ABS([.F53]-[.$E53])/[.E53]" office:value-type="float" office:value="0.0323014804845222">
            <text:p>0.0323014805</text:p>
          </table:table-cell>
          <table:table-cell table:formula="of:=ABS([.G53]-[.$E53])/[.F53]" office:value-type="float" office:value="0.0333796940194715">
            <text:p>0.033379694</text:p>
          </table:table-cell>
          <table:table-cell table:formula="of:=ABS([.H53]-[.$E53])/[.G53]" office:value-type="float" office:value="0.0333796940194715">
            <text:p>0.033379694</text:p>
          </table:table-cell>
          <table:table-cell table:formula="of:=ABS([.I53]-[.$E53])/[.H53]" office:value-type="float" office:value="0.0333796940194715">
            <text:p>0.033379694</text:p>
          </table:table-cell>
          <table:table-cell table:formula="of:=ABS([.J53]-[.$E53])/[.I53]" office:value-type="float" office:value="0.0333796940194715">
            <text:p>0.033379694</text:p>
          </table:table-cell>
          <table:table-cell table:formula="of:=ABS([.K53]-[.$E53])/[.J53]" office:value-type="float" office:value="0.0333796940194715">
            <text:p>0.033379694</text:p>
          </table:table-cell>
          <table:table-cell table:formula="of:=ABS([.L53]-[.$E53])/[.K53]" office:value-type="float" office:value="0.0764951321279555">
            <text:p>0.0764951321</text:p>
          </table:table-cell>
          <table:table-cell table:formula="of:=ABS([.M53]-[.$E53])/[.L53]" office:value-type="float" office:value="0.0799418604651163">
            <text:p>0.0799418605</text:p>
          </table:table-cell>
          <table:table-cell table:formula="of:=ABS([.N53]-[.$E53])/[.M53]" office:value-type="float" office:value="0.159883720930233">
            <text:p>0.1598837209</text:p>
          </table:table-cell>
          <table:table-cell table:formula="of:=ABS([.O53]-[.$E53])/[.N53]" office:value-type="float" office:value="0.178515007898894">
            <text:p>0.1785150079</text:p>
          </table:table-cell>
          <table:table-cell table:formula="of:=ABS([.P53]-[.$E53])/[.O53]" office:value-type="float" office:value="0.179365079365079">
            <text:p>0.179365079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1198">
            <text:p>1198</text:p>
          </table:table-cell>
          <table:table-cell table:number-columns-repeated="4" office:value-type="float" office:value="1140">
            <text:p>1140</text:p>
          </table:table-cell>
          <table:table-cell office:value-type="float" office:value="1075">
            <text:p>1075</text:p>
          </table:table-cell>
          <table:table-cell table:formula="of:=ABS([.F54]-[.$E54])/[.E54]" office:value-type="float" office:value="0">
            <text:p>0</text:p>
          </table:table-cell>
          <table:table-cell table:formula="of:=ABS([.G54]-[.$E54])/[.F54]" office:value-type="float" office:value="0">
            <text:p>0</text:p>
          </table:table-cell>
          <table:table-cell table:formula="of:=ABS([.H54]-[.$E54])/[.G54]" office:value-type="float" office:value="0">
            <text:p>0</text:p>
          </table:table-cell>
          <table:table-cell table:formula="of:=ABS([.I54]-[.$E54])/[.H54]" office:value-type="float" office:value="0">
            <text:p>0</text:p>
          </table:table-cell>
          <table:table-cell table:formula="of:=ABS([.J54]-[.$E54])/[.I54]" office:value-type="float" office:value="0">
            <text:p>0</text:p>
          </table:table-cell>
          <table:table-cell table:formula="of:=ABS([.K54]-[.$E54])/[.J54]" office:value-type="float" office:value="0">
            <text:p>0</text:p>
          </table:table-cell>
          <table:table-cell table:formula="of:=ABS([.L54]-[.$E54])/[.K54]" office:value-type="float" office:value="0.0484140233722872">
            <text:p>0.0484140234</text:p>
          </table:table-cell>
          <table:table-cell table:formula="of:=ABS([.M54]-[.$E54])/[.L54]" office:value-type="float" office:value="0.0508771929824561">
            <text:p>0.050877193</text:p>
          </table:table-cell>
          <table:table-cell table:formula="of:=ABS([.N54]-[.$E54])/[.M54]" office:value-type="float" office:value="0.0508771929824561">
            <text:p>0.050877193</text:p>
          </table:table-cell>
          <table:table-cell table:formula="of:=ABS([.O54]-[.$E54])/[.N54]" office:value-type="float" office:value="0.0508771929824561">
            <text:p>0.050877193</text:p>
          </table:table-cell>
          <table:table-cell table:formula="of:=ABS([.P54]-[.$E54])/[.O54]" office:value-type="float" office:value="0.107894736842105">
            <text:p>0.10789473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office:value-type="float" office:value="929">
            <text:p>929</text:p>
          </table:table-cell>
          <table:table-cell table:number-columns-repeated="6" office:value-type="float" office:value="913">
            <text:p>913</text:p>
          </table:table-cell>
          <table:table-cell office:value-type="float" office:value="878">
            <text:p>878</text:p>
          </table:table-cell>
          <table:table-cell table:number-columns-repeated="2" office:value-type="float" office:value="783">
            <text:p>783</text:p>
          </table:table-cell>
          <table:table-cell table:formula="of:=ABS([.F55]-[.$E55])/[.E55]" office:value-type="float" office:value="0">
            <text:p>0</text:p>
          </table:table-cell>
          <table:table-cell table:formula="of:=ABS([.G55]-[.$E55])/[.F55]" office:value-type="float" office:value="0.0663316582914573">
            <text:p>0.0663316583</text:p>
          </table:table-cell>
          <table:table-cell table:formula="of:=ABS([.H55]-[.$E55])/[.G55]" office:value-type="float" office:value="0.0882669537136706">
            <text:p>0.0882669537</text:p>
          </table:table-cell>
          <table:table-cell table:formula="of:=ABS([.I55]-[.$E55])/[.H55]" office:value-type="float" office:value="0.0898138006571742">
            <text:p>0.0898138007</text:p>
          </table:table-cell>
          <table:table-cell table:formula="of:=ABS([.J55]-[.$E55])/[.I55]" office:value-type="float" office:value="0.0898138006571742">
            <text:p>0.0898138007</text:p>
          </table:table-cell>
          <table:table-cell table:formula="of:=ABS([.K55]-[.$E55])/[.J55]" office:value-type="float" office:value="0.0898138006571742">
            <text:p>0.0898138007</text:p>
          </table:table-cell>
          <table:table-cell table:formula="of:=ABS([.L55]-[.$E55])/[.K55]" office:value-type="float" office:value="0.0898138006571742">
            <text:p>0.0898138007</text:p>
          </table:table-cell>
          <table:table-cell table:formula="of:=ABS([.M55]-[.$E55])/[.L55]" office:value-type="float" office:value="0.0898138006571742">
            <text:p>0.0898138007</text:p>
          </table:table-cell>
          <table:table-cell table:formula="of:=ABS([.N55]-[.$E55])/[.M55]" office:value-type="float" office:value="0.128148959474261">
            <text:p>0.1281489595</text:p>
          </table:table-cell>
          <table:table-cell table:formula="of:=ABS([.O55]-[.$E55])/[.N55]" office:value-type="float" office:value="0.241457858769932">
            <text:p>0.2414578588</text:p>
          </table:table-cell>
          <table:table-cell table:formula="of:=ABS([.P55]-[.$E55])/[.O55]" office:value-type="float" office:value="0.270753512132822">
            <text:p>0.270753512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691">
            <text:p>691</text:p>
          </table:table-cell>
          <table:table-cell table:number-columns-repeated="2" office:value-type="float" office:value="688">
            <text:p>688</text:p>
          </table:table-cell>
          <table:table-cell office:value-type="float" office:value="655">
            <text:p>655</text:p>
          </table:table-cell>
          <table:table-cell table:number-columns-repeated="3" office:value-type="float" office:value="593">
            <text:p>593</text:p>
          </table:table-cell>
          <table:table-cell office:value-type="float" office:value="357">
            <text:p>357</text:p>
          </table:table-cell>
          <table:table-cell table:formula="of:=ABS([.F56]-[.$E56])/[.E56]" office:value-type="float" office:value="0">
            <text:p>0</text:p>
          </table:table-cell>
          <table:table-cell table:formula="of:=ABS([.G56]-[.$E56])/[.F56]" office:value-type="float" office:value="0">
            <text:p>0</text:p>
          </table:table-cell>
          <table:table-cell table:formula="of:=ABS([.H56]-[.$E56])/[.G56]" office:value-type="float" office:value="0">
            <text:p>0</text:p>
          </table:table-cell>
          <table:table-cell table:formula="of:=ABS([.I56]-[.$E56])/[.H56]" office:value-type="float" office:value="0">
            <text:p>0</text:p>
          </table:table-cell>
          <table:table-cell table:formula="of:=ABS([.J56]-[.$E56])/[.I56]" office:value-type="float" office:value="0.00434153400868307">
            <text:p>0.004341534</text:p>
          </table:table-cell>
          <table:table-cell table:formula="of:=ABS([.K56]-[.$E56])/[.J56]" office:value-type="float" office:value="0.00436046511627907">
            <text:p>0.0043604651</text:p>
          </table:table-cell>
          <table:table-cell table:formula="of:=ABS([.L56]-[.$E56])/[.K56]" office:value-type="float" office:value="0.0523255813953488">
            <text:p>0.0523255814</text:p>
          </table:table-cell>
          <table:table-cell table:formula="of:=ABS([.M56]-[.$E56])/[.L56]" office:value-type="float" office:value="0.149618320610687">
            <text:p>0.1496183206</text:p>
          </table:table-cell>
          <table:table-cell table:formula="of:=ABS([.N56]-[.$E56])/[.M56]" office:value-type="float" office:value="0.165261382799325">
            <text:p>0.1652613828</text:p>
          </table:table-cell>
          <table:table-cell table:formula="of:=ABS([.O56]-[.$E56])/[.N56]" office:value-type="float" office:value="0.165261382799325">
            <text:p>0.1652613828</text:p>
          </table:table-cell>
          <table:table-cell table:formula="of:=ABS([.P56]-[.$E56])/[.O56]" office:value-type="float" office:value="0.563237774030354">
            <text:p>0.56323777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901">
            <text:p>901</text:p>
          </table:table-cell>
          <table:table-cell office:value-type="float" office:value="886">
            <text:p>886</text:p>
          </table:table-cell>
          <table:table-cell office:value-type="float" office:value="873">
            <text:p>873</text:p>
          </table:table-cell>
          <table:table-cell office:value-type="float" office:value="815">
            <text:p>815</text:p>
          </table:table-cell>
          <table:table-cell office:value-type="float" office:value="783">
            <text:p>783</text:p>
          </table:table-cell>
          <table:table-cell office:value-type="float" office:value="735">
            <text:p>735</text:p>
          </table:table-cell>
          <table:table-cell table:number-columns-repeated="2" office:value-type="float" office:value="661">
            <text:p>661</text:p>
          </table:table-cell>
          <table:table-cell table:formula="of:=ABS([.F57]-[.$E57])/[.E57]" office:value-type="float" office:value="0">
            <text:p>0</text:p>
          </table:table-cell>
          <table:table-cell table:formula="of:=ABS([.G57]-[.$E57])/[.F57]" office:value-type="float" office:value="0">
            <text:p>0</text:p>
          </table:table-cell>
          <table:table-cell table:formula="of:=ABS([.H57]-[.$E57])/[.G57]" office:value-type="float" office:value="0">
            <text:p>0</text:p>
          </table:table-cell>
          <table:table-cell table:formula="of:=ABS([.I57]-[.$E57])/[.H57]" office:value-type="float" office:value="0">
            <text:p>0</text:p>
          </table:table-cell>
          <table:table-cell table:formula="of:=ABS([.J57]-[.$E57])/[.I57]" office:value-type="float" office:value="0.0166481687014428">
            <text:p>0.0166481687</text:p>
          </table:table-cell>
          <table:table-cell table:formula="of:=ABS([.K57]-[.$E57])/[.J57]" office:value-type="float" office:value="0.0316027088036117">
            <text:p>0.0316027088</text:p>
          </table:table-cell>
          <table:table-cell table:formula="of:=ABS([.L57]-[.$E57])/[.K57]" office:value-type="float" office:value="0.0985108820160366">
            <text:p>0.098510882</text:p>
          </table:table-cell>
          <table:table-cell table:formula="of:=ABS([.M57]-[.$E57])/[.L57]" office:value-type="float" office:value="0.14478527607362">
            <text:p>0.1447852761</text:p>
          </table:table-cell>
          <table:table-cell table:formula="of:=ABS([.N57]-[.$E57])/[.M57]" office:value-type="float" office:value="0.212005108556833">
            <text:p>0.2120051086</text:p>
          </table:table-cell>
          <table:table-cell table:formula="of:=ABS([.O57]-[.$E57])/[.N57]" office:value-type="float" office:value="0.326530612244898">
            <text:p>0.3265306122</text:p>
          </table:table-cell>
          <table:table-cell table:formula="of:=ABS([.P57]-[.$E57])/[.O57]" office:value-type="float" office:value="0.363086232980333">
            <text:p>0.36308623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963">
            <text:p>963</text:p>
          </table:table-cell>
          <table:table-cell office:value-type="float" office:value="961">
            <text:p>961</text:p>
          </table:table-cell>
          <table:table-cell office:value-type="float" office:value="893">
            <text:p>893</text:p>
          </table:table-cell>
          <table:table-cell table:number-columns-repeated="4" office:value-type="float" office:value="806">
            <text:p>806</text:p>
          </table:table-cell>
          <table:table-cell office:value-type="float" office:value="626">
            <text:p>626</text:p>
          </table:table-cell>
          <table:table-cell table:formula="of:=ABS([.F58]-[.$E58])/[.E58]" office:value-type="float" office:value="0">
            <text:p>0</text:p>
          </table:table-cell>
          <table:table-cell table:formula="of:=ABS([.G58]-[.$E58])/[.F58]" office:value-type="float" office:value="0">
            <text:p>0</text:p>
          </table:table-cell>
          <table:table-cell table:formula="of:=ABS([.H58]-[.$E58])/[.G58]" office:value-type="float" office:value="0">
            <text:p>0</text:p>
          </table:table-cell>
          <table:table-cell table:formula="of:=ABS([.I58]-[.$E58])/[.H58]" office:value-type="float" office:value="0">
            <text:p>0</text:p>
          </table:table-cell>
          <table:table-cell table:formula="of:=ABS([.J58]-[.$E58])/[.I58]" office:value-type="float" office:value="0.00207684319833853">
            <text:p>0.0020768432</text:p>
          </table:table-cell>
          <table:table-cell table:formula="of:=ABS([.K58]-[.$E58])/[.J58]" office:value-type="float" office:value="0.072840790842872">
            <text:p>0.0728407908</text:p>
          </table:table-cell>
          <table:table-cell table:formula="of:=ABS([.L58]-[.$E58])/[.K58]" office:value-type="float" office:value="0.175811870100784">
            <text:p>0.1758118701</text:p>
          </table:table-cell>
          <table:table-cell table:formula="of:=ABS([.M58]-[.$E58])/[.L58]" office:value-type="float" office:value="0.194789081885856">
            <text:p>0.1947890819</text:p>
          </table:table-cell>
          <table:table-cell table:formula="of:=ABS([.N58]-[.$E58])/[.M58]" office:value-type="float" office:value="0.194789081885856">
            <text:p>0.1947890819</text:p>
          </table:table-cell>
          <table:table-cell table:formula="of:=ABS([.O58]-[.$E58])/[.N58]" office:value-type="float" office:value="0.194789081885856">
            <text:p>0.1947890819</text:p>
          </table:table-cell>
          <table:table-cell table:formula="of:=ABS([.P58]-[.$E58])/[.O58]" office:value-type="float" office:value="0.418114143920596">
            <text:p>0.418114143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562">
            <text:p>562</text:p>
          </table:table-cell>
          <table:table-cell office:value-type="float" office:value="558">
            <text:p>558</text:p>
          </table:table-cell>
          <table:table-cell table:number-columns-repeated="3" office:value-type="float" office:value="492">
            <text:p>492</text:p>
          </table:table-cell>
          <table:table-cell office:value-type="float" office:value="429">
            <text:p>429</text:p>
          </table:table-cell>
          <table:table-cell table:formula="of:=ABS([.F59]-[.$E59])/[.E59]" office:value-type="float" office:value="0">
            <text:p>0</text:p>
          </table:table-cell>
          <table:table-cell table:formula="of:=ABS([.G59]-[.$E59])/[.F59]" office:value-type="float" office:value="0">
            <text:p>0</text:p>
          </table:table-cell>
          <table:table-cell table:formula="of:=ABS([.H59]-[.$E59])/[.G59]" office:value-type="float" office:value="0">
            <text:p>0</text:p>
          </table:table-cell>
          <table:table-cell table:formula="of:=ABS([.I59]-[.$E59])/[.H59]" office:value-type="float" office:value="0">
            <text:p>0</text:p>
          </table:table-cell>
          <table:table-cell table:formula="of:=ABS([.J59]-[.$E59])/[.I59]" office:value-type="float" office:value="0">
            <text:p>0</text:p>
          </table:table-cell>
          <table:table-cell table:formula="of:=ABS([.K59]-[.$E59])/[.J59]" office:value-type="float" office:value="0">
            <text:p>0</text:p>
          </table:table-cell>
          <table:table-cell table:formula="of:=ABS([.L59]-[.$E59])/[.K59]" office:value-type="float" office:value="0.00711743772241993">
            <text:p>0.0071174377</text:p>
          </table:table-cell>
          <table:table-cell table:formula="of:=ABS([.M59]-[.$E59])/[.L59]" office:value-type="float" office:value="0.125448028673835">
            <text:p>0.1254480287</text:p>
          </table:table-cell>
          <table:table-cell table:formula="of:=ABS([.N59]-[.$E59])/[.M59]" office:value-type="float" office:value="0.142276422764228">
            <text:p>0.1422764228</text:p>
          </table:table-cell>
          <table:table-cell table:formula="of:=ABS([.O59]-[.$E59])/[.N59]" office:value-type="float" office:value="0.142276422764228">
            <text:p>0.1422764228</text:p>
          </table:table-cell>
          <table:table-cell table:formula="of:=ABS([.P59]-[.$E59])/[.O59]" office:value-type="float" office:value="0.270325203252032">
            <text:p>0.270325203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1061">
            <text:p>1061</text:p>
          </table:table-cell>
          <table:table-cell table:number-columns-repeated="2" office:value-type="float" office:value="971">
            <text:p>971</text:p>
          </table:table-cell>
          <table:table-cell table:number-columns-repeated="4" office:value-type="float" office:value="874">
            <text:p>874</text:p>
          </table:table-cell>
          <table:table-cell table:formula="of:=ABS([.F60]-[.$E60])/[.E60]" office:value-type="float" office:value="0">
            <text:p>0</text:p>
          </table:table-cell>
          <table:table-cell table:formula="of:=ABS([.G60]-[.$E60])/[.F60]" office:value-type="float" office:value="0">
            <text:p>0</text:p>
          </table:table-cell>
          <table:table-cell table:formula="of:=ABS([.H60]-[.$E60])/[.G60]" office:value-type="float" office:value="0">
            <text:p>0</text:p>
          </table:table-cell>
          <table:table-cell table:formula="of:=ABS([.I60]-[.$E60])/[.H60]" office:value-type="float" office:value="0">
            <text:p>0</text:p>
          </table:table-cell>
          <table:table-cell table:formula="of:=ABS([.J60]-[.$E60])/[.I60]" office:value-type="float" office:value="0">
            <text:p>0</text:p>
          </table:table-cell>
          <table:table-cell table:formula="of:=ABS([.K60]-[.$E60])/[.J60]" office:value-type="float" office:value="0.0848256361922715">
            <text:p>0.0848256362</text:p>
          </table:table-cell>
          <table:table-cell table:formula="of:=ABS([.L60]-[.$E60])/[.K60]" office:value-type="float" office:value="0.0926879505664264">
            <text:p>0.0926879506</text:p>
          </table:table-cell>
          <table:table-cell table:formula="of:=ABS([.M60]-[.$E60])/[.L60]" office:value-type="float" office:value="0.192584963954686">
            <text:p>0.192584964</text:p>
          </table:table-cell>
          <table:table-cell table:formula="of:=ABS([.N60]-[.$E60])/[.M60]" office:value-type="float" office:value="0.21395881006865">
            <text:p>0.2139588101</text:p>
          </table:table-cell>
          <table:table-cell table:formula="of:=ABS([.O60]-[.$E60])/[.N60]" office:value-type="float" office:value="0.21395881006865">
            <text:p>0.2139588101</text:p>
          </table:table-cell>
          <table:table-cell table:formula="of:=ABS([.P60]-[.$E60])/[.O60]" office:value-type="float" office:value="0.21395881006865">
            <text:p>0.213958810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831">
            <text:p>831</text:p>
          </table:table-cell>
          <table:table-cell table:number-columns-repeated="4" office:value-type="float" office:value="817">
            <text:p>817</text:p>
          </table:table-cell>
          <table:table-cell office:value-type="float" office:value="662">
            <text:p>662</text:p>
          </table:table-cell>
          <table:table-cell office:value-type="float" office:value="638">
            <text:p>638</text:p>
          </table:table-cell>
          <table:table-cell table:formula="of:=ABS([.F61]-[.$E61])/[.E61]" office:value-type="float" office:value="0">
            <text:p>0</text:p>
          </table:table-cell>
          <table:table-cell table:formula="of:=ABS([.G61]-[.$E61])/[.F61]" office:value-type="float" office:value="0">
            <text:p>0</text:p>
          </table:table-cell>
          <table:table-cell table:formula="of:=ABS([.H61]-[.$E61])/[.G61]" office:value-type="float" office:value="0">
            <text:p>0</text:p>
          </table:table-cell>
          <table:table-cell table:formula="of:=ABS([.I61]-[.$E61])/[.H61]" office:value-type="float" office:value="0">
            <text:p>0</text:p>
          </table:table-cell>
          <table:table-cell table:formula="of:=ABS([.J61]-[.$E61])/[.I61]" office:value-type="float" office:value="0">
            <text:p>0</text:p>
          </table:table-cell>
          <table:table-cell table:formula="of:=ABS([.K61]-[.$E61])/[.J61]" office:value-type="float" office:value="0.0168471720818291">
            <text:p>0.0168471721</text:p>
          </table:table-cell>
          <table:table-cell table:formula="of:=ABS([.L61]-[.$E61])/[.K61]" office:value-type="float" office:value="0.0171358629130967">
            <text:p>0.0171358629</text:p>
          </table:table-cell>
          <table:table-cell table:formula="of:=ABS([.M61]-[.$E61])/[.L61]" office:value-type="float" office:value="0.0171358629130967">
            <text:p>0.0171358629</text:p>
          </table:table-cell>
          <table:table-cell table:formula="of:=ABS([.N61]-[.$E61])/[.M61]" office:value-type="float" office:value="0.0171358629130967">
            <text:p>0.0171358629</text:p>
          </table:table-cell>
          <table:table-cell table:formula="of:=ABS([.O61]-[.$E61])/[.N61]" office:value-type="float" office:value="0.206854345165239">
            <text:p>0.2068543452</text:p>
          </table:table-cell>
          <table:table-cell table:formula="of:=ABS([.P61]-[.$E61])/[.O61]" office:value-type="float" office:value="0.291540785498489">
            <text:p>0.291540785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775">
            <text:p>775</text:p>
          </table:table-cell>
          <table:table-cell office:value-type="float" office:value="640">
            <text:p>640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36">
            <text:p>436</text:p>
          </table:table-cell>
          <table:table-cell table:formula="of:=ABS([.F62]-[.$E62])/[.E62]" office:value-type="float" office:value="0">
            <text:p>0</text:p>
          </table:table-cell>
          <table:table-cell table:formula="of:=ABS([.G62]-[.$E62])/[.F62]" office:value-type="float" office:value="0">
            <text:p>0</text:p>
          </table:table-cell>
          <table:table-cell table:formula="of:=ABS([.H62]-[.$E62])/[.G62]" office:value-type="float" office:value="0">
            <text:p>0</text:p>
          </table:table-cell>
          <table:table-cell table:formula="of:=ABS([.I62]-[.$E62])/[.H62]" office:value-type="float" office:value="0">
            <text:p>0</text:p>
          </table:table-cell>
          <table:table-cell table:formula="of:=ABS([.J62]-[.$E62])/[.I62]" office:value-type="float" office:value="0">
            <text:p>0</text:p>
          </table:table-cell>
          <table:table-cell table:formula="of:=ABS([.K62]-[.$E62])/[.J62]" office:value-type="float" office:value="0">
            <text:p>0</text:p>
          </table:table-cell>
          <table:table-cell table:formula="of:=ABS([.L62]-[.$E62])/[.K62]" office:value-type="float" office:value="0.174193548387097">
            <text:p>0.1741935484</text:p>
          </table:table-cell>
          <table:table-cell table:formula="of:=ABS([.M62]-[.$E62])/[.L62]" office:value-type="float" office:value="0.3734375">
            <text:p>0.3734375</text:p>
          </table:table-cell>
          <table:table-cell table:formula="of:=ABS([.N62]-[.$E62])/[.M62]" office:value-type="float" office:value="0.472014925373134">
            <text:p>0.4720149254</text:p>
          </table:table-cell>
          <table:table-cell table:formula="of:=ABS([.O62]-[.$E62])/[.N62]" office:value-type="float" office:value="0.484674329501916">
            <text:p>0.4846743295</text:p>
          </table:table-cell>
          <table:table-cell table:formula="of:=ABS([.P62]-[.$E62])/[.O62]" office:value-type="float" office:value="0.649425287356322">
            <text:p>0.649425287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797">
            <text:p>797</text:p>
          </table:table-cell>
          <table:table-cell office:value-type="float" office:value="691">
            <text:p>691</text:p>
          </table:table-cell>
          <table:table-cell office:value-type="float" office:value="676">
            <text:p>676</text:p>
          </table:table-cell>
          <table:table-cell office:value-type="float" office:value="651">
            <text:p>651</text:p>
          </table:table-cell>
          <table:table-cell table:number-columns-repeated="3" office:value-type="float" office:value="644">
            <text:p>644</text:p>
          </table:table-cell>
          <table:table-cell office:value-type="float" office:value="579">
            <text:p>579</text:p>
          </table:table-cell>
          <table:table-cell table:formula="of:=ABS([.F63]-[.$E63])/[.E63]" office:value-type="float" office:value="0">
            <text:p>0</text:p>
          </table:table-cell>
          <table:table-cell table:formula="of:=ABS([.G63]-[.$E63])/[.F63]" office:value-type="float" office:value="0">
            <text:p>0</text:p>
          </table:table-cell>
          <table:table-cell table:formula="of:=ABS([.H63]-[.$E63])/[.G63]" office:value-type="float" office:value="0">
            <text:p>0</text:p>
          </table:table-cell>
          <table:table-cell table:formula="of:=ABS([.I63]-[.$E63])/[.H63]" office:value-type="float" office:value="0">
            <text:p>0</text:p>
          </table:table-cell>
          <table:table-cell table:formula="of:=ABS([.J63]-[.$E63])/[.I63]" office:value-type="float" office:value="0.132998745294856">
            <text:p>0.1329987453</text:p>
          </table:table-cell>
          <table:table-cell table:formula="of:=ABS([.K63]-[.$E63])/[.J63]" office:value-type="float" office:value="0.175108538350217">
            <text:p>0.1751085384</text:p>
          </table:table-cell>
          <table:table-cell table:formula="of:=ABS([.L63]-[.$E63])/[.K63]" office:value-type="float" office:value="0.215976331360947">
            <text:p>0.2159763314</text:p>
          </table:table-cell>
          <table:table-cell table:formula="of:=ABS([.M63]-[.$E63])/[.L63]" office:value-type="float" office:value="0.235023041474654">
            <text:p>0.2350230415</text:p>
          </table:table-cell>
          <table:table-cell table:formula="of:=ABS([.N63]-[.$E63])/[.M63]" office:value-type="float" office:value="0.237577639751553">
            <text:p>0.2375776398</text:p>
          </table:table-cell>
          <table:table-cell table:formula="of:=ABS([.O63]-[.$E63])/[.N63]" office:value-type="float" office:value="0.237577639751553">
            <text:p>0.2375776398</text:p>
          </table:table-cell>
          <table:table-cell table:formula="of:=ABS([.P63]-[.$E63])/[.O63]" office:value-type="float" office:value="0.338509316770186">
            <text:p>0.33850931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office:value-type="float" office:value="824">
            <text:p>824</text:p>
          </table:table-cell>
          <table:table-cell table:number-columns-repeated="5" office:value-type="float" office:value="817">
            <text:p>817</text:p>
          </table:table-cell>
          <table:table-cell table:number-columns-repeated="3" office:value-type="float" office:value="757">
            <text:p>757</text:p>
          </table:table-cell>
          <table:table-cell office:value-type="float" office:value="728">
            <text:p>728</text:p>
          </table:table-cell>
          <table:table-cell table:formula="of:=ABS([.F64]-[.$E64])/[.E64]" office:value-type="float" office:value="0">
            <text:p>0</text:p>
          </table:table-cell>
          <table:table-cell table:formula="of:=ABS([.G64]-[.$E64])/[.F64]" office:value-type="float" office:value="0.0636363636363636">
            <text:p>0.0636363636</text:p>
          </table:table-cell>
          <table:table-cell table:formula="of:=ABS([.H64]-[.$E64])/[.G64]" office:value-type="float" office:value="0.0764563106796116">
            <text:p>0.0764563107</text:p>
          </table:table-cell>
          <table:table-cell table:formula="of:=ABS([.I64]-[.$E64])/[.H64]" office:value-type="float" office:value="0.0771113831089351">
            <text:p>0.0771113831</text:p>
          </table:table-cell>
          <table:table-cell table:formula="of:=ABS([.J64]-[.$E64])/[.I64]" office:value-type="float" office:value="0.0771113831089351">
            <text:p>0.0771113831</text:p>
          </table:table-cell>
          <table:table-cell table:formula="of:=ABS([.K64]-[.$E64])/[.J64]" office:value-type="float" office:value="0.0771113831089351">
            <text:p>0.0771113831</text:p>
          </table:table-cell>
          <table:table-cell table:formula="of:=ABS([.L64]-[.$E64])/[.K64]" office:value-type="float" office:value="0.0771113831089351">
            <text:p>0.0771113831</text:p>
          </table:table-cell>
          <table:table-cell table:formula="of:=ABS([.M64]-[.$E64])/[.L64]" office:value-type="float" office:value="0.150550795593635">
            <text:p>0.1505507956</text:p>
          </table:table-cell>
          <table:table-cell table:formula="of:=ABS([.N64]-[.$E64])/[.M64]" office:value-type="float" office:value="0.162483487450462">
            <text:p>0.1624834875</text:p>
          </table:table-cell>
          <table:table-cell table:formula="of:=ABS([.O64]-[.$E64])/[.N64]" office:value-type="float" office:value="0.162483487450462">
            <text:p>0.1624834875</text:p>
          </table:table-cell>
          <table:table-cell table:formula="of:=ABS([.P64]-[.$E64])/[.O64]" office:value-type="float" office:value="0.200792602377807">
            <text:p>0.200792602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894">
            <text:p>894</text:p>
          </table:table-cell>
          <table:table-cell table:number-columns-repeated="2" office:value-type="float" office:value="866">
            <text:p>866</text:p>
          </table:table-cell>
          <table:table-cell office:value-type="float" office:value="733">
            <text:p>733</text:p>
          </table:table-cell>
          <table:table-cell office:value-type="float" office:value="681">
            <text:p>681</text:p>
          </table:table-cell>
          <table:table-cell table:number-columns-repeated="2" office:value-type="float" office:value="631">
            <text:p>631</text:p>
          </table:table-cell>
          <table:table-cell office:value-type="float" office:value="566">
            <text:p>566</text:p>
          </table:table-cell>
          <table:table-cell table:formula="of:=ABS([.F65]-[.$E65])/[.E65]" office:value-type="float" office:value="0">
            <text:p>0</text:p>
          </table:table-cell>
          <table:table-cell table:formula="of:=ABS([.G65]-[.$E65])/[.F65]" office:value-type="float" office:value="0">
            <text:p>0</text:p>
          </table:table-cell>
          <table:table-cell table:formula="of:=ABS([.H65]-[.$E65])/[.G65]" office:value-type="float" office:value="0">
            <text:p>0</text:p>
          </table:table-cell>
          <table:table-cell table:formula="of:=ABS([.I65]-[.$E65])/[.H65]" office:value-type="float" office:value="0">
            <text:p>0</text:p>
          </table:table-cell>
          <table:table-cell table:formula="of:=ABS([.J65]-[.$E65])/[.I65]" office:value-type="float" office:value="0.0313199105145414">
            <text:p>0.0313199105</text:p>
          </table:table-cell>
          <table:table-cell table:formula="of:=ABS([.K65]-[.$E65])/[.J65]" office:value-type="float" office:value="0.0323325635103926">
            <text:p>0.0323325635</text:p>
          </table:table-cell>
          <table:table-cell table:formula="of:=ABS([.L65]-[.$E65])/[.K65]" office:value-type="float" office:value="0.185912240184758">
            <text:p>0.1859122402</text:p>
          </table:table-cell>
          <table:table-cell table:formula="of:=ABS([.M65]-[.$E65])/[.L65]" office:value-type="float" office:value="0.290586630286494">
            <text:p>0.2905866303</text:p>
          </table:table-cell>
          <table:table-cell table:formula="of:=ABS([.N65]-[.$E65])/[.M65]" office:value-type="float" office:value="0.386196769456681">
            <text:p>0.3861967695</text:p>
          </table:table-cell>
          <table:table-cell table:formula="of:=ABS([.O65]-[.$E65])/[.N65]" office:value-type="float" office:value="0.416798732171157">
            <text:p>0.4167987322</text:p>
          </table:table-cell>
          <table:table-cell table:formula="of:=ABS([.P65]-[.$E65])/[.O65]" office:value-type="float" office:value="0.519809825673534">
            <text:p>0.519809825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table:number-columns-repeated="5" office:value-type="float" office:value="755">
            <text:p>755</text:p>
          </table:table-cell>
          <table:table-cell table:number-columns-repeated="2" office:value-type="float" office:value="741">
            <text:p>741</text:p>
          </table:table-cell>
          <table:table-cell office:value-type="float" office:value="669">
            <text:p>669</text:p>
          </table:table-cell>
          <table:table-cell table:number-columns-repeated="3" office:value-type="float" office:value="526">
            <text:p>526</text:p>
          </table:table-cell>
          <table:table-cell table:formula="of:=ABS([.F66]-[.$E66])/[.E66]" office:value-type="float" office:value="0.0491183879093199">
            <text:p>0.0491183879</text:p>
          </table:table-cell>
          <table:table-cell table:formula="of:=ABS([.G66]-[.$E66])/[.F66]" office:value-type="float" office:value="0.0516556291390728">
            <text:p>0.0516556291</text:p>
          </table:table-cell>
          <table:table-cell table:formula="of:=ABS([.H66]-[.$E66])/[.G66]" office:value-type="float" office:value="0.0516556291390728">
            <text:p>0.0516556291</text:p>
          </table:table-cell>
          <table:table-cell table:formula="of:=ABS([.I66]-[.$E66])/[.H66]" office:value-type="float" office:value="0.0516556291390728">
            <text:p>0.0516556291</text:p>
          </table:table-cell>
          <table:table-cell table:formula="of:=ABS([.J66]-[.$E66])/[.I66]" office:value-type="float" office:value="0.0516556291390728">
            <text:p>0.0516556291</text:p>
          </table:table-cell>
          <table:table-cell table:formula="of:=ABS([.K66]-[.$E66])/[.J66]" office:value-type="float" office:value="0.0701986754966887">
            <text:p>0.0701986755</text:p>
          </table:table-cell>
          <table:table-cell table:formula="of:=ABS([.L66]-[.$E66])/[.K66]" office:value-type="float" office:value="0.0715249662618084">
            <text:p>0.0715249663</text:p>
          </table:table-cell>
          <table:table-cell table:formula="of:=ABS([.M66]-[.$E66])/[.L66]" office:value-type="float" office:value="0.168690958164642">
            <text:p>0.1686909582</text:p>
          </table:table-cell>
          <table:table-cell table:formula="of:=ABS([.N66]-[.$E66])/[.M66]" office:value-type="float" office:value="0.400597907324365">
            <text:p>0.4005979073</text:p>
          </table:table-cell>
          <table:table-cell table:formula="of:=ABS([.O66]-[.$E66])/[.N66]" office:value-type="float" office:value="0.509505703422053">
            <text:p>0.5095057034</text:p>
          </table:table-cell>
          <table:table-cell table:formula="of:=ABS([.P66]-[.$E66])/[.O66]" office:value-type="float" office:value="0.509505703422053">
            <text:p>0.509505703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1065">
            <text:p>1065</text:p>
          </table:table-cell>
          <table:table-cell office:value-type="float" office:value="1016">
            <text:p>1016</text:p>
          </table:table-cell>
          <table:table-cell office:value-type="float" office:value="978">
            <text:p>978</text:p>
          </table:table-cell>
          <table:table-cell office:value-type="float" office:value="937">
            <text:p>937</text:p>
          </table:table-cell>
          <table:table-cell office:value-type="float" office:value="849">
            <text:p>849</text:p>
          </table:table-cell>
          <table:table-cell table:number-columns-repeated="3" office:value-type="float" office:value="793">
            <text:p>793</text:p>
          </table:table-cell>
          <table:table-cell table:formula="of:=ABS([.F67]-[.$E67])/[.E67]" office:value-type="float" office:value="0">
            <text:p>0</text:p>
          </table:table-cell>
          <table:table-cell table:formula="of:=ABS([.G67]-[.$E67])/[.F67]" office:value-type="float" office:value="0">
            <text:p>0</text:p>
          </table:table-cell>
          <table:table-cell table:formula="of:=ABS([.H67]-[.$E67])/[.G67]" office:value-type="float" office:value="0">
            <text:p>0</text:p>
          </table:table-cell>
          <table:table-cell table:formula="of:=ABS([.I67]-[.$E67])/[.H67]" office:value-type="float" office:value="0">
            <text:p>0</text:p>
          </table:table-cell>
          <table:table-cell table:formula="of:=ABS([.J67]-[.$E67])/[.I67]" office:value-type="float" office:value="0.0460093896713615">
            <text:p>0.0460093897</text:p>
          </table:table-cell>
          <table:table-cell table:formula="of:=ABS([.K67]-[.$E67])/[.J67]" office:value-type="float" office:value="0.0856299212598425">
            <text:p>0.0856299213</text:p>
          </table:table-cell>
          <table:table-cell table:formula="of:=ABS([.L67]-[.$E67])/[.K67]" office:value-type="float" office:value="0.130879345603272">
            <text:p>0.1308793456</text:p>
          </table:table-cell>
          <table:table-cell table:formula="of:=ABS([.M67]-[.$E67])/[.L67]" office:value-type="float" office:value="0.230522945570971">
            <text:p>0.2305229456</text:p>
          </table:table-cell>
          <table:table-cell table:formula="of:=ABS([.N67]-[.$E67])/[.M67]" office:value-type="float" office:value="0.32037691401649">
            <text:p>0.320376914</text:p>
          </table:table-cell>
          <table:table-cell table:formula="of:=ABS([.O67]-[.$E67])/[.N67]" office:value-type="float" office:value="0.343001261034048">
            <text:p>0.343001261</text:p>
          </table:table-cell>
          <table:table-cell table:formula="of:=ABS([.P67]-[.$E67])/[.O67]" office:value-type="float" office:value="0.343001261034048">
            <text:p>0.34300126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8" office:value-type="float" office:value="879">
            <text:p>879</text:p>
          </table:table-cell>
          <table:table-cell office:value-type="float" office:value="590">
            <text:p>590</text:p>
          </table:table-cell>
          <table:table-cell office:value-type="float" office:value="468">
            <text:p>468</text:p>
          </table:table-cell>
          <table:table-cell table:number-columns-repeated="2" office:value-type="float" office:value="938">
            <text:p>938</text:p>
          </table:table-cell>
          <table:table-cell table:formula="of:=ABS([.F68]-[.$E68])/[.E68]" office:value-type="float" office:value="0">
            <text:p>0</text:p>
          </table:table-cell>
          <table:table-cell table:formula="of:=ABS([.G68]-[.$E68])/[.F68]" office:value-type="float" office:value="0">
            <text:p>0</text:p>
          </table:table-cell>
          <table:table-cell table:formula="of:=ABS([.H68]-[.$E68])/[.G68]" office:value-type="float" office:value="0">
            <text:p>0</text:p>
          </table:table-cell>
          <table:table-cell table:formula="of:=ABS([.I68]-[.$E68])/[.H68]" office:value-type="float" office:value="0">
            <text:p>0</text:p>
          </table:table-cell>
          <table:table-cell table:formula="of:=ABS([.J68]-[.$E68])/[.I68]" office:value-type="float" office:value="0">
            <text:p>0</text:p>
          </table:table-cell>
          <table:table-cell table:formula="of:=ABS([.K68]-[.$E68])/[.J68]" office:value-type="float" office:value="0">
            <text:p>0</text:p>
          </table:table-cell>
          <table:table-cell table:formula="of:=ABS([.L68]-[.$E68])/[.K68]" office:value-type="float" office:value="0">
            <text:p>0</text:p>
          </table:table-cell>
          <table:table-cell table:formula="of:=ABS([.M68]-[.$E68])/[.L68]" office:value-type="float" office:value="0.328782707622298">
            <text:p>0.3287827076</text:p>
          </table:table-cell>
          <table:table-cell table:formula="of:=ABS([.N68]-[.$E68])/[.M68]" office:value-type="float" office:value="0.696610169491525">
            <text:p>0.6966101695</text:p>
          </table:table-cell>
          <table:table-cell table:formula="of:=ABS([.O68]-[.$E68])/[.N68]" office:value-type="float" office:value="0.126068376068376">
            <text:p>0.1260683761</text:p>
          </table:table-cell>
          <table:table-cell table:formula="of:=ABS([.P68]-[.$E68])/[.O68]" office:value-type="float" office:value="0.0628997867803838">
            <text:p>0.06289978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table:number-columns-repeated="6" office:value-type="float" office:value="795">
            <text:p>795</text:p>
          </table:table-cell>
          <table:table-cell table:number-columns-repeated="5" office:value-type="float" office:value="716">
            <text:p>716</text:p>
          </table:table-cell>
          <table:table-cell table:formula="of:=ABS([.F69]-[.$E69])/[.E69]" office:value-type="float" office:value="0.022140221402214">
            <text:p>0.0221402214</text:p>
          </table:table-cell>
          <table:table-cell table:formula="of:=ABS([.G69]-[.$E69])/[.F69]" office:value-type="float" office:value="0.0226415094339623">
            <text:p>0.0226415094</text:p>
          </table:table-cell>
          <table:table-cell table:formula="of:=ABS([.H69]-[.$E69])/[.G69]" office:value-type="float" office:value="0.0226415094339623">
            <text:p>0.0226415094</text:p>
          </table:table-cell>
          <table:table-cell table:formula="of:=ABS([.I69]-[.$E69])/[.H69]" office:value-type="float" office:value="0.0226415094339623">
            <text:p>0.0226415094</text:p>
          </table:table-cell>
          <table:table-cell table:formula="of:=ABS([.J69]-[.$E69])/[.I69]" office:value-type="float" office:value="0.0226415094339623">
            <text:p>0.0226415094</text:p>
          </table:table-cell>
          <table:table-cell table:formula="of:=ABS([.K69]-[.$E69])/[.J69]" office:value-type="float" office:value="0.0226415094339623">
            <text:p>0.0226415094</text:p>
          </table:table-cell>
          <table:table-cell table:formula="of:=ABS([.L69]-[.$E69])/[.K69]" office:value-type="float" office:value="0.122012578616352">
            <text:p>0.1220125786</text:p>
          </table:table-cell>
          <table:table-cell table:formula="of:=ABS([.M69]-[.$E69])/[.L69]" office:value-type="float" office:value="0.135474860335196">
            <text:p>0.1354748603</text:p>
          </table:table-cell>
          <table:table-cell table:formula="of:=ABS([.N69]-[.$E69])/[.M69]" office:value-type="float" office:value="0.135474860335196">
            <text:p>0.1354748603</text:p>
          </table:table-cell>
          <table:table-cell table:formula="of:=ABS([.O69]-[.$E69])/[.N69]" office:value-type="float" office:value="0.135474860335196">
            <text:p>0.1354748603</text:p>
          </table:table-cell>
          <table:table-cell table:formula="of:=ABS([.P69]-[.$E69])/[.O69]" office:value-type="float" office:value="0.135474860335196">
            <text:p>0.135474860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1005">
            <text:p>1005</text:p>
          </table:table-cell>
          <table:table-cell table:number-columns-repeated="5" office:value-type="float" office:value="947">
            <text:p>947</text:p>
          </table:table-cell>
          <table:table-cell table:formula="of:=ABS([.F70]-[.$E70])/[.E70]" office:value-type="float" office:value="0">
            <text:p>0</text:p>
          </table:table-cell>
          <table:table-cell table:formula="of:=ABS([.G70]-[.$E70])/[.F70]" office:value-type="float" office:value="0">
            <text:p>0</text:p>
          </table:table-cell>
          <table:table-cell table:formula="of:=ABS([.H70]-[.$E70])/[.G70]" office:value-type="float" office:value="0">
            <text:p>0</text:p>
          </table:table-cell>
          <table:table-cell table:formula="of:=ABS([.I70]-[.$E70])/[.H70]" office:value-type="float" office:value="0">
            <text:p>0</text:p>
          </table:table-cell>
          <table:table-cell table:formula="of:=ABS([.J70]-[.$E70])/[.I70]" office:value-type="float" office:value="0">
            <text:p>0</text:p>
          </table:table-cell>
          <table:table-cell table:formula="of:=ABS([.K70]-[.$E70])/[.J70]" office:value-type="float" office:value="0">
            <text:p>0</text:p>
          </table:table-cell>
          <table:table-cell table:formula="of:=ABS([.L70]-[.$E70])/[.K70]" office:value-type="float" office:value="0.0577114427860696">
            <text:p>0.0577114428</text:p>
          </table:table-cell>
          <table:table-cell table:formula="of:=ABS([.M70]-[.$E70])/[.L70]" office:value-type="float" office:value="0.0612460401267159">
            <text:p>0.0612460401</text:p>
          </table:table-cell>
          <table:table-cell table:formula="of:=ABS([.N70]-[.$E70])/[.M70]" office:value-type="float" office:value="0.0612460401267159">
            <text:p>0.0612460401</text:p>
          </table:table-cell>
          <table:table-cell table:formula="of:=ABS([.O70]-[.$E70])/[.N70]" office:value-type="float" office:value="0.0612460401267159">
            <text:p>0.0612460401</text:p>
          </table:table-cell>
          <table:table-cell table:formula="of:=ABS([.P70]-[.$E70])/[.O70]" office:value-type="float" office:value="0.0612460401267159">
            <text:p>0.061246040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761">
            <text:p>761</text:p>
          </table:table-cell>
          <table:table-cell office:value-type="float" office:value="646">
            <text:p>646</text:p>
          </table:table-cell>
          <table:table-cell table:number-columns-repeated="5" office:value-type="float" office:value="584">
            <text:p>584</text:p>
          </table:table-cell>
          <table:table-cell table:formula="of:=ABS([.F71]-[.$E71])/[.E71]" office:value-type="float" office:value="0">
            <text:p>0</text:p>
          </table:table-cell>
          <table:table-cell table:formula="of:=ABS([.G71]-[.$E71])/[.F71]" office:value-type="float" office:value="0">
            <text:p>0</text:p>
          </table:table-cell>
          <table:table-cell table:formula="of:=ABS([.H71]-[.$E71])/[.G71]" office:value-type="float" office:value="0">
            <text:p>0</text:p>
          </table:table-cell>
          <table:table-cell table:formula="of:=ABS([.I71]-[.$E71])/[.H71]" office:value-type="float" office:value="0">
            <text:p>0</text:p>
          </table:table-cell>
          <table:table-cell table:formula="of:=ABS([.J71]-[.$E71])/[.I71]" office:value-type="float" office:value="0">
            <text:p>0</text:p>
          </table:table-cell>
          <table:table-cell table:formula="of:=ABS([.K71]-[.$E71])/[.J71]" office:value-type="float" office:value="0.151116951379763">
            <text:p>0.1511169514</text:p>
          </table:table-cell>
          <table:table-cell table:formula="of:=ABS([.L71]-[.$E71])/[.K71]" office:value-type="float" office:value="0.273993808049536">
            <text:p>0.273993808</text:p>
          </table:table-cell>
          <table:table-cell table:formula="of:=ABS([.M71]-[.$E71])/[.L71]" office:value-type="float" office:value="0.303082191780822">
            <text:p>0.3030821918</text:p>
          </table:table-cell>
          <table:table-cell table:formula="of:=ABS([.N71]-[.$E71])/[.M71]" office:value-type="float" office:value="0.303082191780822">
            <text:p>0.3030821918</text:p>
          </table:table-cell>
          <table:table-cell table:formula="of:=ABS([.O71]-[.$E71])/[.N71]" office:value-type="float" office:value="0.303082191780822">
            <text:p>0.3030821918</text:p>
          </table:table-cell>
          <table:table-cell table:formula="of:=ABS([.P71]-[.$E71])/[.O71]" office:value-type="float" office:value="0.303082191780822">
            <text:p>0.303082191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table:number-columns-repeated="9" office:value-type="float" office:value="780">
            <text:p>780</text:p>
          </table:table-cell>
          <table:table-cell office:value-type="float" office:value="673">
            <text:p>673</text:p>
          </table:table-cell>
          <table:table-cell office:value-type="float" office:value="660">
            <text:p>660</text:p>
          </table:table-cell>
          <table:table-cell table:formula="of:=ABS([.F72]-[.$E72])/[.E72]" office:value-type="float" office:value="0.00889453621346887">
            <text:p>0.0088945362</text:p>
          </table:table-cell>
          <table:table-cell table:formula="of:=ABS([.G72]-[.$E72])/[.F72]" office:value-type="float" office:value="0.00897435897435897">
            <text:p>0.008974359</text:p>
          </table:table-cell>
          <table:table-cell table:formula="of:=ABS([.H72]-[.$E72])/[.G72]" office:value-type="float" office:value="0.00897435897435897">
            <text:p>0.008974359</text:p>
          </table:table-cell>
          <table:table-cell table:formula="of:=ABS([.I72]-[.$E72])/[.H72]" office:value-type="float" office:value="0.00897435897435897">
            <text:p>0.008974359</text:p>
          </table:table-cell>
          <table:table-cell table:formula="of:=ABS([.J72]-[.$E72])/[.I72]" office:value-type="float" office:value="0.00897435897435897">
            <text:p>0.008974359</text:p>
          </table:table-cell>
          <table:table-cell table:formula="of:=ABS([.K72]-[.$E72])/[.J72]" office:value-type="float" office:value="0.00897435897435897">
            <text:p>0.008974359</text:p>
          </table:table-cell>
          <table:table-cell table:formula="of:=ABS([.L72]-[.$E72])/[.K72]" office:value-type="float" office:value="0.00897435897435897">
            <text:p>0.008974359</text:p>
          </table:table-cell>
          <table:table-cell table:formula="of:=ABS([.M72]-[.$E72])/[.L72]" office:value-type="float" office:value="0.00897435897435897">
            <text:p>0.008974359</text:p>
          </table:table-cell>
          <table:table-cell table:formula="of:=ABS([.N72]-[.$E72])/[.M72]" office:value-type="float" office:value="0.00897435897435897">
            <text:p>0.008974359</text:p>
          </table:table-cell>
          <table:table-cell table:formula="of:=ABS([.O72]-[.$E72])/[.N72]" office:value-type="float" office:value="0.146153846153846">
            <text:p>0.1461538462</text:p>
          </table:table-cell>
          <table:table-cell table:formula="of:=ABS([.P72]-[.$E72])/[.O72]" office:value-type="float" office:value="0.188707280832095">
            <text:p>0.188707280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table:number-columns-repeated="6" office:value-type="float" office:value="788">
            <text:p>788</text:p>
          </table:table-cell>
          <table:table-cell office:value-type="float" office:value="737">
            <text:p>737</text:p>
          </table:table-cell>
          <table:table-cell office:value-type="float" office:value="662">
            <text:p>662</text:p>
          </table:table-cell>
          <table:table-cell office:value-type="float" office:value="660">
            <text:p>660</text:p>
          </table:table-cell>
          <table:table-cell office:value-type="float" office:value="620">
            <text:p>620</text:p>
          </table:table-cell>
          <table:table-cell office:value-type="float" office:value="569">
            <text:p>569</text:p>
          </table:table-cell>
          <table:table-cell table:formula="of:=ABS([.F73]-[.$E73])/[.E73]" office:value-type="float" office:value="0.00630517023959647">
            <text:p>0.0063051702</text:p>
          </table:table-cell>
          <table:table-cell table:formula="of:=ABS([.G73]-[.$E73])/[.F73]" office:value-type="float" office:value="0.00634517766497462">
            <text:p>0.0063451777</text:p>
          </table:table-cell>
          <table:table-cell table:formula="of:=ABS([.H73]-[.$E73])/[.G73]" office:value-type="float" office:value="0.00634517766497462">
            <text:p>0.0063451777</text:p>
          </table:table-cell>
          <table:table-cell table:formula="of:=ABS([.I73]-[.$E73])/[.H73]" office:value-type="float" office:value="0.00634517766497462">
            <text:p>0.0063451777</text:p>
          </table:table-cell>
          <table:table-cell table:formula="of:=ABS([.J73]-[.$E73])/[.I73]" office:value-type="float" office:value="0.00634517766497462">
            <text:p>0.0063451777</text:p>
          </table:table-cell>
          <table:table-cell table:formula="of:=ABS([.K73]-[.$E73])/[.J73]" office:value-type="float" office:value="0.00634517766497462">
            <text:p>0.0063451777</text:p>
          </table:table-cell>
          <table:table-cell table:formula="of:=ABS([.L73]-[.$E73])/[.K73]" office:value-type="float" office:value="0.0710659898477157">
            <text:p>0.0710659898</text:p>
          </table:table-cell>
          <table:table-cell table:formula="of:=ABS([.M73]-[.$E73])/[.L73]" office:value-type="float" office:value="0.17774762550882">
            <text:p>0.1777476255</text:p>
          </table:table-cell>
          <table:table-cell table:formula="of:=ABS([.N73]-[.$E73])/[.M73]" office:value-type="float" office:value="0.200906344410876">
            <text:p>0.2009063444</text:p>
          </table:table-cell>
          <table:table-cell table:formula="of:=ABS([.O73]-[.$E73])/[.N73]" office:value-type="float" office:value="0.262121212121212">
            <text:p>0.2621212121</text:p>
          </table:table-cell>
          <table:table-cell table:formula="of:=ABS([.P73]-[.$E73])/[.O73]" office:value-type="float" office:value="0.361290322580645">
            <text:p>0.361290322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number-columns-repeated="3" office:value-type="float" office:value="943">
            <text:p>943</text:p>
          </table:table-cell>
          <table:table-cell office:value-type="float" office:value="898">
            <text:p>898</text:p>
          </table:table-cell>
          <table:table-cell office:value-type="float" office:value="844">
            <text:p>844</text:p>
          </table:table-cell>
          <table:table-cell office:value-type="float" office:value="753">
            <text:p>753</text:p>
          </table:table-cell>
          <table:table-cell table:formula="of:=ABS([.F74]-[.$E74])/[.E74]" office:value-type="float" office:value="0">
            <text:p>0</text:p>
          </table:table-cell>
          <table:table-cell table:formula="of:=ABS([.G74]-[.$E74])/[.F74]" office:value-type="float" office:value="0">
            <text:p>0</text:p>
          </table:table-cell>
          <table:table-cell table:formula="of:=ABS([.H74]-[.$E74])/[.G74]" office:value-type="float" office:value="0">
            <text:p>0</text:p>
          </table:table-cell>
          <table:table-cell table:formula="of:=ABS([.I74]-[.$E74])/[.H74]" office:value-type="float" office:value="0">
            <text:p>0</text:p>
          </table:table-cell>
          <table:table-cell table:formula="of:=ABS([.J74]-[.$E74])/[.I74]" office:value-type="float" office:value="0.0267062314540059">
            <text:p>0.0267062315</text:p>
          </table:table-cell>
          <table:table-cell table:formula="of:=ABS([.K74]-[.$E74])/[.J74]" office:value-type="float" office:value="0.0691056910569106">
            <text:p>0.0691056911</text:p>
          </table:table-cell>
          <table:table-cell table:formula="of:=ABS([.L74]-[.$E74])/[.K74]" office:value-type="float" office:value="0.0721102863202545">
            <text:p>0.0721102863</text:p>
          </table:table-cell>
          <table:table-cell table:formula="of:=ABS([.M74]-[.$E74])/[.L74]" office:value-type="float" office:value="0.0721102863202545">
            <text:p>0.0721102863</text:p>
          </table:table-cell>
          <table:table-cell table:formula="of:=ABS([.N74]-[.$E74])/[.M74]" office:value-type="float" office:value="0.11983032873807">
            <text:p>0.1198303287</text:p>
          </table:table-cell>
          <table:table-cell table:formula="of:=ABS([.O74]-[.$E74])/[.N74]" office:value-type="float" office:value="0.185968819599109">
            <text:p>0.1859688196</text:p>
          </table:table-cell>
          <table:table-cell table:formula="of:=ABS([.P74]-[.$E74])/[.O74]" office:value-type="float" office:value="0.305687203791469">
            <text:p>0.305687203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8" office:value-type="float" office:value="932">
            <text:p>932</text:p>
          </table:table-cell>
          <table:table-cell office:value-type="float" office:value="834">
            <text:p>834</text:p>
          </table:table-cell>
          <table:table-cell office:value-type="float" office:value="746">
            <text:p>746</text:p>
          </table:table-cell>
          <table:table-cell table:number-columns-repeated="2" office:value-type="float" office:value="725">
            <text:p>725</text:p>
          </table:table-cell>
          <table:table-cell table:formula="of:=ABS([.F75]-[.$E75])/[.E75]" office:value-type="float" office:value="0">
            <text:p>0</text:p>
          </table:table-cell>
          <table:table-cell table:formula="of:=ABS([.G75]-[.$E75])/[.F75]" office:value-type="float" office:value="0">
            <text:p>0</text:p>
          </table:table-cell>
          <table:table-cell table:formula="of:=ABS([.H75]-[.$E75])/[.G75]" office:value-type="float" office:value="0">
            <text:p>0</text:p>
          </table:table-cell>
          <table:table-cell table:formula="of:=ABS([.I75]-[.$E75])/[.H75]" office:value-type="float" office:value="0">
            <text:p>0</text:p>
          </table:table-cell>
          <table:table-cell table:formula="of:=ABS([.J75]-[.$E75])/[.I75]" office:value-type="float" office:value="0">
            <text:p>0</text:p>
          </table:table-cell>
          <table:table-cell table:formula="of:=ABS([.K75]-[.$E75])/[.J75]" office:value-type="float" office:value="0">
            <text:p>0</text:p>
          </table:table-cell>
          <table:table-cell table:formula="of:=ABS([.L75]-[.$E75])/[.K75]" office:value-type="float" office:value="0">
            <text:p>0</text:p>
          </table:table-cell>
          <table:table-cell table:formula="of:=ABS([.M75]-[.$E75])/[.L75]" office:value-type="float" office:value="0.105150214592275">
            <text:p>0.1051502146</text:p>
          </table:table-cell>
          <table:table-cell table:formula="of:=ABS([.N75]-[.$E75])/[.M75]" office:value-type="float" office:value="0.223021582733813">
            <text:p>0.2230215827</text:p>
          </table:table-cell>
          <table:table-cell table:formula="of:=ABS([.O75]-[.$E75])/[.N75]" office:value-type="float" office:value="0.277479892761394">
            <text:p>0.2774798928</text:p>
          </table:table-cell>
          <table:table-cell table:formula="of:=ABS([.P75]-[.$E75])/[.O75]" office:value-type="float" office:value="0.28551724137931">
            <text:p>0.285517241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897">
            <text:p>897</text:p>
          </table:table-cell>
          <table:table-cell office:value-type="float" office:value="884">
            <text:p>884</text:p>
          </table:table-cell>
          <table:table-cell table:number-columns-repeated="2" office:value-type="float" office:value="806">
            <text:p>806</text:p>
          </table:table-cell>
          <table:table-cell table:number-columns-repeated="3" office:value-type="float" office:value="674">
            <text:p>674</text:p>
          </table:table-cell>
          <table:table-cell table:formula="of:=ABS([.F76]-[.$E76])/[.E76]" office:value-type="float" office:value="0">
            <text:p>0</text:p>
          </table:table-cell>
          <table:table-cell table:formula="of:=ABS([.G76]-[.$E76])/[.F76]" office:value-type="float" office:value="0">
            <text:p>0</text:p>
          </table:table-cell>
          <table:table-cell table:formula="of:=ABS([.H76]-[.$E76])/[.G76]" office:value-type="float" office:value="0">
            <text:p>0</text:p>
          </table:table-cell>
          <table:table-cell table:formula="of:=ABS([.I76]-[.$E76])/[.H76]" office:value-type="float" office:value="0">
            <text:p>0</text:p>
          </table:table-cell>
          <table:table-cell table:formula="of:=ABS([.J76]-[.$E76])/[.I76]" office:value-type="float" office:value="0">
            <text:p>0</text:p>
          </table:table-cell>
          <table:table-cell table:formula="of:=ABS([.K76]-[.$E76])/[.J76]" office:value-type="float" office:value="0.0144927536231884">
            <text:p>0.0144927536</text:p>
          </table:table-cell>
          <table:table-cell table:formula="of:=ABS([.L76]-[.$E76])/[.K76]" office:value-type="float" office:value="0.102941176470588">
            <text:p>0.1029411765</text:p>
          </table:table-cell>
          <table:table-cell table:formula="of:=ABS([.M76]-[.$E76])/[.L76]" office:value-type="float" office:value="0.112903225806452">
            <text:p>0.1129032258</text:p>
          </table:table-cell>
          <table:table-cell table:formula="of:=ABS([.N76]-[.$E76])/[.M76]" office:value-type="float" office:value="0.276674937965261">
            <text:p>0.276674938</text:p>
          </table:table-cell>
          <table:table-cell table:formula="of:=ABS([.O76]-[.$E76])/[.N76]" office:value-type="float" office:value="0.330860534124629">
            <text:p>0.3308605341</text:p>
          </table:table-cell>
          <table:table-cell table:formula="of:=ABS([.P76]-[.$E76])/[.O76]" office:value-type="float" office:value="0.330860534124629">
            <text:p>0.33086053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table:number-columns-repeated="6" office:value-type="float" office:value="705">
            <text:p>705</text:p>
          </table:table-cell>
          <table:table-cell office:value-type="float" office:value="681">
            <text:p>681</text:p>
          </table:table-cell>
          <table:table-cell office:value-type="float" office:value="632">
            <text:p>632</text:p>
          </table:table-cell>
          <table:table-cell office:value-type="float" office:value="629">
            <text:p>629</text:p>
          </table:table-cell>
          <table:table-cell table:number-columns-repeated="2" office:value-type="float" office:value="557">
            <text:p>557</text:p>
          </table:table-cell>
          <table:table-cell table:formula="of:=ABS([.F77]-[.$E77])/[.E77]" office:value-type="float" office:value="0.0126050420168067">
            <text:p>0.012605042</text:p>
          </table:table-cell>
          <table:table-cell table:formula="of:=ABS([.G77]-[.$E77])/[.F77]" office:value-type="float" office:value="0.0127659574468085">
            <text:p>0.0127659574</text:p>
          </table:table-cell>
          <table:table-cell table:formula="of:=ABS([.H77]-[.$E77])/[.G77]" office:value-type="float" office:value="0.0127659574468085">
            <text:p>0.0127659574</text:p>
          </table:table-cell>
          <table:table-cell table:formula="of:=ABS([.I77]-[.$E77])/[.H77]" office:value-type="float" office:value="0.0127659574468085">
            <text:p>0.0127659574</text:p>
          </table:table-cell>
          <table:table-cell table:formula="of:=ABS([.J77]-[.$E77])/[.I77]" office:value-type="float" office:value="0.0127659574468085">
            <text:p>0.0127659574</text:p>
          </table:table-cell>
          <table:table-cell table:formula="of:=ABS([.K77]-[.$E77])/[.J77]" office:value-type="float" office:value="0.0127659574468085">
            <text:p>0.0127659574</text:p>
          </table:table-cell>
          <table:table-cell table:formula="of:=ABS([.L77]-[.$E77])/[.K77]" office:value-type="float" office:value="0.0468085106382979">
            <text:p>0.0468085106</text:p>
          </table:table-cell>
          <table:table-cell table:formula="of:=ABS([.M77]-[.$E77])/[.L77]" office:value-type="float" office:value="0.120411160058737">
            <text:p>0.1204111601</text:p>
          </table:table-cell>
          <table:table-cell table:formula="of:=ABS([.N77]-[.$E77])/[.M77]" office:value-type="float" office:value="0.134493670886076">
            <text:p>0.1344936709</text:p>
          </table:table-cell>
          <table:table-cell table:formula="of:=ABS([.O77]-[.$E77])/[.N77]" office:value-type="float" office:value="0.249602543720191">
            <text:p>0.2496025437</text:p>
          </table:table-cell>
          <table:table-cell table:formula="of:=ABS([.P77]-[.$E77])/[.O77]" office:value-type="float" office:value="0.281867145421903">
            <text:p>0.281867145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971">
            <text:p>971</text:p>
          </table:table-cell>
          <table:table-cell office:value-type="float" office:value="915">
            <text:p>915</text:p>
          </table:table-cell>
          <table:table-cell office:value-type="float" office:value="833">
            <text:p>833</text:p>
          </table:table-cell>
          <table:table-cell office:value-type="float" office:value="772">
            <text:p>772</text:p>
          </table:table-cell>
          <table:table-cell office:value-type="float" office:value="725">
            <text:p>725</text:p>
          </table:table-cell>
          <table:table-cell office:value-type="float" office:value="697">
            <text:p>697</text:p>
          </table:table-cell>
          <table:table-cell office:value-type="float" office:value="574">
            <text:p>574</text:p>
          </table:table-cell>
          <table:table-cell table:formula="of:=ABS([.F78]-[.$E78])/[.E78]" office:value-type="float" office:value="0">
            <text:p>0</text:p>
          </table:table-cell>
          <table:table-cell table:formula="of:=ABS([.G78]-[.$E78])/[.F78]" office:value-type="float" office:value="0">
            <text:p>0</text:p>
          </table:table-cell>
          <table:table-cell table:formula="of:=ABS([.H78]-[.$E78])/[.G78]" office:value-type="float" office:value="0">
            <text:p>0</text:p>
          </table:table-cell>
          <table:table-cell table:formula="of:=ABS([.I78]-[.$E78])/[.H78]" office:value-type="float" office:value="0">
            <text:p>0</text:p>
          </table:table-cell>
          <table:table-cell table:formula="of:=ABS([.J78]-[.$E78])/[.I78]" office:value-type="float" office:value="0">
            <text:p>0</text:p>
          </table:table-cell>
          <table:table-cell table:formula="of:=ABS([.K78]-[.$E78])/[.J78]" office:value-type="float" office:value="0.0576725025746653">
            <text:p>0.0576725026</text:p>
          </table:table-cell>
          <table:table-cell table:formula="of:=ABS([.L78]-[.$E78])/[.K78]" office:value-type="float" office:value="0.150819672131148">
            <text:p>0.1508196721</text:p>
          </table:table-cell>
          <table:table-cell table:formula="of:=ABS([.M78]-[.$E78])/[.L78]" office:value-type="float" office:value="0.238895558223289">
            <text:p>0.2388955582</text:p>
          </table:table-cell>
          <table:table-cell table:formula="of:=ABS([.N78]-[.$E78])/[.M78]" office:value-type="float" office:value="0.318652849740933">
            <text:p>0.3186528497</text:p>
          </table:table-cell>
          <table:table-cell table:formula="of:=ABS([.O78]-[.$E78])/[.N78]" office:value-type="float" office:value="0.377931034482759">
            <text:p>0.3779310345</text:p>
          </table:table-cell>
          <table:table-cell table:formula="of:=ABS([.P78]-[.$E78])/[.O78]" office:value-type="float" office:value="0.569583931133429">
            <text:p>0.569583931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4" office:value-type="float" office:value="914">
            <text:p>914</text:p>
          </table:table-cell>
          <table:table-cell office:value-type="float" office:value="890">
            <text:p>890</text:p>
          </table:table-cell>
          <table:table-cell table:number-columns-repeated="2" office:value-type="float" office:value="858">
            <text:p>858</text:p>
          </table:table-cell>
          <table:table-cell table:number-columns-repeated="2" office:value-type="float" office:value="856">
            <text:p>856</text:p>
          </table:table-cell>
          <table:table-cell table:number-columns-repeated="3" office:value-type="float" office:value="788">
            <text:p>788</text:p>
          </table:table-cell>
          <table:table-cell table:formula="of:=ABS([.F79]-[.$E79])/[.E79]" office:value-type="float" office:value="0">
            <text:p>0</text:p>
          </table:table-cell>
          <table:table-cell table:formula="of:=ABS([.G79]-[.$E79])/[.F79]" office:value-type="float" office:value="0">
            <text:p>0</text:p>
          </table:table-cell>
          <table:table-cell table:formula="of:=ABS([.H79]-[.$E79])/[.G79]" office:value-type="float" office:value="0">
            <text:p>0</text:p>
          </table:table-cell>
          <table:table-cell table:formula="of:=ABS([.I79]-[.$E79])/[.H79]" office:value-type="float" office:value="0.0262582056892779">
            <text:p>0.0262582057</text:p>
          </table:table-cell>
          <table:table-cell table:formula="of:=ABS([.J79]-[.$E79])/[.I79]" office:value-type="float" office:value="0.0629213483146067">
            <text:p>0.0629213483</text:p>
          </table:table-cell>
          <table:table-cell table:formula="of:=ABS([.K79]-[.$E79])/[.J79]" office:value-type="float" office:value="0.0652680652680653">
            <text:p>0.0652680653</text:p>
          </table:table-cell>
          <table:table-cell table:formula="of:=ABS([.L79]-[.$E79])/[.K79]" office:value-type="float" office:value="0.0675990675990676">
            <text:p>0.0675990676</text:p>
          </table:table-cell>
          <table:table-cell table:formula="of:=ABS([.M79]-[.$E79])/[.L79]" office:value-type="float" office:value="0.0677570093457944">
            <text:p>0.0677570093</text:p>
          </table:table-cell>
          <table:table-cell table:formula="of:=ABS([.N79]-[.$E79])/[.M79]" office:value-type="float" office:value="0.147196261682243">
            <text:p>0.1471962617</text:p>
          </table:table-cell>
          <table:table-cell table:formula="of:=ABS([.O79]-[.$E79])/[.N79]" office:value-type="float" office:value="0.15989847715736">
            <text:p>0.1598984772</text:p>
          </table:table-cell>
          <table:table-cell table:formula="of:=ABS([.P79]-[.$E79])/[.O79]" office:value-type="float" office:value="0.15989847715736">
            <text:p>0.159898477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3" office:value-type="float" office:value="1137">
            <text:p>1137</text:p>
          </table:table-cell>
          <table:table-cell table:number-columns-repeated="2" office:value-type="float" office:value="1104">
            <text:p>1104</text:p>
          </table:table-cell>
          <table:table-cell table:number-columns-repeated="4" office:value-type="float" office:value="1045">
            <text:p>1045</text:p>
          </table:table-cell>
          <table:table-cell table:number-columns-repeated="3" office:value-type="float" office:value="943">
            <text:p>943</text:p>
          </table:table-cell>
          <table:table-cell table:formula="of:=ABS([.F80]-[.$E80])/[.E80]" office:value-type="float" office:value="0">
            <text:p>0</text:p>
          </table:table-cell>
          <table:table-cell table:formula="of:=ABS([.G80]-[.$E80])/[.F80]" office:value-type="float" office:value="0">
            <text:p>0</text:p>
          </table:table-cell>
          <table:table-cell table:formula="of:=ABS([.H80]-[.$E80])/[.G80]" office:value-type="float" office:value="0.029023746701847">
            <text:p>0.0290237467</text:p>
          </table:table-cell>
          <table:table-cell table:formula="of:=ABS([.I80]-[.$E80])/[.H80]" office:value-type="float" office:value="0.0298913043478261">
            <text:p>0.0298913043</text:p>
          </table:table-cell>
          <table:table-cell table:formula="of:=ABS([.J80]-[.$E80])/[.I80]" office:value-type="float" office:value="0.0833333333333333">
            <text:p>0.0833333333</text:p>
          </table:table-cell>
          <table:table-cell table:formula="of:=ABS([.K80]-[.$E80])/[.J80]" office:value-type="float" office:value="0.0880382775119617">
            <text:p>0.0880382775</text:p>
          </table:table-cell>
          <table:table-cell table:formula="of:=ABS([.L80]-[.$E80])/[.K80]" office:value-type="float" office:value="0.0880382775119617">
            <text:p>0.0880382775</text:p>
          </table:table-cell>
          <table:table-cell table:formula="of:=ABS([.M80]-[.$E80])/[.L80]" office:value-type="float" office:value="0.0880382775119617">
            <text:p>0.0880382775</text:p>
          </table:table-cell>
          <table:table-cell table:formula="of:=ABS([.N80]-[.$E80])/[.M80]" office:value-type="float" office:value="0.185645933014354">
            <text:p>0.185645933</text:p>
          </table:table-cell>
          <table:table-cell table:formula="of:=ABS([.O80]-[.$E80])/[.N80]" office:value-type="float" office:value="0.205726405090138">
            <text:p>0.2057264051</text:p>
          </table:table-cell>
          <table:table-cell table:formula="of:=ABS([.P80]-[.$E80])/[.O80]" office:value-type="float" office:value="0.205726405090138">
            <text:p>0.205726405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995">
            <text:p>995</text:p>
          </table:table-cell>
          <table:table-cell office:value-type="float" office:value="987">
            <text:p>987</text:p>
          </table:table-cell>
          <table:table-cell office:value-type="float" office:value="836">
            <text:p>836</text:p>
          </table:table-cell>
          <table:table-cell office:value-type="float" office:value="736">
            <text:p>736</text:p>
          </table:table-cell>
          <table:table-cell table:number-columns-repeated="2" office:value-type="float" office:value="656">
            <text:p>656</text:p>
          </table:table-cell>
          <table:table-cell office:value-type="float" office:value="510">
            <text:p>510</text:p>
          </table:table-cell>
          <table:table-cell table:formula="of:=ABS([.F81]-[.$E81])/[.E81]" office:value-type="float" office:value="0">
            <text:p>0</text:p>
          </table:table-cell>
          <table:table-cell table:formula="of:=ABS([.G81]-[.$E81])/[.F81]" office:value-type="float" office:value="0">
            <text:p>0</text:p>
          </table:table-cell>
          <table:table-cell table:formula="of:=ABS([.H81]-[.$E81])/[.G81]" office:value-type="float" office:value="0">
            <text:p>0</text:p>
          </table:table-cell>
          <table:table-cell table:formula="of:=ABS([.I81]-[.$E81])/[.H81]" office:value-type="float" office:value="0">
            <text:p>0</text:p>
          </table:table-cell>
          <table:table-cell table:formula="of:=ABS([.J81]-[.$E81])/[.I81]" office:value-type="float" office:value="0">
            <text:p>0</text:p>
          </table:table-cell>
          <table:table-cell table:formula="of:=ABS([.K81]-[.$E81])/[.J81]" office:value-type="float" office:value="0.00804020100502513">
            <text:p>0.008040201</text:p>
          </table:table-cell>
          <table:table-cell table:formula="of:=ABS([.L81]-[.$E81])/[.K81]" office:value-type="float" office:value="0.161094224924012">
            <text:p>0.1610942249</text:p>
          </table:table-cell>
          <table:table-cell table:formula="of:=ABS([.M81]-[.$E81])/[.L81]" office:value-type="float" office:value="0.309808612440191">
            <text:p>0.3098086124</text:p>
          </table:table-cell>
          <table:table-cell table:formula="of:=ABS([.N81]-[.$E81])/[.M81]" office:value-type="float" office:value="0.460597826086957">
            <text:p>0.4605978261</text:p>
          </table:table-cell>
          <table:table-cell table:formula="of:=ABS([.O81]-[.$E81])/[.N81]" office:value-type="float" office:value="0.516768292682927">
            <text:p>0.5167682927</text:p>
          </table:table-cell>
          <table:table-cell table:formula="of:=ABS([.P81]-[.$E81])/[.O81]" office:value-type="float" office:value="0.739329268292683">
            <text:p>0.739329268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866">
            <text:p>866</text:p>
          </table:table-cell>
          <table:table-cell table:number-columns-repeated="2" office:value-type="float" office:value="799">
            <text:p>799</text:p>
          </table:table-cell>
          <table:table-cell office:value-type="float" office:value="714">
            <text:p>714</text:p>
          </table:table-cell>
          <table:table-cell table:number-columns-repeated="2" office:value-type="float" office:value="713">
            <text:p>713</text:p>
          </table:table-cell>
          <table:table-cell table:formula="of:=ABS([.F82]-[.$E82])/[.E82]" office:value-type="float" office:value="0">
            <text:p>0</text:p>
          </table:table-cell>
          <table:table-cell table:formula="of:=ABS([.G82]-[.$E82])/[.F82]" office:value-type="float" office:value="0">
            <text:p>0</text:p>
          </table:table-cell>
          <table:table-cell table:formula="of:=ABS([.H82]-[.$E82])/[.G82]" office:value-type="float" office:value="0">
            <text:p>0</text:p>
          </table:table-cell>
          <table:table-cell table:formula="of:=ABS([.I82]-[.$E82])/[.H82]" office:value-type="float" office:value="0">
            <text:p>0</text:p>
          </table:table-cell>
          <table:table-cell table:formula="of:=ABS([.J82]-[.$E82])/[.I82]" office:value-type="float" office:value="0">
            <text:p>0</text:p>
          </table:table-cell>
          <table:table-cell table:formula="of:=ABS([.K82]-[.$E82])/[.J82]" office:value-type="float" office:value="0">
            <text:p>0</text:p>
          </table:table-cell>
          <table:table-cell table:formula="of:=ABS([.L82]-[.$E82])/[.K82]" office:value-type="float" office:value="0.0773672055427252">
            <text:p>0.0773672055</text:p>
          </table:table-cell>
          <table:table-cell table:formula="of:=ABS([.M82]-[.$E82])/[.L82]" office:value-type="float" office:value="0.0838548185231539">
            <text:p>0.0838548185</text:p>
          </table:table-cell>
          <table:table-cell table:formula="of:=ABS([.N82]-[.$E82])/[.M82]" office:value-type="float" office:value="0.190237797246558">
            <text:p>0.1902377972</text:p>
          </table:table-cell>
          <table:table-cell table:formula="of:=ABS([.O82]-[.$E82])/[.N82]" office:value-type="float" office:value="0.214285714285714">
            <text:p>0.2142857143</text:p>
          </table:table-cell>
          <table:table-cell table:formula="of:=ABS([.P82]-[.$E82])/[.O82]" office:value-type="float" office:value="0.214586255259467">
            <text:p>0.214586255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table:number-columns-repeated="6" office:value-type="float" office:value="915">
            <text:p>915</text:p>
          </table:table-cell>
          <table:table-cell office:value-type="float" office:value="838">
            <text:p>838</text:p>
          </table:table-cell>
          <table:table-cell table:number-columns-repeated="4" office:value-type="float" office:value="776">
            <text:p>776</text:p>
          </table:table-cell>
          <table:table-cell table:formula="of:=ABS([.F83]-[.$E83])/[.E83]" office:value-type="float" office:value="0.0224358974358974">
            <text:p>0.0224358974</text:p>
          </table:table-cell>
          <table:table-cell table:formula="of:=ABS([.G83]-[.$E83])/[.F83]" office:value-type="float" office:value="0.0229508196721311">
            <text:p>0.0229508197</text:p>
          </table:table-cell>
          <table:table-cell table:formula="of:=ABS([.H83]-[.$E83])/[.G83]" office:value-type="float" office:value="0.0229508196721311">
            <text:p>0.0229508197</text:p>
          </table:table-cell>
          <table:table-cell table:formula="of:=ABS([.I83]-[.$E83])/[.H83]" office:value-type="float" office:value="0.0229508196721311">
            <text:p>0.0229508197</text:p>
          </table:table-cell>
          <table:table-cell table:formula="of:=ABS([.J83]-[.$E83])/[.I83]" office:value-type="float" office:value="0.0229508196721311">
            <text:p>0.0229508197</text:p>
          </table:table-cell>
          <table:table-cell table:formula="of:=ABS([.K83]-[.$E83])/[.J83]" office:value-type="float" office:value="0.0229508196721311">
            <text:p>0.0229508197</text:p>
          </table:table-cell>
          <table:table-cell table:formula="of:=ABS([.L83]-[.$E83])/[.K83]" office:value-type="float" office:value="0.107103825136612">
            <text:p>0.1071038251</text:p>
          </table:table-cell>
          <table:table-cell table:formula="of:=ABS([.M83]-[.$E83])/[.L83]" office:value-type="float" office:value="0.190930787589499">
            <text:p>0.1909307876</text:p>
          </table:table-cell>
          <table:table-cell table:formula="of:=ABS([.N83]-[.$E83])/[.M83]" office:value-type="float" office:value="0.206185567010309">
            <text:p>0.206185567</text:p>
          </table:table-cell>
          <table:table-cell table:formula="of:=ABS([.O83]-[.$E83])/[.N83]" office:value-type="float" office:value="0.206185567010309">
            <text:p>0.206185567</text:p>
          </table:table-cell>
          <table:table-cell table:formula="of:=ABS([.P83]-[.$E83])/[.O83]" office:value-type="float" office:value="0.206185567010309">
            <text:p>0.20618556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7" office:value-type="float" office:value="571">
            <text:p>571</text:p>
          </table:table-cell>
          <table:table-cell office:value-type="float" office:value="561">
            <text:p>561</text:p>
          </table:table-cell>
          <table:table-cell office:value-type="float" office:value="517">
            <text:p>517</text:p>
          </table:table-cell>
          <table:table-cell office:value-type="float" office:value="499">
            <text:p>499</text:p>
          </table:table-cell>
          <table:table-cell table:number-columns-repeated="2" office:value-type="float" office:value="477">
            <text:p>477</text:p>
          </table:table-cell>
          <table:table-cell table:formula="of:=ABS([.F84]-[.$E84])/[.E84]" office:value-type="float" office:value="0">
            <text:p>0</text:p>
          </table:table-cell>
          <table:table-cell table:formula="of:=ABS([.G84]-[.$E84])/[.F84]" office:value-type="float" office:value="0">
            <text:p>0</text:p>
          </table:table-cell>
          <table:table-cell table:formula="of:=ABS([.H84]-[.$E84])/[.G84]" office:value-type="float" office:value="0">
            <text:p>0</text:p>
          </table:table-cell>
          <table:table-cell table:formula="of:=ABS([.I84]-[.$E84])/[.H84]" office:value-type="float" office:value="0">
            <text:p>0</text:p>
          </table:table-cell>
          <table:table-cell table:formula="of:=ABS([.J84]-[.$E84])/[.I84]" office:value-type="float" office:value="0">
            <text:p>0</text:p>
          </table:table-cell>
          <table:table-cell table:formula="of:=ABS([.K84]-[.$E84])/[.J84]" office:value-type="float" office:value="0">
            <text:p>0</text:p>
          </table:table-cell>
          <table:table-cell table:formula="of:=ABS([.L84]-[.$E84])/[.K84]" office:value-type="float" office:value="0.0175131348511384">
            <text:p>0.0175131349</text:p>
          </table:table-cell>
          <table:table-cell table:formula="of:=ABS([.M84]-[.$E84])/[.L84]" office:value-type="float" office:value="0.0962566844919786">
            <text:p>0.0962566845</text:p>
          </table:table-cell>
          <table:table-cell table:formula="of:=ABS([.N84]-[.$E84])/[.M84]" office:value-type="float" office:value="0.13926499032882">
            <text:p>0.1392649903</text:p>
          </table:table-cell>
          <table:table-cell table:formula="of:=ABS([.O84]-[.$E84])/[.N84]" office:value-type="float" office:value="0.188376753507014">
            <text:p>0.1883767535</text:p>
          </table:table-cell>
          <table:table-cell table:formula="of:=ABS([.P84]-[.$E84])/[.O84]" office:value-type="float" office:value="0.19706498951782">
            <text:p>0.197064989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8" office:value-type="float" office:value="759">
            <text:p>759</text:p>
          </table:table-cell>
          <table:table-cell office:value-type="float" office:value="667">
            <text:p>667</text:p>
          </table:table-cell>
          <table:table-cell table:number-columns-repeated="3" office:value-type="float" office:value="391">
            <text:p>391</text:p>
          </table:table-cell>
          <table:table-cell table:formula="of:=ABS([.F85]-[.$E85])/[.E85]" office:value-type="float" office:value="0">
            <text:p>0</text:p>
          </table:table-cell>
          <table:table-cell table:formula="of:=ABS([.G85]-[.$E85])/[.F85]" office:value-type="float" office:value="0">
            <text:p>0</text:p>
          </table:table-cell>
          <table:table-cell table:formula="of:=ABS([.H85]-[.$E85])/[.G85]" office:value-type="float" office:value="0">
            <text:p>0</text:p>
          </table:table-cell>
          <table:table-cell table:formula="of:=ABS([.I85]-[.$E85])/[.H85]" office:value-type="float" office:value="0">
            <text:p>0</text:p>
          </table:table-cell>
          <table:table-cell table:formula="of:=ABS([.J85]-[.$E85])/[.I85]" office:value-type="float" office:value="0">
            <text:p>0</text:p>
          </table:table-cell>
          <table:table-cell table:formula="of:=ABS([.K85]-[.$E85])/[.J85]" office:value-type="float" office:value="0">
            <text:p>0</text:p>
          </table:table-cell>
          <table:table-cell table:formula="of:=ABS([.L85]-[.$E85])/[.K85]" office:value-type="float" office:value="0">
            <text:p>0</text:p>
          </table:table-cell>
          <table:table-cell table:formula="of:=ABS([.M85]-[.$E85])/[.L85]" office:value-type="float" office:value="0.121212121212121">
            <text:p>0.1212121212</text:p>
          </table:table-cell>
          <table:table-cell table:formula="of:=ABS([.N85]-[.$E85])/[.M85]" office:value-type="float" office:value="0.551724137931034">
            <text:p>0.5517241379</text:p>
          </table:table-cell>
          <table:table-cell table:formula="of:=ABS([.O85]-[.$E85])/[.N85]" office:value-type="float" office:value="0.941176470588235">
            <text:p>0.9411764706</text:p>
          </table:table-cell>
          <table:table-cell table:formula="of:=ABS([.P85]-[.$E85])/[.O85]" office:value-type="float" office:value="0.941176470588235">
            <text:p>0.941176470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  <table:table-cell table:number-columns-repeated="6" office:value-type="float" office:value="567">
            <text:p>567</text:p>
          </table:table-cell>
          <table:table-cell office:value-type="float" office:value="554">
            <text:p>554</text:p>
          </table:table-cell>
          <table:table-cell table:number-columns-repeated="3" office:value-type="float" office:value="496">
            <text:p>496</text:p>
          </table:table-cell>
          <table:table-cell office:value-type="float" office:value="359">
            <text:p>359</text:p>
          </table:table-cell>
          <table:table-cell table:formula="of:=ABS([.F86]-[.$E86])/[.E86]" office:value-type="float" office:value="0.00351493848857645">
            <text:p>0.0035149385</text:p>
          </table:table-cell>
          <table:table-cell table:formula="of:=ABS([.G86]-[.$E86])/[.F86]" office:value-type="float" office:value="0.00352733686067019">
            <text:p>0.0035273369</text:p>
          </table:table-cell>
          <table:table-cell table:formula="of:=ABS([.H86]-[.$E86])/[.G86]" office:value-type="float" office:value="0.00352733686067019">
            <text:p>0.0035273369</text:p>
          </table:table-cell>
          <table:table-cell table:formula="of:=ABS([.I86]-[.$E86])/[.H86]" office:value-type="float" office:value="0.00352733686067019">
            <text:p>0.0035273369</text:p>
          </table:table-cell>
          <table:table-cell table:formula="of:=ABS([.J86]-[.$E86])/[.I86]" office:value-type="float" office:value="0.00352733686067019">
            <text:p>0.0035273369</text:p>
          </table:table-cell>
          <table:table-cell table:formula="of:=ABS([.K86]-[.$E86])/[.J86]" office:value-type="float" office:value="0.00352733686067019">
            <text:p>0.0035273369</text:p>
          </table:table-cell>
          <table:table-cell table:formula="of:=ABS([.L86]-[.$E86])/[.K86]" office:value-type="float" office:value="0.0264550264550265">
            <text:p>0.0264550265</text:p>
          </table:table-cell>
          <table:table-cell table:formula="of:=ABS([.M86]-[.$E86])/[.L86]" office:value-type="float" office:value="0.131768953068592">
            <text:p>0.1317689531</text:p>
          </table:table-cell>
          <table:table-cell table:formula="of:=ABS([.N86]-[.$E86])/[.M86]" office:value-type="float" office:value="0.147177419354839">
            <text:p>0.1471774194</text:p>
          </table:table-cell>
          <table:table-cell table:formula="of:=ABS([.O86]-[.$E86])/[.N86]" office:value-type="float" office:value="0.147177419354839">
            <text:p>0.1471774194</text:p>
          </table:table-cell>
          <table:table-cell table:formula="of:=ABS([.P86]-[.$E86])/[.O86]" office:value-type="float" office:value="0.423387096774194">
            <text:p>0.42338709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4" office:value-type="float" office:value="687">
            <text:p>687</text:p>
          </table:table-cell>
          <table:table-cell table:number-columns-repeated="2" office:value-type="float" office:value="623">
            <text:p>623</text:p>
          </table:table-cell>
          <table:table-cell office:value-type="float" office:value="363">
            <text:p>363</text:p>
          </table:table-cell>
          <table:table-cell office:value-type="float" office:value="276">
            <text:p>276</text:p>
          </table:table-cell>
          <table:table-cell table:number-columns-repeated="4" office:value-type="float" office:value="178">
            <text:p>178</text:p>
          </table:table-cell>
          <table:table-cell table:formula="of:=ABS([.F87]-[.$E87])/[.E87]" office:value-type="float" office:value="0">
            <text:p>0</text:p>
          </table:table-cell>
          <table:table-cell table:formula="of:=ABS([.G87]-[.$E87])/[.F87]" office:value-type="float" office:value="0">
            <text:p>0</text:p>
          </table:table-cell>
          <table:table-cell table:formula="of:=ABS([.H87]-[.$E87])/[.G87]" office:value-type="float" office:value="0">
            <text:p>0</text:p>
          </table:table-cell>
          <table:table-cell table:formula="of:=ABS([.I87]-[.$E87])/[.H87]" office:value-type="float" office:value="0.0931586608442504">
            <text:p>0.0931586608</text:p>
          </table:table-cell>
          <table:table-cell table:formula="of:=ABS([.J87]-[.$E87])/[.I87]" office:value-type="float" office:value="0.102728731942215">
            <text:p>0.1027287319</text:p>
          </table:table-cell>
          <table:table-cell table:formula="of:=ABS([.K87]-[.$E87])/[.J87]" office:value-type="float" office:value="0.520064205457464">
            <text:p>0.5200642055</text:p>
          </table:table-cell>
          <table:table-cell table:formula="of:=ABS([.L87]-[.$E87])/[.K87]" office:value-type="float" office:value="1.13223140495868">
            <text:p>1.132231405</text:p>
          </table:table-cell>
          <table:table-cell table:formula="of:=ABS([.M87]-[.$E87])/[.L87]" office:value-type="float" office:value="1.84420289855072">
            <text:p>1.8442028986</text:p>
          </table:table-cell>
          <table:table-cell table:formula="of:=ABS([.N87]-[.$E87])/[.M87]" office:value-type="float" office:value="2.85955056179775">
            <text:p>2.8595505618</text:p>
          </table:table-cell>
          <table:table-cell table:formula="of:=ABS([.O87]-[.$E87])/[.N87]" office:value-type="float" office:value="2.85955056179775">
            <text:p>2.8595505618</text:p>
          </table:table-cell>
          <table:table-cell table:formula="of:=ABS([.P87]-[.$E87])/[.O87]" office:value-type="float" office:value="2.85955056179775">
            <text:p>2.859550561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table:number-columns-repeated="7" office:value-type="float" office:value="735">
            <text:p>735</text:p>
          </table:table-cell>
          <table:table-cell table:number-columns-repeated="4" office:value-type="float" office:value="681">
            <text:p>681</text:p>
          </table:table-cell>
          <table:table-cell table:formula="of:=ABS([.F88]-[.$E88])/[.E88]" office:value-type="float" office:value="0.0404699738903394">
            <text:p>0.0404699739</text:p>
          </table:table-cell>
          <table:table-cell table:formula="of:=ABS([.G88]-[.$E88])/[.F88]" office:value-type="float" office:value="0.0421768707482993">
            <text:p>0.0421768707</text:p>
          </table:table-cell>
          <table:table-cell table:formula="of:=ABS([.H88]-[.$E88])/[.G88]" office:value-type="float" office:value="0.0421768707482993">
            <text:p>0.0421768707</text:p>
          </table:table-cell>
          <table:table-cell table:formula="of:=ABS([.I88]-[.$E88])/[.H88]" office:value-type="float" office:value="0.0421768707482993">
            <text:p>0.0421768707</text:p>
          </table:table-cell>
          <table:table-cell table:formula="of:=ABS([.J88]-[.$E88])/[.I88]" office:value-type="float" office:value="0.0421768707482993">
            <text:p>0.0421768707</text:p>
          </table:table-cell>
          <table:table-cell table:formula="of:=ABS([.K88]-[.$E88])/[.J88]" office:value-type="float" office:value="0.0421768707482993">
            <text:p>0.0421768707</text:p>
          </table:table-cell>
          <table:table-cell table:formula="of:=ABS([.L88]-[.$E88])/[.K88]" office:value-type="float" office:value="0.0421768707482993">
            <text:p>0.0421768707</text:p>
          </table:table-cell>
          <table:table-cell table:formula="of:=ABS([.M88]-[.$E88])/[.L88]" office:value-type="float" office:value="0.115646258503401">
            <text:p>0.1156462585</text:p>
          </table:table-cell>
          <table:table-cell table:formula="of:=ABS([.N88]-[.$E88])/[.M88]" office:value-type="float" office:value="0.124816446402349">
            <text:p>0.1248164464</text:p>
          </table:table-cell>
          <table:table-cell table:formula="of:=ABS([.O88]-[.$E88])/[.N88]" office:value-type="float" office:value="0.124816446402349">
            <text:p>0.1248164464</text:p>
          </table:table-cell>
          <table:table-cell table:formula="of:=ABS([.P88]-[.$E88])/[.O88]" office:value-type="float" office:value="0.124816446402349">
            <text:p>0.124816446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937">
            <text:p>937</text:p>
          </table:table-cell>
          <table:table-cell office:value-type="float" office:value="929">
            <text:p>929</text:p>
          </table:table-cell>
          <table:table-cell office:value-type="float" office:value="809">
            <text:p>809</text:p>
          </table:table-cell>
          <table:table-cell office:value-type="float" office:value="626">
            <text:p>626</text:p>
          </table:table-cell>
          <table:table-cell table:number-columns-repeated="3" office:value-type="float" office:value="433">
            <text:p>433</text:p>
          </table:table-cell>
          <table:table-cell office:value-type="float" office:value="898">
            <text:p>898</text:p>
          </table:table-cell>
          <table:table-cell table:formula="of:=ABS([.F89]-[.$E89])/[.E89]" office:value-type="float" office:value="0">
            <text:p>0</text:p>
          </table:table-cell>
          <table:table-cell table:formula="of:=ABS([.G89]-[.$E89])/[.F89]" office:value-type="float" office:value="0">
            <text:p>0</text:p>
          </table:table-cell>
          <table:table-cell table:formula="of:=ABS([.H89]-[.$E89])/[.G89]" office:value-type="float" office:value="0">
            <text:p>0</text:p>
          </table:table-cell>
          <table:table-cell table:formula="of:=ABS([.I89]-[.$E89])/[.H89]" office:value-type="float" office:value="0">
            <text:p>0</text:p>
          </table:table-cell>
          <table:table-cell table:formula="of:=ABS([.J89]-[.$E89])/[.I89]" office:value-type="float" office:value="0.00853788687299893">
            <text:p>0.0085378869</text:p>
          </table:table-cell>
          <table:table-cell table:formula="of:=ABS([.K89]-[.$E89])/[.J89]" office:value-type="float" office:value="0.13778256189451">
            <text:p>0.1377825619</text:p>
          </table:table-cell>
          <table:table-cell table:formula="of:=ABS([.L89]-[.$E89])/[.K89]" office:value-type="float" office:value="0.38442521631644">
            <text:p>0.3844252163</text:p>
          </table:table-cell>
          <table:table-cell table:formula="of:=ABS([.M89]-[.$E89])/[.L89]" office:value-type="float" office:value="0.805111821086262">
            <text:p>0.8051118211</text:p>
          </table:table-cell>
          <table:table-cell table:formula="of:=ABS([.N89]-[.$E89])/[.M89]" office:value-type="float" office:value="1.16397228637413">
            <text:p>1.1639722864</text:p>
          </table:table-cell>
          <table:table-cell table:formula="of:=ABS([.O89]-[.$E89])/[.N89]" office:value-type="float" office:value="1.16397228637413">
            <text:p>1.1639722864</text:p>
          </table:table-cell>
          <table:table-cell table:formula="of:=ABS([.P89]-[.$E89])/[.O89]" office:value-type="float" office:value="0.0900692840646651">
            <text:p>0.09006928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5">
            <text:p>715</text:p>
          </table:table-cell>
          <table:table-cell office:value-type="float" office:value="663">
            <text:p>663</text:p>
          </table:table-cell>
          <table:table-cell table:number-columns-repeated="2" office:value-type="float" office:value="639">
            <text:p>639</text:p>
          </table:table-cell>
          <table:table-cell table:number-columns-repeated="3" office:value-type="float" office:value="638">
            <text:p>638</text:p>
          </table:table-cell>
          <table:table-cell table:number-columns-repeated="3" office:value-type="float" office:value="945">
            <text:p>945</text:p>
          </table:table-cell>
          <table:table-cell table:number-columns-repeated="2" office:value-type="float" office:value="930">
            <text:p>930</text:p>
          </table:table-cell>
          <table:table-cell table:formula="of:=ABS([.F90]-[.$E90])/[.E90]" office:value-type="float" office:value="0.0727272727272727">
            <text:p>0.0727272727</text:p>
          </table:table-cell>
          <table:table-cell table:formula="of:=ABS([.G90]-[.$E90])/[.F90]" office:value-type="float" office:value="0.114630467571644">
            <text:p>0.1146304676</text:p>
          </table:table-cell>
          <table:table-cell table:formula="of:=ABS([.H90]-[.$E90])/[.G90]" office:value-type="float" office:value="0.118935837245696">
            <text:p>0.1189358372</text:p>
          </table:table-cell>
          <table:table-cell table:formula="of:=ABS([.I90]-[.$E90])/[.H90]" office:value-type="float" office:value="0.120500782472613">
            <text:p>0.1205007825</text:p>
          </table:table-cell>
          <table:table-cell table:formula="of:=ABS([.J90]-[.$E90])/[.I90]" office:value-type="float" office:value="0.120689655172414">
            <text:p>0.1206896552</text:p>
          </table:table-cell>
          <table:table-cell table:formula="of:=ABS([.K90]-[.$E90])/[.J90]" office:value-type="float" office:value="0.120689655172414">
            <text:p>0.1206896552</text:p>
          </table:table-cell>
          <table:table-cell table:formula="of:=ABS([.L90]-[.$E90])/[.K90]" office:value-type="float" office:value="0.360501567398119">
            <text:p>0.3605015674</text:p>
          </table:table-cell>
          <table:table-cell table:formula="of:=ABS([.M90]-[.$E90])/[.L90]" office:value-type="float" office:value="0.243386243386243">
            <text:p>0.2433862434</text:p>
          </table:table-cell>
          <table:table-cell table:formula="of:=ABS([.N90]-[.$E90])/[.M90]" office:value-type="float" office:value="0.243386243386243">
            <text:p>0.2433862434</text:p>
          </table:table-cell>
          <table:table-cell table:formula="of:=ABS([.O90]-[.$E90])/[.N90]" office:value-type="float" office:value="0.227513227513227">
            <text:p>0.2275132275</text:p>
          </table:table-cell>
          <table:table-cell table:formula="of:=ABS([.P90]-[.$E90])/[.O90]" office:value-type="float" office:value="0.231182795698925">
            <text:p>0.231182795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54">
            <text:p>1054</text:p>
          </table:table-cell>
          <table:table-cell table:number-columns-repeated="3" office:value-type="float" office:value="1014">
            <text:p>1014</text:p>
          </table:table-cell>
          <table:table-cell office:value-type="float" office:value="939">
            <text:p>939</text:p>
          </table:table-cell>
          <table:table-cell table:number-columns-repeated="2" office:value-type="float" office:value="1098">
            <text:p>1098</text:p>
          </table:table-cell>
          <table:table-cell office:value-type="float" office:value="1052">
            <text:p>1052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70">
            <text:p>970</text:p>
          </table:table-cell>
          <table:table-cell table:formula="of:=ABS([.F91]-[.$E91])/[.E91]" office:value-type="float" office:value="0">
            <text:p>0</text:p>
          </table:table-cell>
          <table:table-cell table:formula="of:=ABS([.G91]-[.$E91])/[.F91]" office:value-type="float" office:value="0.0379506641366224">
            <text:p>0.0379506641</text:p>
          </table:table-cell>
          <table:table-cell table:formula="of:=ABS([.H91]-[.$E91])/[.G91]" office:value-type="float" office:value="0.0394477317554241">
            <text:p>0.0394477318</text:p>
          </table:table-cell>
          <table:table-cell table:formula="of:=ABS([.I91]-[.$E91])/[.H91]" office:value-type="float" office:value="0.0394477317554241">
            <text:p>0.0394477318</text:p>
          </table:table-cell>
          <table:table-cell table:formula="of:=ABS([.J91]-[.$E91])/[.I91]" office:value-type="float" office:value="0.113412228796844">
            <text:p>0.1134122288</text:p>
          </table:table-cell>
          <table:table-cell table:formula="of:=ABS([.K91]-[.$E91])/[.J91]" office:value-type="float" office:value="0.0468583599574015">
            <text:p>0.04685836</text:p>
          </table:table-cell>
          <table:table-cell table:formula="of:=ABS([.L91]-[.$E91])/[.K91]" office:value-type="float" office:value="0.0400728597449909">
            <text:p>0.0400728597</text:p>
          </table:table-cell>
          <table:table-cell table:formula="of:=ABS([.M91]-[.$E91])/[.L91]" office:value-type="float" office:value="0.00182149362477231">
            <text:p>0.0018214936</text:p>
          </table:table-cell>
          <table:table-cell table:formula="of:=ABS([.N91]-[.$E91])/[.M91]" office:value-type="float" office:value="0.111216730038023">
            <text:p>0.11121673</text:p>
          </table:table-cell>
          <table:table-cell table:formula="of:=ABS([.O91]-[.$E91])/[.N91]" office:value-type="float" office:value="0.0896478121664888">
            <text:p>0.0896478122</text:p>
          </table:table-cell>
          <table:table-cell table:formula="of:=ABS([.P91]-[.$E91])/[.O91]" office:value-type="float" office:value="0.0865979381443299">
            <text:p>0.086597938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2">
            <text:p>842</text:p>
          </table:table-cell>
          <table:table-cell table:number-columns-repeated="6" office:value-type="float" office:value="734">
            <text:p>734</text:p>
          </table:table-cell>
          <table:table-cell office:value-type="float" office:value="677">
            <text:p>677</text:p>
          </table:table-cell>
          <table:table-cell office:value-type="float" office:value="638">
            <text:p>638</text:p>
          </table:table-cell>
          <table:table-cell table:number-columns-repeated="2" office:value-type="float" office:value="555">
            <text:p>555</text:p>
          </table:table-cell>
          <table:table-cell office:value-type="float" office:value="1021">
            <text:p>1021</text:p>
          </table:table-cell>
          <table:table-cell table:formula="of:=ABS([.F92]-[.$E92])/[.E92]" office:value-type="float" office:value="0.128266033254157">
            <text:p>0.1282660333</text:p>
          </table:table-cell>
          <table:table-cell table:formula="of:=ABS([.G92]-[.$E92])/[.F92]" office:value-type="float" office:value="0.147138964577657">
            <text:p>0.1471389646</text:p>
          </table:table-cell>
          <table:table-cell table:formula="of:=ABS([.H92]-[.$E92])/[.G92]" office:value-type="float" office:value="0.147138964577657">
            <text:p>0.1471389646</text:p>
          </table:table-cell>
          <table:table-cell table:formula="of:=ABS([.I92]-[.$E92])/[.H92]" office:value-type="float" office:value="0.147138964577657">
            <text:p>0.1471389646</text:p>
          </table:table-cell>
          <table:table-cell table:formula="of:=ABS([.J92]-[.$E92])/[.I92]" office:value-type="float" office:value="0.147138964577657">
            <text:p>0.1471389646</text:p>
          </table:table-cell>
          <table:table-cell table:formula="of:=ABS([.K92]-[.$E92])/[.J92]" office:value-type="float" office:value="0.147138964577657">
            <text:p>0.1471389646</text:p>
          </table:table-cell>
          <table:table-cell table:formula="of:=ABS([.L92]-[.$E92])/[.K92]" office:value-type="float" office:value="0.224795640326975">
            <text:p>0.2247956403</text:p>
          </table:table-cell>
          <table:table-cell table:formula="of:=ABS([.M92]-[.$E92])/[.L92]" office:value-type="float" office:value="0.301329394387001">
            <text:p>0.3013293944</text:p>
          </table:table-cell>
          <table:table-cell table:formula="of:=ABS([.N92]-[.$E92])/[.M92]" office:value-type="float" office:value="0.449843260188088">
            <text:p>0.4498432602</text:p>
          </table:table-cell>
          <table:table-cell table:formula="of:=ABS([.O92]-[.$E92])/[.N92]" office:value-type="float" office:value="0.517117117117117">
            <text:p>0.5171171171</text:p>
          </table:table-cell>
          <table:table-cell table:formula="of:=ABS([.P92]-[.$E92])/[.O92]" office:value-type="float" office:value="0.322522522522522">
            <text:p>0.322522522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7" office:value-type="float" office:value="748">
            <text:p>748</text:p>
          </table:table-cell>
          <table:table-cell table:number-columns-repeated="3" office:value-type="float" office:value="581">
            <text:p>581</text:p>
          </table:table-cell>
          <table:table-cell office:value-type="float" office:value="764">
            <text:p>764</text:p>
          </table:table-cell>
          <table:table-cell office:value-type="float" office:value="735">
            <text:p>735</text:p>
          </table:table-cell>
          <table:table-cell table:formula="of:=ABS([.F93]-[.$E93])/[.E93]" office:value-type="float" office:value="0">
            <text:p>0</text:p>
          </table:table-cell>
          <table:table-cell table:formula="of:=ABS([.G93]-[.$E93])/[.F93]" office:value-type="float" office:value="0">
            <text:p>0</text:p>
          </table:table-cell>
          <table:table-cell table:formula="of:=ABS([.H93]-[.$E93])/[.G93]" office:value-type="float" office:value="0">
            <text:p>0</text:p>
          </table:table-cell>
          <table:table-cell table:formula="of:=ABS([.I93]-[.$E93])/[.H93]" office:value-type="float" office:value="0">
            <text:p>0</text:p>
          </table:table-cell>
          <table:table-cell table:formula="of:=ABS([.J93]-[.$E93])/[.I93]" office:value-type="float" office:value="0">
            <text:p>0</text:p>
          </table:table-cell>
          <table:table-cell table:formula="of:=ABS([.K93]-[.$E93])/[.J93]" office:value-type="float" office:value="0">
            <text:p>0</text:p>
          </table:table-cell>
          <table:table-cell table:formula="of:=ABS([.L93]-[.$E93])/[.K93]" office:value-type="float" office:value="0.223262032085561">
            <text:p>0.2232620321</text:p>
          </table:table-cell>
          <table:table-cell table:formula="of:=ABS([.M93]-[.$E93])/[.L93]" office:value-type="float" office:value="0.287435456110155">
            <text:p>0.2874354561</text:p>
          </table:table-cell>
          <table:table-cell table:formula="of:=ABS([.N93]-[.$E93])/[.M93]" office:value-type="float" office:value="0.287435456110155">
            <text:p>0.2874354561</text:p>
          </table:table-cell>
          <table:table-cell table:formula="of:=ABS([.O93]-[.$E93])/[.N93]" office:value-type="float" office:value="0.0275387263339071">
            <text:p>0.0275387263</text:p>
          </table:table-cell>
          <table:table-cell table:formula="of:=ABS([.P93]-[.$E93])/[.O93]" office:value-type="float" office:value="0.0170157068062827">
            <text:p>0.01701570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3" office:value-type="float" office:value="671">
            <text:p>671</text:p>
          </table:table-cell>
          <table:table-cell table:number-columns-repeated="5" office:value-type="float" office:value="655">
            <text:p>655</text:p>
          </table:table-cell>
          <table:table-cell table:number-columns-repeated="2" office:value-type="float" office:value="648">
            <text:p>648</text:p>
          </table:table-cell>
          <table:table-cell office:value-type="float" office:value="601">
            <text:p>601</text:p>
          </table:table-cell>
          <table:table-cell office:value-type="float" office:value="792">
            <text:p>792</text:p>
          </table:table-cell>
          <table:table-cell table:formula="of:=ABS([.F94]-[.$E94])/[.E94]" office:value-type="float" office:value="0">
            <text:p>0</text:p>
          </table:table-cell>
          <table:table-cell table:formula="of:=ABS([.G94]-[.$E94])/[.F94]" office:value-type="float" office:value="0">
            <text:p>0</text:p>
          </table:table-cell>
          <table:table-cell table:formula="of:=ABS([.H94]-[.$E94])/[.G94]" office:value-type="float" office:value="0.0238450074515648">
            <text:p>0.0238450075</text:p>
          </table:table-cell>
          <table:table-cell table:formula="of:=ABS([.I94]-[.$E94])/[.H94]" office:value-type="float" office:value="0.0244274809160305">
            <text:p>0.0244274809</text:p>
          </table:table-cell>
          <table:table-cell table:formula="of:=ABS([.J94]-[.$E94])/[.I94]" office:value-type="float" office:value="0.0244274809160305">
            <text:p>0.0244274809</text:p>
          </table:table-cell>
          <table:table-cell table:formula="of:=ABS([.K94]-[.$E94])/[.J94]" office:value-type="float" office:value="0.0244274809160305">
            <text:p>0.0244274809</text:p>
          </table:table-cell>
          <table:table-cell table:formula="of:=ABS([.L94]-[.$E94])/[.K94]" office:value-type="float" office:value="0.0244274809160305">
            <text:p>0.0244274809</text:p>
          </table:table-cell>
          <table:table-cell table:formula="of:=ABS([.M94]-[.$E94])/[.L94]" office:value-type="float" office:value="0.0351145038167939">
            <text:p>0.0351145038</text:p>
          </table:table-cell>
          <table:table-cell table:formula="of:=ABS([.N94]-[.$E94])/[.M94]" office:value-type="float" office:value="0.0354938271604938">
            <text:p>0.0354938272</text:p>
          </table:table-cell>
          <table:table-cell table:formula="of:=ABS([.O94]-[.$E94])/[.N94]" office:value-type="float" office:value="0.108024691358025">
            <text:p>0.1080246914</text:p>
          </table:table-cell>
          <table:table-cell table:formula="of:=ABS([.P94]-[.$E94])/[.O94]" office:value-type="float" office:value="0.201331114808652">
            <text:p>0.20133111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  <table:table-cell table:number-columns-repeated="5" office:value-type="float" office:value="1104">
            <text:p>1104</text:p>
          </table:table-cell>
          <table:table-cell office:value-type="float" office:value="1096">
            <text:p>1096</text:p>
          </table:table-cell>
          <table:table-cell office:value-type="float" office:value="1045">
            <text:p>1045</text:p>
          </table:table-cell>
          <table:table-cell table:number-columns-repeated="2" office:value-type="float" office:value="921">
            <text:p>921</text:p>
          </table:table-cell>
          <table:table-cell office:value-type="float" office:value="855">
            <text:p>855</text:p>
          </table:table-cell>
          <table:table-cell office:value-type="float" office:value="824">
            <text:p>824</text:p>
          </table:table-cell>
          <table:table-cell table:formula="of:=ABS([.F95]-[.$E95])/[.E95]" office:value-type="float" office:value="0.0238726790450928">
            <text:p>0.023872679</text:p>
          </table:table-cell>
          <table:table-cell table:formula="of:=ABS([.G95]-[.$E95])/[.F95]" office:value-type="float" office:value="0.0244565217391304">
            <text:p>0.0244565217</text:p>
          </table:table-cell>
          <table:table-cell table:formula="of:=ABS([.H95]-[.$E95])/[.G95]" office:value-type="float" office:value="0.0244565217391304">
            <text:p>0.0244565217</text:p>
          </table:table-cell>
          <table:table-cell table:formula="of:=ABS([.I95]-[.$E95])/[.H95]" office:value-type="float" office:value="0.0244565217391304">
            <text:p>0.0244565217</text:p>
          </table:table-cell>
          <table:table-cell table:formula="of:=ABS([.J95]-[.$E95])/[.I95]" office:value-type="float" office:value="0.0244565217391304">
            <text:p>0.0244565217</text:p>
          </table:table-cell>
          <table:table-cell table:formula="of:=ABS([.K95]-[.$E95])/[.J95]" office:value-type="float" office:value="0.0317028985507246">
            <text:p>0.0317028986</text:p>
          </table:table-cell>
          <table:table-cell table:formula="of:=ABS([.L95]-[.$E95])/[.K95]" office:value-type="float" office:value="0.0784671532846715">
            <text:p>0.0784671533</text:p>
          </table:table-cell>
          <table:table-cell table:formula="of:=ABS([.M95]-[.$E95])/[.L95]" office:value-type="float" office:value="0.200956937799043">
            <text:p>0.2009569378</text:p>
          </table:table-cell>
          <table:table-cell table:formula="of:=ABS([.N95]-[.$E95])/[.M95]" office:value-type="float" office:value="0.228013029315961">
            <text:p>0.2280130293</text:p>
          </table:table-cell>
          <table:table-cell table:formula="of:=ABS([.O95]-[.$E95])/[.N95]" office:value-type="float" office:value="0.299674267100977">
            <text:p>0.2996742671</text:p>
          </table:table-cell>
          <table:table-cell table:formula="of:=ABS([.P95]-[.$E95])/[.O95]" office:value-type="float" office:value="0.35906432748538">
            <text:p>0.359064327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4">
            <text:p>944</text:p>
          </table:table-cell>
          <table:table-cell office:value-type="float" office:value="861">
            <text:p>861</text:p>
          </table:table-cell>
          <table:table-cell office:value-type="float" office:value="833">
            <text:p>833</text:p>
          </table:table-cell>
          <table:table-cell table:number-columns-repeated="3" office:value-type="float" office:value="778">
            <text:p>778</text:p>
          </table:table-cell>
          <table:table-cell office:value-type="float" office:value="703">
            <text:p>703</text:p>
          </table:table-cell>
          <table:table-cell table:number-columns-repeated="2" office:value-type="float" office:value="605">
            <text:p>605</text:p>
          </table:table-cell>
          <table:table-cell office:value-type="float" office:value="484">
            <text:p>484</text:p>
          </table:table-cell>
          <table:table-cell office:value-type="float" office:value="980">
            <text:p>980</text:p>
          </table:table-cell>
          <table:table-cell table:formula="of:=ABS([.F96]-[.$E96])/[.E96]" office:value-type="float" office:value="0">
            <text:p>0</text:p>
          </table:table-cell>
          <table:table-cell table:formula="of:=ABS([.G96]-[.$E96])/[.F96]" office:value-type="float" office:value="0.0879237288135593">
            <text:p>0.0879237288</text:p>
          </table:table-cell>
          <table:table-cell table:formula="of:=ABS([.H96]-[.$E96])/[.G96]" office:value-type="float" office:value="0.128919860627178">
            <text:p>0.1289198606</text:p>
          </table:table-cell>
          <table:table-cell table:formula="of:=ABS([.I96]-[.$E96])/[.H96]" office:value-type="float" office:value="0.199279711884754">
            <text:p>0.1992797119</text:p>
          </table:table-cell>
          <table:table-cell table:formula="of:=ABS([.J96]-[.$E96])/[.I96]" office:value-type="float" office:value="0.213367609254499">
            <text:p>0.2133676093</text:p>
          </table:table-cell>
          <table:table-cell table:formula="of:=ABS([.K96]-[.$E96])/[.J96]" office:value-type="float" office:value="0.213367609254499">
            <text:p>0.2133676093</text:p>
          </table:table-cell>
          <table:table-cell table:formula="of:=ABS([.L96]-[.$E96])/[.K96]" office:value-type="float" office:value="0.309768637532134">
            <text:p>0.3097686375</text:p>
          </table:table-cell>
          <table:table-cell table:formula="of:=ABS([.M96]-[.$E96])/[.L96]" office:value-type="float" office:value="0.48221906116643">
            <text:p>0.4822190612</text:p>
          </table:table-cell>
          <table:table-cell table:formula="of:=ABS([.N96]-[.$E96])/[.M96]" office:value-type="float" office:value="0.560330578512397">
            <text:p>0.5603305785</text:p>
          </table:table-cell>
          <table:table-cell table:formula="of:=ABS([.O96]-[.$E96])/[.N96]" office:value-type="float" office:value="0.760330578512397">
            <text:p>0.7603305785</text:p>
          </table:table-cell>
          <table:table-cell table:formula="of:=ABS([.P96]-[.$E96])/[.O96]" office:value-type="float" office:value="0.0743801652892562">
            <text:p>0.074380165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table:number-columns-repeated="4" office:value-type="float" office:value="504">
            <text:p>504</text:p>
          </table:table-cell>
          <table:table-cell office:value-type="float" office:value="494">
            <text:p>494</text:p>
          </table:table-cell>
          <table:table-cell office:value-type="float" office:value="383">
            <text:p>383</text:p>
          </table:table-cell>
          <table:table-cell office:value-type="float" office:value="285">
            <text:p>285</text:p>
          </table:table-cell>
          <table:table-cell table:number-columns-repeated="4" office:value-type="float" office:value="804">
            <text:p>804</text:p>
          </table:table-cell>
          <table:table-cell table:formula="of:=ABS([.F97]-[.$E97])/[.E97]" office:value-type="float" office:value="0.0472589792060492">
            <text:p>0.0472589792</text:p>
          </table:table-cell>
          <table:table-cell table:formula="of:=ABS([.G97]-[.$E97])/[.F97]" office:value-type="float" office:value="0.0496031746031746">
            <text:p>0.0496031746</text:p>
          </table:table-cell>
          <table:table-cell table:formula="of:=ABS([.H97]-[.$E97])/[.G97]" office:value-type="float" office:value="0.0496031746031746">
            <text:p>0.0496031746</text:p>
          </table:table-cell>
          <table:table-cell table:formula="of:=ABS([.I97]-[.$E97])/[.H97]" office:value-type="float" office:value="0.0496031746031746">
            <text:p>0.0496031746</text:p>
          </table:table-cell>
          <table:table-cell table:formula="of:=ABS([.J97]-[.$E97])/[.I97]" office:value-type="float" office:value="0.0694444444444444">
            <text:p>0.0694444444</text:p>
          </table:table-cell>
          <table:table-cell table:formula="of:=ABS([.K97]-[.$E97])/[.J97]" office:value-type="float" office:value="0.295546558704453">
            <text:p>0.2955465587</text:p>
          </table:table-cell>
          <table:table-cell table:formula="of:=ABS([.L97]-[.$E97])/[.K97]" office:value-type="float" office:value="0.637075718015666">
            <text:p>0.637075718</text:p>
          </table:table-cell>
          <table:table-cell table:formula="of:=ABS([.M97]-[.$E97])/[.L97]" office:value-type="float" office:value="0.964912280701754">
            <text:p>0.9649122807</text:p>
          </table:table-cell>
          <table:table-cell table:formula="of:=ABS([.N97]-[.$E97])/[.M97]" office:value-type="float" office:value="0.342039800995025">
            <text:p>0.342039801</text:p>
          </table:table-cell>
          <table:table-cell table:formula="of:=ABS([.O97]-[.$E97])/[.N97]" office:value-type="float" office:value="0.342039800995025">
            <text:p>0.342039801</text:p>
          </table:table-cell>
          <table:table-cell table:formula="of:=ABS([.P97]-[.$E97])/[.O97]" office:value-type="float" office:value="0.342039800995025">
            <text:p>0.34203980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  <table:table-cell table:number-columns-repeated="6" office:value-type="float" office:value="885">
            <text:p>885</text:p>
          </table:table-cell>
          <table:table-cell office:value-type="float" office:value="347">
            <text:p>347</text:p>
          </table:table-cell>
          <table:table-cell table:number-columns-repeated="4" office:value-type="float" office:value="903">
            <text:p>903</text:p>
          </table:table-cell>
          <table:table-cell table:formula="of:=ABS([.F98]-[.$E98])/[.E98]" office:value-type="float" office:value="0.0177580466148724">
            <text:p>0.0177580466</text:p>
          </table:table-cell>
          <table:table-cell table:formula="of:=ABS([.G98]-[.$E98])/[.F98]" office:value-type="float" office:value="0.0180790960451977">
            <text:p>0.018079096</text:p>
          </table:table-cell>
          <table:table-cell table:formula="of:=ABS([.H98]-[.$E98])/[.G98]" office:value-type="float" office:value="0.0180790960451977">
            <text:p>0.018079096</text:p>
          </table:table-cell>
          <table:table-cell table:formula="of:=ABS([.I98]-[.$E98])/[.H98]" office:value-type="float" office:value="0.0180790960451977">
            <text:p>0.018079096</text:p>
          </table:table-cell>
          <table:table-cell table:formula="of:=ABS([.J98]-[.$E98])/[.I98]" office:value-type="float" office:value="0.0180790960451977">
            <text:p>0.018079096</text:p>
          </table:table-cell>
          <table:table-cell table:formula="of:=ABS([.K98]-[.$E98])/[.J98]" office:value-type="float" office:value="0.0180790960451977">
            <text:p>0.018079096</text:p>
          </table:table-cell>
          <table:table-cell table:formula="of:=ABS([.L98]-[.$E98])/[.K98]" office:value-type="float" office:value="0.625988700564972">
            <text:p>0.6259887006</text:p>
          </table:table-cell>
          <table:table-cell table:formula="of:=ABS([.M98]-[.$E98])/[.L98]" office:value-type="float" office:value="0.00576368876080692">
            <text:p>0.0057636888</text:p>
          </table:table-cell>
          <table:table-cell table:formula="of:=ABS([.N98]-[.$E98])/[.M98]" office:value-type="float" office:value="0.00221483942414175">
            <text:p>0.0022148394</text:p>
          </table:table-cell>
          <table:table-cell table:formula="of:=ABS([.O98]-[.$E98])/[.N98]" office:value-type="float" office:value="0.00221483942414175">
            <text:p>0.0022148394</text:p>
          </table:table-cell>
          <table:table-cell table:formula="of:=ABS([.P98]-[.$E98])/[.O98]" office:value-type="float" office:value="0.00221483942414175">
            <text:p>0.002214839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6" office:value-type="float" office:value="961">
            <text:p>961</text:p>
          </table:table-cell>
          <table:table-cell office:value-type="float" office:value="923">
            <text:p>923</text:p>
          </table:table-cell>
          <table:table-cell table:number-columns-repeated="3" office:value-type="float" office:value="762">
            <text:p>762</text:p>
          </table:table-cell>
          <table:table-cell office:value-type="float" office:value="907">
            <text:p>907</text:p>
          </table:table-cell>
          <table:table-cell office:value-type="float" office:value="863">
            <text:p>863</text:p>
          </table:table-cell>
          <table:table-cell table:formula="of:=ABS([.F99]-[.$E99])/[.E99]" office:value-type="float" office:value="0">
            <text:p>0</text:p>
          </table:table-cell>
          <table:table-cell table:formula="of:=ABS([.G99]-[.$E99])/[.F99]" office:value-type="float" office:value="0">
            <text:p>0</text:p>
          </table:table-cell>
          <table:table-cell table:formula="of:=ABS([.H99]-[.$E99])/[.G99]" office:value-type="float" office:value="0">
            <text:p>0</text:p>
          </table:table-cell>
          <table:table-cell table:formula="of:=ABS([.I99]-[.$E99])/[.H99]" office:value-type="float" office:value="0">
            <text:p>0</text:p>
          </table:table-cell>
          <table:table-cell table:formula="of:=ABS([.J99]-[.$E99])/[.I99]" office:value-type="float" office:value="0">
            <text:p>0</text:p>
          </table:table-cell>
          <table:table-cell table:formula="of:=ABS([.K99]-[.$E99])/[.J99]" office:value-type="float" office:value="0.0395421436004162">
            <text:p>0.0395421436</text:p>
          </table:table-cell>
          <table:table-cell table:formula="of:=ABS([.L99]-[.$E99])/[.K99]" office:value-type="float" office:value="0.215601300108342">
            <text:p>0.2156013001</text:p>
          </table:table-cell>
          <table:table-cell table:formula="of:=ABS([.M99]-[.$E99])/[.L99]" office:value-type="float" office:value="0.261154855643045">
            <text:p>0.2611548556</text:p>
          </table:table-cell>
          <table:table-cell table:formula="of:=ABS([.N99]-[.$E99])/[.M99]" office:value-type="float" office:value="0.261154855643045">
            <text:p>0.2611548556</text:p>
          </table:table-cell>
          <table:table-cell table:formula="of:=ABS([.O99]-[.$E99])/[.N99]" office:value-type="float" office:value="0.0708661417322835">
            <text:p>0.0708661417</text:p>
          </table:table-cell>
          <table:table-cell table:formula="of:=ABS([.P99]-[.$E99])/[.O99]" office:value-type="float" office:value="0.108048511576626">
            <text:p>0.108048511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541">
            <text:p>541</text:p>
          </table:table-cell>
          <table:table-cell office:value-type="float" office:value="524">
            <text:p>524</text:p>
          </table:table-cell>
          <table:table-cell office:value-type="float" office:value="514">
            <text:p>514</text:p>
          </table:table-cell>
          <table:table-cell office:value-type="float" office:value="420">
            <text:p>420</text:p>
          </table:table-cell>
          <table:table-cell office:value-type="float" office:value="405">
            <text:p>405</text:p>
          </table:table-cell>
          <table:table-cell office:value-type="float" office:value="401">
            <text:p>401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table:formula="of:=ABS([.F100]-[.$E100])/[.E100]" office:value-type="float" office:value="0">
            <text:p>0</text:p>
          </table:table-cell>
          <table:table-cell table:formula="of:=ABS([.G100]-[.$E100])/[.F100]" office:value-type="float" office:value="0">
            <text:p>0</text:p>
          </table:table-cell>
          <table:table-cell table:formula="of:=ABS([.H100]-[.$E100])/[.G100]" office:value-type="float" office:value="0">
            <text:p>0</text:p>
          </table:table-cell>
          <table:table-cell table:formula="of:=ABS([.I100]-[.$E100])/[.H100]" office:value-type="float" office:value="0">
            <text:p>0</text:p>
          </table:table-cell>
          <table:table-cell table:formula="of:=ABS([.J100]-[.$E100])/[.I100]" office:value-type="float" office:value="0.0314232902033272">
            <text:p>0.0314232902</text:p>
          </table:table-cell>
          <table:table-cell table:formula="of:=ABS([.K100]-[.$E100])/[.J100]" office:value-type="float" office:value="0.0515267175572519">
            <text:p>0.0515267176</text:p>
          </table:table-cell>
          <table:table-cell table:formula="of:=ABS([.L100]-[.$E100])/[.K100]" office:value-type="float" office:value="0.235408560311284">
            <text:p>0.2354085603</text:p>
          </table:table-cell>
          <table:table-cell table:formula="of:=ABS([.M100]-[.$E100])/[.L100]" office:value-type="float" office:value="0.323809523809524">
            <text:p>0.3238095238</text:p>
          </table:table-cell>
          <table:table-cell table:formula="of:=ABS([.N100]-[.$E100])/[.M100]" office:value-type="float" office:value="0.345679012345679">
            <text:p>0.3456790123</text:p>
          </table:table-cell>
          <table:table-cell table:formula="of:=ABS([.O100]-[.$E100])/[.N100]" office:value-type="float" office:value="0.0199501246882793">
            <text:p>0.0199501247</text:p>
          </table:table-cell>
          <table:table-cell table:formula="of:=ABS([.P100]-[.$E100])/[.O100]" office:value-type="float" office:value="0.00910746812386157">
            <text:p>0.009107468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931">
            <text:p>931</text:p>
          </table:table-cell>
          <table:table-cell office:value-type="float" office:value="910">
            <text:p>910</text:p>
          </table:table-cell>
          <table:table-cell table:number-columns-repeated="2" office:value-type="float" office:value="905">
            <text:p>905</text:p>
          </table:table-cell>
          <table:table-cell table:number-columns-repeated="3" office:value-type="float" office:value="804">
            <text:p>804</text:p>
          </table:table-cell>
          <table:table-cell office:value-type="float" office:value="781">
            <text:p>781</text:p>
          </table:table-cell>
          <table:table-cell table:formula="of:=ABS([.F101]-[.$E101])/[.E101]" office:value-type="float" office:value="0">
            <text:p>0</text:p>
          </table:table-cell>
          <table:table-cell table:formula="of:=ABS([.G101]-[.$E101])/[.F101]" office:value-type="float" office:value="0">
            <text:p>0</text:p>
          </table:table-cell>
          <table:table-cell table:formula="of:=ABS([.H101]-[.$E101])/[.G101]" office:value-type="float" office:value="0">
            <text:p>0</text:p>
          </table:table-cell>
          <table:table-cell table:formula="of:=ABS([.I101]-[.$E101])/[.H101]" office:value-type="float" office:value="0">
            <text:p>0</text:p>
          </table:table-cell>
          <table:table-cell table:formula="of:=ABS([.J101]-[.$E101])/[.I101]" office:value-type="float" office:value="0.0225563909774436">
            <text:p>0.022556391</text:p>
          </table:table-cell>
          <table:table-cell table:formula="of:=ABS([.K101]-[.$E101])/[.J101]" office:value-type="float" office:value="0.0285714285714286">
            <text:p>0.0285714286</text:p>
          </table:table-cell>
          <table:table-cell table:formula="of:=ABS([.L101]-[.$E101])/[.K101]" office:value-type="float" office:value="0.0287292817679558">
            <text:p>0.0287292818</text:p>
          </table:table-cell>
          <table:table-cell table:formula="of:=ABS([.M101]-[.$E101])/[.L101]" office:value-type="float" office:value="0.140331491712707">
            <text:p>0.1403314917</text:p>
          </table:table-cell>
          <table:table-cell table:formula="of:=ABS([.N101]-[.$E101])/[.M101]" office:value-type="float" office:value="0.157960199004975">
            <text:p>0.157960199</text:p>
          </table:table-cell>
          <table:table-cell table:formula="of:=ABS([.O101]-[.$E101])/[.N101]" office:value-type="float" office:value="0.157960199004975">
            <text:p>0.157960199</text:p>
          </table:table-cell>
          <table:table-cell table:formula="of:=ABS([.P101]-[.$E101])/[.O101]" office:value-type="float" office:value="0.186567164179104">
            <text:p>0.186567164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01">
            <text:p>701</text:p>
          </table:table-cell>
          <table:table-cell office:value-type="float" office:value="680">
            <text:p>680</text:p>
          </table:table-cell>
          <table:table-cell table:number-columns-repeated="2" office:value-type="float" office:value="660">
            <text:p>660</text:p>
          </table:table-cell>
          <table:table-cell office:value-type="float" office:value="626">
            <text:p>626</text:p>
          </table:table-cell>
          <table:table-cell table:number-columns-repeated="3" office:value-type="float" office:value="602">
            <text:p>60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99">
            <text:p>799</text:p>
          </table:table-cell>
          <table:table-cell table:formula="of:=ABS([.F102]-[.$E102])/[.E102]" office:value-type="float" office:value="0">
            <text:p>0</text:p>
          </table:table-cell>
          <table:table-cell table:formula="of:=ABS([.G102]-[.$E102])/[.F102]" office:value-type="float" office:value="0.0299572039942939">
            <text:p>0.029957204</text:p>
          </table:table-cell>
          <table:table-cell table:formula="of:=ABS([.H102]-[.$E102])/[.G102]" office:value-type="float" office:value="0.0602941176470588">
            <text:p>0.0602941176</text:p>
          </table:table-cell>
          <table:table-cell table:formula="of:=ABS([.I102]-[.$E102])/[.H102]" office:value-type="float" office:value="0.0621212121212121">
            <text:p>0.0621212121</text:p>
          </table:table-cell>
          <table:table-cell table:formula="of:=ABS([.J102]-[.$E102])/[.I102]" office:value-type="float" office:value="0.113636363636364">
            <text:p>0.1136363636</text:p>
          </table:table-cell>
          <table:table-cell table:formula="of:=ABS([.K102]-[.$E102])/[.J102]" office:value-type="float" office:value="0.15814696485623">
            <text:p>0.1581469649</text:p>
          </table:table-cell>
          <table:table-cell table:formula="of:=ABS([.L102]-[.$E102])/[.K102]" office:value-type="float" office:value="0.164451827242525">
            <text:p>0.1644518272</text:p>
          </table:table-cell>
          <table:table-cell table:formula="of:=ABS([.M102]-[.$E102])/[.L102]" office:value-type="float" office:value="0.164451827242525">
            <text:p>0.1644518272</text:p>
          </table:table-cell>
          <table:table-cell table:formula="of:=ABS([.N102]-[.$E102])/[.M102]" office:value-type="float" office:value="0.343853820598007">
            <text:p>0.3438538206</text:p>
          </table:table-cell>
          <table:table-cell table:formula="of:=ABS([.O102]-[.$E102])/[.N102]" office:value-type="float" office:value="0.419028340080972">
            <text:p>0.4190283401</text:p>
          </table:table-cell>
          <table:table-cell table:formula="of:=ABS([.P102]-[.$E102])/[.O102]" office:value-type="float" office:value="0.198380566801619">
            <text:p>0.19838056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647">
            <text:p>647</text:p>
          </table:table-cell>
          <table:table-cell table:number-columns-repeated="2" office:value-type="float" office:value="613">
            <text:p>613</text:p>
          </table:table-cell>
          <table:table-cell office:value-type="float" office:value="405">
            <text:p>405</text:p>
          </table:table-cell>
          <table:table-cell office:value-type="float" office:value="354">
            <text:p>354</text:p>
          </table:table-cell>
          <table:table-cell table:number-columns-repeated="2" office:value-type="float" office:value="907">
            <text:p>907</text:p>
          </table:table-cell>
          <table:table-cell office:value-type="float" office:value="811">
            <text:p>811</text:p>
          </table:table-cell>
          <table:table-cell table:formula="of:=ABS([.F103]-[.$E103])/[.E103]" office:value-type="float" office:value="0">
            <text:p>0</text:p>
          </table:table-cell>
          <table:table-cell table:formula="of:=ABS([.G103]-[.$E103])/[.F103]" office:value-type="float" office:value="0">
            <text:p>0</text:p>
          </table:table-cell>
          <table:table-cell table:formula="of:=ABS([.H103]-[.$E103])/[.G103]" office:value-type="float" office:value="0">
            <text:p>0</text:p>
          </table:table-cell>
          <table:table-cell table:formula="of:=ABS([.I103]-[.$E103])/[.H103]" office:value-type="float" office:value="0">
            <text:p>0</text:p>
          </table:table-cell>
          <table:table-cell table:formula="of:=ABS([.J103]-[.$E103])/[.I103]" office:value-type="float" office:value="0.0525502318392581">
            <text:p>0.0525502318</text:p>
          </table:table-cell>
          <table:table-cell table:formula="of:=ABS([.K103]-[.$E103])/[.J103]" office:value-type="float" office:value="0.0554649265905383">
            <text:p>0.0554649266</text:p>
          </table:table-cell>
          <table:table-cell table:formula="of:=ABS([.L103]-[.$E103])/[.K103]" office:value-type="float" office:value="0.394779771615008">
            <text:p>0.3947797716</text:p>
          </table:table-cell>
          <table:table-cell table:formula="of:=ABS([.M103]-[.$E103])/[.L103]" office:value-type="float" office:value="0.723456790123457">
            <text:p>0.7234567901</text:p>
          </table:table-cell>
          <table:table-cell table:formula="of:=ABS([.N103]-[.$E103])/[.M103]" office:value-type="float" office:value="0.734463276836158">
            <text:p>0.7344632768</text:p>
          </table:table-cell>
          <table:table-cell table:formula="of:=ABS([.O103]-[.$E103])/[.N103]" office:value-type="float" office:value="0.286659316427784">
            <text:p>0.2866593164</text:p>
          </table:table-cell>
          <table:table-cell table:formula="of:=ABS([.P103]-[.$E103])/[.O103]" office:value-type="float" office:value="0.180815876515987">
            <text:p>0.18081587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table:number-columns-repeated="5" office:value-type="float" office:value="604">
            <text:p>604</text:p>
          </table:table-cell>
          <table:table-cell office:value-type="float" office:value="799">
            <text:p>799</text:p>
          </table:table-cell>
          <table:table-cell office:value-type="float" office:value="740">
            <text:p>740</text:p>
          </table:table-cell>
          <table:table-cell office:value-type="float" office:value="736">
            <text:p>736</text:p>
          </table:table-cell>
          <table:table-cell table:number-columns-repeated="3" office:value-type="float" office:value="731">
            <text:p>731</text:p>
          </table:table-cell>
          <table:table-cell table:formula="of:=ABS([.F104]-[.$E104])/[.E104]" office:value-type="float" office:value="0.184885290148448">
            <text:p>0.1848852901</text:p>
          </table:table-cell>
          <table:table-cell table:formula="of:=ABS([.G104]-[.$E104])/[.F104]" office:value-type="float" office:value="0.22682119205298">
            <text:p>0.2268211921</text:p>
          </table:table-cell>
          <table:table-cell table:formula="of:=ABS([.H104]-[.$E104])/[.G104]" office:value-type="float" office:value="0.22682119205298">
            <text:p>0.2268211921</text:p>
          </table:table-cell>
          <table:table-cell table:formula="of:=ABS([.I104]-[.$E104])/[.H104]" office:value-type="float" office:value="0.22682119205298">
            <text:p>0.2268211921</text:p>
          </table:table-cell>
          <table:table-cell table:formula="of:=ABS([.J104]-[.$E104])/[.I104]" office:value-type="float" office:value="0.22682119205298">
            <text:p>0.2268211921</text:p>
          </table:table-cell>
          <table:table-cell table:formula="of:=ABS([.K104]-[.$E104])/[.J104]" office:value-type="float" office:value="0.0960264900662252">
            <text:p>0.0960264901</text:p>
          </table:table-cell>
          <table:table-cell table:formula="of:=ABS([.L104]-[.$E104])/[.K104]" office:value-type="float" office:value="0.00125156445556946">
            <text:p>0.0012515645</text:p>
          </table:table-cell>
          <table:table-cell table:formula="of:=ABS([.M104]-[.$E104])/[.L104]" office:value-type="float" office:value="0.00675675675675676">
            <text:p>0.0067567568</text:p>
          </table:table-cell>
          <table:table-cell table:formula="of:=ABS([.N104]-[.$E104])/[.M104]" office:value-type="float" office:value="0.0135869565217391">
            <text:p>0.0135869565</text:p>
          </table:table-cell>
          <table:table-cell table:formula="of:=ABS([.O104]-[.$E104])/[.N104]" office:value-type="float" office:value="0.0136798905608755">
            <text:p>0.0136798906</text:p>
          </table:table-cell>
          <table:table-cell table:formula="of:=ABS([.P104]-[.$E104])/[.O104]" office:value-type="float" office:value="0.0136798905608755">
            <text:p>0.013679890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7" office:value-type="float" office:value="819">
            <text:p>819</text:p>
          </table:table-cell>
          <table:table-cell office:value-type="float" office:value="741">
            <text:p>741</text:p>
          </table:table-cell>
          <table:table-cell office:value-type="float" office:value="650">
            <text:p>650</text:p>
          </table:table-cell>
          <table:table-cell table:number-columns-repeated="3" office:value-type="float" office:value="633">
            <text:p>633</text:p>
          </table:table-cell>
          <table:table-cell table:formula="of:=ABS([.F105]-[.$E105])/[.E105]" office:value-type="float" office:value="0">
            <text:p>0</text:p>
          </table:table-cell>
          <table:table-cell table:formula="of:=ABS([.G105]-[.$E105])/[.F105]" office:value-type="float" office:value="0">
            <text:p>0</text:p>
          </table:table-cell>
          <table:table-cell table:formula="of:=ABS([.H105]-[.$E105])/[.G105]" office:value-type="float" office:value="0">
            <text:p>0</text:p>
          </table:table-cell>
          <table:table-cell table:formula="of:=ABS([.I105]-[.$E105])/[.H105]" office:value-type="float" office:value="0">
            <text:p>0</text:p>
          </table:table-cell>
          <table:table-cell table:formula="of:=ABS([.J105]-[.$E105])/[.I105]" office:value-type="float" office:value="0">
            <text:p>0</text:p>
          </table:table-cell>
          <table:table-cell table:formula="of:=ABS([.K105]-[.$E105])/[.J105]" office:value-type="float" office:value="0">
            <text:p>0</text:p>
          </table:table-cell>
          <table:table-cell table:formula="of:=ABS([.L105]-[.$E105])/[.K105]" office:value-type="float" office:value="0.0952380952380952">
            <text:p>0.0952380952</text:p>
          </table:table-cell>
          <table:table-cell table:formula="of:=ABS([.M105]-[.$E105])/[.L105]" office:value-type="float" office:value="0.228070175438596">
            <text:p>0.2280701754</text:p>
          </table:table-cell>
          <table:table-cell table:formula="of:=ABS([.N105]-[.$E105])/[.M105]" office:value-type="float" office:value="0.286153846153846">
            <text:p>0.2861538462</text:p>
          </table:table-cell>
          <table:table-cell table:formula="of:=ABS([.O105]-[.$E105])/[.N105]" office:value-type="float" office:value="0.293838862559242">
            <text:p>0.2938388626</text:p>
          </table:table-cell>
          <table:table-cell table:formula="of:=ABS([.P105]-[.$E105])/[.O105]" office:value-type="float" office:value="0.293838862559242">
            <text:p>0.293838862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number-columns-repeated="2" office:value-type="float" office:value="769">
            <text:p>769</text:p>
          </table:table-cell>
          <table:table-cell table:number-columns-repeated="3" office:value-type="float" office:value="728">
            <text:p>728</text:p>
          </table:table-cell>
          <table:table-cell office:value-type="float" office:value="592">
            <text:p>592</text:p>
          </table:table-cell>
          <table:table-cell table:number-columns-repeated="2" office:value-type="float" office:value="800">
            <text:p>800</text:p>
          </table:table-cell>
          <table:table-cell table:number-columns-repeated="2" office:value-type="float" office:value="842">
            <text:p>842</text:p>
          </table:table-cell>
          <table:table-cell table:formula="of:=ABS([.F106]-[.$E106])/[.E106]" office:value-type="float" office:value="0">
            <text:p>0</text:p>
          </table:table-cell>
          <table:table-cell table:formula="of:=ABS([.G106]-[.$E106])/[.F106]" office:value-type="float" office:value="0.0363408521303258">
            <text:p>0.0363408521</text:p>
          </table:table-cell>
          <table:table-cell table:formula="of:=ABS([.H106]-[.$E106])/[.G106]" office:value-type="float" office:value="0.0377113133940182">
            <text:p>0.0377113134</text:p>
          </table:table-cell>
          <table:table-cell table:formula="of:=ABS([.I106]-[.$E106])/[.H106]" office:value-type="float" office:value="0.0910273081924577">
            <text:p>0.0910273082</text:p>
          </table:table-cell>
          <table:table-cell table:formula="of:=ABS([.J106]-[.$E106])/[.I106]" office:value-type="float" office:value="0.0961538461538462">
            <text:p>0.0961538462</text:p>
          </table:table-cell>
          <table:table-cell table:formula="of:=ABS([.K106]-[.$E106])/[.J106]" office:value-type="float" office:value="0.0961538461538462">
            <text:p>0.0961538462</text:p>
          </table:table-cell>
          <table:table-cell table:formula="of:=ABS([.L106]-[.$E106])/[.K106]" office:value-type="float" office:value="0.282967032967033">
            <text:p>0.282967033</text:p>
          </table:table-cell>
          <table:table-cell table:formula="of:=ABS([.M106]-[.$E106])/[.L106]" office:value-type="float" office:value="0.00337837837837838">
            <text:p>0.0033783784</text:p>
          </table:table-cell>
          <table:table-cell table:formula="of:=ABS([.N106]-[.$E106])/[.M106]" office:value-type="float" office:value="0.0025">
            <text:p>0.0025</text:p>
          </table:table-cell>
          <table:table-cell table:formula="of:=ABS([.O106]-[.$E106])/[.N106]" office:value-type="float" office:value="0.055">
            <text:p>0.055</text:p>
          </table:table-cell>
          <table:table-cell table:formula="of:=ABS([.P106]-[.$E106])/[.O106]" office:value-type="float" office:value="0.0522565320665083">
            <text:p>0.052256532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table:number-columns-repeated="5" office:value-type="float" office:value="680">
            <text:p>680</text:p>
          </table:table-cell>
          <table:table-cell office:value-type="float" office:value="621">
            <text:p>621</text:p>
          </table:table-cell>
          <table:table-cell table:number-columns-repeated="2" office:value-type="float" office:value="935">
            <text:p>935</text:p>
          </table:table-cell>
          <table:table-cell table:number-columns-repeated="3" office:value-type="float" office:value="875">
            <text:p>875</text:p>
          </table:table-cell>
          <table:table-cell table:formula="of:=ABS([.F107]-[.$E107])/[.E107]" office:value-type="float" office:value="0.0101892285298399">
            <text:p>0.0101892285</text:p>
          </table:table-cell>
          <table:table-cell table:formula="of:=ABS([.G107]-[.$E107])/[.F107]" office:value-type="float" office:value="0.0102941176470588">
            <text:p>0.0102941176</text:p>
          </table:table-cell>
          <table:table-cell table:formula="of:=ABS([.H107]-[.$E107])/[.G107]" office:value-type="float" office:value="0.0102941176470588">
            <text:p>0.0102941176</text:p>
          </table:table-cell>
          <table:table-cell table:formula="of:=ABS([.I107]-[.$E107])/[.H107]" office:value-type="float" office:value="0.0102941176470588">
            <text:p>0.0102941176</text:p>
          </table:table-cell>
          <table:table-cell table:formula="of:=ABS([.J107]-[.$E107])/[.I107]" office:value-type="float" office:value="0.0102941176470588">
            <text:p>0.0102941176</text:p>
          </table:table-cell>
          <table:table-cell table:formula="of:=ABS([.K107]-[.$E107])/[.J107]" office:value-type="float" office:value="0.0970588235294118">
            <text:p>0.0970588235</text:p>
          </table:table-cell>
          <table:table-cell table:formula="of:=ABS([.L107]-[.$E107])/[.K107]" office:value-type="float" office:value="0.399355877616747">
            <text:p>0.3993558776</text:p>
          </table:table-cell>
          <table:table-cell table:formula="of:=ABS([.M107]-[.$E107])/[.L107]" office:value-type="float" office:value="0.26524064171123">
            <text:p>0.2652406417</text:p>
          </table:table-cell>
          <table:table-cell table:formula="of:=ABS([.N107]-[.$E107])/[.M107]" office:value-type="float" office:value="0.201069518716578">
            <text:p>0.2010695187</text:p>
          </table:table-cell>
          <table:table-cell table:formula="of:=ABS([.O107]-[.$E107])/[.N107]" office:value-type="float" office:value="0.214857142857143">
            <text:p>0.2148571429</text:p>
          </table:table-cell>
          <table:table-cell table:formula="of:=ABS([.P107]-[.$E107])/[.O107]" office:value-type="float" office:value="0.214857142857143">
            <text:p>0.214857142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6" office:value-type="float" office:value="1016">
            <text:p>1016</text:p>
          </table:table-cell>
          <table:table-cell office:value-type="float" office:value="871">
            <text:p>871</text:p>
          </table:table-cell>
          <table:table-cell office:value-type="float" office:value="839">
            <text:p>839</text:p>
          </table:table-cell>
          <table:table-cell table:number-columns-repeated="3" office:value-type="float" office:value="1010">
            <text:p>1010</text:p>
          </table:table-cell>
          <table:table-cell office:value-type="float" office:value="959">
            <text:p>959</text:p>
          </table:table-cell>
          <table:table-cell table:formula="of:=ABS([.F108]-[.$E108])/[.E108]" office:value-type="float" office:value="0">
            <text:p>0</text:p>
          </table:table-cell>
          <table:table-cell table:formula="of:=ABS([.G108]-[.$E108])/[.F108]" office:value-type="float" office:value="0">
            <text:p>0</text:p>
          </table:table-cell>
          <table:table-cell table:formula="of:=ABS([.H108]-[.$E108])/[.G108]" office:value-type="float" office:value="0">
            <text:p>0</text:p>
          </table:table-cell>
          <table:table-cell table:formula="of:=ABS([.I108]-[.$E108])/[.H108]" office:value-type="float" office:value="0">
            <text:p>0</text:p>
          </table:table-cell>
          <table:table-cell table:formula="of:=ABS([.J108]-[.$E108])/[.I108]" office:value-type="float" office:value="0">
            <text:p>0</text:p>
          </table:table-cell>
          <table:table-cell table:formula="of:=ABS([.K108]-[.$E108])/[.J108]" office:value-type="float" office:value="0.142716535433071">
            <text:p>0.1427165354</text:p>
          </table:table-cell>
          <table:table-cell table:formula="of:=ABS([.L108]-[.$E108])/[.K108]" office:value-type="float" office:value="0.203214695752009">
            <text:p>0.2032146958</text:p>
          </table:table-cell>
          <table:table-cell table:formula="of:=ABS([.M108]-[.$E108])/[.L108]" office:value-type="float" office:value="0.00715137067938021">
            <text:p>0.0071513707</text:p>
          </table:table-cell>
          <table:table-cell table:formula="of:=ABS([.N108]-[.$E108])/[.M108]" office:value-type="float" office:value="0.00594059405940594">
            <text:p>0.0059405941</text:p>
          </table:table-cell>
          <table:table-cell table:formula="of:=ABS([.O108]-[.$E108])/[.N108]" office:value-type="float" office:value="0.00594059405940594">
            <text:p>0.0059405941</text:p>
          </table:table-cell>
          <table:table-cell table:formula="of:=ABS([.P108]-[.$E108])/[.O108]" office:value-type="float" office:value="0.0564356435643564">
            <text:p>0.056435643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3" office:value-type="float" office:value="740">
            <text:p>740</text:p>
          </table:table-cell>
          <table:table-cell table:number-columns-repeated="9" office:value-type="float" office:value="500">
            <text:p>500</text:p>
          </table:table-cell>
          <table:table-cell table:formula="of:=ABS([.F109]-[.$E109])/[.E109]" office:value-type="float" office:value="0">
            <text:p>0</text:p>
          </table:table-cell>
          <table:table-cell table:formula="of:=ABS([.G109]-[.$E109])/[.F109]" office:value-type="float" office:value="0">
            <text:p>0</text:p>
          </table:table-cell>
          <table:table-cell table:formula="of:=ABS([.H109]-[.$E109])/[.G109]" office:value-type="float" office:value="0.324324324324324">
            <text:p>0.3243243243</text:p>
          </table:table-cell>
          <table:table-cell table:formula="of:=ABS([.I109]-[.$E109])/[.H109]" office:value-type="float" office:value="0.48">
            <text:p>0.48</text:p>
          </table:table-cell>
          <table:table-cell table:formula="of:=ABS([.J109]-[.$E109])/[.I109]" office:value-type="float" office:value="0.48">
            <text:p>0.48</text:p>
          </table:table-cell>
          <table:table-cell table:formula="of:=ABS([.K109]-[.$E109])/[.J109]" office:value-type="float" office:value="0.48">
            <text:p>0.48</text:p>
          </table:table-cell>
          <table:table-cell table:formula="of:=ABS([.L109]-[.$E109])/[.K109]" office:value-type="float" office:value="0.48">
            <text:p>0.48</text:p>
          </table:table-cell>
          <table:table-cell table:formula="of:=ABS([.M109]-[.$E109])/[.L109]" office:value-type="float" office:value="0.48">
            <text:p>0.48</text:p>
          </table:table-cell>
          <table:table-cell table:formula="of:=ABS([.N109]-[.$E109])/[.M109]" office:value-type="float" office:value="0.48">
            <text:p>0.48</text:p>
          </table:table-cell>
          <table:table-cell table:formula="of:=ABS([.O109]-[.$E109])/[.N109]" office:value-type="float" office:value="0.48">
            <text:p>0.48</text:p>
          </table:table-cell>
          <table:table-cell table:formula="of:=ABS([.P109]-[.$E109])/[.O109]" office:value-type="float" office:value="0.48">
            <text:p>0.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table:number-columns-repeated="9" office:value-type="float" office:value="668">
            <text:p>668</text:p>
          </table:table-cell>
          <table:table-cell office:value-type="float" office:value="576">
            <text:p>576</text:p>
          </table:table-cell>
          <table:table-cell office:value-type="float" office:value="534">
            <text:p>534</text:p>
          </table:table-cell>
          <table:table-cell table:formula="of:=ABS([.F110]-[.$E110])/[.E110]" office:value-type="float" office:value="0.0631136044880785">
            <text:p>0.0631136045</text:p>
          </table:table-cell>
          <table:table-cell table:formula="of:=ABS([.G110]-[.$E110])/[.F110]" office:value-type="float" office:value="0.0673652694610778">
            <text:p>0.0673652695</text:p>
          </table:table-cell>
          <table:table-cell table:formula="of:=ABS([.H110]-[.$E110])/[.G110]" office:value-type="float" office:value="0.0673652694610778">
            <text:p>0.0673652695</text:p>
          </table:table-cell>
          <table:table-cell table:formula="of:=ABS([.I110]-[.$E110])/[.H110]" office:value-type="float" office:value="0.0673652694610778">
            <text:p>0.0673652695</text:p>
          </table:table-cell>
          <table:table-cell table:formula="of:=ABS([.J110]-[.$E110])/[.I110]" office:value-type="float" office:value="0.0673652694610778">
            <text:p>0.0673652695</text:p>
          </table:table-cell>
          <table:table-cell table:formula="of:=ABS([.K110]-[.$E110])/[.J110]" office:value-type="float" office:value="0.0673652694610778">
            <text:p>0.0673652695</text:p>
          </table:table-cell>
          <table:table-cell table:formula="of:=ABS([.L110]-[.$E110])/[.K110]" office:value-type="float" office:value="0.0673652694610778">
            <text:p>0.0673652695</text:p>
          </table:table-cell>
          <table:table-cell table:formula="of:=ABS([.M110]-[.$E110])/[.L110]" office:value-type="float" office:value="0.0673652694610778">
            <text:p>0.0673652695</text:p>
          </table:table-cell>
          <table:table-cell table:formula="of:=ABS([.N110]-[.$E110])/[.M110]" office:value-type="float" office:value="0.0673652694610778">
            <text:p>0.0673652695</text:p>
          </table:table-cell>
          <table:table-cell table:formula="of:=ABS([.O110]-[.$E110])/[.N110]" office:value-type="float" office:value="0.205089820359281">
            <text:p>0.2050898204</text:p>
          </table:table-cell>
          <table:table-cell table:formula="of:=ABS([.P110]-[.$E110])/[.O110]" office:value-type="float" office:value="0.310763888888889">
            <text:p>0.310763888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8" office:value-type="float" office:value="898">
            <text:p>898</text:p>
          </table:table-cell>
          <table:table-cell table:number-columns-repeated="2" office:value-type="float" office:value="751">
            <text:p>751</text:p>
          </table:table-cell>
          <table:table-cell table:number-columns-repeated="2" office:value-type="float" office:value="593">
            <text:p>593</text:p>
          </table:table-cell>
          <table:table-cell table:formula="of:=ABS([.F111]-[.$E111])/[.E111]" office:value-type="float" office:value="0">
            <text:p>0</text:p>
          </table:table-cell>
          <table:table-cell table:formula="of:=ABS([.G111]-[.$E111])/[.F111]" office:value-type="float" office:value="0">
            <text:p>0</text:p>
          </table:table-cell>
          <table:table-cell table:formula="of:=ABS([.H111]-[.$E111])/[.G111]" office:value-type="float" office:value="0">
            <text:p>0</text:p>
          </table:table-cell>
          <table:table-cell table:formula="of:=ABS([.I111]-[.$E111])/[.H111]" office:value-type="float" office:value="0">
            <text:p>0</text:p>
          </table:table-cell>
          <table:table-cell table:formula="of:=ABS([.J111]-[.$E111])/[.I111]" office:value-type="float" office:value="0">
            <text:p>0</text:p>
          </table:table-cell>
          <table:table-cell table:formula="of:=ABS([.K111]-[.$E111])/[.J111]" office:value-type="float" office:value="0">
            <text:p>0</text:p>
          </table:table-cell>
          <table:table-cell table:formula="of:=ABS([.L111]-[.$E111])/[.K111]" office:value-type="float" office:value="0">
            <text:p>0</text:p>
          </table:table-cell>
          <table:table-cell table:formula="of:=ABS([.M111]-[.$E111])/[.L111]" office:value-type="float" office:value="0.16369710467706">
            <text:p>0.1636971047</text:p>
          </table:table-cell>
          <table:table-cell table:formula="of:=ABS([.N111]-[.$E111])/[.M111]" office:value-type="float" office:value="0.195739014647137">
            <text:p>0.1957390146</text:p>
          </table:table-cell>
          <table:table-cell table:formula="of:=ABS([.O111]-[.$E111])/[.N111]" office:value-type="float" office:value="0.40612516644474">
            <text:p>0.4061251664</text:p>
          </table:table-cell>
          <table:table-cell table:formula="of:=ABS([.P111]-[.$E111])/[.O111]" office:value-type="float" office:value="0.51433389544688">
            <text:p>0.514333895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6" office:value-type="float" office:value="533">
            <text:p>533</text:p>
          </table:table-cell>
          <table:table-cell office:value-type="float" office:value="489">
            <text:p>489</text:p>
          </table:table-cell>
          <table:table-cell table:number-columns-repeated="2" office:value-type="float" office:value="481">
            <text:p>481</text:p>
          </table:table-cell>
          <table:table-cell office:value-type="float" office:value="343">
            <text:p>343</text:p>
          </table:table-cell>
          <table:table-cell table:number-columns-repeated="2" office:value-type="float" office:value="791">
            <text:p>791</text:p>
          </table:table-cell>
          <table:table-cell table:formula="of:=ABS([.F112]-[.$E112])/[.E112]" office:value-type="float" office:value="0">
            <text:p>0</text:p>
          </table:table-cell>
          <table:table-cell table:formula="of:=ABS([.G112]-[.$E112])/[.F112]" office:value-type="float" office:value="0">
            <text:p>0</text:p>
          </table:table-cell>
          <table:table-cell table:formula="of:=ABS([.H112]-[.$E112])/[.G112]" office:value-type="float" office:value="0">
            <text:p>0</text:p>
          </table:table-cell>
          <table:table-cell table:formula="of:=ABS([.I112]-[.$E112])/[.H112]" office:value-type="float" office:value="0">
            <text:p>0</text:p>
          </table:table-cell>
          <table:table-cell table:formula="of:=ABS([.J112]-[.$E112])/[.I112]" office:value-type="float" office:value="0">
            <text:p>0</text:p>
          </table:table-cell>
          <table:table-cell table:formula="of:=ABS([.K112]-[.$E112])/[.J112]" office:value-type="float" office:value="0.0825515947467167">
            <text:p>0.0825515947</text:p>
          </table:table-cell>
          <table:table-cell table:formula="of:=ABS([.L112]-[.$E112])/[.K112]" office:value-type="float" office:value="0.106339468302658">
            <text:p>0.1063394683</text:p>
          </table:table-cell>
          <table:table-cell table:formula="of:=ABS([.M112]-[.$E112])/[.L112]" office:value-type="float" office:value="0.108108108108108">
            <text:p>0.1081081081</text:p>
          </table:table-cell>
          <table:table-cell table:formula="of:=ABS([.N112]-[.$E112])/[.M112]" office:value-type="float" office:value="0.395010395010395">
            <text:p>0.395010395</text:p>
          </table:table-cell>
          <table:table-cell table:formula="of:=ABS([.O112]-[.$E112])/[.N112]" office:value-type="float" office:value="0.752186588921283">
            <text:p>0.7521865889</text:p>
          </table:table-cell>
          <table:table-cell table:formula="of:=ABS([.P112]-[.$E112])/[.O112]" office:value-type="float" office:value="0.326169405815423">
            <text:p>0.326169405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10" office:value-type="float" office:value="725">
            <text:p>725</text:p>
          </table:table-cell>
          <table:table-cell office:value-type="float" office:value="802">
            <text:p>802</text:p>
          </table:table-cell>
          <table:table-cell office:value-type="float" office:value="859">
            <text:p>859</text:p>
          </table:table-cell>
          <table:table-cell table:formula="of:=ABS([.F113]-[.$E113])/[.E113]" office:value-type="float" office:value="0">
            <text:p>0</text:p>
          </table:table-cell>
          <table:table-cell table:formula="of:=ABS([.G113]-[.$E113])/[.F113]" office:value-type="float" office:value="0">
            <text:p>0</text:p>
          </table:table-cell>
          <table:table-cell table:formula="of:=ABS([.H113]-[.$E113])/[.G113]" office:value-type="float" office:value="0">
            <text:p>0</text:p>
          </table:table-cell>
          <table:table-cell table:formula="of:=ABS([.I113]-[.$E113])/[.H113]" office:value-type="float" office:value="0">
            <text:p>0</text:p>
          </table:table-cell>
          <table:table-cell table:formula="of:=ABS([.J113]-[.$E113])/[.I113]" office:value-type="float" office:value="0">
            <text:p>0</text:p>
          </table:table-cell>
          <table:table-cell table:formula="of:=ABS([.K113]-[.$E113])/[.J113]" office:value-type="float" office:value="0">
            <text:p>0</text:p>
          </table:table-cell>
          <table:table-cell table:formula="of:=ABS([.L113]-[.$E113])/[.K113]" office:value-type="float" office:value="0">
            <text:p>0</text:p>
          </table:table-cell>
          <table:table-cell table:formula="of:=ABS([.M113]-[.$E113])/[.L113]" office:value-type="float" office:value="0">
            <text:p>0</text:p>
          </table:table-cell>
          <table:table-cell table:formula="of:=ABS([.N113]-[.$E113])/[.M113]" office:value-type="float" office:value="0">
            <text:p>0</text:p>
          </table:table-cell>
          <table:table-cell table:formula="of:=ABS([.O113]-[.$E113])/[.N113]" office:value-type="float" office:value="0.106206896551724">
            <text:p>0.1062068966</text:p>
          </table:table-cell>
          <table:table-cell table:formula="of:=ABS([.P113]-[.$E113])/[.O113]" office:value-type="float" office:value="0.167082294264339">
            <text:p>0.16708229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office:value-type="float" office:value="718">
            <text:p>718</text:p>
          </table:table-cell>
          <table:table-cell table:number-columns-repeated="2" office:value-type="float" office:value="717">
            <text:p>717</text:p>
          </table:table-cell>
          <table:table-cell office:value-type="float" office:value="710">
            <text:p>710</text:p>
          </table:table-cell>
          <table:table-cell table:number-columns-repeated="2" office:value-type="float" office:value="565">
            <text:p>565</text:p>
          </table:table-cell>
          <table:table-cell office:value-type="float" office:value="463">
            <text:p>463</text:p>
          </table:table-cell>
          <table:table-cell table:number-columns-repeated="3" office:value-type="float" office:value="365">
            <text:p>365</text:p>
          </table:table-cell>
          <table:table-cell table:formula="of:=ABS([.F114]-[.$E114])/[.E114]" office:value-type="float" office:value="0">
            <text:p>0</text:p>
          </table:table-cell>
          <table:table-cell table:formula="of:=ABS([.G114]-[.$E114])/[.F114]" office:value-type="float" office:value="0.0284167794316644">
            <text:p>0.0284167794</text:p>
          </table:table-cell>
          <table:table-cell table:formula="of:=ABS([.H114]-[.$E114])/[.G114]" office:value-type="float" office:value="0.0306406685236769">
            <text:p>0.0306406685</text:p>
          </table:table-cell>
          <table:table-cell table:formula="of:=ABS([.I114]-[.$E114])/[.H114]" office:value-type="float" office:value="0.0306834030683403">
            <text:p>0.0306834031</text:p>
          </table:table-cell>
          <table:table-cell table:formula="of:=ABS([.J114]-[.$E114])/[.I114]" office:value-type="float" office:value="0.0404463040446304">
            <text:p>0.040446304</text:p>
          </table:table-cell>
          <table:table-cell table:formula="of:=ABS([.K114]-[.$E114])/[.J114]" office:value-type="float" office:value="0.245070422535211">
            <text:p>0.2450704225</text:p>
          </table:table-cell>
          <table:table-cell table:formula="of:=ABS([.L114]-[.$E114])/[.K114]" office:value-type="float" office:value="0.307964601769911">
            <text:p>0.3079646018</text:p>
          </table:table-cell>
          <table:table-cell table:formula="of:=ABS([.M114]-[.$E114])/[.L114]" office:value-type="float" office:value="0.488495575221239">
            <text:p>0.4884955752</text:p>
          </table:table-cell>
          <table:table-cell table:formula="of:=ABS([.N114]-[.$E114])/[.M114]" office:value-type="float" office:value="0.807775377969762">
            <text:p>0.807775378</text:p>
          </table:table-cell>
          <table:table-cell table:formula="of:=ABS([.O114]-[.$E114])/[.N114]" office:value-type="float" office:value="1.02465753424658">
            <text:p>1.0246575342</text:p>
          </table:table-cell>
          <table:table-cell table:formula="of:=ABS([.P114]-[.$E114])/[.O114]" office:value-type="float" office:value="1.02465753424658">
            <text:p>1.024657534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8" office:value-type="float" office:value="845">
            <text:p>845</text:p>
          </table:table-cell>
          <table:table-cell office:value-type="float" office:value="453">
            <text:p>453</text:p>
          </table:table-cell>
          <table:table-cell table:number-columns-repeated="3" office:value-type="float" office:value="990">
            <text:p>990</text:p>
          </table:table-cell>
          <table:table-cell table:formula="of:=ABS([.F115]-[.$E115])/[.E115]" office:value-type="float" office:value="0">
            <text:p>0</text:p>
          </table:table-cell>
          <table:table-cell table:formula="of:=ABS([.G115]-[.$E115])/[.F115]" office:value-type="float" office:value="0">
            <text:p>0</text:p>
          </table:table-cell>
          <table:table-cell table:formula="of:=ABS([.H115]-[.$E115])/[.G115]" office:value-type="float" office:value="0">
            <text:p>0</text:p>
          </table:table-cell>
          <table:table-cell table:formula="of:=ABS([.I115]-[.$E115])/[.H115]" office:value-type="float" office:value="0">
            <text:p>0</text:p>
          </table:table-cell>
          <table:table-cell table:formula="of:=ABS([.J115]-[.$E115])/[.I115]" office:value-type="float" office:value="0">
            <text:p>0</text:p>
          </table:table-cell>
          <table:table-cell table:formula="of:=ABS([.K115]-[.$E115])/[.J115]" office:value-type="float" office:value="0">
            <text:p>0</text:p>
          </table:table-cell>
          <table:table-cell table:formula="of:=ABS([.L115]-[.$E115])/[.K115]" office:value-type="float" office:value="0">
            <text:p>0</text:p>
          </table:table-cell>
          <table:table-cell table:formula="of:=ABS([.M115]-[.$E115])/[.L115]" office:value-type="float" office:value="0.463905325443787">
            <text:p>0.4639053254</text:p>
          </table:table-cell>
          <table:table-cell table:formula="of:=ABS([.N115]-[.$E115])/[.M115]" office:value-type="float" office:value="0.320088300220751">
            <text:p>0.3200883002</text:p>
          </table:table-cell>
          <table:table-cell table:formula="of:=ABS([.O115]-[.$E115])/[.N115]" office:value-type="float" office:value="0.146464646464646">
            <text:p>0.1464646465</text:p>
          </table:table-cell>
          <table:table-cell table:formula="of:=ABS([.P115]-[.$E115])/[.O115]" office:value-type="float" office:value="0.146464646464646">
            <text:p>0.14646464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8" office:value-type="float" office:value="829">
            <text:p>829</text:p>
          </table:table-cell>
          <table:table-cell office:value-type="float" office:value="880">
            <text:p>880</text:p>
          </table:table-cell>
          <table:table-cell table:number-columns-repeated="3" office:value-type="float" office:value="892">
            <text:p>892</text:p>
          </table:table-cell>
          <table:table-cell table:formula="of:=ABS([.F116]-[.$E116])/[.E116]" office:value-type="float" office:value="0">
            <text:p>0</text:p>
          </table:table-cell>
          <table:table-cell table:formula="of:=ABS([.G116]-[.$E116])/[.F116]" office:value-type="float" office:value="0">
            <text:p>0</text:p>
          </table:table-cell>
          <table:table-cell table:formula="of:=ABS([.H116]-[.$E116])/[.G116]" office:value-type="float" office:value="0">
            <text:p>0</text:p>
          </table:table-cell>
          <table:table-cell table:formula="of:=ABS([.I116]-[.$E116])/[.H116]" office:value-type="float" office:value="0">
            <text:p>0</text:p>
          </table:table-cell>
          <table:table-cell table:formula="of:=ABS([.J116]-[.$E116])/[.I116]" office:value-type="float" office:value="0">
            <text:p>0</text:p>
          </table:table-cell>
          <table:table-cell table:formula="of:=ABS([.K116]-[.$E116])/[.J116]" office:value-type="float" office:value="0">
            <text:p>0</text:p>
          </table:table-cell>
          <table:table-cell table:formula="of:=ABS([.L116]-[.$E116])/[.K116]" office:value-type="float" office:value="0">
            <text:p>0</text:p>
          </table:table-cell>
          <table:table-cell table:formula="of:=ABS([.M116]-[.$E116])/[.L116]" office:value-type="float" office:value="0.0615199034981906">
            <text:p>0.0615199035</text:p>
          </table:table-cell>
          <table:table-cell table:formula="of:=ABS([.N116]-[.$E116])/[.M116]" office:value-type="float" office:value="0.0715909090909091">
            <text:p>0.0715909091</text:p>
          </table:table-cell>
          <table:table-cell table:formula="of:=ABS([.O116]-[.$E116])/[.N116]" office:value-type="float" office:value="0.070627802690583">
            <text:p>0.0706278027</text:p>
          </table:table-cell>
          <table:table-cell table:formula="of:=ABS([.P116]-[.$E116])/[.O116]" office:value-type="float" office:value="0.070627802690583">
            <text:p>0.070627802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table:number-columns-repeated="7" office:value-type="float" office:value="679">
            <text:p>679</text:p>
          </table:table-cell>
          <table:table-cell office:value-type="float" office:value="595">
            <text:p>595</text:p>
          </table:table-cell>
          <table:table-cell table:number-columns-repeated="2" office:value-type="float" office:value="585">
            <text:p>585</text:p>
          </table:table-cell>
          <table:table-cell office:value-type="float" office:value="553">
            <text:p>553</text:p>
          </table:table-cell>
          <table:table-cell table:formula="of:=ABS([.F117]-[.$E117])/[.E117]" office:value-type="float" office:value="0.0173661360347323">
            <text:p>0.017366136</text:p>
          </table:table-cell>
          <table:table-cell table:formula="of:=ABS([.G117]-[.$E117])/[.F117]" office:value-type="float" office:value="0.0176730486008837">
            <text:p>0.0176730486</text:p>
          </table:table-cell>
          <table:table-cell table:formula="of:=ABS([.H117]-[.$E117])/[.G117]" office:value-type="float" office:value="0.0176730486008837">
            <text:p>0.0176730486</text:p>
          </table:table-cell>
          <table:table-cell table:formula="of:=ABS([.I117]-[.$E117])/[.H117]" office:value-type="float" office:value="0.0176730486008837">
            <text:p>0.0176730486</text:p>
          </table:table-cell>
          <table:table-cell table:formula="of:=ABS([.J117]-[.$E117])/[.I117]" office:value-type="float" office:value="0.0176730486008837">
            <text:p>0.0176730486</text:p>
          </table:table-cell>
          <table:table-cell table:formula="of:=ABS([.K117]-[.$E117])/[.J117]" office:value-type="float" office:value="0.0176730486008837">
            <text:p>0.0176730486</text:p>
          </table:table-cell>
          <table:table-cell table:formula="of:=ABS([.L117]-[.$E117])/[.K117]" office:value-type="float" office:value="0.0176730486008837">
            <text:p>0.0176730486</text:p>
          </table:table-cell>
          <table:table-cell table:formula="of:=ABS([.M117]-[.$E117])/[.L117]" office:value-type="float" office:value="0.141384388807069">
            <text:p>0.1413843888</text:p>
          </table:table-cell>
          <table:table-cell table:formula="of:=ABS([.N117]-[.$E117])/[.M117]" office:value-type="float" office:value="0.178151260504202">
            <text:p>0.1781512605</text:p>
          </table:table-cell>
          <table:table-cell table:formula="of:=ABS([.O117]-[.$E117])/[.N117]" office:value-type="float" office:value="0.181196581196581">
            <text:p>0.1811965812</text:p>
          </table:table-cell>
          <table:table-cell table:formula="of:=ABS([.P117]-[.$E117])/[.O117]" office:value-type="float" office:value="0.235897435897436">
            <text:p>0.235897435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table:number-columns-repeated="4" office:value-type="float" office:value="586">
            <text:p>586</text:p>
          </table:table-cell>
          <table:table-cell office:value-type="float" office:value="514">
            <text:p>514</text:p>
          </table:table-cell>
          <table:table-cell table:number-columns-repeated="3" office:value-type="float" office:value="755">
            <text:p>755</text:p>
          </table:table-cell>
          <table:table-cell table:number-columns-repeated="3" office:value-type="float" office:value="837">
            <text:p>837</text:p>
          </table:table-cell>
          <table:table-cell table:formula="of:=ABS([.F118]-[.$E118])/[.E118]" office:value-type="float" office:value="0.0593900481540931">
            <text:p>0.0593900482</text:p>
          </table:table-cell>
          <table:table-cell table:formula="of:=ABS([.G118]-[.$E118])/[.F118]" office:value-type="float" office:value="0.0631399317406143">
            <text:p>0.0631399317</text:p>
          </table:table-cell>
          <table:table-cell table:formula="of:=ABS([.H118]-[.$E118])/[.G118]" office:value-type="float" office:value="0.0631399317406143">
            <text:p>0.0631399317</text:p>
          </table:table-cell>
          <table:table-cell table:formula="of:=ABS([.I118]-[.$E118])/[.H118]" office:value-type="float" office:value="0.0631399317406143">
            <text:p>0.0631399317</text:p>
          </table:table-cell>
          <table:table-cell table:formula="of:=ABS([.J118]-[.$E118])/[.I118]" office:value-type="float" office:value="0.186006825938567">
            <text:p>0.1860068259</text:p>
          </table:table-cell>
          <table:table-cell table:formula="of:=ABS([.K118]-[.$E118])/[.J118]" office:value-type="float" office:value="0.256809338521401">
            <text:p>0.2568093385</text:p>
          </table:table-cell>
          <table:table-cell table:formula="of:=ABS([.L118]-[.$E118])/[.K118]" office:value-type="float" office:value="0.174834437086093">
            <text:p>0.1748344371</text:p>
          </table:table-cell>
          <table:table-cell table:formula="of:=ABS([.M118]-[.$E118])/[.L118]" office:value-type="float" office:value="0.174834437086093">
            <text:p>0.1748344371</text:p>
          </table:table-cell>
          <table:table-cell table:formula="of:=ABS([.N118]-[.$E118])/[.M118]" office:value-type="float" office:value="0.283443708609271">
            <text:p>0.2834437086</text:p>
          </table:table-cell>
          <table:table-cell table:formula="of:=ABS([.O118]-[.$E118])/[.N118]" office:value-type="float" office:value="0.255675029868578">
            <text:p>0.2556750299</text:p>
          </table:table-cell>
          <table:table-cell table:formula="of:=ABS([.P118]-[.$E118])/[.O118]" office:value-type="float" office:value="0.255675029868578">
            <text:p>0.255675029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846">
            <text:p>846</text:p>
          </table:table-cell>
          <table:table-cell office:value-type="float" office:value="799">
            <text:p>799</text:p>
          </table:table-cell>
          <table:table-cell table:number-columns-repeated="3" office:value-type="float" office:value="760">
            <text:p>760</text:p>
          </table:table-cell>
          <table:table-cell office:value-type="float" office:value="580">
            <text:p>580</text:p>
          </table:table-cell>
          <table:table-cell table:number-columns-repeated="2" office:value-type="float" office:value="447">
            <text:p>447</text:p>
          </table:table-cell>
          <table:table-cell table:formula="of:=ABS([.F119]-[.$E119])/[.E119]" office:value-type="float" office:value="0">
            <text:p>0</text:p>
          </table:table-cell>
          <table:table-cell table:formula="of:=ABS([.G119]-[.$E119])/[.F119]" office:value-type="float" office:value="0">
            <text:p>0</text:p>
          </table:table-cell>
          <table:table-cell table:formula="of:=ABS([.H119]-[.$E119])/[.G119]" office:value-type="float" office:value="0">
            <text:p>0</text:p>
          </table:table-cell>
          <table:table-cell table:formula="of:=ABS([.I119]-[.$E119])/[.H119]" office:value-type="float" office:value="0">
            <text:p>0</text:p>
          </table:table-cell>
          <table:table-cell table:formula="of:=ABS([.J119]-[.$E119])/[.I119]" office:value-type="float" office:value="0.0555555555555556">
            <text:p>0.0555555556</text:p>
          </table:table-cell>
          <table:table-cell table:formula="of:=ABS([.K119]-[.$E119])/[.J119]" office:value-type="float" office:value="0.107634543178974">
            <text:p>0.1076345432</text:p>
          </table:table-cell>
          <table:table-cell table:formula="of:=ABS([.L119]-[.$E119])/[.K119]" office:value-type="float" office:value="0.113157894736842">
            <text:p>0.1131578947</text:p>
          </table:table-cell>
          <table:table-cell table:formula="of:=ABS([.M119]-[.$E119])/[.L119]" office:value-type="float" office:value="0.113157894736842">
            <text:p>0.1131578947</text:p>
          </table:table-cell>
          <table:table-cell table:formula="of:=ABS([.N119]-[.$E119])/[.M119]" office:value-type="float" office:value="0.35">
            <text:p>0.35</text:p>
          </table:table-cell>
          <table:table-cell table:formula="of:=ABS([.O119]-[.$E119])/[.N119]" office:value-type="float" office:value="0.687931034482759">
            <text:p>0.6879310345</text:p>
          </table:table-cell>
          <table:table-cell table:formula="of:=ABS([.P119]-[.$E119])/[.O119]" office:value-type="float" office:value="0.89261744966443">
            <text:p>0.892617449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table:number-columns-repeated="4" office:value-type="float" office:value="851">
            <text:p>851</text:p>
          </table:table-cell>
          <table:table-cell table:number-columns-repeated="2" office:value-type="float" office:value="830">
            <text:p>830</text:p>
          </table:table-cell>
          <table:table-cell table:number-columns-repeated="3" office:value-type="float" office:value="749">
            <text:p>749</text:p>
          </table:table-cell>
          <table:table-cell table:number-columns-repeated="2" office:value-type="float" office:value="677">
            <text:p>677</text:p>
          </table:table-cell>
          <table:table-cell table:formula="of:=ABS([.F120]-[.$E120])/[.E120]" office:value-type="float" office:value="0.0689277899343545">
            <text:p>0.0689277899</text:p>
          </table:table-cell>
          <table:table-cell table:formula="of:=ABS([.G120]-[.$E120])/[.F120]" office:value-type="float" office:value="0.0740305522914219">
            <text:p>0.0740305523</text:p>
          </table:table-cell>
          <table:table-cell table:formula="of:=ABS([.H120]-[.$E120])/[.G120]" office:value-type="float" office:value="0.0740305522914219">
            <text:p>0.0740305523</text:p>
          </table:table-cell>
          <table:table-cell table:formula="of:=ABS([.I120]-[.$E120])/[.H120]" office:value-type="float" office:value="0.0740305522914219">
            <text:p>0.0740305523</text:p>
          </table:table-cell>
          <table:table-cell table:formula="of:=ABS([.J120]-[.$E120])/[.I120]" office:value-type="float" office:value="0.0987074030552291">
            <text:p>0.0987074031</text:p>
          </table:table-cell>
          <table:table-cell table:formula="of:=ABS([.K120]-[.$E120])/[.J120]" office:value-type="float" office:value="0.101204819277108">
            <text:p>0.1012048193</text:p>
          </table:table-cell>
          <table:table-cell table:formula="of:=ABS([.L120]-[.$E120])/[.K120]" office:value-type="float" office:value="0.198795180722892">
            <text:p>0.1987951807</text:p>
          </table:table-cell>
          <table:table-cell table:formula="of:=ABS([.M120]-[.$E120])/[.L120]" office:value-type="float" office:value="0.220293724966622">
            <text:p>0.220293725</text:p>
          </table:table-cell>
          <table:table-cell table:formula="of:=ABS([.N120]-[.$E120])/[.M120]" office:value-type="float" office:value="0.220293724966622">
            <text:p>0.220293725</text:p>
          </table:table-cell>
          <table:table-cell table:formula="of:=ABS([.O120]-[.$E120])/[.N120]" office:value-type="float" office:value="0.316421895861148">
            <text:p>0.3164218959</text:p>
          </table:table-cell>
          <table:table-cell table:formula="of:=ABS([.P120]-[.$E120])/[.O120]" office:value-type="float" office:value="0.350073855243722">
            <text:p>0.350073855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6" office:value-type="float" office:value="994">
            <text:p>994</text:p>
          </table:table-cell>
          <table:table-cell office:value-type="float" office:value="824">
            <text:p>824</text:p>
          </table:table-cell>
          <table:table-cell table:number-columns-repeated="2" office:value-type="float" office:value="778">
            <text:p>778</text:p>
          </table:table-cell>
          <table:table-cell table:number-columns-repeated="3" office:value-type="float" office:value="1066">
            <text:p>1066</text:p>
          </table:table-cell>
          <table:table-cell table:formula="of:=ABS([.F121]-[.$E121])/[.E121]" office:value-type="float" office:value="0">
            <text:p>0</text:p>
          </table:table-cell>
          <table:table-cell table:formula="of:=ABS([.G121]-[.$E121])/[.F121]" office:value-type="float" office:value="0">
            <text:p>0</text:p>
          </table:table-cell>
          <table:table-cell table:formula="of:=ABS([.H121]-[.$E121])/[.G121]" office:value-type="float" office:value="0">
            <text:p>0</text:p>
          </table:table-cell>
          <table:table-cell table:formula="of:=ABS([.I121]-[.$E121])/[.H121]" office:value-type="float" office:value="0">
            <text:p>0</text:p>
          </table:table-cell>
          <table:table-cell table:formula="of:=ABS([.J121]-[.$E121])/[.I121]" office:value-type="float" office:value="0">
            <text:p>0</text:p>
          </table:table-cell>
          <table:table-cell table:formula="of:=ABS([.K121]-[.$E121])/[.J121]" office:value-type="float" office:value="0.17102615694165">
            <text:p>0.1710261569</text:p>
          </table:table-cell>
          <table:table-cell table:formula="of:=ABS([.L121]-[.$E121])/[.K121]" office:value-type="float" office:value="0.262135922330097">
            <text:p>0.2621359223</text:p>
          </table:table-cell>
          <table:table-cell table:formula="of:=ABS([.M121]-[.$E121])/[.L121]" office:value-type="float" office:value="0.277634961439589">
            <text:p>0.2776349614</text:p>
          </table:table-cell>
          <table:table-cell table:formula="of:=ABS([.N121]-[.$E121])/[.M121]" office:value-type="float" office:value="0.0925449871465296">
            <text:p>0.0925449871</text:p>
          </table:table-cell>
          <table:table-cell table:formula="of:=ABS([.O121]-[.$E121])/[.N121]" office:value-type="float" office:value="0.0675422138836773">
            <text:p>0.0675422139</text:p>
          </table:table-cell>
          <table:table-cell table:formula="of:=ABS([.P121]-[.$E121])/[.O121]" office:value-type="float" office:value="0.0675422138836773">
            <text:p>0.067542213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7" office:value-type="float" office:value="949">
            <text:p>949</text:p>
          </table:table-cell>
          <table:table-cell office:value-type="float" office:value="941">
            <text:p>941</text:p>
          </table:table-cell>
          <table:table-cell office:value-type="float" office:value="914">
            <text:p>914</text:p>
          </table:table-cell>
          <table:table-cell table:number-columns-repeated="2" office:value-type="float" office:value="746">
            <text:p>746</text:p>
          </table:table-cell>
          <table:table-cell office:value-type="float" office:value="710">
            <text:p>710</text:p>
          </table:table-cell>
          <table:table-cell table:formula="of:=ABS([.F122]-[.$E122])/[.E122]" office:value-type="float" office:value="0">
            <text:p>0</text:p>
          </table:table-cell>
          <table:table-cell table:formula="of:=ABS([.G122]-[.$E122])/[.F122]" office:value-type="float" office:value="0">
            <text:p>0</text:p>
          </table:table-cell>
          <table:table-cell table:formula="of:=ABS([.H122]-[.$E122])/[.G122]" office:value-type="float" office:value="0">
            <text:p>0</text:p>
          </table:table-cell>
          <table:table-cell table:formula="of:=ABS([.I122]-[.$E122])/[.H122]" office:value-type="float" office:value="0">
            <text:p>0</text:p>
          </table:table-cell>
          <table:table-cell table:formula="of:=ABS([.J122]-[.$E122])/[.I122]" office:value-type="float" office:value="0">
            <text:p>0</text:p>
          </table:table-cell>
          <table:table-cell table:formula="of:=ABS([.K122]-[.$E122])/[.J122]" office:value-type="float" office:value="0">
            <text:p>0</text:p>
          </table:table-cell>
          <table:table-cell table:formula="of:=ABS([.L122]-[.$E122])/[.K122]" office:value-type="float" office:value="0.00842992623814542">
            <text:p>0.0084299262</text:p>
          </table:table-cell>
          <table:table-cell table:formula="of:=ABS([.M122]-[.$E122])/[.L122]" office:value-type="float" office:value="0.0371944739638682">
            <text:p>0.037194474</text:p>
          </table:table-cell>
          <table:table-cell table:formula="of:=ABS([.N122]-[.$E122])/[.M122]" office:value-type="float" office:value="0.222100656455142">
            <text:p>0.2221006565</text:p>
          </table:table-cell>
          <table:table-cell table:formula="of:=ABS([.O122]-[.$E122])/[.N122]" office:value-type="float" office:value="0.272117962466488">
            <text:p>0.2721179625</text:p>
          </table:table-cell>
          <table:table-cell table:formula="of:=ABS([.P122]-[.$E122])/[.O122]" office:value-type="float" office:value="0.320375335120643">
            <text:p>0.320375335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table:number-columns-repeated="3" office:value-type="float" office:value="721">
            <text:p>721</text:p>
          </table:table-cell>
          <table:table-cell table:number-columns-repeated="3" office:value-type="float" office:value="715">
            <text:p>715</text:p>
          </table:table-cell>
          <table:table-cell table:number-columns-repeated="5" office:value-type="float" office:value="626">
            <text:p>626</text:p>
          </table:table-cell>
          <table:table-cell table:formula="of:=ABS([.F123]-[.$E123])/[.E123]" office:value-type="float" office:value="0.0335120643431635">
            <text:p>0.0335120643</text:p>
          </table:table-cell>
          <table:table-cell table:formula="of:=ABS([.G123]-[.$E123])/[.F123]" office:value-type="float" office:value="0.0346740638002774">
            <text:p>0.0346740638</text:p>
          </table:table-cell>
          <table:table-cell table:formula="of:=ABS([.H123]-[.$E123])/[.G123]" office:value-type="float" office:value="0.0346740638002774">
            <text:p>0.0346740638</text:p>
          </table:table-cell>
          <table:table-cell table:formula="of:=ABS([.I123]-[.$E123])/[.H123]" office:value-type="float" office:value="0.042995839112344">
            <text:p>0.0429958391</text:p>
          </table:table-cell>
          <table:table-cell table:formula="of:=ABS([.J123]-[.$E123])/[.I123]" office:value-type="float" office:value="0.0433566433566434">
            <text:p>0.0433566434</text:p>
          </table:table-cell>
          <table:table-cell table:formula="of:=ABS([.K123]-[.$E123])/[.J123]" office:value-type="float" office:value="0.0433566433566434">
            <text:p>0.0433566434</text:p>
          </table:table-cell>
          <table:table-cell table:formula="of:=ABS([.L123]-[.$E123])/[.K123]" office:value-type="float" office:value="0.167832167832168">
            <text:p>0.1678321678</text:p>
          </table:table-cell>
          <table:table-cell table:formula="of:=ABS([.M123]-[.$E123])/[.L123]" office:value-type="float" office:value="0.191693290734824">
            <text:p>0.1916932907</text:p>
          </table:table-cell>
          <table:table-cell table:formula="of:=ABS([.N123]-[.$E123])/[.M123]" office:value-type="float" office:value="0.191693290734824">
            <text:p>0.1916932907</text:p>
          </table:table-cell>
          <table:table-cell table:formula="of:=ABS([.O123]-[.$E123])/[.N123]" office:value-type="float" office:value="0.191693290734824">
            <text:p>0.1916932907</text:p>
          </table:table-cell>
          <table:table-cell table:formula="of:=ABS([.P123]-[.$E123])/[.O123]" office:value-type="float" office:value="0.191693290734824">
            <text:p>0.19169329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table:number-columns-repeated="6" office:value-type="float" office:value="878">
            <text:p>878</text:p>
          </table:table-cell>
          <table:table-cell table:number-columns-repeated="5" office:value-type="float" office:value="814">
            <text:p>814</text:p>
          </table:table-cell>
          <table:table-cell table:formula="of:=ABS([.F124]-[.$E124])/[.E124]" office:value-type="float" office:value="0.0404371584699454">
            <text:p>0.0404371585</text:p>
          </table:table-cell>
          <table:table-cell table:formula="of:=ABS([.G124]-[.$E124])/[.F124]" office:value-type="float" office:value="0.0421412300683371">
            <text:p>0.0421412301</text:p>
          </table:table-cell>
          <table:table-cell table:formula="of:=ABS([.H124]-[.$E124])/[.G124]" office:value-type="float" office:value="0.0421412300683371">
            <text:p>0.0421412301</text:p>
          </table:table-cell>
          <table:table-cell table:formula="of:=ABS([.I124]-[.$E124])/[.H124]" office:value-type="float" office:value="0.0421412300683371">
            <text:p>0.0421412301</text:p>
          </table:table-cell>
          <table:table-cell table:formula="of:=ABS([.J124]-[.$E124])/[.I124]" office:value-type="float" office:value="0.0421412300683371">
            <text:p>0.0421412301</text:p>
          </table:table-cell>
          <table:table-cell table:formula="of:=ABS([.K124]-[.$E124])/[.J124]" office:value-type="float" office:value="0.0421412300683371">
            <text:p>0.0421412301</text:p>
          </table:table-cell>
          <table:table-cell table:formula="of:=ABS([.L124]-[.$E124])/[.K124]" office:value-type="float" office:value="0.11503416856492">
            <text:p>0.1150341686</text:p>
          </table:table-cell>
          <table:table-cell table:formula="of:=ABS([.M124]-[.$E124])/[.L124]" office:value-type="float" office:value="0.124078624078624">
            <text:p>0.1240786241</text:p>
          </table:table-cell>
          <table:table-cell table:formula="of:=ABS([.N124]-[.$E124])/[.M124]" office:value-type="float" office:value="0.124078624078624">
            <text:p>0.1240786241</text:p>
          </table:table-cell>
          <table:table-cell table:formula="of:=ABS([.O124]-[.$E124])/[.N124]" office:value-type="float" office:value="0.124078624078624">
            <text:p>0.1240786241</text:p>
          </table:table-cell>
          <table:table-cell table:formula="of:=ABS([.P124]-[.$E124])/[.O124]" office:value-type="float" office:value="0.124078624078624">
            <text:p>0.12407862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6" office:value-type="float" office:value="510">
            <text:p>510</text:p>
          </table:table-cell>
          <table:table-cell office:value-type="float" office:value="742">
            <text:p>742</text:p>
          </table:table-cell>
          <table:table-cell office:value-type="float" office:value="720">
            <text:p>720</text:p>
          </table:table-cell>
          <table:table-cell table:number-columns-repeated="3" office:value-type="float" office:value="729">
            <text:p>729</text:p>
          </table:table-cell>
          <table:table-cell office:value-type="float" office:value="723">
            <text:p>723</text:p>
          </table:table-cell>
          <table:table-cell table:formula="of:=ABS([.F125]-[.$E125])/[.E125]" office:value-type="float" office:value="0">
            <text:p>0</text:p>
          </table:table-cell>
          <table:table-cell table:formula="of:=ABS([.G125]-[.$E125])/[.F125]" office:value-type="float" office:value="0">
            <text:p>0</text:p>
          </table:table-cell>
          <table:table-cell table:formula="of:=ABS([.H125]-[.$E125])/[.G125]" office:value-type="float" office:value="0">
            <text:p>0</text:p>
          </table:table-cell>
          <table:table-cell table:formula="of:=ABS([.I125]-[.$E125])/[.H125]" office:value-type="float" office:value="0">
            <text:p>0</text:p>
          </table:table-cell>
          <table:table-cell table:formula="of:=ABS([.J125]-[.$E125])/[.I125]" office:value-type="float" office:value="0">
            <text:p>0</text:p>
          </table:table-cell>
          <table:table-cell table:formula="of:=ABS([.K125]-[.$E125])/[.J125]" office:value-type="float" office:value="0.454901960784314">
            <text:p>0.4549019608</text:p>
          </table:table-cell>
          <table:table-cell table:formula="of:=ABS([.L125]-[.$E125])/[.K125]" office:value-type="float" office:value="0.283018867924528">
            <text:p>0.2830188679</text:p>
          </table:table-cell>
          <table:table-cell table:formula="of:=ABS([.M125]-[.$E125])/[.L125]" office:value-type="float" office:value="0.304166666666667">
            <text:p>0.3041666667</text:p>
          </table:table-cell>
          <table:table-cell table:formula="of:=ABS([.N125]-[.$E125])/[.M125]" office:value-type="float" office:value="0.300411522633745">
            <text:p>0.3004115226</text:p>
          </table:table-cell>
          <table:table-cell table:formula="of:=ABS([.O125]-[.$E125])/[.N125]" office:value-type="float" office:value="0.300411522633745">
            <text:p>0.3004115226</text:p>
          </table:table-cell>
          <table:table-cell table:formula="of:=ABS([.P125]-[.$E125])/[.O125]" office:value-type="float" office:value="0.292181069958848">
            <text:p>0.292181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6" office:value-type="float" office:value="699">
            <text:p>699</text:p>
          </table:table-cell>
          <table:table-cell office:value-type="float" office:value="544">
            <text:p>544</text:p>
          </table:table-cell>
          <table:table-cell office:value-type="float" office:value="964">
            <text:p>964</text:p>
          </table:table-cell>
          <table:table-cell office:value-type="float" office:value="961">
            <text:p>961</text:p>
          </table:table-cell>
          <table:table-cell table:number-columns-repeated="3" office:value-type="float" office:value="910">
            <text:p>910</text:p>
          </table:table-cell>
          <table:table-cell table:formula="of:=ABS([.F126]-[.$E126])/[.E126]" office:value-type="float" office:value="0">
            <text:p>0</text:p>
          </table:table-cell>
          <table:table-cell table:formula="of:=ABS([.G126]-[.$E126])/[.F126]" office:value-type="float" office:value="0">
            <text:p>0</text:p>
          </table:table-cell>
          <table:table-cell table:formula="of:=ABS([.H126]-[.$E126])/[.G126]" office:value-type="float" office:value="0">
            <text:p>0</text:p>
          </table:table-cell>
          <table:table-cell table:formula="of:=ABS([.I126]-[.$E126])/[.H126]" office:value-type="float" office:value="0">
            <text:p>0</text:p>
          </table:table-cell>
          <table:table-cell table:formula="of:=ABS([.J126]-[.$E126])/[.I126]" office:value-type="float" office:value="0">
            <text:p>0</text:p>
          </table:table-cell>
          <table:table-cell table:formula="of:=ABS([.K126]-[.$E126])/[.J126]" office:value-type="float" office:value="0.221745350500715">
            <text:p>0.2217453505</text:p>
          </table:table-cell>
          <table:table-cell table:formula="of:=ABS([.L126]-[.$E126])/[.K126]" office:value-type="float" office:value="0.487132352941176">
            <text:p>0.4871323529</text:p>
          </table:table-cell>
          <table:table-cell table:formula="of:=ABS([.M126]-[.$E126])/[.L126]" office:value-type="float" office:value="0.271784232365145">
            <text:p>0.2717842324</text:p>
          </table:table-cell>
          <table:table-cell table:formula="of:=ABS([.N126]-[.$E126])/[.M126]" office:value-type="float" office:value="0.219562955254943">
            <text:p>0.2195629553</text:p>
          </table:table-cell>
          <table:table-cell table:formula="of:=ABS([.O126]-[.$E126])/[.N126]" office:value-type="float" office:value="0.231868131868132">
            <text:p>0.2318681319</text:p>
          </table:table-cell>
          <table:table-cell table:formula="of:=ABS([.P126]-[.$E126])/[.O126]" office:value-type="float" office:value="0.231868131868132">
            <text:p>0.231868131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4"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28">
            <text:p>428</text:p>
          </table:table-cell>
          <table:table-cell office:value-type="float" office:value="733">
            <text:p>733</text:p>
          </table:table-cell>
          <table:table-cell office:value-type="float" office:value="700">
            <text:p>700</text:p>
          </table:table-cell>
          <table:table-cell table:number-columns-repeated="3" office:value-type="float" office:value="709">
            <text:p>709</text:p>
          </table:table-cell>
          <table:table-cell office:value-type="float" office:value="673">
            <text:p>673</text:p>
          </table:table-cell>
          <table:table-cell table:formula="of:=ABS([.F127]-[.$E127])/[.E127]" office:value-type="float" office:value="0">
            <text:p>0</text:p>
          </table:table-cell>
          <table:table-cell table:formula="of:=ABS([.G127]-[.$E127])/[.F127]" office:value-type="float" office:value="0">
            <text:p>0</text:p>
          </table:table-cell>
          <table:table-cell table:formula="of:=ABS([.H127]-[.$E127])/[.G127]" office:value-type="float" office:value="0">
            <text:p>0</text:p>
          </table:table-cell>
          <table:table-cell table:formula="of:=ABS([.I127]-[.$E127])/[.H127]" office:value-type="float" office:value="0.0129032258064516">
            <text:p>0.0129032258</text:p>
          </table:table-cell>
          <table:table-cell table:formula="of:=ABS([.J127]-[.$E127])/[.I127]" office:value-type="float" office:value="0.0806100217864924">
            <text:p>0.0806100218</text:p>
          </table:table-cell>
          <table:table-cell table:formula="of:=ABS([.K127]-[.$E127])/[.J127]" office:value-type="float" office:value="0.626168224299065">
            <text:p>0.6261682243</text:p>
          </table:table-cell>
          <table:table-cell table:formula="of:=ABS([.L127]-[.$E127])/[.K127]" office:value-type="float" office:value="0.320600272851296">
            <text:p>0.3206002729</text:p>
          </table:table-cell>
          <table:table-cell table:formula="of:=ABS([.M127]-[.$E127])/[.L127]" office:value-type="float" office:value="0.348571428571429">
            <text:p>0.3485714286</text:p>
          </table:table-cell>
          <table:table-cell table:formula="of:=ABS([.N127]-[.$E127])/[.M127]" office:value-type="float" office:value="0.344146685472496">
            <text:p>0.3441466855</text:p>
          </table:table-cell>
          <table:table-cell table:formula="of:=ABS([.O127]-[.$E127])/[.N127]" office:value-type="float" office:value="0.344146685472496">
            <text:p>0.3441466855</text:p>
          </table:table-cell>
          <table:table-cell table:formula="of:=ABS([.P127]-[.$E127])/[.O127]" office:value-type="float" office:value="0.293370944992948">
            <text:p>0.293370945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table:number-columns-repeated="4" office:value-type="float" office:value="924">
            <text:p>924</text:p>
          </table:table-cell>
          <table:table-cell office:value-type="float" office:value="920">
            <text:p>920</text:p>
          </table:table-cell>
          <table:table-cell table:number-columns-repeated="2" office:value-type="float" office:value="837">
            <text:p>837</text:p>
          </table:table-cell>
          <table:table-cell office:value-type="float" office:value="818">
            <text:p>818</text:p>
          </table:table-cell>
          <table:table-cell table:number-columns-repeated="3" office:value-type="float" office:value="786">
            <text:p>786</text:p>
          </table:table-cell>
          <table:table-cell table:formula="of:=ABS([.F128]-[.$E128])/[.E128]" office:value-type="float" office:value="2.9656652360515">
            <text:p>2.9656652361</text:p>
          </table:table-cell>
          <table:table-cell table:formula="of:=ABS([.G128]-[.$E128])/[.F128]" office:value-type="float" office:value="0.747835497835498">
            <text:p>0.7478354978</text:p>
          </table:table-cell>
          <table:table-cell table:formula="of:=ABS([.H128]-[.$E128])/[.G128]" office:value-type="float" office:value="0.747835497835498">
            <text:p>0.7478354978</text:p>
          </table:table-cell>
          <table:table-cell table:formula="of:=ABS([.I128]-[.$E128])/[.H128]" office:value-type="float" office:value="0.747835497835498">
            <text:p>0.7478354978</text:p>
          </table:table-cell>
          <table:table-cell table:formula="of:=ABS([.J128]-[.$E128])/[.I128]" office:value-type="float" office:value="0.743506493506494">
            <text:p>0.7435064935</text:p>
          </table:table-cell>
          <table:table-cell table:formula="of:=ABS([.K128]-[.$E128])/[.J128]" office:value-type="float" office:value="0.656521739130435">
            <text:p>0.6565217391</text:p>
          </table:table-cell>
          <table:table-cell table:formula="of:=ABS([.L128]-[.$E128])/[.K128]" office:value-type="float" office:value="0.721624850657109">
            <text:p>0.7216248507</text:p>
          </table:table-cell>
          <table:table-cell table:formula="of:=ABS([.M128]-[.$E128])/[.L128]" office:value-type="float" office:value="0.698924731182796">
            <text:p>0.6989247312</text:p>
          </table:table-cell>
          <table:table-cell table:formula="of:=ABS([.N128]-[.$E128])/[.M128]" office:value-type="float" office:value="0.676039119804401">
            <text:p>0.6760391198</text:p>
          </table:table-cell>
          <table:table-cell table:formula="of:=ABS([.O128]-[.$E128])/[.N128]" office:value-type="float" office:value="0.703562340966921">
            <text:p>0.703562341</text:p>
          </table:table-cell>
          <table:table-cell table:formula="of:=ABS([.P128]-[.$E128])/[.O128]" office:value-type="float" office:value="0.703562340966921">
            <text:p>0.7035623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6" office:value-type="float" office:value="525">
            <text:p>525</text:p>
          </table:table-cell>
          <table:table-cell office:value-type="float" office:value="514">
            <text:p>514</text:p>
          </table:table-cell>
          <table:table-cell office:value-type="float" office:value="452">
            <text:p>452</text:p>
          </table:table-cell>
          <table:table-cell table:number-columns-repeated="4" office:value-type="float" office:value="810">
            <text:p>810</text:p>
          </table:table-cell>
          <table:table-cell table:formula="of:=ABS([.F129]-[.$E129])/[.E129]" office:value-type="float" office:value="0">
            <text:p>0</text:p>
          </table:table-cell>
          <table:table-cell table:formula="of:=ABS([.G129]-[.$E129])/[.F129]" office:value-type="float" office:value="0">
            <text:p>0</text:p>
          </table:table-cell>
          <table:table-cell table:formula="of:=ABS([.H129]-[.$E129])/[.G129]" office:value-type="float" office:value="0">
            <text:p>0</text:p>
          </table:table-cell>
          <table:table-cell table:formula="of:=ABS([.I129]-[.$E129])/[.H129]" office:value-type="float" office:value="0">
            <text:p>0</text:p>
          </table:table-cell>
          <table:table-cell table:formula="of:=ABS([.J129]-[.$E129])/[.I129]" office:value-type="float" office:value="0">
            <text:p>0</text:p>
          </table:table-cell>
          <table:table-cell table:formula="of:=ABS([.K129]-[.$E129])/[.J129]" office:value-type="float" office:value="0.0209523809523809">
            <text:p>0.020952381</text:p>
          </table:table-cell>
          <table:table-cell table:formula="of:=ABS([.L129]-[.$E129])/[.K129]" office:value-type="float" office:value="0.142023346303502">
            <text:p>0.1420233463</text:p>
          </table:table-cell>
          <table:table-cell table:formula="of:=ABS([.M129]-[.$E129])/[.L129]" office:value-type="float" office:value="0.630530973451327">
            <text:p>0.6305309735</text:p>
          </table:table-cell>
          <table:table-cell table:formula="of:=ABS([.N129]-[.$E129])/[.M129]" office:value-type="float" office:value="0.351851851851852">
            <text:p>0.3518518519</text:p>
          </table:table-cell>
          <table:table-cell table:formula="of:=ABS([.O129]-[.$E129])/[.N129]" office:value-type="float" office:value="0.351851851851852">
            <text:p>0.3518518519</text:p>
          </table:table-cell>
          <table:table-cell table:formula="of:=ABS([.P129]-[.$E129])/[.O129]" office:value-type="float" office:value="0.351851851851852">
            <text:p>0.3518518519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  <table:table-cell table:number-columns-repeated="2" office:value-type="float" office:value="1098">
            <text:p>1098</text:p>
          </table:table-cell>
          <table:table-cell table:number-columns-repeated="3" office:value-type="float" office:value="1110">
            <text:p>1110</text:p>
          </table:table-cell>
          <table:table-cell table:number-columns-repeated="2" office:value-type="float" office:value="1038">
            <text:p>1038</text:p>
          </table:table-cell>
          <table:table-cell table:number-columns-repeated="3" office:value-type="float" office:value="1006">
            <text:p>1006</text:p>
          </table:table-cell>
          <table:table-cell office:value-type="float" office:value="973">
            <text:p>973</text:p>
          </table:table-cell>
          <table:table-cell table:formula="of:=ABS([.F130]-[.$E130])/[.E130]" office:value-type="float" office:value="0.440944881889764">
            <text:p>0.4409448819</text:p>
          </table:table-cell>
          <table:table-cell table:formula="of:=ABS([.G130]-[.$E130])/[.F130]" office:value-type="float" office:value="0.306010928961749">
            <text:p>0.306010929</text:p>
          </table:table-cell>
          <table:table-cell table:formula="of:=ABS([.H130]-[.$E130])/[.G130]" office:value-type="float" office:value="0.316939890710382">
            <text:p>0.3169398907</text:p>
          </table:table-cell>
          <table:table-cell table:formula="of:=ABS([.I130]-[.$E130])/[.H130]" office:value-type="float" office:value="0.313513513513513">
            <text:p>0.3135135135</text:p>
          </table:table-cell>
          <table:table-cell table:formula="of:=ABS([.J130]-[.$E130])/[.I130]" office:value-type="float" office:value="0.313513513513513">
            <text:p>0.3135135135</text:p>
          </table:table-cell>
          <table:table-cell table:formula="of:=ABS([.K130]-[.$E130])/[.J130]" office:value-type="float" office:value="0.248648648648649">
            <text:p>0.2486486486</text:p>
          </table:table-cell>
          <table:table-cell table:formula="of:=ABS([.L130]-[.$E130])/[.K130]" office:value-type="float" office:value="0.265895953757225">
            <text:p>0.2658959538</text:p>
          </table:table-cell>
          <table:table-cell table:formula="of:=ABS([.M130]-[.$E130])/[.L130]" office:value-type="float" office:value="0.235067437379576">
            <text:p>0.2350674374</text:p>
          </table:table-cell>
          <table:table-cell table:formula="of:=ABS([.N130]-[.$E130])/[.M130]" office:value-type="float" office:value="0.242544731610338">
            <text:p>0.2425447316</text:p>
          </table:table-cell>
          <table:table-cell table:formula="of:=ABS([.O130]-[.$E130])/[.N130]" office:value-type="float" office:value="0.242544731610338">
            <text:p>0.2425447316</text:p>
          </table:table-cell>
          <table:table-cell table:formula="of:=ABS([.P130]-[.$E130])/[.O130]" office:value-type="float" office:value="0.209741550695825">
            <text:p>0.20974155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538">
            <text:p>538</text:p>
          </table:table-cell>
          <table:table-cell table:number-columns-repeated="3" office:value-type="float" office:value="1051">
            <text:p>1051</text:p>
          </table:table-cell>
          <table:table-cell office:value-type="float" office:value="1017">
            <text:p>1017</text:p>
          </table:table-cell>
          <table:table-cell office:value-type="float" office:value="1018">
            <text:p>1018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009">
            <text:p>1009</text:p>
          </table:table-cell>
          <table:table-cell office:value-type="float" office:value="928">
            <text:p>928</text:p>
          </table:table-cell>
          <table:table-cell office:value-type="float" office:value="809">
            <text:p>809</text:p>
          </table:table-cell>
          <table:table-cell table:formula="of:=ABS([.F131]-[.$E131])/[.E131]" office:value-type="float" office:value="0.129449838187702">
            <text:p>0.1294498382</text:p>
          </table:table-cell>
          <table:table-cell table:formula="of:=ABS([.G131]-[.$E131])/[.F131]" office:value-type="float" office:value="0.804832713754647">
            <text:p>0.8048327138</text:p>
          </table:table-cell>
          <table:table-cell table:formula="of:=ABS([.H131]-[.$E131])/[.G131]" office:value-type="float" office:value="0.411988582302569">
            <text:p>0.4119885823</text:p>
          </table:table-cell>
          <table:table-cell table:formula="of:=ABS([.I131]-[.$E131])/[.H131]" office:value-type="float" office:value="0.411988582302569">
            <text:p>0.4119885823</text:p>
          </table:table-cell>
          <table:table-cell table:formula="of:=ABS([.J131]-[.$E131])/[.I131]" office:value-type="float" office:value="0.379638439581351">
            <text:p>0.3796384396</text:p>
          </table:table-cell>
          <table:table-cell table:formula="of:=ABS([.K131]-[.$E131])/[.J131]" office:value-type="float" office:value="0.393313667649951">
            <text:p>0.3933136676</text:p>
          </table:table-cell>
          <table:table-cell table:formula="of:=ABS([.L131]-[.$E131])/[.K131]" office:value-type="float" office:value="0.3762278978389">
            <text:p>0.3762278978</text:p>
          </table:table-cell>
          <table:table-cell table:formula="of:=ABS([.M131]-[.$E131])/[.L131]" office:value-type="float" office:value="0.390609390609391">
            <text:p>0.3906093906</text:p>
          </table:table-cell>
          <table:table-cell table:formula="of:=ABS([.N131]-[.$E131])/[.M131]" office:value-type="float" office:value="0.387512388503469">
            <text:p>0.3875123885</text:p>
          </table:table-cell>
          <table:table-cell table:formula="of:=ABS([.O131]-[.$E131])/[.N131]" office:value-type="float" office:value="0.307234886025768">
            <text:p>0.307234886</text:p>
          </table:table-cell>
          <table:table-cell table:formula="of:=ABS([.P131]-[.$E131])/[.O131]" office:value-type="float" office:value="0.205818965517241">
            <text:p>0.205818965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table:number-columns-repeated="4" office:value-type="float" office:value="859">
            <text:p>859</text:p>
          </table:table-cell>
          <table:table-cell table:number-columns-repeated="2" office:value-type="float" office:value="1156">
            <text:p>1156</text:p>
          </table:table-cell>
          <table:table-cell office:value-type="float" office:value="1132">
            <text:p>1132</text:p>
          </table:table-cell>
          <table:table-cell table:number-columns-repeated="3" office:value-type="float" office:value="1102">
            <text:p>1102</text:p>
          </table:table-cell>
          <table:table-cell office:value-type="float" office:value="1035">
            <text:p>1035</text:p>
          </table:table-cell>
          <table:table-cell table:formula="of:=ABS([.F132]-[.$E132])/[.E132]" office:value-type="float" office:value="0.0115074798619102">
            <text:p>0.0115074799</text:p>
          </table:table-cell>
          <table:table-cell table:formula="of:=ABS([.G132]-[.$E132])/[.F132]" office:value-type="float" office:value="0.0116414435389988">
            <text:p>0.0116414435</text:p>
          </table:table-cell>
          <table:table-cell table:formula="of:=ABS([.H132]-[.$E132])/[.G132]" office:value-type="float" office:value="0.0116414435389988">
            <text:p>0.0116414435</text:p>
          </table:table-cell>
          <table:table-cell table:formula="of:=ABS([.I132]-[.$E132])/[.H132]" office:value-type="float" office:value="0.0116414435389988">
            <text:p>0.0116414435</text:p>
          </table:table-cell>
          <table:table-cell table:formula="of:=ABS([.J132]-[.$E132])/[.I132]" office:value-type="float" office:value="0.334109429569267">
            <text:p>0.3341094296</text:p>
          </table:table-cell>
          <table:table-cell table:formula="of:=ABS([.K132]-[.$E132])/[.J132]" office:value-type="float" office:value="0.248269896193772">
            <text:p>0.2482698962</text:p>
          </table:table-cell>
          <table:table-cell table:formula="of:=ABS([.L132]-[.$E132])/[.K132]" office:value-type="float" office:value="0.227508650519031">
            <text:p>0.2275086505</text:p>
          </table:table-cell>
          <table:table-cell table:formula="of:=ABS([.M132]-[.$E132])/[.L132]" office:value-type="float" office:value="0.205830388692579">
            <text:p>0.2058303887</text:p>
          </table:table-cell>
          <table:table-cell table:formula="of:=ABS([.N132]-[.$E132])/[.M132]" office:value-type="float" office:value="0.211433756805808">
            <text:p>0.2114337568</text:p>
          </table:table-cell>
          <table:table-cell table:formula="of:=ABS([.O132]-[.$E132])/[.N132]" office:value-type="float" office:value="0.211433756805808">
            <text:p>0.2114337568</text:p>
          </table:table-cell>
          <table:table-cell table:formula="of:=ABS([.P132]-[.$E132])/[.O132]" office:value-type="float" office:value="0.150635208711434">
            <text:p>0.1506352087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table:number-columns-repeated="3" office:value-type="float" office:value="1064">
            <text:p>1064</text:p>
          </table:table-cell>
          <table:table-cell office:value-type="float" office:value="1061">
            <text:p>1061</text:p>
          </table:table-cell>
          <table:table-cell office:value-type="float" office:value="1045">
            <text:p>1045</text:p>
          </table:table-cell>
          <table:table-cell office:value-type="float" office:value="1029">
            <text:p>1029</text:p>
          </table:table-cell>
          <table:table-cell office:value-type="float" office:value="969">
            <text:p>969</text:p>
          </table:table-cell>
          <table:table-cell office:value-type="float" office:value="927">
            <text:p>927</text:p>
          </table:table-cell>
          <table:table-cell office:value-type="float" office:value="931">
            <text:p>931</text:p>
          </table:table-cell>
          <table:table-cell table:number-columns-repeated="2" office:value-type="float" office:value="837">
            <text:p>837</text:p>
          </table:table-cell>
          <table:table-cell table:formula="of:=ABS([.F133]-[.$E133])/[.E133]" office:value-type="float" office:value="0.500705218617772">
            <text:p>0.5007052186</text:p>
          </table:table-cell>
          <table:table-cell table:formula="of:=ABS([.G133]-[.$E133])/[.F133]" office:value-type="float" office:value="0.333646616541353">
            <text:p>0.3336466165</text:p>
          </table:table-cell>
          <table:table-cell table:formula="of:=ABS([.H133]-[.$E133])/[.G133]" office:value-type="float" office:value="0.333646616541353">
            <text:p>0.3336466165</text:p>
          </table:table-cell>
          <table:table-cell table:formula="of:=ABS([.I133]-[.$E133])/[.H133]" office:value-type="float" office:value="0.330827067669173">
            <text:p>0.3308270677</text:p>
          </table:table-cell>
          <table:table-cell table:formula="of:=ABS([.J133]-[.$E133])/[.I133]" office:value-type="float" office:value="0.316682375117813">
            <text:p>0.3166823751</text:p>
          </table:table-cell>
          <table:table-cell table:formula="of:=ABS([.K133]-[.$E133])/[.J133]" office:value-type="float" office:value="0.30622009569378">
            <text:p>0.3062200957</text:p>
          </table:table-cell>
          <table:table-cell table:formula="of:=ABS([.L133]-[.$E133])/[.K133]" office:value-type="float" office:value="0.252672497570457">
            <text:p>0.2526724976</text:p>
          </table:table-cell>
          <table:table-cell table:formula="of:=ABS([.M133]-[.$E133])/[.L133]" office:value-type="float" office:value="0.224974200206398">
            <text:p>0.2249742002</text:p>
          </table:table-cell>
          <table:table-cell table:formula="of:=ABS([.N133]-[.$E133])/[.M133]" office:value-type="float" office:value="0.239482200647249">
            <text:p>0.2394822006</text:p>
          </table:table-cell>
          <table:table-cell table:formula="of:=ABS([.O133]-[.$E133])/[.N133]" office:value-type="float" office:value="0.137486573576799">
            <text:p>0.1374865736</text:p>
          </table:table-cell>
          <table:table-cell table:formula="of:=ABS([.P133]-[.$E133])/[.O133]" office:value-type="float" office:value="0.152927120669056">
            <text:p>0.1529271207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table:number-columns-repeated="4" office:value-type="float" office:value="843">
            <text:p>843</text:p>
          </table:table-cell>
          <table:table-cell office:value-type="float" office:value="842">
            <text:p>842</text:p>
          </table:table-cell>
          <table:table-cell office:value-type="float" office:value="849">
            <text:p>849</text:p>
          </table:table-cell>
          <table:table-cell table:number-columns-repeated="3" office:value-type="float" office:value="817">
            <text:p>817</text:p>
          </table:table-cell>
          <table:table-cell office:value-type="float" office:value="841">
            <text:p>841</text:p>
          </table:table-cell>
          <table:table-cell office:value-type="float" office:value="814">
            <text:p>814</text:p>
          </table:table-cell>
          <table:table-cell table:formula="of:=ABS([.F134]-[.$E134])/[.E134]" office:value-type="float" office:value="0.752598752598753">
            <text:p>0.7525987526</text:p>
          </table:table-cell>
          <table:table-cell table:formula="of:=ABS([.G134]-[.$E134])/[.F134]" office:value-type="float" office:value="0.429418742586002">
            <text:p>0.4294187426</text:p>
          </table:table-cell>
          <table:table-cell table:formula="of:=ABS([.H134]-[.$E134])/[.G134]" office:value-type="float" office:value="0.429418742586002">
            <text:p>0.4294187426</text:p>
          </table:table-cell>
          <table:table-cell table:formula="of:=ABS([.I134]-[.$E134])/[.H134]" office:value-type="float" office:value="0.429418742586002">
            <text:p>0.4294187426</text:p>
          </table:table-cell>
          <table:table-cell table:formula="of:=ABS([.J134]-[.$E134])/[.I134]" office:value-type="float" office:value="0.428232502965599">
            <text:p>0.428232503</text:p>
          </table:table-cell>
          <table:table-cell table:formula="of:=ABS([.K134]-[.$E134])/[.J134]" office:value-type="float" office:value="0.437054631828979">
            <text:p>0.4370546318</text:p>
          </table:table-cell>
          <table:table-cell table:formula="of:=ABS([.L134]-[.$E134])/[.K134]" office:value-type="float" office:value="0.395759717314488">
            <text:p>0.3957597173</text:p>
          </table:table-cell>
          <table:table-cell table:formula="of:=ABS([.M134]-[.$E134])/[.L134]" office:value-type="float" office:value="0.411260709914321">
            <text:p>0.4112607099</text:p>
          </table:table-cell>
          <table:table-cell table:formula="of:=ABS([.N134]-[.$E134])/[.M134]" office:value-type="float" office:value="0.411260709914321">
            <text:p>0.4112607099</text:p>
          </table:table-cell>
          <table:table-cell table:formula="of:=ABS([.O134]-[.$E134])/[.N134]" office:value-type="float" office:value="0.440636474908201">
            <text:p>0.4406364749</text:p>
          </table:table-cell>
          <table:table-cell table:formula="of:=ABS([.P134]-[.$E134])/[.O134]" office:value-type="float" office:value="0.395957193816885">
            <text:p>0.395957193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6" office:value-type="float" office:value="502">
            <text:p>50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810">
            <text:p>810</text:p>
          </table:table-cell>
          <table:table-cell office:value-type="float" office:value="799">
            <text:p>799</text:p>
          </table:table-cell>
          <table:table-cell table:number-columns-repeated="2" office:value-type="float" office:value="768">
            <text:p>768</text:p>
          </table:table-cell>
          <table:table-cell table:formula="of:=ABS([.F135]-[.$E135])/[.E135]" office:value-type="float" office:value="0">
            <text:p>0</text:p>
          </table:table-cell>
          <table:table-cell table:formula="of:=ABS([.G135]-[.$E135])/[.F135]" office:value-type="float" office:value="0">
            <text:p>0</text:p>
          </table:table-cell>
          <table:table-cell table:formula="of:=ABS([.H135]-[.$E135])/[.G135]" office:value-type="float" office:value="0">
            <text:p>0</text:p>
          </table:table-cell>
          <table:table-cell table:formula="of:=ABS([.I135]-[.$E135])/[.H135]" office:value-type="float" office:value="0">
            <text:p>0</text:p>
          </table:table-cell>
          <table:table-cell table:formula="of:=ABS([.J135]-[.$E135])/[.I135]" office:value-type="float" office:value="0">
            <text:p>0</text:p>
          </table:table-cell>
          <table:table-cell table:formula="of:=ABS([.K135]-[.$E135])/[.J135]" office:value-type="float" office:value="0.705179282868526">
            <text:p>0.7051792829</text:p>
          </table:table-cell>
          <table:table-cell table:formula="of:=ABS([.L135]-[.$E135])/[.K135]" office:value-type="float" office:value="0.413551401869159">
            <text:p>0.4135514019</text:p>
          </table:table-cell>
          <table:table-cell table:formula="of:=ABS([.M135]-[.$E135])/[.L135]" office:value-type="float" office:value="0.359813084112149">
            <text:p>0.3598130841</text:p>
          </table:table-cell>
          <table:table-cell table:formula="of:=ABS([.N135]-[.$E135])/[.M135]" office:value-type="float" office:value="0.366666666666667">
            <text:p>0.3666666667</text:p>
          </table:table-cell>
          <table:table-cell table:formula="of:=ABS([.O135]-[.$E135])/[.N135]" office:value-type="float" office:value="0.332916145181477">
            <text:p>0.3329161452</text:p>
          </table:table-cell>
          <table:table-cell table:formula="of:=ABS([.P135]-[.$E135])/[.O135]" office:value-type="float" office:value="0.346354166666667">
            <text:p>0.3463541667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table:number-columns-repeated="5" office:value-type="float" office:value="1253">
            <text:p>1253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1207">
            <text:p>1207</text:p>
          </table:table-cell>
          <table:table-cell table:number-columns-repeated="2" office:value-type="float" office:value="1094">
            <text:p>1094</text:p>
          </table:table-cell>
          <table:table-cell office:value-type="float" office:value="1067">
            <text:p>1067</text:p>
          </table:table-cell>
          <table:table-cell table:formula="of:=ABS([.F136]-[.$E136])/[.E136]" office:value-type="float" office:value="0.681879194630872">
            <text:p>0.6818791946</text:p>
          </table:table-cell>
          <table:table-cell table:formula="of:=ABS([.G136]-[.$E136])/[.F136]" office:value-type="float" office:value="0.405426975259377">
            <text:p>0.4054269753</text:p>
          </table:table-cell>
          <table:table-cell table:formula="of:=ABS([.H136]-[.$E136])/[.G136]" office:value-type="float" office:value="0.405426975259377">
            <text:p>0.4054269753</text:p>
          </table:table-cell>
          <table:table-cell table:formula="of:=ABS([.I136]-[.$E136])/[.H136]" office:value-type="float" office:value="0.405426975259377">
            <text:p>0.4054269753</text:p>
          </table:table-cell>
          <table:table-cell table:formula="of:=ABS([.J136]-[.$E136])/[.I136]" office:value-type="float" office:value="0.405426975259377">
            <text:p>0.4054269753</text:p>
          </table:table-cell>
          <table:table-cell table:formula="of:=ABS([.K136]-[.$E136])/[.J136]" office:value-type="float" office:value="0.359138068635275">
            <text:p>0.3591380686</text:p>
          </table:table-cell>
          <table:table-cell table:formula="of:=ABS([.L136]-[.$E136])/[.K136]" office:value-type="float" office:value="0.376569037656904">
            <text:p>0.3765690377</text:p>
          </table:table-cell>
          <table:table-cell table:formula="of:=ABS([.M136]-[.$E136])/[.L136]" office:value-type="float" office:value="0.386610878661088">
            <text:p>0.3866108787</text:p>
          </table:table-cell>
          <table:table-cell table:formula="of:=ABS([.N136]-[.$E136])/[.M136]" office:value-type="float" office:value="0.289146644573322">
            <text:p>0.2891466446</text:p>
          </table:table-cell>
          <table:table-cell table:formula="of:=ABS([.O136]-[.$E136])/[.N136]" office:value-type="float" office:value="0.319012797074954">
            <text:p>0.3190127971</text:p>
          </table:table-cell>
          <table:table-cell table:formula="of:=ABS([.P136]-[.$E136])/[.O136]" office:value-type="float" office:value="0.294332723948812">
            <text:p>0.294332723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473">
            <text:p>473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1094">
            <text:p>1094</text:p>
          </table:table-cell>
          <table:table-cell office:value-type="float" office:value="1059">
            <text:p>1059</text:p>
          </table:table-cell>
          <table:table-cell table:number-columns-repeated="3" office:value-type="float" office:value="1042">
            <text:p>1042</text:p>
          </table:table-cell>
          <table:table-cell table:number-columns-repeated="2" office:value-type="float" office:value="987">
            <text:p>987</text:p>
          </table:table-cell>
          <table:table-cell office:value-type="float" office:value="995">
            <text:p>995</text:p>
          </table:table-cell>
          <table:table-cell table:formula="of:=ABS([.F137]-[.$E137])/[.E137]" office:value-type="float" office:value="0.124074074074074">
            <text:p>0.1240740741</text:p>
          </table:table-cell>
          <table:table-cell table:formula="of:=ABS([.G137]-[.$E137])/[.F137]" office:value-type="float" office:value="1.31712473572939">
            <text:p>1.3171247357</text:p>
          </table:table-cell>
          <table:table-cell table:formula="of:=ABS([.H137]-[.$E137])/[.G137]" office:value-type="float" office:value="0.476354256233878">
            <text:p>0.4763542562</text:p>
          </table:table-cell>
          <table:table-cell table:formula="of:=ABS([.I137]-[.$E137])/[.H137]" office:value-type="float" office:value="0.506398537477148">
            <text:p>0.5063985375</text:p>
          </table:table-cell>
          <table:table-cell table:formula="of:=ABS([.J137]-[.$E137])/[.I137]" office:value-type="float" office:value="0.474405850091408">
            <text:p>0.4744058501</text:p>
          </table:table-cell>
          <table:table-cell table:formula="of:=ABS([.K137]-[.$E137])/[.J137]" office:value-type="float" office:value="0.474032105760151">
            <text:p>0.4740321058</text:p>
          </table:table-cell>
          <table:table-cell table:formula="of:=ABS([.L137]-[.$E137])/[.K137]" office:value-type="float" office:value="0.481765834932822">
            <text:p>0.4817658349</text:p>
          </table:table-cell>
          <table:table-cell table:formula="of:=ABS([.M137]-[.$E137])/[.L137]" office:value-type="float" office:value="0.481765834932822">
            <text:p>0.4817658349</text:p>
          </table:table-cell>
          <table:table-cell table:formula="of:=ABS([.N137]-[.$E137])/[.M137]" office:value-type="float" office:value="0.428982725527831">
            <text:p>0.4289827255</text:p>
          </table:table-cell>
          <table:table-cell table:formula="of:=ABS([.O137]-[.$E137])/[.N137]" office:value-type="float" office:value="0.452887537993921">
            <text:p>0.452887538</text:p>
          </table:table-cell>
          <table:table-cell table:formula="of:=ABS([.P137]-[.$E137])/[.O137]" office:value-type="float" office:value="0.460992907801418">
            <text:p>0.460992907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8" office:value-type="float" office:value="419">
            <text:p>419</text:p>
          </table:table-cell>
          <table:table-cell table:number-columns-repeated="2" office:value-type="float" office:value="722">
            <text:p>722</text:p>
          </table:table-cell>
          <table:table-cell table:number-columns-repeated="2" office:value-type="float" office:value="750">
            <text:p>750</text:p>
          </table:table-cell>
          <table:table-cell table:formula="of:=ABS([.F138]-[.$E138])/[.E138]" office:value-type="float" office:value="0">
            <text:p>0</text:p>
          </table:table-cell>
          <table:table-cell table:formula="of:=ABS([.G138]-[.$E138])/[.F138]" office:value-type="float" office:value="0">
            <text:p>0</text:p>
          </table:table-cell>
          <table:table-cell table:formula="of:=ABS([.H138]-[.$E138])/[.G138]" office:value-type="float" office:value="0">
            <text:p>0</text:p>
          </table:table-cell>
          <table:table-cell table:formula="of:=ABS([.I138]-[.$E138])/[.H138]" office:value-type="float" office:value="0">
            <text:p>0</text:p>
          </table:table-cell>
          <table:table-cell table:formula="of:=ABS([.J138]-[.$E138])/[.I138]" office:value-type="float" office:value="0">
            <text:p>0</text:p>
          </table:table-cell>
          <table:table-cell table:formula="of:=ABS([.K138]-[.$E138])/[.J138]" office:value-type="float" office:value="0">
            <text:p>0</text:p>
          </table:table-cell>
          <table:table-cell table:formula="of:=ABS([.L138]-[.$E138])/[.K138]" office:value-type="float" office:value="0">
            <text:p>0</text:p>
          </table:table-cell>
          <table:table-cell table:formula="of:=ABS([.M138]-[.$E138])/[.L138]" office:value-type="float" office:value="0.723150357995227">
            <text:p>0.723150358</text:p>
          </table:table-cell>
          <table:table-cell table:formula="of:=ABS([.N138]-[.$E138])/[.M138]" office:value-type="float" office:value="0.419667590027701">
            <text:p>0.41966759</text:p>
          </table:table-cell>
          <table:table-cell table:formula="of:=ABS([.O138]-[.$E138])/[.N138]" office:value-type="float" office:value="0.458448753462604">
            <text:p>0.4584487535</text:p>
          </table:table-cell>
          <table:table-cell table:formula="of:=ABS([.P138]-[.$E138])/[.O138]" office:value-type="float" office:value="0.441333333333333">
            <text:p>0.4413333333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table:number-columns-repeated="2" office:value-type="float" office:value="944">
            <text:p>944</text:p>
          </table:table-cell>
          <table:table-cell table:number-columns-repeated="3" office:value-type="float" office:value="932">
            <text:p>932</text:p>
          </table:table-cell>
          <table:table-cell table:number-columns-repeated="4" office:value-type="float" office:value="957">
            <text:p>957</text:p>
          </table:table-cell>
          <table:table-cell office:value-type="float" office:value="857">
            <text:p>857</text:p>
          </table:table-cell>
          <table:table-cell office:value-type="float" office:value="882">
            <text:p>882</text:p>
          </table:table-cell>
          <table:table-cell table:formula="of:=ABS([.F139]-[.$E139])/[.E139]" office:value-type="float" office:value="0.394387001477105">
            <text:p>0.3943870015</text:p>
          </table:table-cell>
          <table:table-cell table:formula="of:=ABS([.G139]-[.$E139])/[.F139]" office:value-type="float" office:value="0.282838983050847">
            <text:p>0.2828389831</text:p>
          </table:table-cell>
          <table:table-cell table:formula="of:=ABS([.H139]-[.$E139])/[.G139]" office:value-type="float" office:value="0.270127118644068">
            <text:p>0.2701271186</text:p>
          </table:table-cell>
          <table:table-cell table:formula="of:=ABS([.I139]-[.$E139])/[.H139]" office:value-type="float" office:value="0.273605150214592">
            <text:p>0.2736051502</text:p>
          </table:table-cell>
          <table:table-cell table:formula="of:=ABS([.J139]-[.$E139])/[.I139]" office:value-type="float" office:value="0.273605150214592">
            <text:p>0.2736051502</text:p>
          </table:table-cell>
          <table:table-cell table:formula="of:=ABS([.K139]-[.$E139])/[.J139]" office:value-type="float" office:value="0.300429184549356">
            <text:p>0.3004291845</text:p>
          </table:table-cell>
          <table:table-cell table:formula="of:=ABS([.L139]-[.$E139])/[.K139]" office:value-type="float" office:value="0.292580982236155">
            <text:p>0.2925809822</text:p>
          </table:table-cell>
          <table:table-cell table:formula="of:=ABS([.M139]-[.$E139])/[.L139]" office:value-type="float" office:value="0.292580982236155">
            <text:p>0.2925809822</text:p>
          </table:table-cell>
          <table:table-cell table:formula="of:=ABS([.N139]-[.$E139])/[.M139]" office:value-type="float" office:value="0.292580982236155">
            <text:p>0.2925809822</text:p>
          </table:table-cell>
          <table:table-cell table:formula="of:=ABS([.O139]-[.$E139])/[.N139]" office:value-type="float" office:value="0.188087774294671">
            <text:p>0.1880877743</text:p>
          </table:table-cell>
          <table:table-cell table:formula="of:=ABS([.P139]-[.$E139])/[.O139]" office:value-type="float" office:value="0.239206534422404">
            <text:p>0.2392065344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table:number-columns-repeated="2" office:value-type="float" office:value="1045">
            <text:p>1045</text:p>
          </table:table-cell>
          <table:table-cell office:value-type="float" office:value="1044">
            <text:p>1044</text:p>
          </table:table-cell>
          <table:table-cell table:number-columns-repeated="3" office:value-type="float" office:value="1042">
            <text:p>1042</text:p>
          </table:table-cell>
          <table:table-cell office:value-type="float" office:value="953">
            <text:p>953</text:p>
          </table:table-cell>
          <table:table-cell table:number-columns-repeated="4" office:value-type="float" office:value="936">
            <text:p>936</text:p>
          </table:table-cell>
          <table:table-cell table:formula="of:=ABS([.F140]-[.$E140])/[.E140]" office:value-type="float" office:value="0.274390243902439">
            <text:p>0.2743902439</text:p>
          </table:table-cell>
          <table:table-cell table:formula="of:=ABS([.G140]-[.$E140])/[.F140]" office:value-type="float" office:value="0.215311004784689">
            <text:p>0.2153110048</text:p>
          </table:table-cell>
          <table:table-cell table:formula="of:=ABS([.H140]-[.$E140])/[.G140]" office:value-type="float" office:value="0.214354066985646">
            <text:p>0.214354067</text:p>
          </table:table-cell>
          <table:table-cell table:formula="of:=ABS([.I140]-[.$E140])/[.H140]" office:value-type="float" office:value="0.21264367816092">
            <text:p>0.2126436782</text:p>
          </table:table-cell>
          <table:table-cell table:formula="of:=ABS([.J140]-[.$E140])/[.I140]" office:value-type="float" office:value="0.213051823416507">
            <text:p>0.2130518234</text:p>
          </table:table-cell>
          <table:table-cell table:formula="of:=ABS([.K140]-[.$E140])/[.J140]" office:value-type="float" office:value="0.213051823416507">
            <text:p>0.2130518234</text:p>
          </table:table-cell>
          <table:table-cell table:formula="of:=ABS([.L140]-[.$E140])/[.K140]" office:value-type="float" office:value="0.12763915547025">
            <text:p>0.1276391555</text:p>
          </table:table-cell>
          <table:table-cell table:formula="of:=ABS([.M140]-[.$E140])/[.L140]" office:value-type="float" office:value="0.121720881427072">
            <text:p>0.1217208814</text:p>
          </table:table-cell>
          <table:table-cell table:formula="of:=ABS([.N140]-[.$E140])/[.M140]" office:value-type="float" office:value="0.123931623931624">
            <text:p>0.1239316239</text:p>
          </table:table-cell>
          <table:table-cell table:formula="of:=ABS([.O140]-[.$E140])/[.N140]" office:value-type="float" office:value="0.123931623931624">
            <text:p>0.1239316239</text:p>
          </table:table-cell>
          <table:table-cell table:formula="of:=ABS([.P140]-[.$E140])/[.O140]" office:value-type="float" office:value="0.123931623931624">
            <text:p>0.1239316239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table:number-columns-repeated="6" office:value-type="float" office:value="575">
            <text:p>575</text:p>
          </table:table-cell>
          <table:table-cell office:value-type="float" office:value="586">
            <text:p>586</text:p>
          </table:table-cell>
          <table:table-cell office:value-type="float" office:value="590">
            <text:p>590</text:p>
          </table:table-cell>
          <table:table-cell office:value-type="float" office:value="533">
            <text:p>533</text:p>
          </table:table-cell>
          <table:table-cell table:number-columns-repeated="2" office:value-type="float" office:value="579">
            <text:p>579</text:p>
          </table:table-cell>
          <table:table-cell table:formula="of:=ABS([.F141]-[.$E141])/[.E141]" office:value-type="float" office:value="0.831210191082803">
            <text:p>0.8312101911</text:p>
          </table:table-cell>
          <table:table-cell table:formula="of:=ABS([.G141]-[.$E141])/[.F141]" office:value-type="float" office:value="0.453913043478261">
            <text:p>0.4539130435</text:p>
          </table:table-cell>
          <table:table-cell table:formula="of:=ABS([.H141]-[.$E141])/[.G141]" office:value-type="float" office:value="0.453913043478261">
            <text:p>0.4539130435</text:p>
          </table:table-cell>
          <table:table-cell table:formula="of:=ABS([.I141]-[.$E141])/[.H141]" office:value-type="float" office:value="0.453913043478261">
            <text:p>0.4539130435</text:p>
          </table:table-cell>
          <table:table-cell table:formula="of:=ABS([.J141]-[.$E141])/[.I141]" office:value-type="float" office:value="0.453913043478261">
            <text:p>0.4539130435</text:p>
          </table:table-cell>
          <table:table-cell table:formula="of:=ABS([.K141]-[.$E141])/[.J141]" office:value-type="float" office:value="0.453913043478261">
            <text:p>0.4539130435</text:p>
          </table:table-cell>
          <table:table-cell table:formula="of:=ABS([.L141]-[.$E141])/[.K141]" office:value-type="float" office:value="0.47304347826087">
            <text:p>0.4730434783</text:p>
          </table:table-cell>
          <table:table-cell table:formula="of:=ABS([.M141]-[.$E141])/[.L141]" office:value-type="float" office:value="0.47098976109215">
            <text:p>0.4709897611</text:p>
          </table:table-cell>
          <table:table-cell table:formula="of:=ABS([.N141]-[.$E141])/[.M141]" office:value-type="float" office:value="0.371186440677966">
            <text:p>0.3711864407</text:p>
          </table:table-cell>
          <table:table-cell table:formula="of:=ABS([.O141]-[.$E141])/[.N141]" office:value-type="float" office:value="0.49718574108818">
            <text:p>0.4971857411</text:p>
          </table:table-cell>
          <table:table-cell table:formula="of:=ABS([.P141]-[.$E141])/[.O141]" office:value-type="float" office:value="0.457685664939551">
            <text:p>0.457685664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table:number-columns-repeated="3" office:value-type="float" office:value="811">
            <text:p>811</text:p>
          </table:table-cell>
          <table:table-cell office:value-type="float" office:value="755">
            <text:p>755</text:p>
          </table:table-cell>
          <table:table-cell table:number-columns-repeated="3" office:value-type="float" office:value="1141">
            <text:p>1141</text:p>
          </table:table-cell>
          <table:table-cell office:value-type="float" office:value="1060">
            <text:p>1060</text:p>
          </table:table-cell>
          <table:table-cell office:value-type="float" office:value="1018">
            <text:p>1018</text:p>
          </table:table-cell>
          <table:table-cell table:number-columns-repeated="2" office:value-type="float" office:value="980">
            <text:p>980</text:p>
          </table:table-cell>
          <table:table-cell table:formula="of:=ABS([.F142]-[.$E142])/[.E142]" office:value-type="float" office:value="0.033373063170441">
            <text:p>0.0333730632</text:p>
          </table:table-cell>
          <table:table-cell table:formula="of:=ABS([.G142]-[.$E142])/[.F142]" office:value-type="float" office:value="0.0345252774352651">
            <text:p>0.0345252774</text:p>
          </table:table-cell>
          <table:table-cell table:formula="of:=ABS([.H142]-[.$E142])/[.G142]" office:value-type="float" office:value="0.0345252774352651">
            <text:p>0.0345252774</text:p>
          </table:table-cell>
          <table:table-cell table:formula="of:=ABS([.I142]-[.$E142])/[.H142]" office:value-type="float" office:value="0.103575832305795">
            <text:p>0.1035758323</text:p>
          </table:table-cell>
          <table:table-cell table:formula="of:=ABS([.J142]-[.$E142])/[.I142]" office:value-type="float" office:value="0.4">
            <text:p>0.4</text:p>
          </table:table-cell>
          <table:table-cell table:formula="of:=ABS([.K142]-[.$E142])/[.J142]" office:value-type="float" office:value="0.264680105170903">
            <text:p>0.2646801052</text:p>
          </table:table-cell>
          <table:table-cell table:formula="of:=ABS([.L142]-[.$E142])/[.K142]" office:value-type="float" office:value="0.264680105170903">
            <text:p>0.2646801052</text:p>
          </table:table-cell>
          <table:table-cell table:formula="of:=ABS([.M142]-[.$E142])/[.L142]" office:value-type="float" office:value="0.193689745836985">
            <text:p>0.1936897458</text:p>
          </table:table-cell>
          <table:table-cell table:formula="of:=ABS([.N142]-[.$E142])/[.M142]" office:value-type="float" office:value="0.168867924528302">
            <text:p>0.1688679245</text:p>
          </table:table-cell>
          <table:table-cell table:formula="of:=ABS([.O142]-[.$E142])/[.N142]" office:value-type="float" office:value="0.138506876227898">
            <text:p>0.1385068762</text:p>
          </table:table-cell>
          <table:table-cell table:formula="of:=ABS([.P142]-[.$E142])/[.O142]" office:value-type="float" office:value="0.143877551020408">
            <text:p>0.14387755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table:number-columns-repeated="2" office:value-type="float" office:value="557">
            <text:p>557</text:p>
          </table:table-cell>
          <table:table-cell office:value-type="float" office:value="504">
            <text:p>504</text:p>
          </table:table-cell>
          <table:table-cell table:number-columns-repeated="3" office:value-type="float" office:value="883">
            <text:p>883</text:p>
          </table:table-cell>
          <table:table-cell office:value-type="float" office:value="876">
            <text:p>876</text:p>
          </table:table-cell>
          <table:table-cell office:value-type="float" office:value="824">
            <text:p>824</text:p>
          </table:table-cell>
          <table:table-cell table:number-columns-repeated="2" office:value-type="float" office:value="818">
            <text:p>818</text:p>
          </table:table-cell>
          <table:table-cell office:value-type="float" office:value="866">
            <text:p>866</text:p>
          </table:table-cell>
          <table:table-cell table:formula="of:=ABS([.F143]-[.$E143])/[.E143]" office:value-type="float" office:value="0.0462328767123288">
            <text:p>0.0462328767</text:p>
          </table:table-cell>
          <table:table-cell table:formula="of:=ABS([.G143]-[.$E143])/[.F143]" office:value-type="float" office:value="0.0484739676840215">
            <text:p>0.0484739677</text:p>
          </table:table-cell>
          <table:table-cell table:formula="of:=ABS([.H143]-[.$E143])/[.G143]" office:value-type="float" office:value="0.143626570915619">
            <text:p>0.1436265709</text:p>
          </table:table-cell>
          <table:table-cell table:formula="of:=ABS([.I143]-[.$E143])/[.H143]" office:value-type="float" office:value="0.593253968253968">
            <text:p>0.5932539683</text:p>
          </table:table-cell>
          <table:table-cell table:formula="of:=ABS([.J143]-[.$E143])/[.I143]" office:value-type="float" office:value="0.338618346545866">
            <text:p>0.3386183465</text:p>
          </table:table-cell>
          <table:table-cell table:formula="of:=ABS([.K143]-[.$E143])/[.J143]" office:value-type="float" office:value="0.338618346545866">
            <text:p>0.3386183465</text:p>
          </table:table-cell>
          <table:table-cell table:formula="of:=ABS([.L143]-[.$E143])/[.K143]" office:value-type="float" office:value="0.330690826727067">
            <text:p>0.3306908267</text:p>
          </table:table-cell>
          <table:table-cell table:formula="of:=ABS([.M143]-[.$E143])/[.L143]" office:value-type="float" office:value="0.273972602739726">
            <text:p>0.2739726027</text:p>
          </table:table-cell>
          <table:table-cell table:formula="of:=ABS([.N143]-[.$E143])/[.M143]" office:value-type="float" office:value="0.283980582524272">
            <text:p>0.2839805825</text:p>
          </table:table-cell>
          <table:table-cell table:formula="of:=ABS([.O143]-[.$E143])/[.N143]" office:value-type="float" office:value="0.286063569682152">
            <text:p>0.2860635697</text:p>
          </table:table-cell>
          <table:table-cell table:formula="of:=ABS([.P143]-[.$E143])/[.O143]" office:value-type="float" office:value="0.344743276283619">
            <text:p>0.344743276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number-columns-repeated="5" office:value-type="float" office:value="932">
            <text:p>932</text:p>
          </table:table-cell>
          <table:table-cell office:value-type="float" office:value="867">
            <text:p>867</text:p>
          </table:table-cell>
          <table:table-cell office:value-type="float" office:value="823">
            <text:p>823</text:p>
          </table:table-cell>
          <table:table-cell table:number-columns-repeated="2" office:value-type="float" office:value="793">
            <text:p>793</text:p>
          </table:table-cell>
          <table:table-cell office:value-type="float" office:value="774">
            <text:p>774</text:p>
          </table:table-cell>
          <table:table-cell table:formula="of:=ABS([.F144]-[.$E144])/[.E144]" office:value-type="float" office:value="0">
            <text:p>0</text:p>
          </table:table-cell>
          <table:table-cell table:formula="of:=ABS([.G144]-[.$E144])/[.F144]" office:value-type="float" office:value="4.54761904761905">
            <text:p>4.5476190476</text:p>
          </table:table-cell>
          <table:table-cell table:formula="of:=ABS([.H144]-[.$E144])/[.G144]" office:value-type="float" office:value="0.819742489270386">
            <text:p>0.8197424893</text:p>
          </table:table-cell>
          <table:table-cell table:formula="of:=ABS([.I144]-[.$E144])/[.H144]" office:value-type="float" office:value="0.819742489270386">
            <text:p>0.8197424893</text:p>
          </table:table-cell>
          <table:table-cell table:formula="of:=ABS([.J144]-[.$E144])/[.I144]" office:value-type="float" office:value="0.819742489270386">
            <text:p>0.8197424893</text:p>
          </table:table-cell>
          <table:table-cell table:formula="of:=ABS([.K144]-[.$E144])/[.J144]" office:value-type="float" office:value="0.819742489270386">
            <text:p>0.8197424893</text:p>
          </table:table-cell>
          <table:table-cell table:formula="of:=ABS([.L144]-[.$E144])/[.K144]" office:value-type="float" office:value="0.75">
            <text:p>0.75</text:p>
          </table:table-cell>
          <table:table-cell table:formula="of:=ABS([.M144]-[.$E144])/[.L144]" office:value-type="float" office:value="0.755478662053057">
            <text:p>0.7554786621</text:p>
          </table:table-cell>
          <table:table-cell table:formula="of:=ABS([.N144]-[.$E144])/[.M144]" office:value-type="float" office:value="0.759416767922236">
            <text:p>0.7594167679</text:p>
          </table:table-cell>
          <table:table-cell table:formula="of:=ABS([.O144]-[.$E144])/[.N144]" office:value-type="float" office:value="0.788146279949559">
            <text:p>0.7881462799</text:p>
          </table:table-cell>
          <table:table-cell table:formula="of:=ABS([.P144]-[.$E144])/[.O144]" office:value-type="float" office:value="0.764186633039092">
            <text:p>0.76418663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table:number-columns-repeated="5" office:value-type="float" office:value="558">
            <text:p>558</text:p>
          </table:table-cell>
          <table:table-cell table:number-columns-repeated="2" office:value-type="float" office:value="539">
            <text:p>539</text:p>
          </table:table-cell>
          <table:table-cell office:value-type="float" office:value="493">
            <text:p>493</text:p>
          </table:table-cell>
          <table:table-cell table:number-columns-repeated="3" office:value-type="float" office:value="782">
            <text:p>782</text:p>
          </table:table-cell>
          <table:table-cell table:formula="of:=ABS([.F145]-[.$E145])/[.E145]" office:value-type="float" office:value="0.0176056338028169">
            <text:p>0.0176056338</text:p>
          </table:table-cell>
          <table:table-cell table:formula="of:=ABS([.G145]-[.$E145])/[.F145]" office:value-type="float" office:value="0.017921146953405">
            <text:p>0.017921147</text:p>
          </table:table-cell>
          <table:table-cell table:formula="of:=ABS([.H145]-[.$E145])/[.G145]" office:value-type="float" office:value="0.017921146953405">
            <text:p>0.017921147</text:p>
          </table:table-cell>
          <table:table-cell table:formula="of:=ABS([.I145]-[.$E145])/[.H145]" office:value-type="float" office:value="0.017921146953405">
            <text:p>0.017921147</text:p>
          </table:table-cell>
          <table:table-cell table:formula="of:=ABS([.J145]-[.$E145])/[.I145]" office:value-type="float" office:value="0.017921146953405">
            <text:p>0.017921147</text:p>
          </table:table-cell>
          <table:table-cell table:formula="of:=ABS([.K145]-[.$E145])/[.J145]" office:value-type="float" office:value="0.0519713261648746">
            <text:p>0.0519713262</text:p>
          </table:table-cell>
          <table:table-cell table:formula="of:=ABS([.L145]-[.$E145])/[.K145]" office:value-type="float" office:value="0.0538033395176252">
            <text:p>0.0538033395</text:p>
          </table:table-cell>
          <table:table-cell table:formula="of:=ABS([.M145]-[.$E145])/[.L145]" office:value-type="float" office:value="0.139146567717996">
            <text:p>0.1391465677</text:p>
          </table:table-cell>
          <table:table-cell table:formula="of:=ABS([.N145]-[.$E145])/[.M145]" office:value-type="float" office:value="0.434077079107505">
            <text:p>0.4340770791</text:p>
          </table:table-cell>
          <table:table-cell table:formula="of:=ABS([.O145]-[.$E145])/[.N145]" office:value-type="float" office:value="0.273657289002558">
            <text:p>0.273657289</text:p>
          </table:table-cell>
          <table:table-cell table:formula="of:=ABS([.P145]-[.$E145])/[.O145]" office:value-type="float" office:value="0.273657289002558">
            <text:p>0.273657289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number-columns-repeated="3" office:value-type="float" office:value="1008">
            <text:p>1008</text:p>
          </table:table-cell>
          <table:table-cell office:value-type="float" office:value="967">
            <text:p>967</text:p>
          </table:table-cell>
          <table:table-cell table:number-columns-repeated="2" office:value-type="float" office:value="944">
            <text:p>944</text:p>
          </table:table-cell>
          <table:table-cell office:value-type="float" office:value="870">
            <text:p>870</text:p>
          </table:table-cell>
          <table:table-cell office:value-type="float" office:value="880">
            <text:p>880</text:p>
          </table:table-cell>
          <table:table-cell table:number-columns-repeated="2" office:value-type="float" office:value="859">
            <text:p>859</text:p>
          </table:table-cell>
          <table:table-cell table:formula="of:=ABS([.F146]-[.$E146])/[.E146]" office:value-type="float" office:value="0.783595113438045">
            <text:p>0.7835951134</text:p>
          </table:table-cell>
          <table:table-cell table:formula="of:=ABS([.G146]-[.$E146])/[.F146]" office:value-type="float" office:value="0.425636007827789">
            <text:p>0.4256360078</text:p>
          </table:table-cell>
          <table:table-cell table:formula="of:=ABS([.H146]-[.$E146])/[.G146]" office:value-type="float" office:value="0.431547619047619">
            <text:p>0.431547619</text:p>
          </table:table-cell>
          <table:table-cell table:formula="of:=ABS([.I146]-[.$E146])/[.H146]" office:value-type="float" office:value="0.431547619047619">
            <text:p>0.431547619</text:p>
          </table:table-cell>
          <table:table-cell table:formula="of:=ABS([.J146]-[.$E146])/[.I146]" office:value-type="float" office:value="0.390873015873016">
            <text:p>0.3908730159</text:p>
          </table:table-cell>
          <table:table-cell table:formula="of:=ABS([.K146]-[.$E146])/[.J146]" office:value-type="float" office:value="0.383660806618407">
            <text:p>0.3836608066</text:p>
          </table:table-cell>
          <table:table-cell table:formula="of:=ABS([.L146]-[.$E146])/[.K146]" office:value-type="float" office:value="0.393008474576271">
            <text:p>0.3930084746</text:p>
          </table:table-cell>
          <table:table-cell table:formula="of:=ABS([.M146]-[.$E146])/[.L146]" office:value-type="float" office:value="0.314618644067797">
            <text:p>0.3146186441</text:p>
          </table:table-cell>
          <table:table-cell table:formula="of:=ABS([.N146]-[.$E146])/[.M146]" office:value-type="float" office:value="0.352873563218391">
            <text:p>0.3528735632</text:p>
          </table:table-cell>
          <table:table-cell table:formula="of:=ABS([.O146]-[.$E146])/[.N146]" office:value-type="float" office:value="0.325">
            <text:p>0.325</text:p>
          </table:table-cell>
          <table:table-cell table:formula="of:=ABS([.P146]-[.$E146])/[.O146]" office:value-type="float" office:value="0.332945285215367">
            <text:p>0.3329452852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table:number-columns-repeated="3" office:value-type="float" office:value="953">
            <text:p>953</text:p>
          </table:table-cell>
          <table:table-cell office:value-type="float" office:value="967">
            <text:p>967</text:p>
          </table:table-cell>
          <table:table-cell office:value-type="float" office:value="884">
            <text:p>884</text:p>
          </table:table-cell>
          <table:table-cell table:number-columns-repeated="3" office:value-type="float" office:value="911">
            <text:p>911</text:p>
          </table:table-cell>
          <table:table-cell table:number-columns-repeated="2" office:value-type="float" office:value="886">
            <text:p>886</text:p>
          </table:table-cell>
          <table:table-cell office:value-type="float" office:value="880">
            <text:p>880</text:p>
          </table:table-cell>
          <table:table-cell table:formula="of:=ABS([.F147]-[.$E147])/[.E147]" office:value-type="float" office:value="2.1042345276873">
            <text:p>2.1042345277</text:p>
          </table:table-cell>
          <table:table-cell table:formula="of:=ABS([.G147]-[.$E147])/[.F147]" office:value-type="float" office:value="0.677859391395593">
            <text:p>0.6778593914</text:p>
          </table:table-cell>
          <table:table-cell table:formula="of:=ABS([.H147]-[.$E147])/[.G147]" office:value-type="float" office:value="0.677859391395593">
            <text:p>0.6778593914</text:p>
          </table:table-cell>
          <table:table-cell table:formula="of:=ABS([.I147]-[.$E147])/[.H147]" office:value-type="float" office:value="0.692549842602308">
            <text:p>0.6925498426</text:p>
          </table:table-cell>
          <table:table-cell table:formula="of:=ABS([.J147]-[.$E147])/[.I147]" office:value-type="float" office:value="0.596690796277146">
            <text:p>0.5966907963</text:p>
          </table:table-cell>
          <table:table-cell table:formula="of:=ABS([.K147]-[.$E147])/[.J147]" office:value-type="float" office:value="0.683257918552036">
            <text:p>0.6832579186</text:p>
          </table:table-cell>
          <table:table-cell table:formula="of:=ABS([.L147]-[.$E147])/[.K147]" office:value-type="float" office:value="0.663007683863886">
            <text:p>0.6630076839</text:p>
          </table:table-cell>
          <table:table-cell table:formula="of:=ABS([.M147]-[.$E147])/[.L147]" office:value-type="float" office:value="0.663007683863886">
            <text:p>0.6630076839</text:p>
          </table:table-cell>
          <table:table-cell table:formula="of:=ABS([.N147]-[.$E147])/[.M147]" office:value-type="float" office:value="0.63556531284303">
            <text:p>0.6355653128</text:p>
          </table:table-cell>
          <table:table-cell table:formula="of:=ABS([.O147]-[.$E147])/[.N147]" office:value-type="float" office:value="0.653498871331829">
            <text:p>0.6534988713</text:p>
          </table:table-cell>
          <table:table-cell table:formula="of:=ABS([.P147]-[.$E147])/[.O147]" office:value-type="float" office:value="0.646726862302483">
            <text:p>0.646726862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3" office:value-type="float" office:value="414">
            <text:p>414</text:p>
          </table:table-cell>
          <table:table-cell office:value-type="float" office:value="411">
            <text:p>411</text:p>
          </table:table-cell>
          <table:table-cell office:value-type="float" office:value="352">
            <text:p>352</text:p>
          </table:table-cell>
          <table:table-cell office:value-type="float" office:value="307">
            <text:p>307</text:p>
          </table:table-cell>
          <table:table-cell office:value-type="float" office:value="942">
            <text:p>942</text:p>
          </table:table-cell>
          <table:table-cell table:number-columns-repeated="5" office:value-type="float" office:value="937">
            <text:p>937</text:p>
          </table:table-cell>
          <table:table-cell table:formula="of:=ABS([.F148]-[.$E148])/[.E148]" office:value-type="float" office:value="0">
            <text:p>0</text:p>
          </table:table-cell>
          <table:table-cell table:formula="of:=ABS([.G148]-[.$E148])/[.F148]" office:value-type="float" office:value="0">
            <text:p>0</text:p>
          </table:table-cell>
          <table:table-cell table:formula="of:=ABS([.H148]-[.$E148])/[.G148]" office:value-type="float" office:value="0.0072463768115942">
            <text:p>0.0072463768</text:p>
          </table:table-cell>
          <table:table-cell table:formula="of:=ABS([.I148]-[.$E148])/[.H148]" office:value-type="float" office:value="0.150851581508516">
            <text:p>0.1508515815</text:p>
          </table:table-cell>
          <table:table-cell table:formula="of:=ABS([.J148]-[.$E148])/[.I148]" office:value-type="float" office:value="0.303977272727273">
            <text:p>0.3039772727</text:p>
          </table:table-cell>
          <table:table-cell table:formula="of:=ABS([.K148]-[.$E148])/[.J148]" office:value-type="float" office:value="1.71986970684039">
            <text:p>1.7198697068</text:p>
          </table:table-cell>
          <table:table-cell table:formula="of:=ABS([.L148]-[.$E148])/[.K148]" office:value-type="float" office:value="0.5552016985138">
            <text:p>0.5552016985</text:p>
          </table:table-cell>
          <table:table-cell table:formula="of:=ABS([.M148]-[.$E148])/[.L148]" office:value-type="float" office:value="0.558164354322305">
            <text:p>0.5581643543</text:p>
          </table:table-cell>
          <table:table-cell table:formula="of:=ABS([.N148]-[.$E148])/[.M148]" office:value-type="float" office:value="0.558164354322305">
            <text:p>0.5581643543</text:p>
          </table:table-cell>
          <table:table-cell table:formula="of:=ABS([.O148]-[.$E148])/[.N148]" office:value-type="float" office:value="0.558164354322305">
            <text:p>0.5581643543</text:p>
          </table:table-cell>
          <table:table-cell table:formula="of:=ABS([.P148]-[.$E148])/[.O148]" office:value-type="float" office:value="0.558164354322305">
            <text:p>0.55816435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table:number-columns-repeated="4" office:value-type="float" office:value="653">
            <text:p>653</text:p>
          </table:table-cell>
          <table:table-cell office:value-type="float" office:value="601">
            <text:p>601</text:p>
          </table:table-cell>
          <table:table-cell table:number-columns-repeated="2" office:value-type="float" office:value="555">
            <text:p>555</text:p>
          </table:table-cell>
          <table:table-cell office:value-type="float" office:value="951">
            <text:p>951</text:p>
          </table:table-cell>
          <table:table-cell table:number-columns-repeated="3" office:value-type="float" office:value="999">
            <text:p>999</text:p>
          </table:table-cell>
          <table:table-cell table:formula="of:=ABS([.F149]-[.$E149])/[.E149]" office:value-type="float" office:value="0.186799501867995">
            <text:p>0.1867995019</text:p>
          </table:table-cell>
          <table:table-cell table:formula="of:=ABS([.G149]-[.$E149])/[.F149]" office:value-type="float" office:value="0.229709035222052">
            <text:p>0.2297090352</text:p>
          </table:table-cell>
          <table:table-cell table:formula="of:=ABS([.H149]-[.$E149])/[.G149]" office:value-type="float" office:value="0.229709035222052">
            <text:p>0.2297090352</text:p>
          </table:table-cell>
          <table:table-cell table:formula="of:=ABS([.I149]-[.$E149])/[.H149]" office:value-type="float" office:value="0.229709035222052">
            <text:p>0.2297090352</text:p>
          </table:table-cell>
          <table:table-cell table:formula="of:=ABS([.J149]-[.$E149])/[.I149]" office:value-type="float" office:value="0.309341500765697">
            <text:p>0.3093415008</text:p>
          </table:table-cell>
          <table:table-cell table:formula="of:=ABS([.K149]-[.$E149])/[.J149]" office:value-type="float" office:value="0.412645590682196">
            <text:p>0.4126455907</text:p>
          </table:table-cell>
          <table:table-cell table:formula="of:=ABS([.L149]-[.$E149])/[.K149]" office:value-type="float" office:value="0.446846846846847">
            <text:p>0.4468468468</text:p>
          </table:table-cell>
          <table:table-cell table:formula="of:=ABS([.M149]-[.$E149])/[.L149]" office:value-type="float" office:value="0.266666666666667">
            <text:p>0.2666666667</text:p>
          </table:table-cell>
          <table:table-cell table:formula="of:=ABS([.N149]-[.$E149])/[.M149]" office:value-type="float" office:value="0.206098843322818">
            <text:p>0.2060988433</text:p>
          </table:table-cell>
          <table:table-cell table:formula="of:=ABS([.O149]-[.$E149])/[.N149]" office:value-type="float" office:value="0.196196196196196">
            <text:p>0.1961961962</text:p>
          </table:table-cell>
          <table:table-cell table:formula="of:=ABS([.P149]-[.$E149])/[.O149]" office:value-type="float" office:value="0.196196196196196">
            <text:p>0.196196196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8" office:value-type="float" office:value="433">
            <text:p>433</text:p>
          </table:table-cell>
          <table:table-cell office:value-type="float" office:value="402">
            <text:p>402</text:p>
          </table:table-cell>
          <table:table-cell office:value-type="float" office:value="900">
            <text:p>900</text:p>
          </table:table-cell>
          <table:table-cell office:value-type="float" office:value="820">
            <text:p>820</text:p>
          </table:table-cell>
          <table:table-cell office:value-type="float" office:value="864">
            <text:p>864</text:p>
          </table:table-cell>
          <table:table-cell table:formula="of:=ABS([.F150]-[.$E150])/[.E150]" office:value-type="float" office:value="0">
            <text:p>0</text:p>
          </table:table-cell>
          <table:table-cell table:formula="of:=ABS([.G150]-[.$E150])/[.F150]" office:value-type="float" office:value="0">
            <text:p>0</text:p>
          </table:table-cell>
          <table:table-cell table:formula="of:=ABS([.H150]-[.$E150])/[.G150]" office:value-type="float" office:value="0">
            <text:p>0</text:p>
          </table:table-cell>
          <table:table-cell table:formula="of:=ABS([.I150]-[.$E150])/[.H150]" office:value-type="float" office:value="0">
            <text:p>0</text:p>
          </table:table-cell>
          <table:table-cell table:formula="of:=ABS([.J150]-[.$E150])/[.I150]" office:value-type="float" office:value="0">
            <text:p>0</text:p>
          </table:table-cell>
          <table:table-cell table:formula="of:=ABS([.K150]-[.$E150])/[.J150]" office:value-type="float" office:value="0">
            <text:p>0</text:p>
          </table:table-cell>
          <table:table-cell table:formula="of:=ABS([.L150]-[.$E150])/[.K150]" office:value-type="float" office:value="0">
            <text:p>0</text:p>
          </table:table-cell>
          <table:table-cell table:formula="of:=ABS([.M150]-[.$E150])/[.L150]" office:value-type="float" office:value="0.0715935334872979">
            <text:p>0.0715935335</text:p>
          </table:table-cell>
          <table:table-cell table:formula="of:=ABS([.N150]-[.$E150])/[.M150]" office:value-type="float" office:value="1.16169154228856">
            <text:p>1.1616915423</text:p>
          </table:table-cell>
          <table:table-cell table:formula="of:=ABS([.O150]-[.$E150])/[.N150]" office:value-type="float" office:value="0.43">
            <text:p>0.43</text:p>
          </table:table-cell>
          <table:table-cell table:formula="of:=ABS([.P150]-[.$E150])/[.O150]" office:value-type="float" office:value="0.525609756097561">
            <text:p>0.525609756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5" office:value-type="float" office:value="713">
            <text:p>713</text:p>
          </table:table-cell>
          <table:table-cell office:value-type="float" office:value="956">
            <text:p>956</text:p>
          </table:table-cell>
          <table:table-cell office:value-type="float" office:value="907">
            <text:p>907</text:p>
          </table:table-cell>
          <table:table-cell table:number-columns-repeated="3" office:value-type="float" office:value="874">
            <text:p>874</text:p>
          </table:table-cell>
          <table:table-cell office:value-type="float" office:value="896">
            <text:p>896</text:p>
          </table:table-cell>
          <table:table-cell office:value-type="float" office:value="832">
            <text:p>832</text:p>
          </table:table-cell>
          <table:table-cell table:formula="of:=ABS([.F151]-[.$E151])/[.E151]" office:value-type="float" office:value="0">
            <text:p>0</text:p>
          </table:table-cell>
          <table:table-cell table:formula="of:=ABS([.G151]-[.$E151])/[.F151]" office:value-type="float" office:value="0">
            <text:p>0</text:p>
          </table:table-cell>
          <table:table-cell table:formula="of:=ABS([.H151]-[.$E151])/[.G151]" office:value-type="float" office:value="0">
            <text:p>0</text:p>
          </table:table-cell>
          <table:table-cell table:formula="of:=ABS([.I151]-[.$E151])/[.H151]" office:value-type="float" office:value="0">
            <text:p>0</text:p>
          </table:table-cell>
          <table:table-cell table:formula="of:=ABS([.J151]-[.$E151])/[.I151]" office:value-type="float" office:value="0.340813464235624">
            <text:p>0.3408134642</text:p>
          </table:table-cell>
          <table:table-cell table:formula="of:=ABS([.K151]-[.$E151])/[.J151]" office:value-type="float" office:value="0.202928870292887">
            <text:p>0.2029288703</text:p>
          </table:table-cell>
          <table:table-cell table:formula="of:=ABS([.L151]-[.$E151])/[.K151]" office:value-type="float" office:value="0.177508269018743">
            <text:p>0.177508269</text:p>
          </table:table-cell>
          <table:table-cell table:formula="of:=ABS([.M151]-[.$E151])/[.L151]" office:value-type="float" office:value="0.184210526315789">
            <text:p>0.1842105263</text:p>
          </table:table-cell>
          <table:table-cell table:formula="of:=ABS([.N151]-[.$E151])/[.M151]" office:value-type="float" office:value="0.184210526315789">
            <text:p>0.1842105263</text:p>
          </table:table-cell>
          <table:table-cell table:formula="of:=ABS([.O151]-[.$E151])/[.N151]" office:value-type="float" office:value="0.209382151029748">
            <text:p>0.209382151</text:p>
          </table:table-cell>
          <table:table-cell table:formula="of:=ABS([.P151]-[.$E151])/[.O151]" office:value-type="float" office:value="0.1328125">
            <text:p>0.1328125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table:number-columns-repeated="4" office:value-type="float" office:value="1106">
            <text:p>1106</text:p>
          </table:table-cell>
          <table:table-cell table:number-columns-repeated="2" office:value-type="float" office:value="1092">
            <text:p>1092</text:p>
          </table:table-cell>
          <table:table-cell office:value-type="float" office:value="1051">
            <text:p>1051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1039">
            <text:p>1039</text:p>
          </table:table-cell>
          <table:table-cell office:value-type="float" office:value="998">
            <text:p>998</text:p>
          </table:table-cell>
          <table:table-cell table:formula="of:=ABS([.F152]-[.$E152])/[.E152]" office:value-type="float" office:value="0.758346581875994">
            <text:p>0.7583465819</text:p>
          </table:table-cell>
          <table:table-cell table:formula="of:=ABS([.G152]-[.$E152])/[.F152]" office:value-type="float" office:value="0.43128390596745">
            <text:p>0.431283906</text:p>
          </table:table-cell>
          <table:table-cell table:formula="of:=ABS([.H152]-[.$E152])/[.G152]" office:value-type="float" office:value="0.43128390596745">
            <text:p>0.431283906</text:p>
          </table:table-cell>
          <table:table-cell table:formula="of:=ABS([.I152]-[.$E152])/[.H152]" office:value-type="float" office:value="0.43128390596745">
            <text:p>0.431283906</text:p>
          </table:table-cell>
          <table:table-cell table:formula="of:=ABS([.J152]-[.$E152])/[.I152]" office:value-type="float" office:value="0.418625678119349">
            <text:p>0.4186256781</text:p>
          </table:table-cell>
          <table:table-cell table:formula="of:=ABS([.K152]-[.$E152])/[.J152]" office:value-type="float" office:value="0.423992673992674">
            <text:p>0.423992674</text:p>
          </table:table-cell>
          <table:table-cell table:formula="of:=ABS([.L152]-[.$E152])/[.K152]" office:value-type="float" office:value="0.386446886446886">
            <text:p>0.3864468864</text:p>
          </table:table-cell>
          <table:table-cell table:formula="of:=ABS([.M152]-[.$E152])/[.L152]" office:value-type="float" office:value="0.380589914367269">
            <text:p>0.3805899144</text:p>
          </table:table-cell>
          <table:table-cell table:formula="of:=ABS([.N152]-[.$E152])/[.M152]" office:value-type="float" office:value="0.398445092322643">
            <text:p>0.3984450923</text:p>
          </table:table-cell>
          <table:table-cell table:formula="of:=ABS([.O152]-[.$E152])/[.N152]" office:value-type="float" office:value="0.394610202117421">
            <text:p>0.3946102021</text:p>
          </table:table-cell>
          <table:table-cell table:formula="of:=ABS([.P152]-[.$E152])/[.O152]" office:value-type="float" office:value="0.355149181905678">
            <text:p>0.355149181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7" office:value-type="float" office:value="463">
            <text:p>463</text:p>
          </table:table-cell>
          <table:table-cell table:number-columns-repeated="3" office:value-type="float" office:value="383">
            <text:p>383</text:p>
          </table:table-cell>
          <table:table-cell table:number-columns-repeated="2" office:value-type="float" office:value="828">
            <text:p>828</text:p>
          </table:table-cell>
          <table:table-cell table:formula="of:=ABS([.F153]-[.$E153])/[.E153]" office:value-type="float" office:value="0">
            <text:p>0</text:p>
          </table:table-cell>
          <table:table-cell table:formula="of:=ABS([.G153]-[.$E153])/[.F153]" office:value-type="float" office:value="0">
            <text:p>0</text:p>
          </table:table-cell>
          <table:table-cell table:formula="of:=ABS([.H153]-[.$E153])/[.G153]" office:value-type="float" office:value="0">
            <text:p>0</text:p>
          </table:table-cell>
          <table:table-cell table:formula="of:=ABS([.I153]-[.$E153])/[.H153]" office:value-type="float" office:value="0">
            <text:p>0</text:p>
          </table:table-cell>
          <table:table-cell table:formula="of:=ABS([.J153]-[.$E153])/[.I153]" office:value-type="float" office:value="0">
            <text:p>0</text:p>
          </table:table-cell>
          <table:table-cell table:formula="of:=ABS([.K153]-[.$E153])/[.J153]" office:value-type="float" office:value="0">
            <text:p>0</text:p>
          </table:table-cell>
          <table:table-cell table:formula="of:=ABS([.L153]-[.$E153])/[.K153]" office:value-type="float" office:value="0.172786177105832">
            <text:p>0.1727861771</text:p>
          </table:table-cell>
          <table:table-cell table:formula="of:=ABS([.M153]-[.$E153])/[.L153]" office:value-type="float" office:value="0.2088772845953">
            <text:p>0.2088772846</text:p>
          </table:table-cell>
          <table:table-cell table:formula="of:=ABS([.N153]-[.$E153])/[.M153]" office:value-type="float" office:value="0.2088772845953">
            <text:p>0.2088772846</text:p>
          </table:table-cell>
          <table:table-cell table:formula="of:=ABS([.O153]-[.$E153])/[.N153]" office:value-type="float" office:value="0.953002610966057">
            <text:p>0.953002611</text:p>
          </table:table-cell>
          <table:table-cell table:formula="of:=ABS([.P153]-[.$E153])/[.O153]" office:value-type="float" office:value="0.440821256038647">
            <text:p>0.440821256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table:number-columns-repeated="4" office:value-type="float" office:value="989">
            <text:p>989</text:p>
          </table:table-cell>
          <table:table-cell office:value-type="float" office:value="947">
            <text:p>947</text:p>
          </table:table-cell>
          <table:table-cell office:value-type="float" office:value="959">
            <text:p>959</text:p>
          </table:table-cell>
          <table:table-cell office:value-type="float" office:value="860">
            <text:p>860</text:p>
          </table:table-cell>
          <table:table-cell office:value-type="float" office:value="858">
            <text:p>858</text:p>
          </table:table-cell>
          <table:table-cell table:number-columns-repeated="3" office:value-type="float" office:value="809">
            <text:p>809</text:p>
          </table:table-cell>
          <table:table-cell table:formula="of:=ABS([.F154]-[.$E154])/[.E154]" office:value-type="float" office:value="0.590032154340836">
            <text:p>0.5900321543</text:p>
          </table:table-cell>
          <table:table-cell table:formula="of:=ABS([.G154]-[.$E154])/[.F154]" office:value-type="float" office:value="0.37108190091001">
            <text:p>0.3710819009</text:p>
          </table:table-cell>
          <table:table-cell table:formula="of:=ABS([.H154]-[.$E154])/[.G154]" office:value-type="float" office:value="0.37108190091001">
            <text:p>0.3710819009</text:p>
          </table:table-cell>
          <table:table-cell table:formula="of:=ABS([.I154]-[.$E154])/[.H154]" office:value-type="float" office:value="0.37108190091001">
            <text:p>0.3710819009</text:p>
          </table:table-cell>
          <table:table-cell table:formula="of:=ABS([.J154]-[.$E154])/[.I154]" office:value-type="float" office:value="0.328614762386249">
            <text:p>0.3286147624</text:p>
          </table:table-cell>
          <table:table-cell table:formula="of:=ABS([.K154]-[.$E154])/[.J154]" office:value-type="float" office:value="0.355860612460401">
            <text:p>0.3558606125</text:p>
          </table:table-cell>
          <table:table-cell table:formula="of:=ABS([.L154]-[.$E154])/[.K154]" office:value-type="float" office:value="0.248175182481752">
            <text:p>0.2481751825</text:p>
          </table:table-cell>
          <table:table-cell table:formula="of:=ABS([.M154]-[.$E154])/[.L154]" office:value-type="float" office:value="0.274418604651163">
            <text:p>0.2744186047</text:p>
          </table:table-cell>
          <table:table-cell table:formula="of:=ABS([.N154]-[.$E154])/[.M154]" office:value-type="float" office:value="0.217948717948718">
            <text:p>0.2179487179</text:p>
          </table:table-cell>
          <table:table-cell table:formula="of:=ABS([.O154]-[.$E154])/[.N154]" office:value-type="float" office:value="0.23114956736712">
            <text:p>0.2311495674</text:p>
          </table:table-cell>
          <table:table-cell table:formula="of:=ABS([.P154]-[.$E154])/[.O154]" office:value-type="float" office:value="0.23114956736712">
            <text:p>0.2311495674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table:number-columns-repeated="4" office:value-type="float" office:value="963">
            <text:p>963</text:p>
          </table:table-cell>
          <table:table-cell office:value-type="float" office:value="958">
            <text:p>958</text:p>
          </table:table-cell>
          <table:table-cell table:number-columns-repeated="3" office:value-type="float" office:value="963">
            <text:p>963</text:p>
          </table:table-cell>
          <table:table-cell table:number-columns-repeated="3" office:value-type="float" office:value="916">
            <text:p>916</text:p>
          </table:table-cell>
          <table:table-cell table:formula="of:=ABS([.F155]-[.$E155])/[.E155]" office:value-type="float" office:value="1.73579545454545">
            <text:p>1.7357954545</text:p>
          </table:table-cell>
          <table:table-cell table:formula="of:=ABS([.G155]-[.$E155])/[.F155]" office:value-type="float" office:value="0.634475597092419">
            <text:p>0.6344755971</text:p>
          </table:table-cell>
          <table:table-cell table:formula="of:=ABS([.H155]-[.$E155])/[.G155]" office:value-type="float" office:value="0.634475597092419">
            <text:p>0.6344755971</text:p>
          </table:table-cell>
          <table:table-cell table:formula="of:=ABS([.I155]-[.$E155])/[.H155]" office:value-type="float" office:value="0.634475597092419">
            <text:p>0.6344755971</text:p>
          </table:table-cell>
          <table:table-cell table:formula="of:=ABS([.J155]-[.$E155])/[.I155]" office:value-type="float" office:value="0.629283489096573">
            <text:p>0.6292834891</text:p>
          </table:table-cell>
          <table:table-cell table:formula="of:=ABS([.K155]-[.$E155])/[.J155]" office:value-type="float" office:value="0.637787056367432">
            <text:p>0.6377870564</text:p>
          </table:table-cell>
          <table:table-cell table:formula="of:=ABS([.L155]-[.$E155])/[.K155]" office:value-type="float" office:value="0.634475597092419">
            <text:p>0.6344755971</text:p>
          </table:table-cell>
          <table:table-cell table:formula="of:=ABS([.M155]-[.$E155])/[.L155]" office:value-type="float" office:value="0.634475597092419">
            <text:p>0.6344755971</text:p>
          </table:table-cell>
          <table:table-cell table:formula="of:=ABS([.N155]-[.$E155])/[.M155]" office:value-type="float" office:value="0.585669781931464">
            <text:p>0.5856697819</text:p>
          </table:table-cell>
          <table:table-cell table:formula="of:=ABS([.O155]-[.$E155])/[.N155]" office:value-type="float" office:value="0.615720524017467">
            <text:p>0.615720524</text:p>
          </table:table-cell>
          <table:table-cell table:formula="of:=ABS([.P155]-[.$E155])/[.O155]" office:value-type="float" office:value="0.615720524017467">
            <text:p>0.61572052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567">
            <text:p>567</text:p>
          </table:table-cell>
          <table:table-cell table:number-columns-repeated="3" office:value-type="float" office:value="502">
            <text:p>502</text:p>
          </table:table-cell>
          <table:table-cell office:value-type="float" office:value="1031">
            <text:p>1031</text:p>
          </table:table-cell>
          <table:table-cell table:number-columns-repeated="3" office:value-type="float" office:value="956">
            <text:p>956</text:p>
          </table:table-cell>
          <table:table-cell office:value-type="float" office:value="934">
            <text:p>934</text:p>
          </table:table-cell>
          <table:table-cell table:formula="of:=ABS([.F156]-[.$E156])/[.E156]" office:value-type="float" office:value="0">
            <text:p>0</text:p>
          </table:table-cell>
          <table:table-cell table:formula="of:=ABS([.G156]-[.$E156])/[.F156]" office:value-type="float" office:value="0">
            <text:p>0</text:p>
          </table:table-cell>
          <table:table-cell table:formula="of:=ABS([.H156]-[.$E156])/[.G156]" office:value-type="float" office:value="0">
            <text:p>0</text:p>
          </table:table-cell>
          <table:table-cell table:formula="of:=ABS([.I156]-[.$E156])/[.H156]" office:value-type="float" office:value="0.114638447971781">
            <text:p>0.114638448</text:p>
          </table:table-cell>
          <table:table-cell table:formula="of:=ABS([.J156]-[.$E156])/[.I156]" office:value-type="float" office:value="0.129482071713147">
            <text:p>0.1294820717</text:p>
          </table:table-cell>
          <table:table-cell table:formula="of:=ABS([.K156]-[.$E156])/[.J156]" office:value-type="float" office:value="0.129482071713147">
            <text:p>0.1294820717</text:p>
          </table:table-cell>
          <table:table-cell table:formula="of:=ABS([.L156]-[.$E156])/[.K156]" office:value-type="float" office:value="0.924302788844621">
            <text:p>0.9243027888</text:p>
          </table:table-cell>
          <table:table-cell table:formula="of:=ABS([.M156]-[.$E156])/[.L156]" office:value-type="float" office:value="0.377303588748788">
            <text:p>0.3773035887</text:p>
          </table:table-cell>
          <table:table-cell table:formula="of:=ABS([.N156]-[.$E156])/[.M156]" office:value-type="float" office:value="0.406903765690377">
            <text:p>0.4069037657</text:p>
          </table:table-cell>
          <table:table-cell table:formula="of:=ABS([.O156]-[.$E156])/[.N156]" office:value-type="float" office:value="0.406903765690377">
            <text:p>0.4069037657</text:p>
          </table:table-cell>
          <table:table-cell table:formula="of:=ABS([.P156]-[.$E156])/[.O156]" office:value-type="float" office:value="0.383891213389121">
            <text:p>0.383891213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table:number-columns-repeated="6" office:value-type="float" office:value="387">
            <text:p>387</text:p>
          </table:table-cell>
          <table:table-cell office:value-type="float" office:value="1040">
            <text:p>1040</text:p>
          </table:table-cell>
          <table:table-cell office:value-type="float" office:value="1004">
            <text:p>1004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992">
            <text:p>992</text:p>
          </table:table-cell>
          <table:table-cell table:formula="of:=ABS([.F157]-[.$E157])/[.E157]" office:value-type="float" office:value="0.356073211314476">
            <text:p>0.3560732113</text:p>
          </table:table-cell>
          <table:table-cell table:formula="of:=ABS([.G157]-[.$E157])/[.F157]" office:value-type="float" office:value="0.55297157622739">
            <text:p>0.5529715762</text:p>
          </table:table-cell>
          <table:table-cell table:formula="of:=ABS([.H157]-[.$E157])/[.G157]" office:value-type="float" office:value="0.55297157622739">
            <text:p>0.5529715762</text:p>
          </table:table-cell>
          <table:table-cell table:formula="of:=ABS([.I157]-[.$E157])/[.H157]" office:value-type="float" office:value="0.55297157622739">
            <text:p>0.5529715762</text:p>
          </table:table-cell>
          <table:table-cell table:formula="of:=ABS([.J157]-[.$E157])/[.I157]" office:value-type="float" office:value="0.55297157622739">
            <text:p>0.5529715762</text:p>
          </table:table-cell>
          <table:table-cell table:formula="of:=ABS([.K157]-[.$E157])/[.J157]" office:value-type="float" office:value="0.55297157622739">
            <text:p>0.5529715762</text:p>
          </table:table-cell>
          <table:table-cell table:formula="of:=ABS([.L157]-[.$E157])/[.K157]" office:value-type="float" office:value="1.1343669250646">
            <text:p>1.1343669251</text:p>
          </table:table-cell>
          <table:table-cell table:formula="of:=ABS([.M157]-[.$E157])/[.L157]" office:value-type="float" office:value="0.3875">
            <text:p>0.3875</text:p>
          </table:table-cell>
          <table:table-cell table:formula="of:=ABS([.N157]-[.$E157])/[.M157]" office:value-type="float" office:value="0.429282868525896">
            <text:p>0.4292828685</text:p>
          </table:table-cell>
          <table:table-cell table:formula="of:=ABS([.O157]-[.$E157])/[.N157]" office:value-type="float" office:value="0.417635658914729">
            <text:p>0.4176356589</text:p>
          </table:table-cell>
          <table:table-cell table:formula="of:=ABS([.P157]-[.$E157])/[.O157]" office:value-type="float" office:value="0.378875968992248">
            <text:p>0.378875969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table:number-columns-repeated="8" office:value-type="float" office:value="1167">
            <text:p>1167</text:p>
          </table:table-cell>
          <table:table-cell table:number-columns-repeated="3" office:value-type="float" office:value="948">
            <text:p>948</text:p>
          </table:table-cell>
          <table:table-cell table:formula="of:=ABS([.F158]-[.$E158])/[.E158]" office:value-type="float" office:value="1.12956204379562">
            <text:p>1.1295620438</text:p>
          </table:table-cell>
          <table:table-cell table:formula="of:=ABS([.G158]-[.$E158])/[.F158]" office:value-type="float" office:value="0.530419880034276">
            <text:p>0.53041988</text:p>
          </table:table-cell>
          <table:table-cell table:formula="of:=ABS([.H158]-[.$E158])/[.G158]" office:value-type="float" office:value="0.530419880034276">
            <text:p>0.53041988</text:p>
          </table:table-cell>
          <table:table-cell table:formula="of:=ABS([.I158]-[.$E158])/[.H158]" office:value-type="float" office:value="0.530419880034276">
            <text:p>0.53041988</text:p>
          </table:table-cell>
          <table:table-cell table:formula="of:=ABS([.J158]-[.$E158])/[.I158]" office:value-type="float" office:value="0.530419880034276">
            <text:p>0.53041988</text:p>
          </table:table-cell>
          <table:table-cell table:formula="of:=ABS([.K158]-[.$E158])/[.J158]" office:value-type="float" office:value="0.530419880034276">
            <text:p>0.53041988</text:p>
          </table:table-cell>
          <table:table-cell table:formula="of:=ABS([.L158]-[.$E158])/[.K158]" office:value-type="float" office:value="0.530419880034276">
            <text:p>0.53041988</text:p>
          </table:table-cell>
          <table:table-cell table:formula="of:=ABS([.M158]-[.$E158])/[.L158]" office:value-type="float" office:value="0.530419880034276">
            <text:p>0.53041988</text:p>
          </table:table-cell>
          <table:table-cell table:formula="of:=ABS([.N158]-[.$E158])/[.M158]" office:value-type="float" office:value="0.342759211653813">
            <text:p>0.3427592117</text:p>
          </table:table-cell>
          <table:table-cell table:formula="of:=ABS([.O158]-[.$E158])/[.N158]" office:value-type="float" office:value="0.421940928270042">
            <text:p>0.4219409283</text:p>
          </table:table-cell>
          <table:table-cell table:formula="of:=ABS([.P158]-[.$E158])/[.O158]" office:value-type="float" office:value="0.421940928270042">
            <text:p>0.421940928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number-columns-repeated="2" office:value-type="float" office:value="898">
            <text:p>898</text:p>
          </table:table-cell>
          <table:table-cell office:value-type="float" office:value="897">
            <text:p>897</text:p>
          </table:table-cell>
          <table:table-cell table:number-columns-repeated="2" office:value-type="float" office:value="905">
            <text:p>905</text:p>
          </table:table-cell>
          <table:table-cell office:value-type="float" office:value="919">
            <text:p>919</text:p>
          </table:table-cell>
          <table:table-cell table:formula="of:=ABS([.F159]-[.$E159])/[.E159]" office:value-type="float" office:value="0">
            <text:p>0</text:p>
          </table:table-cell>
          <table:table-cell table:formula="of:=ABS([.G159]-[.$E159])/[.F159]" office:value-type="float" office:value="0">
            <text:p>0</text:p>
          </table:table-cell>
          <table:table-cell table:formula="of:=ABS([.H159]-[.$E159])/[.G159]" office:value-type="float" office:value="0">
            <text:p>0</text:p>
          </table:table-cell>
          <table:table-cell table:formula="of:=ABS([.I159]-[.$E159])/[.H159]" office:value-type="float" office:value="0">
            <text:p>0</text:p>
          </table:table-cell>
          <table:table-cell table:formula="of:=ABS([.J159]-[.$E159])/[.I159]" office:value-type="float" office:value="1.21728971962617">
            <text:p>1.2172897196</text:p>
          </table:table-cell>
          <table:table-cell table:formula="of:=ABS([.K159]-[.$E159])/[.J159]" office:value-type="float" office:value="0.495258166491043">
            <text:p>0.4952581665</text:p>
          </table:table-cell>
          <table:table-cell table:formula="of:=ABS([.L159]-[.$E159])/[.K159]" office:value-type="float" office:value="0.523385300668152">
            <text:p>0.5233853007</text:p>
          </table:table-cell>
          <table:table-cell table:formula="of:=ABS([.M159]-[.$E159])/[.L159]" office:value-type="float" office:value="0.522271714922049">
            <text:p>0.5222717149</text:p>
          </table:table-cell>
          <table:table-cell table:formula="of:=ABS([.N159]-[.$E159])/[.M159]" office:value-type="float" office:value="0.531772575250836">
            <text:p>0.5317725753</text:p>
          </table:table-cell>
          <table:table-cell table:formula="of:=ABS([.O159]-[.$E159])/[.N159]" office:value-type="float" office:value="0.52707182320442">
            <text:p>0.5270718232</text:p>
          </table:table-cell>
          <table:table-cell table:formula="of:=ABS([.P159]-[.$E159])/[.O159]" office:value-type="float" office:value="0.542541436464088">
            <text:p>0.54254143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734">
            <text:p>734</text:p>
          </table:table-cell>
          <table:table-cell table:number-columns-repeated="3" office:value-type="float" office:value="1076">
            <text:p>1076</text:p>
          </table:table-cell>
          <table:table-cell table:number-columns-repeated="4" office:value-type="float" office:value="1051">
            <text:p>1051</text:p>
          </table:table-cell>
          <table:table-cell table:number-columns-repeated="2" office:value-type="float" office:value="959">
            <text:p>959</text:p>
          </table:table-cell>
          <table:table-cell table:formula="of:=ABS([.F160]-[.$E160])/[.E160]" office:value-type="float" office:value="0">
            <text:p>0</text:p>
          </table:table-cell>
          <table:table-cell table:formula="of:=ABS([.G160]-[.$E160])/[.F160]" office:value-type="float" office:value="0">
            <text:p>0</text:p>
          </table:table-cell>
          <table:table-cell table:formula="of:=ABS([.H160]-[.$E160])/[.G160]" office:value-type="float" office:value="0.465940054495913">
            <text:p>0.4659400545</text:p>
          </table:table-cell>
          <table:table-cell table:formula="of:=ABS([.I160]-[.$E160])/[.H160]" office:value-type="float" office:value="0.317843866171004">
            <text:p>0.3178438662</text:p>
          </table:table-cell>
          <table:table-cell table:formula="of:=ABS([.J160]-[.$E160])/[.I160]" office:value-type="float" office:value="0.317843866171004">
            <text:p>0.3178438662</text:p>
          </table:table-cell>
          <table:table-cell table:formula="of:=ABS([.K160]-[.$E160])/[.J160]" office:value-type="float" office:value="0.294609665427509">
            <text:p>0.2946096654</text:p>
          </table:table-cell>
          <table:table-cell table:formula="of:=ABS([.L160]-[.$E160])/[.K160]" office:value-type="float" office:value="0.301617507136061">
            <text:p>0.3016175071</text:p>
          </table:table-cell>
          <table:table-cell table:formula="of:=ABS([.M160]-[.$E160])/[.L160]" office:value-type="float" office:value="0.301617507136061">
            <text:p>0.3016175071</text:p>
          </table:table-cell>
          <table:table-cell table:formula="of:=ABS([.N160]-[.$E160])/[.M160]" office:value-type="float" office:value="0.301617507136061">
            <text:p>0.3016175071</text:p>
          </table:table-cell>
          <table:table-cell table:formula="of:=ABS([.O160]-[.$E160])/[.N160]" office:value-type="float" office:value="0.214081826831589">
            <text:p>0.2140818268</text:p>
          </table:table-cell>
          <table:table-cell table:formula="of:=ABS([.P160]-[.$E160])/[.O160]" office:value-type="float" office:value="0.234619395203337">
            <text:p>0.234619395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576">
            <text:p>576</text:p>
          </table:table-cell>
          <table:table-cell office:value-type="float" office:value="511">
            <text:p>511</text:p>
          </table:table-cell>
          <table:table-cell office:value-type="float" office:value="955">
            <text:p>955</text:p>
          </table:table-cell>
          <table:table-cell table:number-columns-repeated="2" office:value-type="float" office:value="927">
            <text:p>927</text:p>
          </table:table-cell>
          <table:table-cell office:value-type="float" office:value="912">
            <text:p>912</text:p>
          </table:table-cell>
          <table:table-cell office:value-type="float" office:value="895">
            <text:p>895</text:p>
          </table:table-cell>
          <table:table-cell office:value-type="float" office:value="864">
            <text:p>864</text:p>
          </table:table-cell>
          <table:table-cell office:value-type="float" office:value="889">
            <text:p>889</text:p>
          </table:table-cell>
          <table:table-cell office:value-type="float" office:value="859">
            <text:p>859</text:p>
          </table:table-cell>
          <table:table-cell table:formula="of:=ABS([.F161]-[.$E161])/[.E161]" office:value-type="float" office:value="0">
            <text:p>0</text:p>
          </table:table-cell>
          <table:table-cell table:formula="of:=ABS([.G161]-[.$E161])/[.F161]" office:value-type="float" office:value="0">
            <text:p>0</text:p>
          </table:table-cell>
          <table:table-cell table:formula="of:=ABS([.H161]-[.$E161])/[.G161]" office:value-type="float" office:value="0.112847222222222">
            <text:p>0.1128472222</text:p>
          </table:table-cell>
          <table:table-cell table:formula="of:=ABS([.I161]-[.$E161])/[.H161]" office:value-type="float" office:value="0.741682974559687">
            <text:p>0.7416829746</text:p>
          </table:table-cell>
          <table:table-cell table:formula="of:=ABS([.J161]-[.$E161])/[.I161]" office:value-type="float" office:value="0.367539267015707">
            <text:p>0.367539267</text:p>
          </table:table-cell>
          <table:table-cell table:formula="of:=ABS([.K161]-[.$E161])/[.J161]" office:value-type="float" office:value="0.378640776699029">
            <text:p>0.3786407767</text:p>
          </table:table-cell>
          <table:table-cell table:formula="of:=ABS([.L161]-[.$E161])/[.K161]" office:value-type="float" office:value="0.362459546925566">
            <text:p>0.3624595469</text:p>
          </table:table-cell>
          <table:table-cell table:formula="of:=ABS([.M161]-[.$E161])/[.L161]" office:value-type="float" office:value="0.349780701754386">
            <text:p>0.3497807018</text:p>
          </table:table-cell>
          <table:table-cell table:formula="of:=ABS([.N161]-[.$E161])/[.M161]" office:value-type="float" office:value="0.321787709497207">
            <text:p>0.3217877095</text:p>
          </table:table-cell>
          <table:table-cell table:formula="of:=ABS([.O161]-[.$E161])/[.N161]" office:value-type="float" office:value="0.362268518518519">
            <text:p>0.3622685185</text:p>
          </table:table-cell>
          <table:table-cell table:formula="of:=ABS([.P161]-[.$E161])/[.O161]" office:value-type="float" office:value="0.318335208098988">
            <text:p>0.318335208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6" office:value-type="float" office:value="602">
            <text:p>602</text:p>
          </table:table-cell>
          <table:table-cell table:number-columns-repeated="2" office:value-type="float" office:value="775">
            <text:p>775</text:p>
          </table:table-cell>
          <table:table-cell office:value-type="float" office:value="826">
            <text:p>826</text:p>
          </table:table-cell>
          <table:table-cell office:value-type="float" office:value="755">
            <text:p>755</text:p>
          </table:table-cell>
          <table:table-cell table:number-columns-repeated="2" office:value-type="float" office:value="735">
            <text:p>735</text:p>
          </table:table-cell>
          <table:table-cell table:formula="of:=ABS([.F162]-[.$E162])/[.E162]" office:value-type="float" office:value="0">
            <text:p>0</text:p>
          </table:table-cell>
          <table:table-cell table:formula="of:=ABS([.G162]-[.$E162])/[.F162]" office:value-type="float" office:value="0">
            <text:p>0</text:p>
          </table:table-cell>
          <table:table-cell table:formula="of:=ABS([.H162]-[.$E162])/[.G162]" office:value-type="float" office:value="0">
            <text:p>0</text:p>
          </table:table-cell>
          <table:table-cell table:formula="of:=ABS([.I162]-[.$E162])/[.H162]" office:value-type="float" office:value="0">
            <text:p>0</text:p>
          </table:table-cell>
          <table:table-cell table:formula="of:=ABS([.J162]-[.$E162])/[.I162]" office:value-type="float" office:value="0">
            <text:p>0</text:p>
          </table:table-cell>
          <table:table-cell table:formula="of:=ABS([.K162]-[.$E162])/[.J162]" office:value-type="float" office:value="0.287375415282392">
            <text:p>0.2873754153</text:p>
          </table:table-cell>
          <table:table-cell table:formula="of:=ABS([.L162]-[.$E162])/[.K162]" office:value-type="float" office:value="0.223225806451613">
            <text:p>0.2232258065</text:p>
          </table:table-cell>
          <table:table-cell table:formula="of:=ABS([.M162]-[.$E162])/[.L162]" office:value-type="float" office:value="0.289032258064516">
            <text:p>0.2890322581</text:p>
          </table:table-cell>
          <table:table-cell table:formula="of:=ABS([.N162]-[.$E162])/[.M162]" office:value-type="float" office:value="0.185230024213075">
            <text:p>0.1852300242</text:p>
          </table:table-cell>
          <table:table-cell table:formula="of:=ABS([.O162]-[.$E162])/[.N162]" office:value-type="float" office:value="0.176158940397351">
            <text:p>0.1761589404</text:p>
          </table:table-cell>
          <table:table-cell table:formula="of:=ABS([.P162]-[.$E162])/[.O162]" office:value-type="float" office:value="0.180952380952381">
            <text:p>0.180952381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96">
            <text:p>896</text:p>
          </table:table-cell>
          <table:table-cell table:number-columns-repeated="2" office:value-type="float" office:value="875">
            <text:p>875</text:p>
          </table:table-cell>
          <table:table-cell office:value-type="float" office:value="878">
            <text:p>878</text:p>
          </table:table-cell>
          <table:table-cell office:value-type="float" office:value="891">
            <text:p>891</text:p>
          </table:table-cell>
          <table:table-cell table:number-columns-repeated="4" office:value-type="float" office:value="832">
            <text:p>832</text:p>
          </table:table-cell>
          <table:table-cell table:formula="of:=ABS([.F163]-[.$E163])/[.E163]" office:value-type="float" office:value="1.05694760820046">
            <text:p>1.0569476082</text:p>
          </table:table-cell>
          <table:table-cell table:formula="of:=ABS([.G163]-[.$E163])/[.F163]" office:value-type="float" office:value="0.513842746400886">
            <text:p>0.5138427464</text:p>
          </table:table-cell>
          <table:table-cell table:formula="of:=ABS([.H163]-[.$E163])/[.G163]" office:value-type="float" office:value="0.50609080841639">
            <text:p>0.5060908084</text:p>
          </table:table-cell>
          <table:table-cell table:formula="of:=ABS([.I163]-[.$E163])/[.H163]" office:value-type="float" office:value="0.486607142857143">
            <text:p>0.4866071429</text:p>
          </table:table-cell>
          <table:table-cell table:formula="of:=ABS([.J163]-[.$E163])/[.I163]" office:value-type="float" office:value="0.498285714285714">
            <text:p>0.4982857143</text:p>
          </table:table-cell>
          <table:table-cell table:formula="of:=ABS([.K163]-[.$E163])/[.J163]" office:value-type="float" office:value="0.501714285714286">
            <text:p>0.5017142857</text:p>
          </table:table-cell>
          <table:table-cell table:formula="of:=ABS([.L163]-[.$E163])/[.K163]" office:value-type="float" office:value="0.514806378132118">
            <text:p>0.5148063781</text:p>
          </table:table-cell>
          <table:table-cell table:formula="of:=ABS([.M163]-[.$E163])/[.L163]" office:value-type="float" office:value="0.441077441077441">
            <text:p>0.4410774411</text:p>
          </table:table-cell>
          <table:table-cell table:formula="of:=ABS([.N163]-[.$E163])/[.M163]" office:value-type="float" office:value="0.472355769230769">
            <text:p>0.4723557692</text:p>
          </table:table-cell>
          <table:table-cell table:formula="of:=ABS([.O163]-[.$E163])/[.N163]" office:value-type="float" office:value="0.472355769230769">
            <text:p>0.4723557692</text:p>
          </table:table-cell>
          <table:table-cell table:formula="of:=ABS([.P163]-[.$E163])/[.O163]" office:value-type="float" office:value="0.472355769230769">
            <text:p>0.4723557692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table:number-columns-repeated="4" office:value-type="float" office:value="910">
            <text:p>910</text:p>
          </table:table-cell>
          <table:table-cell office:value-type="float" office:value="907">
            <text:p>907</text:p>
          </table:table-cell>
          <table:table-cell office:value-type="float" office:value="878">
            <text:p>878</text:p>
          </table:table-cell>
          <table:table-cell table:number-columns-repeated="3" office:value-type="float" office:value="814">
            <text:p>814</text:p>
          </table:table-cell>
          <table:table-cell table:number-columns-repeated="2" office:value-type="float" office:value="823">
            <text:p>823</text:p>
          </table:table-cell>
          <table:table-cell table:formula="of:=ABS([.F164]-[.$E164])/[.E164]" office:value-type="float" office:value="0.151898734177215">
            <text:p>0.1518987342</text:p>
          </table:table-cell>
          <table:table-cell table:formula="of:=ABS([.G164]-[.$E164])/[.F164]" office:value-type="float" office:value="0.131868131868132">
            <text:p>0.1318681319</text:p>
          </table:table-cell>
          <table:table-cell table:formula="of:=ABS([.H164]-[.$E164])/[.G164]" office:value-type="float" office:value="0.131868131868132">
            <text:p>0.1318681319</text:p>
          </table:table-cell>
          <table:table-cell table:formula="of:=ABS([.I164]-[.$E164])/[.H164]" office:value-type="float" office:value="0.131868131868132">
            <text:p>0.1318681319</text:p>
          </table:table-cell>
          <table:table-cell table:formula="of:=ABS([.J164]-[.$E164])/[.I164]" office:value-type="float" office:value="0.128571428571429">
            <text:p>0.1285714286</text:p>
          </table:table-cell>
          <table:table-cell table:formula="of:=ABS([.K164]-[.$E164])/[.J164]" office:value-type="float" office:value="0.0970231532524807">
            <text:p>0.0970231533</text:p>
          </table:table-cell>
          <table:table-cell table:formula="of:=ABS([.L164]-[.$E164])/[.K164]" office:value-type="float" office:value="0.0273348519362187">
            <text:p>0.0273348519</text:p>
          </table:table-cell>
          <table:table-cell table:formula="of:=ABS([.M164]-[.$E164])/[.L164]" office:value-type="float" office:value="0.0294840294840295">
            <text:p>0.0294840295</text:p>
          </table:table-cell>
          <table:table-cell table:formula="of:=ABS([.N164]-[.$E164])/[.M164]" office:value-type="float" office:value="0.0294840294840295">
            <text:p>0.0294840295</text:p>
          </table:table-cell>
          <table:table-cell table:formula="of:=ABS([.O164]-[.$E164])/[.N164]" office:value-type="float" office:value="0.0405405405405405">
            <text:p>0.0405405405</text:p>
          </table:table-cell>
          <table:table-cell table:formula="of:=ABS([.P164]-[.$E164])/[.O164]" office:value-type="float" office:value="0.040097205346294">
            <text:p>0.0400972053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48">
            <text:p>848</text:p>
          </table:table-cell>
          <table:table-cell office:value-type="float" office:value="821">
            <text:p>821</text:p>
          </table:table-cell>
          <table:table-cell table:number-columns-repeated="2" office:value-type="float" office:value="811">
            <text:p>811</text:p>
          </table:table-cell>
          <table:table-cell office:value-type="float" office:value="769">
            <text:p>769</text:p>
          </table:table-cell>
          <table:table-cell office:value-type="float" office:value="721">
            <text:p>721</text:p>
          </table:table-cell>
          <table:table-cell office:value-type="float" office:value="756">
            <text:p>756</text:p>
          </table:table-cell>
          <table:table-cell office:value-type="float" office:value="734">
            <text:p>734</text:p>
          </table:table-cell>
          <table:table-cell office:value-type="float" office:value="709">
            <text:p>709</text:p>
          </table:table-cell>
          <table:table-cell office:value-type="float" office:value="736">
            <text:p>736</text:p>
          </table:table-cell>
          <table:table-cell table:formula="of:=ABS([.F165]-[.$E165])/[.E165]" office:value-type="float" office:value="1.17435897435897">
            <text:p>1.1743589744</text:p>
          </table:table-cell>
          <table:table-cell table:formula="of:=ABS([.G165]-[.$E165])/[.F165]" office:value-type="float" office:value="0.540094339622642">
            <text:p>0.5400943396</text:p>
          </table:table-cell>
          <table:table-cell table:formula="of:=ABS([.H165]-[.$E165])/[.G165]" office:value-type="float" office:value="0.508254716981132">
            <text:p>0.508254717</text:p>
          </table:table-cell>
          <table:table-cell table:formula="of:=ABS([.I165]-[.$E165])/[.H165]" office:value-type="float" office:value="0.51278928136419">
            <text:p>0.5127892814</text:p>
          </table:table-cell>
          <table:table-cell table:formula="of:=ABS([.J165]-[.$E165])/[.I165]" office:value-type="float" office:value="0.519112207151665">
            <text:p>0.5191122072</text:p>
          </table:table-cell>
          <table:table-cell table:formula="of:=ABS([.K165]-[.$E165])/[.J165]" office:value-type="float" office:value="0.467324290998767">
            <text:p>0.467324291</text:p>
          </table:table-cell>
          <table:table-cell table:formula="of:=ABS([.L165]-[.$E165])/[.K165]" office:value-type="float" office:value="0.430429128738622">
            <text:p>0.4304291287</text:p>
          </table:table-cell>
          <table:table-cell table:formula="of:=ABS([.M165]-[.$E165])/[.L165]" office:value-type="float" office:value="0.507628294036061">
            <text:p>0.507628294</text:p>
          </table:table-cell>
          <table:table-cell table:formula="of:=ABS([.N165]-[.$E165])/[.M165]" office:value-type="float" office:value="0.455026455026455">
            <text:p>0.455026455</text:p>
          </table:table-cell>
          <table:table-cell table:formula="of:=ABS([.O165]-[.$E165])/[.N165]" office:value-type="float" office:value="0.434604904632153">
            <text:p>0.4346049046</text:p>
          </table:table-cell>
          <table:table-cell table:formula="of:=ABS([.P165]-[.$E165])/[.O165]" office:value-type="float" office:value="0.488011283497884">
            <text:p>0.4880112835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table:number-columns-repeated="4" office:value-type="float" office:value="977">
            <text:p>977</text:p>
          </table:table-cell>
          <table:table-cell table:number-columns-repeated="2" office:value-type="float" office:value="955">
            <text:p>955</text:p>
          </table:table-cell>
          <table:table-cell office:value-type="float" office:value="885">
            <text:p>885</text:p>
          </table:table-cell>
          <table:table-cell table:number-columns-repeated="4" office:value-type="float" office:value="863">
            <text:p>863</text:p>
          </table:table-cell>
          <table:table-cell table:formula="of:=ABS([.F166]-[.$E166])/[.E166]" office:value-type="float" office:value="1.35990338164251">
            <text:p>1.3599033816</text:p>
          </table:table-cell>
          <table:table-cell table:formula="of:=ABS([.G166]-[.$E166])/[.F166]" office:value-type="float" office:value="0.57625383828045">
            <text:p>0.5762538383</text:p>
          </table:table-cell>
          <table:table-cell table:formula="of:=ABS([.H166]-[.$E166])/[.G166]" office:value-type="float" office:value="0.57625383828045">
            <text:p>0.5762538383</text:p>
          </table:table-cell>
          <table:table-cell table:formula="of:=ABS([.I166]-[.$E166])/[.H166]" office:value-type="float" office:value="0.57625383828045">
            <text:p>0.5762538383</text:p>
          </table:table-cell>
          <table:table-cell table:formula="of:=ABS([.J166]-[.$E166])/[.I166]" office:value-type="float" office:value="0.553735926305015">
            <text:p>0.5537359263</text:p>
          </table:table-cell>
          <table:table-cell table:formula="of:=ABS([.K166]-[.$E166])/[.J166]" office:value-type="float" office:value="0.566492146596859">
            <text:p>0.5664921466</text:p>
          </table:table-cell>
          <table:table-cell table:formula="of:=ABS([.L166]-[.$E166])/[.K166]" office:value-type="float" office:value="0.493193717277487">
            <text:p>0.4931937173</text:p>
          </table:table-cell>
          <table:table-cell table:formula="of:=ABS([.M166]-[.$E166])/[.L166]" office:value-type="float" office:value="0.507344632768362">
            <text:p>0.5073446328</text:p>
          </table:table-cell>
          <table:table-cell table:formula="of:=ABS([.N166]-[.$E166])/[.M166]" office:value-type="float" office:value="0.520278099652376">
            <text:p>0.5202780997</text:p>
          </table:table-cell>
          <table:table-cell table:formula="of:=ABS([.O166]-[.$E166])/[.N166]" office:value-type="float" office:value="0.520278099652376">
            <text:p>0.5202780997</text:p>
          </table:table-cell>
          <table:table-cell table:formula="of:=ABS([.P166]-[.$E166])/[.O166]" office:value-type="float" office:value="0.520278099652376">
            <text:p>0.520278099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5" office:value-type="float" office:value="694">
            <text:p>694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1169">
            <text:p>1169</text:p>
          </table:table-cell>
          <table:table-cell table:number-columns-repeated="3" office:value-type="float" office:value="1072">
            <text:p>1072</text:p>
          </table:table-cell>
          <table:table-cell office:value-type="float" office:value="1078">
            <text:p>1078</text:p>
          </table:table-cell>
          <table:table-cell table:formula="of:=ABS([.F167]-[.$E167])/[.E167]" office:value-type="float" office:value="0">
            <text:p>0</text:p>
          </table:table-cell>
          <table:table-cell table:formula="of:=ABS([.G167]-[.$E167])/[.F167]" office:value-type="float" office:value="0">
            <text:p>0</text:p>
          </table:table-cell>
          <table:table-cell table:formula="of:=ABS([.H167]-[.$E167])/[.G167]" office:value-type="float" office:value="0">
            <text:p>0</text:p>
          </table:table-cell>
          <table:table-cell table:formula="of:=ABS([.I167]-[.$E167])/[.H167]" office:value-type="float" office:value="0">
            <text:p>0</text:p>
          </table:table-cell>
          <table:table-cell table:formula="of:=ABS([.J167]-[.$E167])/[.I167]" office:value-type="float" office:value="0.729106628242075">
            <text:p>0.7291066282</text:p>
          </table:table-cell>
          <table:table-cell table:formula="of:=ABS([.K167]-[.$E167])/[.J167]" office:value-type="float" office:value="0.421666666666667">
            <text:p>0.4216666667</text:p>
          </table:table-cell>
          <table:table-cell table:formula="of:=ABS([.L167]-[.$E167])/[.K167]" office:value-type="float" office:value="0.395833333333333">
            <text:p>0.3958333333</text:p>
          </table:table-cell>
          <table:table-cell table:formula="of:=ABS([.M167]-[.$E167])/[.L167]" office:value-type="float" office:value="0.323353293413174">
            <text:p>0.3233532934</text:p>
          </table:table-cell>
          <table:table-cell table:formula="of:=ABS([.N167]-[.$E167])/[.M167]" office:value-type="float" office:value="0.352611940298507">
            <text:p>0.3526119403</text:p>
          </table:table-cell>
          <table:table-cell table:formula="of:=ABS([.O167]-[.$E167])/[.N167]" office:value-type="float" office:value="0.352611940298507">
            <text:p>0.3526119403</text:p>
          </table:table-cell>
          <table:table-cell table:formula="of:=ABS([.P167]-[.$E167])/[.O167]" office:value-type="float" office:value="0.358208955223881">
            <text:p>0.3582089552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table:number-columns-repeated="4" office:value-type="float" office:value="1008">
            <text:p>1008</text:p>
          </table:table-cell>
          <table:table-cell office:value-type="float" office:value="985">
            <text:p>985</text:p>
          </table:table-cell>
          <table:table-cell table:number-columns-repeated="5" office:value-type="float" office:value="923">
            <text:p>923</text:p>
          </table:table-cell>
          <table:table-cell office:value-type="float" office:value="905">
            <text:p>905</text:p>
          </table:table-cell>
          <table:table-cell table:formula="of:=ABS([.F168]-[.$E168])/[.E168]" office:value-type="float" office:value="0.75609756097561">
            <text:p>0.756097561</text:p>
          </table:table-cell>
          <table:table-cell table:formula="of:=ABS([.G168]-[.$E168])/[.F168]" office:value-type="float" office:value="0.430555555555556">
            <text:p>0.4305555556</text:p>
          </table:table-cell>
          <table:table-cell table:formula="of:=ABS([.H168]-[.$E168])/[.G168]" office:value-type="float" office:value="0.430555555555556">
            <text:p>0.4305555556</text:p>
          </table:table-cell>
          <table:table-cell table:formula="of:=ABS([.I168]-[.$E168])/[.H168]" office:value-type="float" office:value="0.430555555555556">
            <text:p>0.4305555556</text:p>
          </table:table-cell>
          <table:table-cell table:formula="of:=ABS([.J168]-[.$E168])/[.I168]" office:value-type="float" office:value="0.407738095238095">
            <text:p>0.4077380952</text:p>
          </table:table-cell>
          <table:table-cell table:formula="of:=ABS([.K168]-[.$E168])/[.J168]" office:value-type="float" office:value="0.354314720812183">
            <text:p>0.3543147208</text:p>
          </table:table-cell>
          <table:table-cell table:formula="of:=ABS([.L168]-[.$E168])/[.K168]" office:value-type="float" office:value="0.378114842903575">
            <text:p>0.3781148429</text:p>
          </table:table-cell>
          <table:table-cell table:formula="of:=ABS([.M168]-[.$E168])/[.L168]" office:value-type="float" office:value="0.378114842903575">
            <text:p>0.3781148429</text:p>
          </table:table-cell>
          <table:table-cell table:formula="of:=ABS([.N168]-[.$E168])/[.M168]" office:value-type="float" office:value="0.378114842903575">
            <text:p>0.3781148429</text:p>
          </table:table-cell>
          <table:table-cell table:formula="of:=ABS([.O168]-[.$E168])/[.N168]" office:value-type="float" office:value="0.378114842903575">
            <text:p>0.3781148429</text:p>
          </table:table-cell>
          <table:table-cell table:formula="of:=ABS([.P168]-[.$E168])/[.O168]" office:value-type="float" office:value="0.358613217768147">
            <text:p>0.3586132178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984">
            <text:p>984</text:p>
          </table:table-cell>
          <table:table-cell office:value-type="float" office:value="967">
            <text:p>967</text:p>
          </table:table-cell>
          <table:table-cell table:number-columns-repeated="2" office:value-type="float" office:value="976">
            <text:p>976</text:p>
          </table:table-cell>
          <table:table-cell office:value-type="float" office:value="970">
            <text:p>970</text:p>
          </table:table-cell>
          <table:table-cell table:number-columns-repeated="3" office:value-type="float" office:value="886">
            <text:p>886</text:p>
          </table:table-cell>
          <table:table-cell office:value-type="float" office:value="820">
            <text:p>820</text:p>
          </table:table-cell>
          <table:table-cell table:formula="of:=ABS([.F169]-[.$E169])/[.E169]" office:value-type="float" office:value="0.532724505327245">
            <text:p>0.5327245053</text:p>
          </table:table-cell>
          <table:table-cell table:formula="of:=ABS([.G169]-[.$E169])/[.F169]" office:value-type="float" office:value="0.324726911618669">
            <text:p>0.3247269116</text:p>
          </table:table-cell>
          <table:table-cell table:formula="of:=ABS([.H169]-[.$E169])/[.G169]" office:value-type="float" office:value="0.332317073170732">
            <text:p>0.3323170732</text:p>
          </table:table-cell>
          <table:table-cell table:formula="of:=ABS([.I169]-[.$E169])/[.H169]" office:value-type="float" office:value="0.315040650406504">
            <text:p>0.3150406504</text:p>
          </table:table-cell>
          <table:table-cell table:formula="of:=ABS([.J169]-[.$E169])/[.I169]" office:value-type="float" office:value="0.329886246122027">
            <text:p>0.3298862461</text:p>
          </table:table-cell>
          <table:table-cell table:formula="of:=ABS([.K169]-[.$E169])/[.J169]" office:value-type="float" office:value="0.326844262295082">
            <text:p>0.3268442623</text:p>
          </table:table-cell>
          <table:table-cell table:formula="of:=ABS([.L169]-[.$E169])/[.K169]" office:value-type="float" office:value="0.320696721311475">
            <text:p>0.3206967213</text:p>
          </table:table-cell>
          <table:table-cell table:formula="of:=ABS([.M169]-[.$E169])/[.L169]" office:value-type="float" office:value="0.236082474226804">
            <text:p>0.2360824742</text:p>
          </table:table-cell>
          <table:table-cell table:formula="of:=ABS([.N169]-[.$E169])/[.M169]" office:value-type="float" office:value="0.258465011286682">
            <text:p>0.2584650113</text:p>
          </table:table-cell>
          <table:table-cell table:formula="of:=ABS([.O169]-[.$E169])/[.N169]" office:value-type="float" office:value="0.258465011286682">
            <text:p>0.2584650113</text:p>
          </table:table-cell>
          <table:table-cell table:formula="of:=ABS([.P169]-[.$E169])/[.O169]" office:value-type="float" office:value="0.183972911963883">
            <text:p>0.183972912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table:number-columns-repeated="3" office:value-type="float" office:value="966">
            <text:p>966</text:p>
          </table:table-cell>
          <table:table-cell office:value-type="float" office:value="975">
            <text:p>975</text:p>
          </table:table-cell>
          <table:table-cell office:value-type="float" office:value="946">
            <text:p>946</text:p>
          </table:table-cell>
          <table:table-cell office:value-type="float" office:value="910">
            <text:p>910</text:p>
          </table:table-cell>
          <table:table-cell office:value-type="float" office:value="940">
            <text:p>940</text:p>
          </table:table-cell>
          <table:table-cell table:number-columns-repeated="4" office:value-type="float" office:value="910">
            <text:p>910</text:p>
          </table:table-cell>
          <table:table-cell table:formula="of:=ABS([.F170]-[.$E170])/[.E170]" office:value-type="float" office:value="1.05095541401274">
            <text:p>1.050955414</text:p>
          </table:table-cell>
          <table:table-cell table:formula="of:=ABS([.G170]-[.$E170])/[.F170]" office:value-type="float" office:value="0.512422360248447">
            <text:p>0.5124223602</text:p>
          </table:table-cell>
          <table:table-cell table:formula="of:=ABS([.H170]-[.$E170])/[.G170]" office:value-type="float" office:value="0.512422360248447">
            <text:p>0.5124223602</text:p>
          </table:table-cell>
          <table:table-cell table:formula="of:=ABS([.I170]-[.$E170])/[.H170]" office:value-type="float" office:value="0.521739130434783">
            <text:p>0.5217391304</text:p>
          </table:table-cell>
          <table:table-cell table:formula="of:=ABS([.J170]-[.$E170])/[.I170]" office:value-type="float" office:value="0.487179487179487">
            <text:p>0.4871794872</text:p>
          </table:table-cell>
          <table:table-cell table:formula="of:=ABS([.K170]-[.$E170])/[.J170]" office:value-type="float" office:value="0.464059196617336">
            <text:p>0.4640591966</text:p>
          </table:table-cell>
          <table:table-cell table:formula="of:=ABS([.L170]-[.$E170])/[.K170]" office:value-type="float" office:value="0.515384615384615">
            <text:p>0.5153846154</text:p>
          </table:table-cell>
          <table:table-cell table:formula="of:=ABS([.M170]-[.$E170])/[.L170]" office:value-type="float" office:value="0.467021276595745">
            <text:p>0.4670212766</text:p>
          </table:table-cell>
          <table:table-cell table:formula="of:=ABS([.N170]-[.$E170])/[.M170]" office:value-type="float" office:value="0.482417582417582">
            <text:p>0.4824175824</text:p>
          </table:table-cell>
          <table:table-cell table:formula="of:=ABS([.O170]-[.$E170])/[.N170]" office:value-type="float" office:value="0.482417582417582">
            <text:p>0.4824175824</text:p>
          </table:table-cell>
          <table:table-cell table:formula="of:=ABS([.P170]-[.$E170])/[.O170]" office:value-type="float" office:value="0.482417582417582">
            <text:p>0.4824175824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formula="of:=AVERAGE([.Q2:.Q170])" office:value-type="float" office:value="0.130512565045931">
            <text:p>0.130512565</text:p>
          </table:table-cell>
          <table:table-cell table:formula="of:=AVERAGE([.R2:.R170])" office:value-type="float" office:value="0.109466368337201">
            <text:p>0.1094663683</text:p>
          </table:table-cell>
          <table:table-cell table:formula="of:=AVERAGE([.S2:.S170])" office:value-type="float" office:value="0.0880622243728259">
            <text:p>0.0880622244</text:p>
          </table:table-cell>
          <table:table-cell table:formula="of:=AVERAGE([.T2:.T170])" office:value-type="float" office:value="0.0990690989290357">
            <text:p>0.0990690989</text:p>
          </table:table-cell>
          <table:table-cell table:formula="of:=AVERAGE([.U2:.U170])" office:value-type="float" office:value="0.119569286304081">
            <text:p>0.1195692863</text:p>
          </table:table-cell>
          <table:table-cell table:formula="of:=AVERAGE([.V2:.V170])" office:value-type="float" office:value="0.14911625304348">
            <text:p>0.149116253</text:p>
          </table:table-cell>
          <table:table-cell table:formula="of:=AVERAGE([.W2:.W170])" office:value-type="float" office:value="0.190037259747907">
            <text:p>0.1900372597</text:p>
          </table:table-cell>
          <table:table-cell table:formula="of:=AVERAGE([.X2:.X170])" office:value-type="float" office:value="0.227194401926827">
            <text:p>0.2271944019</text:p>
          </table:table-cell>
          <table:table-cell table:formula="of:=AVERAGE([.Y2:.Y170])" office:value-type="float" office:value="0.266896746271665">
            <text:p>0.2668967463</text:p>
          </table:table-cell>
          <table:table-cell table:formula="of:=AVERAGE([.Z2:.Z170])" office:value-type="float" office:value="0.287710153526048">
            <text:p>0.2877101535</text:p>
          </table:table-cell>
          <table:table-cell table:formula="of:=AVERAGE([.AA2:.AA170])" office:value-type="float" office:value="0.297992496104061">
            <text:p>0.2979924961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ce1" office:value-type="float" office:value="2000">
            <text:p>2000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number-columns-repeated="997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997"/>
        </table:table-row>
        <table:table-row table:style-name="ro1">
          <table:table-cell table:number-columns-repeated="16"/>
          <table:table-cell office:value-type="float" office:value="0.130512565045931">
            <text:p>0.130512565</text:p>
          </table:table-cell>
          <table:table-cell office:value-type="float" office:value="0.109466368337201">
            <text:p>0.1094663683</text:p>
          </table:table-cell>
          <table:table-cell office:value-type="float" office:value="0.0880622243728259">
            <text:p>0.0880622244</text:p>
          </table:table-cell>
          <table:table-cell office:value-type="float" office:value="0.0990690989290357">
            <text:p>0.0990690989</text:p>
          </table:table-cell>
          <table:table-cell office:value-type="float" office:value="0.119569286304081">
            <text:p>0.1195692863</text:p>
          </table:table-cell>
          <table:table-cell office:value-type="float" office:value="0.14911625304348">
            <text:p>0.149116253</text:p>
          </table:table-cell>
          <table:table-cell office:value-type="float" office:value="0.190037259747907">
            <text:p>0.1900372597</text:p>
          </table:table-cell>
          <table:table-cell office:value-type="float" office:value="0.227194401926827">
            <text:p>0.2271944019</text:p>
          </table:table-cell>
          <table:table-cell office:value-type="float" office:value="0.266896746271665">
            <text:p>0.2668967463</text:p>
          </table:table-cell>
          <table:table-cell office:value-type="float" office:value="0.287710153526048">
            <text:p>0.2877101535</text:p>
          </table:table-cell>
          <table:table-cell office:value-type="float" office:value="0.297992496104061">
            <text:p>0.2979924961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9T22:17:23</dc:date>
    <meta:generator>LibreOffice/4.0.3.3$Linux_x86 LibreOffice_project/400m0$Build-3</meta:generator>
    <meta:editing-duration>PT2H22M32S</meta:editing-duration>
    <meta:editing-cycles>4</meta:editing-cycles>
    <meta:document-statistic meta:table-count="1" meta:cell-count="46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bar" chart:style-name="ch1">
        <chart:legend chart:legend-position="end" svg:x="13.921cm" svg:y="4.201cm" style:legend-expansion="high" chart:style-name="ch2"/>
        <chart:plot-area chart:style-name="ch3" table:cell-range-address="Sheet1.Q183:Sheet1.AA184" chart:data-source-has-labels="row" svg:x="0.77cm" svg:y="0.855cm" svg:width="12.512cm" svg:height="7.546cm">
          <chartooo:coordinate-region svg:x="1.682cm" svg:y="1.054cm" svg:width="11.6cm" svg:height="6.7cm"/>
          <chart:axis chart:dimension="x" chart:name="primary-x" chart:style-name="ch4" chartooo:axis-type="auto">
            <chartooo:date-scale/>
            <chart:categories table:cell-range-address="Sheet1.Q183:Sheet1.AA1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184:Sheet1.AA184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Sheet1.Q183:Sheet1.AA183</svg:desc>
                </draw:g>
              </table:table-cell>
              <table:table-cell office:value-type="float" office:value="1500">
                <text:p>1500</text:p>
              </table:table-cell>
              <table:table-cell office:value-type="float" office:value="1000">
                <text:p>1000</text:p>
              </table:table-cell>
              <table:table-cell office:value-type="float" office:value="750">
                <text:p>750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84</text:p>
                <draw:g>
                  <svg:desc/>
                </draw:g>
              </table:table-cell>
              <table:table-cell office:value-type="float" office:value="0.130512565045931">
                <text:p>0.130512565045931</text:p>
                <draw:g>
                  <svg:desc>Sheet1.Q184:Sheet1.AA184</svg:desc>
                </draw:g>
              </table:table-cell>
              <table:table-cell office:value-type="float" office:value="0.109466368337201">
                <text:p>0.109466368337201</text:p>
              </table:table-cell>
              <table:table-cell office:value-type="float" office:value="0.0880622243728259">
                <text:p>0.0880622243728259</text:p>
              </table:table-cell>
              <table:table-cell office:value-type="float" office:value="0.0990690989290357">
                <text:p>0.0990690989290357</text:p>
              </table:table-cell>
              <table:table-cell office:value-type="float" office:value="0.119569286304081">
                <text:p>0.119569286304081</text:p>
              </table:table-cell>
              <table:table-cell office:value-type="float" office:value="0.14911625304348">
                <text:p>0.14911625304348</text:p>
              </table:table-cell>
              <table:table-cell office:value-type="float" office:value="0.190037259747907">
                <text:p>0.190037259747907</text:p>
              </table:table-cell>
              <table:table-cell office:value-type="float" office:value="0.227194401926827">
                <text:p>0.227194401926827</text:p>
              </table:table-cell>
              <table:table-cell office:value-type="float" office:value="0.266896746271665">
                <text:p>0.266896746271665</text:p>
              </table:table-cell>
              <table:table-cell office:value-type="float" office:value="0.287710153526048">
                <text:p>0.287710153526048</text:p>
              </table:table-cell>
              <table:table-cell office:value-type="float" office:value="0.297992496104061">
                <text:p>0.297992496104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bar" chart:style-name="ch1">
        <chart:legend chart:legend-position="end" svg:x="13.921cm" svg:y="4.201cm" style:legend-expansion="high" chart:style-name="ch2"/>
        <chart:plot-area chart:style-name="ch3" table:cell-range-address="Sheet1.Q183:Sheet1.AA184" chart:data-source-has-labels="row" svg:x="0.77cm" svg:y="0.855cm" svg:width="12.512cm" svg:height="7.546cm">
          <chartooo:coordinate-region svg:x="1.682cm" svg:y="1.054cm" svg:width="11.6cm" svg:height="6.7cm"/>
          <chart:axis chart:dimension="x" chart:name="primary-x" chart:style-name="ch4" chartooo:axis-type="auto">
            <chartooo:date-scale/>
            <chart:categories table:cell-range-address="Sheet1.Q183:Sheet1.AA1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184:Sheet1.AA184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Sheet1.Q183:Sheet1.AA183</svg:desc>
                </draw:g>
              </table:table-cell>
              <table:table-cell office:value-type="float" office:value="1500">
                <text:p>1500</text:p>
              </table:table-cell>
              <table:table-cell office:value-type="float" office:value="1000">
                <text:p>1000</text:p>
              </table:table-cell>
              <table:table-cell office:value-type="float" office:value="750">
                <text:p>750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84</text:p>
                <draw:g>
                  <svg:desc/>
                </draw:g>
              </table:table-cell>
              <table:table-cell office:value-type="float" office:value="0.130512565045931">
                <text:p>0.130512565045931</text:p>
                <draw:g>
                  <svg:desc>Sheet1.Q184:Sheet1.AA184</svg:desc>
                </draw:g>
              </table:table-cell>
              <table:table-cell office:value-type="float" office:value="0.109466368337201">
                <text:p>0.109466368337201</text:p>
              </table:table-cell>
              <table:table-cell office:value-type="float" office:value="0.0880622243728259">
                <text:p>0.0880622243728259</text:p>
              </table:table-cell>
              <table:table-cell office:value-type="float" office:value="0.0990690989290357">
                <text:p>0.0990690989290357</text:p>
              </table:table-cell>
              <table:table-cell office:value-type="float" office:value="0.119569286304081">
                <text:p>0.119569286304081</text:p>
              </table:table-cell>
              <table:table-cell office:value-type="float" office:value="0.14911625304348">
                <text:p>0.14911625304348</text:p>
              </table:table-cell>
              <table:table-cell office:value-type="float" office:value="0.190037259747907">
                <text:p>0.190037259747907</text:p>
              </table:table-cell>
              <table:table-cell office:value-type="float" office:value="0.227194401926827">
                <text:p>0.227194401926827</text:p>
              </table:table-cell>
              <table:table-cell office:value-type="float" office:value="0.266896746271665">
                <text:p>0.266896746271665</text:p>
              </table:table-cell>
              <table:table-cell office:value-type="float" office:value="0.287710153526048">
                <text:p>0.287710153526048</text:p>
              </table:table-cell>
              <table:table-cell office:value-type="float" office:value="0.297992496104061">
                <text:p>0.2979924961040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